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winter_oil_seeds" table:style-name="ce1">
            <text:p>winter_oil_seed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NA" table:style-name="ce1">
            <text:p>NA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5.4425" table:style-name="ce1">
            <text:p>5.4425</text:p>
          </table:table-cell>
          <table:table-cell office:value-type="float" office:value="2.46875" table:style-name="ce1">
            <text:p>2.46875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10.27525" table:style-name="ce1">
            <text:p>10.27525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4165" table:style-name="ce1">
            <text:p>6.4165</text:p>
          </table:table-cell>
          <table:table-cell office:value-type="float" office:value="3.88125" table:style-name="ce1">
            <text:p>3.88125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14.40025" table:style-name="ce1">
            <text:p>14.40025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winter_oil_seeds" table:style-name="ce1">
            <text:p>winter_oil_seed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NA" table:style-name="ce1">
            <text:p>NA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.211779256858555" table:style-name="ce1">
            <text:p>0.211779256858555</text:p>
          </table:table-cell>
          <table:table-cell office:value-type="float" office:value="0.0531691728078953" table:style-name="ce1">
            <text:p>0.0531691728078953</text:p>
          </table:table-cell>
          <table:table-cell office:value-type="float" office:value="0.309542549761649" table:style-name="ce1">
            <text:p>0.309542549761649</text:p>
          </table:table-cell>
          <table:table-cell office:value-type="float" office:value="0.161862165818045" table:style-name="ce1">
            <text:p>0.161862165818045</text:p>
          </table:table-cell>
          <table:table-cell office:value-type="float" office:value="0.913049202877129" table:style-name="ce1">
            <text:p>0.913049202877129</text:p>
          </table:table-cell>
          <table:table-cell office:value-type="float" office:value="0.100377653138491" table:style-name="ce1">
            <text:p>0.100377653138491</text:p>
          </table:table-cell>
          <table:table-cell office:value-type="float" office:value="0.606747231183276" table:style-name="ce1">
            <text:p>0.606747231183276</text:p>
          </table:table-cell>
          <table:table-cell office:value-type="float" office:value="0.172032428092994" table:style-name="ce1">
            <text:p>0.172032428092994</text:p>
          </table:table-cell>
          <table:table-cell office:value-type="float" office:value="0.0334898311558979" table:style-name="ce1">
            <text:p>0.0334898311558979</text:p>
          </table:table-cell>
          <table:table-cell office:value-type="float" office:value="0.0602919005616387" table:style-name="ce1">
            <text:p>0.0602919005616387</text:p>
          </table:table-cell>
          <table:table-cell office:value-type="float" office:value="0.180335098990689" table:style-name="ce1">
            <text:p>0.180335098990689</text:p>
          </table:table-cell>
          <table:table-cell office:value-type="float" office:value="0.371255763659454" table:style-name="ce1">
            <text:p>0.371255763659454</text:p>
          </table:table-cell>
          <table:table-cell office:value-type="float" office:value="0.326766492760839" table:style-name="ce1">
            <text:p>0.326766492760839</text:p>
          </table:table-cell>
          <table:table-cell office:value-type="float" office:value="0.187686563729892" table:style-name="ce1">
            <text:p>0.187686563729892</text:p>
          </table:table-cell>
          <table:table-cell office:value-type="float" office:value="0.137856949684315" table:style-name="ce1">
            <text:p>0.137856949684315</text:p>
          </table:table-cell>
          <table:table-cell office:value-type="float" office:value="0.230287010970929" table:style-name="ce1">
            <text:p>0.230287010970929</text:p>
          </table:table-cell>
          <table:table-cell office:value-type="float" office:value="0.326834436057874" table:style-name="ce1">
            <text:p>0.326834436057874</text:p>
          </table:table-cell>
          <table:table-cell office:value-type="float" office:value="0.353332321901582" table:style-name="ce1">
            <text:p>0.353332321901582</text:p>
          </table:table-cell>
          <table:table-cell office:value-type="float" office:value="0.19547286557012" table:style-name="ce1">
            <text:p>0.19547286557012</text:p>
          </table:table-cell>
          <table:table-cell office:value-type="float" office:value="0.530582795206875" table:style-name="ce1">
            <text:p>0.530582795206875</text:p>
          </table:table-cell>
          <table:table-cell office:value-type="float" office:value="0.211779256858555" table:style-name="ce1">
            <text:p>0.211779256858555</text:p>
          </table:table-cell>
          <table:table-cell office:value-type="float" office:value="0.243304946682864" table:style-name="ce1">
            <text:p>0.243304946682864</text:p>
          </table:table-cell>
          <table:table-cell office:value-type="float" office:value="0.462666675490542" table:style-name="ce1">
            <text:p>0.462666675490542</text:p>
          </table:table-cell>
          <table:table-cell office:value-type="float" office:value="0.639455134375996" table:style-name="ce1">
            <text:p>0.639455134375996</text:p>
          </table:table-cell>
          <table:table-cell office:value-type="float" office:value="0.41331266452421" table:style-name="ce1">
            <text:p>0.41331266452421</text:p>
          </table:table-cell>
          <table:table-cell office:value-type="float" office:value="0.31267505295575" table:style-name="ce1">
            <text:p>0.31267505295575</text:p>
          </table:table-cell>
          <table:table-cell office:value-type="float" office:value="0.378349043869923" table:style-name="ce1">
            <text:p>0.378349043869923</text:p>
          </table:table-cell>
          <table:table-cell office:value-type="float" office:value="0.399927835008286" table:style-name="ce1">
            <text:p>0.399927835008286</text:p>
          </table:table-cell>
          <table:table-cell office:value-type="float" office:value="0.390021702300562" table:style-name="ce1">
            <text:p>0.390021702300562</text:p>
          </table:table-cell>
          <table:table-cell office:value-type="float" office:value="0.346130332415856" table:style-name="ce1">
            <text:p>0.346130332415856</text:p>
          </table:table-cell>
          <table:table-cell office:value-type="float" office:value="0.480236812103831" table:style-name="ce1">
            <text:p>0.480236812103831</text:p>
          </table:table-cell>
          <table:table-cell office:value-type="float" office:value="0.608527345565597" table:style-name="ce1">
            <text:p>0.608527345565597</text:p>
          </table:table-cell>
          <table:table-cell office:value-type="float" office:value="0.250452581530961" table:style-name="ce1">
            <text:p>0.250452581530961</text:p>
          </table:table-cell>
          <table:table-cell office:value-type="float" office:value="0.405431242068133" table:style-name="ce1">
            <text:p>0.405431242068133</text:p>
          </table:table-cell>
          <table:table-cell office:value-type="float" office:value="0.225476625540841" table:style-name="ce1">
            <text:p>0.225476625540841</text:p>
          </table:table-cell>
          <table:table-cell office:value-type="float" office:value="0.390021702300562" table:style-name="ce1">
            <text:p>0.390021702300562</text:p>
          </table:table-cell>
          <table:table-cell office:value-type="float" office:value="0.211140589866425" table:style-name="ce1">
            <text:p>0.211140589866425</text:p>
          </table:table-cell>
          <table:table-cell office:value-type="float" office:value="0.238046135492343" table:style-name="ce1">
            <text:p>0.238046135492343</text:p>
          </table:table-cell>
          <table:table-cell office:value-type="float" office:value="0.0749686339485819" table:style-name="ce1">
            <text:p>0.0749686339485819</text:p>
          </table:table-cell>
          <table:table-cell office:value-type="float" office:value="0.227555690430117" table:style-name="ce1">
            <text:p>0.227555690430117</text:p>
          </table:table-cell>
          <table:table-cell office:value-type="float" office:value="0" table:style-name="ce1">
            <text:p>0</text:p>
          </table:table-cell>
          <table:table-cell office:value-type="float" office:value="0.228248712059875" table:style-name="ce1">
            <text:p>0.228248712059875</text:p>
          </table:table-cell>
          <table:table-cell office:value-type="float" office:value="0.486976787169717" table:style-name="ce1">
            <text:p>0.486976787169717</text:p>
          </table:table-cell>
          <table:table-cell office:value-type="float" office:value="0.033604754713584" table:style-name="ce1">
            <text:p>0.033604754713584</text:p>
          </table:table-cell>
          <table:table-cell office:value-type="float" office:value="0.614302832822651" table:style-name="ce1">
            <text:p>0.614302832822651</text:p>
          </table:table-cell>
          <table:table-cell office:value-type="float" office:value="0.371059530366951" table:style-name="ce1">
            <text:p>0.371059530366951</text:p>
          </table:table-cell>
          <table:table-cell office:value-type="float" office:value="0.884982362531811" table:style-name="ce1">
            <text:p>0.884982362531811</text:p>
          </table:table-cell>
          <table:table-cell office:value-type="float" office:value="0.113804611557337" table:style-name="ce1">
            <text:p>0.113804611557337</text:p>
          </table:table-cell>
          <table:table-cell office:value-type="float" office:value="0.361590337700186" table:style-name="ce1">
            <text:p>0.361590337700186</text:p>
          </table:table-cell>
          <table:table-cell office:value-type="float" office:value="0.449760890787798" table:style-name="ce1">
            <text:p>0.449760890787798</text:p>
          </table:table-cell>
          <table:table-cell office:value-type="float" office:value="0.310328247389457" table:style-name="ce1">
            <text:p>0.310328247389457</text:p>
          </table:table-cell>
          <table:table-cell office:value-type="float" office:value="0.150115049602828" table:style-name="ce1">
            <text:p>0.150115049602828</text:p>
          </table:table-cell>
          <table:table-cell office:value-type="float" office:value="0.245575666855416" table:style-name="ce1">
            <text:p>0.245575666855416</text:p>
          </table:table-cell>
          <table:table-cell office:value-type="float" office:value="0.296182213581221" table:style-name="ce1">
            <text:p>0.296182213581221</text:p>
          </table:table-cell>
          <table:table-cell office:value-type="float" office:value="0.19746068797138" table:style-name="ce1">
            <text:p>0.19746068797138</text:p>
          </table:table-cell>
          <table:table-cell office:value-type="float" office:value="0.34807848839567" table:style-name="ce1">
            <text:p>0.34807848839567</text:p>
          </table:table-cell>
          <table:table-cell office:value-type="float" office:value="0.328565741711167" table:style-name="ce1">
            <text:p>0.328565741711167</text:p>
          </table:table-cell>
          <table:table-cell office:value-type="float" office:value="0.0523784937390412" table:style-name="ce1">
            <text:p>0.0523784937390412</text:p>
          </table:table-cell>
          <table:table-cell office:value-type="float" office:value="0.20206931594757" table:style-name="ce1">
            <text:p>0.20206931594757</text:p>
          </table:table-cell>
          <table:table-cell office:value-type="float" office:value="0.277461259558418" table:style-name="ce1">
            <text:p>0.277461259558418</text:p>
          </table:table-cell>
          <table:table-cell office:value-type="float" office:value="0.422720737118974" table:style-name="ce1">
            <text:p>0.422720737118974</text:p>
          </table:table-cell>
          <table:table-cell office:value-type="float" office:value="0.0648158010510188" table:style-name="ce1">
            <text:p>0.0648158010510188</text:p>
          </table:table-cell>
          <table:table-cell office:value-type="float" office:value="0.303424422850809" table:style-name="ce1">
            <text:p>0.303424422850809</text:p>
          </table:table-cell>
          <table:table-cell office:value-type="float" office:value="0.303424422850809" table:style-name="ce1">
            <text:p>0.303424422850809</text:p>
          </table:table-cell>
          <table:table-cell office:value-type="float" office:value="0.303424422850809" table:style-name="ce1">
            <text:p>0.303424422850809</text:p>
          </table:table-cell>
          <table:table-cell office:value-type="float" office:value="0.303424422850809" table:style-name="ce1">
            <text:p>0.303424422850809</text:p>
          </table:table-cell>
          <table:table-cell office:value-type="float" office:value="0.303424422850809" table:style-name="ce1">
            <text:p>0.303424422850809</text:p>
          </table:table-cell>
          <table:table-cell office:value-type="float" office:value="0.303424422850809" table:style-name="ce1">
            <text:p>0.303424422850809</text:p>
          </table:table-cell>
          <table:table-cell office:value-type="float" office:value="0.303424422850809" table:style-name="ce1">
            <text:p>0.303424422850809</text:p>
          </table:table-cell>
          <table:table-cell office:value-type="float" office:value="0.303424422850809" table:style-name="ce1">
            <text:p>0.303424422850809</text:p>
          </table:table-cell>
          <table:table-cell office:value-type="float" office:value="0.303424422850809" table:style-name="ce1">
            <text:p>0.303424422850809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.42753999092337" table:style-name="ce1">
            <text:p>0.42753999092337</text:p>
          </table:table-cell>
          <table:table-cell office:value-type="float" office:value="0.064774218850796" table:style-name="ce1">
            <text:p>0.064774218850796</text:p>
          </table:table-cell>
          <table:table-cell office:value-type="float" office:value="0.495192024938107" table:style-name="ce1">
            <text:p>0.495192024938107</text:p>
          </table:table-cell>
          <table:table-cell office:value-type="float" office:value="0.306122771247922" table:style-name="ce1">
            <text:p>0.306122771247922</text:p>
          </table:table-cell>
          <table:table-cell office:value-type="float" office:value="1.01284431756235" table:style-name="ce1">
            <text:p>1.01284431756235</text:p>
          </table:table-cell>
          <table:table-cell office:value-type="float" office:value="0.142105051599846" table:style-name="ce1">
            <text:p>0.142105051599846</text:p>
          </table:table-cell>
          <table:table-cell office:value-type="float" office:value="1.0332408953323" table:style-name="ce1">
            <text:p>1.0332408953323</text:p>
          </table:table-cell>
          <table:table-cell office:value-type="float" office:value="0.45324973452147" table:style-name="ce1">
            <text:p>0.45324973452147</text:p>
          </table:table-cell>
          <table:table-cell office:value-type="float" office:value="0.063905562403751" table:style-name="ce1">
            <text:p>0.063905562403751</text:p>
          </table:table-cell>
          <table:table-cell office:value-type="float" office:value="0.100062589786919" table:style-name="ce1">
            <text:p>0.100062589786919</text:p>
          </table:table-cell>
          <table:table-cell office:value-type="float" office:value="0.225001022461595" table:style-name="ce1">
            <text:p>0.225001022461595</text:p>
          </table:table-cell>
          <table:table-cell office:value-type="float" office:value="0.898903408434411" table:style-name="ce1">
            <text:p>0.898903408434411</text:p>
          </table:table-cell>
          <table:table-cell office:value-type="float" office:value="0.601012816913509" table:style-name="ce1">
            <text:p>0.601012816913509</text:p>
          </table:table-cell>
          <table:table-cell office:value-type="float" office:value="0.297972123477344" table:style-name="ce1">
            <text:p>0.297972123477344</text:p>
          </table:table-cell>
          <table:table-cell office:value-type="float" office:value="0.251661972218187" table:style-name="ce1">
            <text:p>0.251661972218187</text:p>
          </table:table-cell>
          <table:table-cell office:value-type="float" office:value="0.285280315591178" table:style-name="ce1">
            <text:p>0.285280315591178</text:p>
          </table:table-cell>
          <table:table-cell office:value-type="float" office:value="0.57932531649989" table:style-name="ce1">
            <text:p>0.57932531649989</text:p>
          </table:table-cell>
          <table:table-cell office:value-type="float" office:value="0.52900651071566" table:style-name="ce1">
            <text:p>0.52900651071566</text:p>
          </table:table-cell>
          <table:table-cell office:value-type="float" office:value="0.482397408949548" table:style-name="ce1">
            <text:p>0.482397408949548</text:p>
          </table:table-cell>
          <table:table-cell office:value-type="float" office:value="1.0065527682569" table:style-name="ce1">
            <text:p>1.0065527682569</text:p>
          </table:table-cell>
          <table:table-cell office:value-type="float" office:value="0.42753999092337" table:style-name="ce1">
            <text:p>0.42753999092337</text:p>
          </table:table-cell>
          <table:table-cell office:value-type="float" office:value="0.663941898627463" table:style-name="ce1">
            <text:p>0.663941898627463</text:p>
          </table:table-cell>
          <table:table-cell office:value-type="float" office:value="1.02196230802447" table:style-name="ce1">
            <text:p>1.02196230802447</text:p>
          </table:table-cell>
          <table:table-cell office:value-type="float" office:value="1.10028734084659" table:style-name="ce1">
            <text:p>1.10028734084659</text:p>
          </table:table-cell>
          <table:table-cell office:value-type="float" office:value="0.85645243644685" table:style-name="ce1">
            <text:p>0.85645243644685</text:p>
          </table:table-cell>
          <table:table-cell office:value-type="float" office:value="0.710415113799504" table:style-name="ce1">
            <text:p>0.710415113799504</text:p>
          </table:table-cell>
          <table:table-cell office:value-type="float" office:value="0.78591370546496" table:style-name="ce1">
            <text:p>0.78591370546496</text:p>
          </table:table-cell>
          <table:table-cell office:value-type="float" office:value="1.04601423517491" table:style-name="ce1">
            <text:p>1.04601423517491</text:p>
          </table:table-cell>
          <table:table-cell office:value-type="float" office:value="0.906988660781593" table:style-name="ce1">
            <text:p>0.906988660781593</text:p>
          </table:table-cell>
          <table:table-cell office:value-type="float" office:value="0.720334835166636" table:style-name="ce1">
            <text:p>0.720334835166636</text:p>
          </table:table-cell>
          <table:table-cell office:value-type="float" office:value="0.845989168703438" table:style-name="ce1">
            <text:p>0.845989168703438</text:p>
          </table:table-cell>
          <table:table-cell office:value-type="float" office:value="1.19319300521245" table:style-name="ce1">
            <text:p>1.19319300521245</text:p>
          </table:table-cell>
          <table:table-cell office:value-type="float" office:value="0.560491434561747" table:style-name="ce1">
            <text:p>0.560491434561747</text:p>
          </table:table-cell>
          <table:table-cell office:value-type="float" office:value="0.649469976358977" table:style-name="ce1">
            <text:p>0.649469976358977</text:p>
          </table:table-cell>
          <table:table-cell office:value-type="float" office:value="0.499220169295451" table:style-name="ce1">
            <text:p>0.499220169295451</text:p>
          </table:table-cell>
          <table:table-cell office:value-type="float" office:value="0.883616166601502" table:style-name="ce1">
            <text:p>0.883616166601502</text:p>
          </table:table-cell>
          <table:table-cell office:value-type="float" office:value="0.44762402952696" table:style-name="ce1">
            <text:p>0.44762402952696</text:p>
          </table:table-cell>
          <table:table-cell office:value-type="float" office:value="0.526995389123419" table:style-name="ce1">
            <text:p>0.526995389123419</text:p>
          </table:table-cell>
          <table:table-cell office:value-type="float" office:value="0.331046920474054" table:style-name="ce1">
            <text:p>0.331046920474054</text:p>
          </table:table-cell>
          <table:table-cell office:value-type="float" office:value="0.643110483756487" table:style-name="ce1">
            <text:p>0.643110483756487</text:p>
          </table:table-cell>
          <table:table-cell office:value-type="float" office:value="0" table:style-name="ce1">
            <text:p>0</text:p>
          </table:table-cell>
          <table:table-cell office:value-type="float" office:value="0.686403952627283" table:style-name="ce1">
            <text:p>0.686403952627283</text:p>
          </table:table-cell>
          <table:table-cell office:value-type="float" office:value="1.19134494753309" table:style-name="ce1">
            <text:p>1.19134494753309</text:p>
          </table:table-cell>
          <table:table-cell office:value-type="float" office:value="0.117990329631237" table:style-name="ce1">
            <text:p>0.117990329631237</text:p>
          </table:table-cell>
          <table:table-cell office:value-type="float" office:value="1.27285606886184" table:style-name="ce1">
            <text:p>1.27285606886184</text:p>
          </table:table-cell>
          <table:table-cell office:value-type="float" office:value="0.840474823156499" table:style-name="ce1">
            <text:p>0.840474823156499</text:p>
          </table:table-cell>
          <table:table-cell office:value-type="float" office:value="1.33585549128395" table:style-name="ce1">
            <text:p>1.33585549128395</text:p>
          </table:table-cell>
          <table:table-cell office:value-type="float" office:value="0.400813941717254" table:style-name="ce1">
            <text:p>0.400813941717254</text:p>
          </table:table-cell>
          <table:table-cell office:value-type="float" office:value="0.709084272652193" table:style-name="ce1">
            <text:p>0.709084272652193</text:p>
          </table:table-cell>
          <table:table-cell office:value-type="float" office:value="1.26233951311638" table:style-name="ce1">
            <text:p>1.26233951311638</text:p>
          </table:table-cell>
          <table:table-cell office:value-type="float" office:value="0.598487659197011" table:style-name="ce1">
            <text:p>0.598487659197011</text:p>
          </table:table-cell>
          <table:table-cell office:value-type="float" office:value="0.43375360360052" table:style-name="ce1">
            <text:p>0.43375360360052</text:p>
          </table:table-cell>
          <table:table-cell office:value-type="float" office:value="0.642961815775975" table:style-name="ce1">
            <text:p>0.642961815775975</text:p>
          </table:table-cell>
          <table:table-cell office:value-type="float" office:value="0.985428272055666" table:style-name="ce1">
            <text:p>0.985428272055666</text:p>
          </table:table-cell>
          <table:table-cell office:value-type="float" office:value="0.487172163470738" table:style-name="ce1">
            <text:p>0.487172163470738</text:p>
          </table:table-cell>
          <table:table-cell office:value-type="float" office:value="0.910903217627152" table:style-name="ce1">
            <text:p>0.910903217627152</text:p>
          </table:table-cell>
          <table:table-cell office:value-type="float" office:value="0.811056100934429" table:style-name="ce1">
            <text:p>0.811056100934429</text:p>
          </table:table-cell>
          <table:table-cell office:value-type="float" office:value="0.182312904392024" table:style-name="ce1">
            <text:p>0.182312904392024</text:p>
          </table:table-cell>
          <table:table-cell office:value-type="float" office:value="0.742397940023748" table:style-name="ce1">
            <text:p>0.742397940023748</text:p>
          </table:table-cell>
          <table:table-cell office:value-type="float" office:value="0.918026899571745" table:style-name="ce1">
            <text:p>0.918026899571745</text:p>
          </table:table-cell>
          <table:table-cell office:value-type="float" office:value="1.09401036669158" table:style-name="ce1">
            <text:p>1.09401036669158</text:p>
          </table:table-cell>
          <table:table-cell office:value-type="float" office:value="0.174919944404322" table:style-name="ce1">
            <text:p>0.174919944404322</text:p>
          </table:table-cell>
          <table:table-cell office:value-type="float" office:value="0.643150843836783" table:style-name="ce1">
            <text:p>0.643150843836783</text:p>
          </table:table-cell>
          <table:table-cell office:value-type="float" office:value="0.643150843836783" table:style-name="ce1">
            <text:p>0.643150843836783</text:p>
          </table:table-cell>
          <table:table-cell office:value-type="float" office:value="0.643150843836783" table:style-name="ce1">
            <text:p>0.643150843836783</text:p>
          </table:table-cell>
          <table:table-cell office:value-type="float" office:value="0.643150843836783" table:style-name="ce1">
            <text:p>0.643150843836783</text:p>
          </table:table-cell>
          <table:table-cell office:value-type="float" office:value="0.643150843836783" table:style-name="ce1">
            <text:p>0.643150843836783</text:p>
          </table:table-cell>
          <table:table-cell office:value-type="float" office:value="0.643150843836783" table:style-name="ce1">
            <text:p>0.643150843836783</text:p>
          </table:table-cell>
          <table:table-cell office:value-type="float" office:value="0.643150843836783" table:style-name="ce1">
            <text:p>0.643150843836783</text:p>
          </table:table-cell>
          <table:table-cell office:value-type="float" office:value="0.643150843836783" table:style-name="ce1">
            <text:p>0.643150843836783</text:p>
          </table:table-cell>
          <table:table-cell office:value-type="float" office:value="0.643150843836783" table:style-name="ce1">
            <text:p>0.643150843836783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.416084751043244" table:style-name="ce1">
            <text:p>0.416084751043244</text:p>
          </table:table-cell>
          <table:table-cell office:value-type="float" office:value="0.0642333813566006" table:style-name="ce1">
            <text:p>0.0642333813566006</text:p>
          </table:table-cell>
          <table:table-cell office:value-type="float" office:value="0.48446831498322" table:style-name="ce1">
            <text:p>0.48446831498322</text:p>
          </table:table-cell>
          <table:table-cell office:value-type="float" office:value="0.216322964847781" table:style-name="ce1">
            <text:p>0.216322964847781</text:p>
          </table:table-cell>
          <table:table-cell office:value-type="float" office:value="1.02272327295126" table:style-name="ce1">
            <text:p>1.02272327295126</text:p>
          </table:table-cell>
          <table:table-cell office:value-type="float" office:value="0.131474533494599" table:style-name="ce1">
            <text:p>0.131474533494599</text:p>
          </table:table-cell>
          <table:table-cell office:value-type="float" office:value="1.07353127047415" table:style-name="ce1">
            <text:p>1.07353127047415</text:p>
          </table:table-cell>
          <table:table-cell office:value-type="float" office:value="0.399506586566668" table:style-name="ce1">
            <text:p>0.399506586566668</text:p>
          </table:table-cell>
          <table:table-cell office:value-type="float" office:value="0.0608824849008191" table:style-name="ce1">
            <text:p>0.0608824849008191</text:p>
          </table:table-cell>
          <table:table-cell office:value-type="float" office:value="0.0989681591972501" table:style-name="ce1">
            <text:p>0.0989681591972501</text:p>
          </table:table-cell>
          <table:table-cell office:value-type="float" office:value="0.242584747734291" table:style-name="ce1">
            <text:p>0.242584747734291</text:p>
          </table:table-cell>
          <table:table-cell office:value-type="float" office:value="0.848041056273899" table:style-name="ce1">
            <text:p>0.848041056273899</text:p>
          </table:table-cell>
          <table:table-cell office:value-type="float" office:value="0.54487806490307" table:style-name="ce1">
            <text:p>0.54487806490307</text:p>
          </table:table-cell>
          <table:table-cell office:value-type="float" office:value="0.252776242289563" table:style-name="ce1">
            <text:p>0.252776242289563</text:p>
          </table:table-cell>
          <table:table-cell office:value-type="float" office:value="0.275645956071594" table:style-name="ce1">
            <text:p>0.275645956071594</text:p>
          </table:table-cell>
          <table:table-cell office:value-type="float" office:value="0.2012344571587" table:style-name="ce1">
            <text:p>0.2012344571587</text:p>
          </table:table-cell>
          <table:table-cell office:value-type="float" office:value="0.568902814734698" table:style-name="ce1">
            <text:p>0.568902814734698</text:p>
          </table:table-cell>
          <table:table-cell office:value-type="float" office:value="0.431738886680142" table:style-name="ce1">
            <text:p>0.431738886680142</text:p>
          </table:table-cell>
          <table:table-cell office:value-type="float" office:value="0.462829739403426" table:style-name="ce1">
            <text:p>0.462829739403426</text:p>
          </table:table-cell>
          <table:table-cell office:value-type="float" office:value="0.816297947899078" table:style-name="ce1">
            <text:p>0.816297947899078</text:p>
          </table:table-cell>
          <table:table-cell office:value-type="float" office:value="0.416084751043244" table:style-name="ce1">
            <text:p>0.416084751043244</text:p>
          </table:table-cell>
          <table:table-cell office:value-type="float" office:value="0.668086439746607" table:style-name="ce1">
            <text:p>0.668086439746607</text:p>
          </table:table-cell>
          <table:table-cell office:value-type="float" office:value="0.880110292474489" table:style-name="ce1">
            <text:p>0.880110292474489</text:p>
          </table:table-cell>
          <table:table-cell office:value-type="float" office:value="1.09562643066998" table:style-name="ce1">
            <text:p>1.09562643066998</text:p>
          </table:table-cell>
          <table:table-cell office:value-type="float" office:value="0.632171612933828" table:style-name="ce1">
            <text:p>0.632171612933828</text:p>
          </table:table-cell>
          <table:table-cell office:value-type="float" office:value="0.553873757430524" table:style-name="ce1">
            <text:p>0.553873757430524</text:p>
          </table:table-cell>
          <table:table-cell office:value-type="float" office:value="0.487805695393546" table:style-name="ce1">
            <text:p>0.487805695393546</text:p>
          </table:table-cell>
          <table:table-cell office:value-type="float" office:value="1.04489996510354" table:style-name="ce1">
            <text:p>1.04489996510354</text:p>
          </table:table-cell>
          <table:table-cell office:value-type="float" office:value="0.78152456847649" table:style-name="ce1">
            <text:p>0.78152456847649</text:p>
          </table:table-cell>
          <table:table-cell office:value-type="float" office:value="0.512197339029164" table:style-name="ce1">
            <text:p>0.512197339029164</text:p>
          </table:table-cell>
          <table:table-cell office:value-type="float" office:value="0.802084210159325" table:style-name="ce1">
            <text:p>0.802084210159325</text:p>
          </table:table-cell>
          <table:table-cell office:value-type="float" office:value="1.04152997757059" table:style-name="ce1">
            <text:p>1.04152997757059</text:p>
          </table:table-cell>
          <table:table-cell office:value-type="float" office:value="0.343371834556229" table:style-name="ce1">
            <text:p>0.343371834556229</text:p>
          </table:table-cell>
          <table:table-cell office:value-type="float" office:value="0.573251185744948" table:style-name="ce1">
            <text:p>0.573251185744948</text:p>
          </table:table-cell>
          <table:table-cell office:value-type="float" office:value="0.0710822773581715" table:style-name="ce1">
            <text:p>0.0710822773581715</text:p>
          </table:table-cell>
          <table:table-cell office:value-type="float" office:value="0.610769474367756" table:style-name="ce1">
            <text:p>0.610769474367756</text:p>
          </table:table-cell>
          <table:table-cell office:value-type="float" office:value="0.280700937371009" table:style-name="ce1">
            <text:p>0.280700937371009</text:p>
          </table:table-cell>
          <table:table-cell office:value-type="float" office:value="0.507835379359508" table:style-name="ce1">
            <text:p>0.507835379359508</text:p>
          </table:table-cell>
          <table:table-cell office:value-type="float" office:value="0.142721689752031" table:style-name="ce1">
            <text:p>0.142721689752031</text:p>
          </table:table-cell>
          <table:table-cell office:value-type="float" office:value="0.456932261220775" table:style-name="ce1">
            <text:p>0.456932261220775</text:p>
          </table:table-cell>
          <table:table-cell office:value-type="float" office:value="0" table:style-name="ce1">
            <text:p>0</text:p>
          </table:table-cell>
          <table:table-cell office:value-type="float" office:value="0.338058668728081" table:style-name="ce1">
            <text:p>0.338058668728081</text:p>
          </table:table-cell>
          <table:table-cell office:value-type="float" office:value="1.37621865876573" table:style-name="ce1">
            <text:p>1.37621865876573</text:p>
          </table:table-cell>
          <table:table-cell office:value-type="float" office:value="0.0331835062719661" table:style-name="ce1">
            <text:p>0.0331835062719661</text:p>
          </table:table-cell>
          <table:table-cell office:value-type="float" office:value="0.912050433671917" table:style-name="ce1">
            <text:p>0.912050433671917</text:p>
          </table:table-cell>
          <table:table-cell office:value-type="float" office:value="0.535556656736264" table:style-name="ce1">
            <text:p>0.535556656736264</text:p>
          </table:table-cell>
          <table:table-cell office:value-type="float" office:value="0.697083659584124" table:style-name="ce1">
            <text:p>0.697083659584124</text:p>
          </table:table-cell>
          <table:table-cell office:value-type="float" office:value="0.132433984457416" table:style-name="ce1">
            <text:p>0.132433984457416</text:p>
          </table:table-cell>
          <table:table-cell office:value-type="float" office:value="0.151863362777942" table:style-name="ce1">
            <text:p>0.151863362777942</text:p>
          </table:table-cell>
          <table:table-cell office:value-type="float" office:value="0.39594782307472" table:style-name="ce1">
            <text:p>0.39594782307472</text:p>
          </table:table-cell>
          <table:table-cell office:value-type="float" office:value="0.237008695958978" table:style-name="ce1">
            <text:p>0.237008695958978</text:p>
          </table:table-cell>
          <table:table-cell office:value-type="float" office:value="0.140603316027442" table:style-name="ce1">
            <text:p>0.140603316027442</text:p>
          </table:table-cell>
          <table:table-cell office:value-type="float" office:value="0.19363794419736" table:style-name="ce1">
            <text:p>0.19363794419736</text:p>
          </table:table-cell>
          <table:table-cell office:value-type="float" office:value="0.205468904712696" table:style-name="ce1">
            <text:p>0.205468904712696</text:p>
          </table:table-cell>
          <table:table-cell office:value-type="float" office:value="0.0645893209345204" table:style-name="ce1">
            <text:p>0.0645893209345204</text:p>
          </table:table-cell>
          <table:table-cell office:value-type="float" office:value="0.181694279816477" table:style-name="ce1">
            <text:p>0.181694279816477</text:p>
          </table:table-cell>
          <table:table-cell office:value-type="float" office:value="0.0578936714321643" table:style-name="ce1">
            <text:p>0.0578936714321643</text:p>
          </table:table-cell>
          <table:table-cell office:value-type="float" office:value="0.0115805806800362" table:style-name="ce1">
            <text:p>0.0115805806800362</text:p>
          </table:table-cell>
          <table:table-cell office:value-type="float" office:value="0.0785825117573884" table:style-name="ce1">
            <text:p>0.0785825117573884</text:p>
          </table:table-cell>
          <table:table-cell office:value-type="float" office:value="0.0603549141053926" table:style-name="ce1">
            <text:p>0.0603549141053926</text:p>
          </table:table-cell>
          <table:table-cell office:value-type="float" office:value="0.0489220449136222" table:style-name="ce1">
            <text:p>0.0489220449136222</text:p>
          </table:table-cell>
          <table:table-cell office:value-type="float" office:value="0.0191434088792435" table:style-name="ce1">
            <text:p>0.0191434088792435</text:p>
          </table:table-cell>
          <table:table-cell office:value-type="float" office:value="0.425607452584021" table:style-name="ce1">
            <text:p>0.425607452584021</text:p>
          </table:table-cell>
          <table:table-cell office:value-type="float" office:value="0.425607452584021" table:style-name="ce1">
            <text:p>0.425607452584021</text:p>
          </table:table-cell>
          <table:table-cell office:value-type="float" office:value="0.425607452584021" table:style-name="ce1">
            <text:p>0.425607452584021</text:p>
          </table:table-cell>
          <table:table-cell office:value-type="float" office:value="0.425607452584021" table:style-name="ce1">
            <text:p>0.425607452584021</text:p>
          </table:table-cell>
          <table:table-cell office:value-type="float" office:value="0.425607452584021" table:style-name="ce1">
            <text:p>0.425607452584021</text:p>
          </table:table-cell>
          <table:table-cell office:value-type="float" office:value="0.425607452584021" table:style-name="ce1">
            <text:p>0.425607452584021</text:p>
          </table:table-cell>
          <table:table-cell office:value-type="float" office:value="0.425607452584021" table:style-name="ce1">
            <text:p>0.425607452584021</text:p>
          </table:table-cell>
          <table:table-cell office:value-type="float" office:value="0.425607452584021" table:style-name="ce1">
            <text:p>0.425607452584021</text:p>
          </table:table-cell>
          <table:table-cell office:value-type="float" office:value="0.425607452584021" table:style-name="ce1">
            <text:p>0.42560745258402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.422614101888322" table:style-name="ce1">
            <text:p>0.422614101888322</text:p>
          </table:table-cell>
          <table:table-cell office:value-type="float" office:value="0.0651262734460741" table:style-name="ce1">
            <text:p>0.0651262734460741</text:p>
          </table:table-cell>
          <table:table-cell office:value-type="float" office:value="0.492834329841643" table:style-name="ce1">
            <text:p>0.492834329841643</text:p>
          </table:table-cell>
          <table:table-cell office:value-type="float" office:value="0.308229013456012" table:style-name="ce1">
            <text:p>0.308229013456012</text:p>
          </table:table-cell>
          <table:table-cell office:value-type="float" office:value="1.07590928587038" table:style-name="ce1">
            <text:p>1.07590928587038</text:p>
          </table:table-cell>
          <table:table-cell office:value-type="float" office:value="0.151007185731897" table:style-name="ce1">
            <text:p>0.151007185731897</text:p>
          </table:table-cell>
          <table:table-cell office:value-type="float" office:value="1.122735806187" table:style-name="ce1">
            <text:p>1.122735806187</text:p>
          </table:table-cell>
          <table:table-cell office:value-type="float" office:value="0.388635659041045" table:style-name="ce1">
            <text:p>0.388635659041045</text:p>
          </table:table-cell>
          <table:table-cell office:value-type="float" office:value="0.0581272750247292" table:style-name="ce1">
            <text:p>0.0581272750247292</text:p>
          </table:table-cell>
          <table:table-cell office:value-type="float" office:value="0.094103172869747" table:style-name="ce1">
            <text:p>0.094103172869747</text:p>
          </table:table-cell>
          <table:table-cell office:value-type="float" office:value="0.245900380629606" table:style-name="ce1">
            <text:p>0.245900380629606</text:p>
          </table:table-cell>
          <table:table-cell office:value-type="float" office:value="0.831449303137916" table:style-name="ce1">
            <text:p>0.831449303137916</text:p>
          </table:table-cell>
          <table:table-cell office:value-type="float" office:value="0.58394546069828" table:style-name="ce1">
            <text:p>0.58394546069828</text:p>
          </table:table-cell>
          <table:table-cell office:value-type="float" office:value="0.317403906429396" table:style-name="ce1">
            <text:p>0.317403906429396</text:p>
          </table:table-cell>
          <table:table-cell office:value-type="float" office:value="0.328166124679763" table:style-name="ce1">
            <text:p>0.328166124679763</text:p>
          </table:table-cell>
          <table:table-cell office:value-type="float" office:value="0.357599160955389" table:style-name="ce1">
            <text:p>0.357599160955389</text:p>
          </table:table-cell>
          <table:table-cell office:value-type="float" office:value="0.557569872789236" table:style-name="ce1">
            <text:p>0.557569872789236</text:p>
          </table:table-cell>
          <table:table-cell office:value-type="float" office:value="0.506150385593036" table:style-name="ce1">
            <text:p>0.506150385593036</text:p>
          </table:table-cell>
          <table:table-cell office:value-type="float" office:value="0.451754981986697" table:style-name="ce1">
            <text:p>0.451754981986697</text:p>
          </table:table-cell>
          <table:table-cell office:value-type="float" office:value="0.970379756915386" table:style-name="ce1">
            <text:p>0.970379756915386</text:p>
          </table:table-cell>
          <table:table-cell office:value-type="float" office:value="0.422614101888322" table:style-name="ce1">
            <text:p>0.422614101888322</text:p>
          </table:table-cell>
          <table:table-cell office:value-type="float" office:value="0.55462113369791" table:style-name="ce1">
            <text:p>0.55462113369791</text:p>
          </table:table-cell>
          <table:table-cell office:value-type="float" office:value="0.988167312079188" table:style-name="ce1">
            <text:p>0.988167312079188</text:p>
          </table:table-cell>
          <table:table-cell office:value-type="float" office:value="1.13760179957829" table:style-name="ce1">
            <text:p>1.13760179957829</text:p>
          </table:table-cell>
          <table:table-cell office:value-type="float" office:value="0.760924160815433" table:style-name="ce1">
            <text:p>0.760924160815433</text:p>
          </table:table-cell>
          <table:table-cell office:value-type="float" office:value="0.639006708615564" table:style-name="ce1">
            <text:p>0.639006708615564</text:p>
          </table:table-cell>
          <table:table-cell office:value-type="float" office:value="0.741234193334647" table:style-name="ce1">
            <text:p>0.741234193334647</text:p>
          </table:table-cell>
          <table:table-cell office:value-type="float" office:value="0.95366570584474" table:style-name="ce1">
            <text:p>0.95366570584474</text:p>
          </table:table-cell>
          <table:table-cell office:value-type="float" office:value="0.911894166827531" table:style-name="ce1">
            <text:p>0.911894166827531</text:p>
          </table:table-cell>
          <table:table-cell office:value-type="float" office:value="0.585535333848903" table:style-name="ce1">
            <text:p>0.585535333848903</text:p>
          </table:table-cell>
          <table:table-cell office:value-type="float" office:value="0.828799514553545" table:style-name="ce1">
            <text:p>0.828799514553545</text:p>
          </table:table-cell>
          <table:table-cell office:value-type="float" office:value="1.03576838598201" table:style-name="ce1">
            <text:p>1.03576838598201</text:p>
          </table:table-cell>
          <table:table-cell office:value-type="float" office:value="0.580466763890081" table:style-name="ce1">
            <text:p>0.580466763890081</text:p>
          </table:table-cell>
          <table:table-cell office:value-type="float" office:value="0.718799316653641" table:style-name="ce1">
            <text:p>0.718799316653641</text:p>
          </table:table-cell>
          <table:table-cell office:value-type="float" office:value="0.475263362760858" table:style-name="ce1">
            <text:p>0.475263362760858</text:p>
          </table:table-cell>
          <table:table-cell office:value-type="float" office:value="0.866304214516947" table:style-name="ce1">
            <text:p>0.866304214516947</text:p>
          </table:table-cell>
          <table:table-cell office:value-type="float" office:value="0.504356682551308" table:style-name="ce1">
            <text:p>0.504356682551308</text:p>
          </table:table-cell>
          <table:table-cell office:value-type="float" office:value="0.548764421493481" table:style-name="ce1">
            <text:p>0.548764421493481</text:p>
          </table:table-cell>
          <table:table-cell office:value-type="float" office:value="0.491107739629454" table:style-name="ce1">
            <text:p>0.491107739629454</text:p>
          </table:table-cell>
          <table:table-cell office:value-type="float" office:value="0.541317836138429" table:style-name="ce1">
            <text:p>0.541317836138429</text:p>
          </table:table-cell>
          <table:table-cell office:value-type="float" office:value="0" table:style-name="ce1">
            <text:p>0</text:p>
          </table:table-cell>
          <table:table-cell office:value-type="float" office:value="0.635093174706339" table:style-name="ce1">
            <text:p>0.635093174706339</text:p>
          </table:table-cell>
          <table:table-cell office:value-type="float" office:value="0.864211560968264" table:style-name="ce1">
            <text:p>0.864211560968264</text:p>
          </table:table-cell>
          <table:table-cell office:value-type="float" office:value="0.191233203835127" table:style-name="ce1">
            <text:p>0.191233203835127</text:p>
          </table:table-cell>
          <table:table-cell office:value-type="float" office:value="1.11702807065425" table:style-name="ce1">
            <text:p>1.11702807065425</text:p>
          </table:table-cell>
          <table:table-cell office:value-type="float" office:value="0.88485385353702" table:style-name="ce1">
            <text:p>0.88485385353702</text:p>
          </table:table-cell>
          <table:table-cell office:value-type="float" office:value="1.57045841023355" table:style-name="ce1">
            <text:p>1.57045841023355</text:p>
          </table:table-cell>
          <table:table-cell office:value-type="float" office:value="0.430907203221639" table:style-name="ce1">
            <text:p>0.430907203221639</text:p>
          </table:table-cell>
          <table:table-cell office:value-type="float" office:value="0.663423106553526" table:style-name="ce1">
            <text:p>0.663423106553526</text:p>
          </table:table-cell>
          <table:table-cell office:value-type="float" office:value="1.15625335858228" table:style-name="ce1">
            <text:p>1.15625335858228</text:p>
          </table:table-cell>
          <table:table-cell office:value-type="float" office:value="0.736501001989202" table:style-name="ce1">
            <text:p>0.736501001989202</text:p>
          </table:table-cell>
          <table:table-cell office:value-type="float" office:value="0.489543346449571" table:style-name="ce1">
            <text:p>0.489543346449571</text:p>
          </table:table-cell>
          <table:table-cell office:value-type="float" office:value="0.649162448630395" table:style-name="ce1">
            <text:p>0.649162448630395</text:p>
          </table:table-cell>
          <table:table-cell office:value-type="float" office:value="1.04562421905739" table:style-name="ce1">
            <text:p>1.04562421905739</text:p>
          </table:table-cell>
          <table:table-cell office:value-type="float" office:value="0.536901717548412" table:style-name="ce1">
            <text:p>0.536901717548412</text:p>
          </table:table-cell>
          <table:table-cell office:value-type="float" office:value="0.784473764252335" table:style-name="ce1">
            <text:p>0.784473764252335</text:p>
          </table:table-cell>
          <table:table-cell office:value-type="float" office:value="0.619815868699194" table:style-name="ce1">
            <text:p>0.619815868699194</text:p>
          </table:table-cell>
          <table:table-cell office:value-type="float" office:value="0.245902700090437" table:style-name="ce1">
            <text:p>0.245902700090437</text:p>
          </table:table-cell>
          <table:table-cell office:value-type="float" office:value="0.934422874769246" table:style-name="ce1">
            <text:p>0.934422874769246</text:p>
          </table:table-cell>
          <table:table-cell office:value-type="float" office:value="0.82860236457565" table:style-name="ce1">
            <text:p>0.82860236457565</text:p>
          </table:table-cell>
          <table:table-cell office:value-type="float" office:value="1.09120384841453" table:style-name="ce1">
            <text:p>1.09120384841453</text:p>
          </table:table-cell>
          <table:table-cell office:value-type="float" office:value="0.27551146791331" table:style-name="ce1">
            <text:p>0.27551146791331</text:p>
          </table:table-cell>
          <table:table-cell office:value-type="float" office:value="0.634951320266992" table:style-name="ce1">
            <text:p>0.634951320266992</text:p>
          </table:table-cell>
          <table:table-cell office:value-type="float" office:value="0.634951320266992" table:style-name="ce1">
            <text:p>0.634951320266992</text:p>
          </table:table-cell>
          <table:table-cell office:value-type="float" office:value="0.634951320266992" table:style-name="ce1">
            <text:p>0.634951320266992</text:p>
          </table:table-cell>
          <table:table-cell office:value-type="float" office:value="0.634951320266992" table:style-name="ce1">
            <text:p>0.634951320266992</text:p>
          </table:table-cell>
          <table:table-cell office:value-type="float" office:value="0.634951320266992" table:style-name="ce1">
            <text:p>0.634951320266992</text:p>
          </table:table-cell>
          <table:table-cell office:value-type="float" office:value="0.634951320266992" table:style-name="ce1">
            <text:p>0.634951320266992</text:p>
          </table:table-cell>
          <table:table-cell office:value-type="float" office:value="0.634951320266992" table:style-name="ce1">
            <text:p>0.634951320266992</text:p>
          </table:table-cell>
          <table:table-cell office:value-type="float" office:value="0.634951320266992" table:style-name="ce1">
            <text:p>0.634951320266992</text:p>
          </table:table-cell>
          <table:table-cell office:value-type="float" office:value="0.634951320266992" table:style-name="ce1">
            <text:p>0.63495132026699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.219361728807678" table:style-name="ce1">
            <text:p>0.219361728807678</text:p>
          </table:table-cell>
          <table:table-cell office:value-type="float" office:value="0.0520390265346473" table:style-name="ce1">
            <text:p>0.0520390265346473</text:p>
          </table:table-cell>
          <table:table-cell office:value-type="float" office:value="0.375710121823722" table:style-name="ce1">
            <text:p>0.375710121823722</text:p>
          </table:table-cell>
          <table:table-cell office:value-type="float" office:value="0.160061668446614" table:style-name="ce1">
            <text:p>0.160061668446614</text:p>
          </table:table-cell>
          <table:table-cell office:value-type="float" office:value="1.00098141790002" table:style-name="ce1">
            <text:p>1.00098141790002</text:p>
          </table:table-cell>
          <table:table-cell office:value-type="float" office:value="0.0748205304175014" table:style-name="ce1">
            <text:p>0.0748205304175014</text:p>
          </table:table-cell>
          <table:table-cell office:value-type="float" office:value="0.664757218191885" table:style-name="ce1">
            <text:p>0.664757218191885</text:p>
          </table:table-cell>
          <table:table-cell office:value-type="float" office:value="0.209061524977149" table:style-name="ce1">
            <text:p>0.209061524977149</text:p>
          </table:table-cell>
          <table:table-cell office:value-type="float" office:value="0.0352182151290931" table:style-name="ce1">
            <text:p>0.0352182151290931</text:p>
          </table:table-cell>
          <table:table-cell office:value-type="float" office:value="0.0543796793691959" table:style-name="ce1">
            <text:p>0.0543796793691959</text:p>
          </table:table-cell>
          <table:table-cell office:value-type="float" office:value="0.167847120995629" table:style-name="ce1">
            <text:p>0.167847120995629</text:p>
          </table:table-cell>
          <table:table-cell office:value-type="float" office:value="0.450355350067773" table:style-name="ce1">
            <text:p>0.450355350067773</text:p>
          </table:table-cell>
          <table:table-cell office:value-type="float" office:value="0.213437073306213" table:style-name="ce1">
            <text:p>0.213437073306213</text:p>
          </table:table-cell>
          <table:table-cell office:value-type="float" office:value="0.165224509730072" table:style-name="ce1">
            <text:p>0.165224509730072</text:p>
          </table:table-cell>
          <table:table-cell office:value-type="float" office:value="0.1335765219711" table:style-name="ce1">
            <text:p>0.1335765219711</text:p>
          </table:table-cell>
          <table:table-cell office:value-type="float" office:value="0.281584200232466" table:style-name="ce1">
            <text:p>0.281584200232466</text:p>
          </table:table-cell>
          <table:table-cell office:value-type="float" office:value="0.286041280517972" table:style-name="ce1">
            <text:p>0.286041280517972</text:p>
          </table:table-cell>
          <table:table-cell office:value-type="float" office:value="0.430923567115721" table:style-name="ce1">
            <text:p>0.430923567115721</text:p>
          </table:table-cell>
          <table:table-cell office:value-type="float" office:value="0.0748055700356976" table:style-name="ce1">
            <text:p>0.0748055700356976</text:p>
          </table:table-cell>
          <table:table-cell office:value-type="float" office:value="0.508800174177407" table:style-name="ce1">
            <text:p>0.508800174177407</text:p>
          </table:table-cell>
          <table:table-cell office:value-type="float" office:value="0.219361728807678" table:style-name="ce1">
            <text:p>0.219361728807678</text:p>
          </table:table-cell>
          <table:table-cell office:value-type="float" office:value="0.288487239211237" table:style-name="ce1">
            <text:p>0.288487239211237</text:p>
          </table:table-cell>
          <table:table-cell office:value-type="float" office:value="0.424061294115171" table:style-name="ce1">
            <text:p>0.424061294115171</text:p>
          </table:table-cell>
          <table:table-cell office:value-type="float" office:value="0.672774527242032" table:style-name="ce1">
            <text:p>0.672774527242032</text:p>
          </table:table-cell>
          <table:table-cell office:value-type="float" office:value="0.36637743493233" table:style-name="ce1">
            <text:p>0.36637743493233</text:p>
          </table:table-cell>
          <table:table-cell office:value-type="float" office:value="0.363156922652864" table:style-name="ce1">
            <text:p>0.363156922652864</text:p>
          </table:table-cell>
          <table:table-cell office:value-type="float" office:value="0.258157351414747" table:style-name="ce1">
            <text:p>0.258157351414747</text:p>
          </table:table-cell>
          <table:table-cell office:value-type="float" office:value="0.461022447702291" table:style-name="ce1">
            <text:p>0.461022447702291</text:p>
          </table:table-cell>
          <table:table-cell office:value-type="float" office:value="0.346605935495102" table:style-name="ce1">
            <text:p>0.346605935495102</text:p>
          </table:table-cell>
          <table:table-cell office:value-type="float" office:value="0.376623284125231" table:style-name="ce1">
            <text:p>0.376623284125231</text:p>
          </table:table-cell>
          <table:table-cell office:value-type="float" office:value="0.485971226373597" table:style-name="ce1">
            <text:p>0.485971226373597</text:p>
          </table:table-cell>
          <table:table-cell office:value-type="float" office:value="0.762432502009613" table:style-name="ce1">
            <text:p>0.762432502009613</text:p>
          </table:table-cell>
          <table:table-cell office:value-type="float" office:value="0.245764494035536" table:style-name="ce1">
            <text:p>0.245764494035536</text:p>
          </table:table-cell>
          <table:table-cell office:value-type="float" office:value="0.429496757877982" table:style-name="ce1">
            <text:p>0.429496757877982</text:p>
          </table:table-cell>
          <table:table-cell office:value-type="float" office:value="0.258130174095933" table:style-name="ce1">
            <text:p>0.258130174095933</text:p>
          </table:table-cell>
          <table:table-cell office:value-type="float" office:value="0.481147252284102" table:style-name="ce1">
            <text:p>0.481147252284102</text:p>
          </table:table-cell>
          <table:table-cell office:value-type="float" office:value="0.281774441464164" table:style-name="ce1">
            <text:p>0.281774441464164</text:p>
          </table:table-cell>
          <table:table-cell office:value-type="float" office:value="0.238494561252775" table:style-name="ce1">
            <text:p>0.238494561252775</text:p>
          </table:table-cell>
          <table:table-cell office:value-type="float" office:value="0.223139376122832" table:style-name="ce1">
            <text:p>0.223139376122832</text:p>
          </table:table-cell>
          <table:table-cell office:value-type="float" office:value="0.351361966287563" table:style-name="ce1">
            <text:p>0.351361966287563</text:p>
          </table:table-cell>
          <table:table-cell office:value-type="float" office:value="0" table:style-name="ce1">
            <text:p>0</text:p>
          </table:table-cell>
          <table:table-cell office:value-type="float" office:value="0.312022797304212" table:style-name="ce1">
            <text:p>0.312022797304212</text:p>
          </table:table-cell>
          <table:table-cell office:value-type="float" office:value="0.35924338874364" table:style-name="ce1">
            <text:p>0.35924338874364</text:p>
          </table:table-cell>
          <table:table-cell office:value-type="float" office:value="0.057982809689795" table:style-name="ce1">
            <text:p>0.057982809689795</text:p>
          </table:table-cell>
          <table:table-cell office:value-type="float" office:value="0.558459470703359" table:style-name="ce1">
            <text:p>0.558459470703359</text:p>
          </table:table-cell>
          <table:table-cell office:value-type="float" office:value="0.535692551305468" table:style-name="ce1">
            <text:p>0.535692551305468</text:p>
          </table:table-cell>
          <table:table-cell office:value-type="float" office:value="0.891042226337914" table:style-name="ce1">
            <text:p>0.891042226337914</text:p>
          </table:table-cell>
          <table:table-cell office:value-type="float" office:value="0.266312291847094" table:style-name="ce1">
            <text:p>0.266312291847094</text:p>
          </table:table-cell>
          <table:table-cell office:value-type="float" office:value="0.42605133575639" table:style-name="ce1">
            <text:p>0.42605133575639</text:p>
          </table:table-cell>
          <table:table-cell office:value-type="float" office:value="0.635853584453054" table:style-name="ce1">
            <text:p>0.635853584453054</text:p>
          </table:table-cell>
          <table:table-cell office:value-type="float" office:value="0.415573569047746" table:style-name="ce1">
            <text:p>0.415573569047746</text:p>
          </table:table-cell>
          <table:table-cell office:value-type="float" office:value="0.222829279354394" table:style-name="ce1">
            <text:p>0.222829279354394</text:p>
          </table:table-cell>
          <table:table-cell office:value-type="float" office:value="0.379503309882175" table:style-name="ce1">
            <text:p>0.379503309882175</text:p>
          </table:table-cell>
          <table:table-cell office:value-type="float" office:value="0.488204459977633" table:style-name="ce1">
            <text:p>0.488204459977633</text:p>
          </table:table-cell>
          <table:table-cell office:value-type="float" office:value="0.393503404740005" table:style-name="ce1">
            <text:p>0.393503404740005</text:p>
          </table:table-cell>
          <table:table-cell office:value-type="float" office:value="0.580102985148394" table:style-name="ce1">
            <text:p>0.580102985148394</text:p>
          </table:table-cell>
          <table:table-cell office:value-type="float" office:value="0.521164919638447" table:style-name="ce1">
            <text:p>0.521164919638447</text:p>
          </table:table-cell>
          <table:table-cell office:value-type="float" office:value="0.0977665412959049" table:style-name="ce1">
            <text:p>0.0977665412959049</text:p>
          </table:table-cell>
          <table:table-cell office:value-type="float" office:value="0.376664295077707" table:style-name="ce1">
            <text:p>0.376664295077707</text:p>
          </table:table-cell>
          <table:table-cell office:value-type="float" office:value="0.412794525107514" table:style-name="ce1">
            <text:p>0.412794525107514</text:p>
          </table:table-cell>
          <table:table-cell office:value-type="float" office:value="0.459353186208884" table:style-name="ce1">
            <text:p>0.459353186208884</text:p>
          </table:table-cell>
          <table:table-cell office:value-type="float" office:value="0.152526882783232" table:style-name="ce1">
            <text:p>0.152526882783232</text:p>
          </table:table-cell>
          <table:table-cell office:value-type="float" office:value="0.348967342446021" table:style-name="ce1">
            <text:p>0.348967342446021</text:p>
          </table:table-cell>
          <table:table-cell office:value-type="float" office:value="0.348967342446021" table:style-name="ce1">
            <text:p>0.348967342446021</text:p>
          </table:table-cell>
          <table:table-cell office:value-type="float" office:value="0.348967342446021" table:style-name="ce1">
            <text:p>0.348967342446021</text:p>
          </table:table-cell>
          <table:table-cell office:value-type="float" office:value="0.348967342446021" table:style-name="ce1">
            <text:p>0.348967342446021</text:p>
          </table:table-cell>
          <table:table-cell office:value-type="float" office:value="0.348967342446021" table:style-name="ce1">
            <text:p>0.348967342446021</text:p>
          </table:table-cell>
          <table:table-cell office:value-type="float" office:value="0.348967342446021" table:style-name="ce1">
            <text:p>0.348967342446021</text:p>
          </table:table-cell>
          <table:table-cell office:value-type="float" office:value="0.348967342446021" table:style-name="ce1">
            <text:p>0.348967342446021</text:p>
          </table:table-cell>
          <table:table-cell office:value-type="float" office:value="0.348967342446021" table:style-name="ce1">
            <text:p>0.348967342446021</text:p>
          </table:table-cell>
          <table:table-cell office:value-type="float" office:value="0.348967342446021" table:style-name="ce1">
            <text:p>0.34896734244602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.455675310225625" table:style-name="ce1">
            <text:p>0.455675310225625</text:p>
          </table:table-cell>
          <table:table-cell office:value-type="float" office:value="0.0630841016814353" table:style-name="ce1">
            <text:p>0.0630841016814353</text:p>
          </table:table-cell>
          <table:table-cell office:value-type="float" office:value="0.526298389275335" table:style-name="ce1">
            <text:p>0.526298389275335</text:p>
          </table:table-cell>
          <table:table-cell office:value-type="float" office:value="0.322017256298082" table:style-name="ce1">
            <text:p>0.322017256298082</text:p>
          </table:table-cell>
          <table:table-cell office:value-type="float" office:value="1.00383503637549" table:style-name="ce1">
            <text:p>1.00383503637549</text:p>
          </table:table-cell>
          <table:table-cell office:value-type="float" office:value="0.129705331597314" table:style-name="ce1">
            <text:p>0.129705331597314</text:p>
          </table:table-cell>
          <table:table-cell office:value-type="float" office:value="1.16919543269964" table:style-name="ce1">
            <text:p>1.16919543269964</text:p>
          </table:table-cell>
          <table:table-cell office:value-type="float" office:value="0.506585222694061" table:style-name="ce1">
            <text:p>0.506585222694061</text:p>
          </table:table-cell>
          <table:table-cell office:value-type="float" office:value="0.0640267406158938" table:style-name="ce1">
            <text:p>0.0640267406158938</text:p>
          </table:table-cell>
          <table:table-cell office:value-type="float" office:value="0.0995153744920847" table:style-name="ce1">
            <text:p>0.0995153744920847</text:p>
          </table:table-cell>
          <table:table-cell office:value-type="float" office:value="0.191668040936152" table:style-name="ce1">
            <text:p>0.191668040936152</text:p>
          </table:table-cell>
          <table:table-cell office:value-type="float" office:value="0.859319643581734" table:style-name="ce1">
            <text:p>0.859319643581734</text:p>
          </table:table-cell>
          <table:table-cell office:value-type="float" office:value="0.570261680675401" table:style-name="ce1">
            <text:p>0.570261680675401</text:p>
          </table:table-cell>
          <table:table-cell office:value-type="float" office:value="0.243400067298713" table:style-name="ce1">
            <text:p>0.243400067298713</text:p>
          </table:table-cell>
          <table:table-cell office:value-type="float" office:value="0.333125985363329" table:style-name="ce1">
            <text:p>0.333125985363329</text:p>
          </table:table-cell>
          <table:table-cell office:value-type="float" office:value="0.330612083373029" table:style-name="ce1">
            <text:p>0.330612083373029</text:p>
          </table:table-cell>
          <table:table-cell office:value-type="float" office:value="0.630391498551507" table:style-name="ce1">
            <text:p>0.630391498551507</text:p>
          </table:table-cell>
          <table:table-cell office:value-type="float" office:value="0.575031300127269" table:style-name="ce1">
            <text:p>0.575031300127269</text:p>
          </table:table-cell>
          <table:table-cell office:value-type="float" office:value="0.444688879095042" table:style-name="ce1">
            <text:p>0.444688879095042</text:p>
          </table:table-cell>
          <table:table-cell office:value-type="float" office:value="1.07700996728235" table:style-name="ce1">
            <text:p>1.07700996728235</text:p>
          </table:table-cell>
          <table:table-cell office:value-type="float" office:value="0.455675310225625" table:style-name="ce1">
            <text:p>0.455675310225625</text:p>
          </table:table-cell>
          <table:table-cell office:value-type="float" office:value="0.716801783720808" table:style-name="ce1">
            <text:p>0.716801783720808</text:p>
          </table:table-cell>
          <table:table-cell office:value-type="float" office:value="1.07565110134164" table:style-name="ce1">
            <text:p>1.07565110134164</text:p>
          </table:table-cell>
          <table:table-cell office:value-type="float" office:value="1.21979960033141" table:style-name="ce1">
            <text:p>1.21979960033141</text:p>
          </table:table-cell>
          <table:table-cell office:value-type="float" office:value="0.833419658751935" table:style-name="ce1">
            <text:p>0.833419658751935</text:p>
          </table:table-cell>
          <table:table-cell office:value-type="float" office:value="0.83957532146332" table:style-name="ce1">
            <text:p>0.83957532146332</text:p>
          </table:table-cell>
          <table:table-cell office:value-type="float" office:value="0.728433676173225" table:style-name="ce1">
            <text:p>0.728433676173225</text:p>
          </table:table-cell>
          <table:table-cell office:value-type="float" office:value="1.13393286153839" table:style-name="ce1">
            <text:p>1.13393286153839</text:p>
          </table:table-cell>
          <table:table-cell office:value-type="float" office:value="0.927928784927826" table:style-name="ce1">
            <text:p>0.927928784927826</text:p>
          </table:table-cell>
          <table:table-cell office:value-type="float" office:value="0.803470253418842" table:style-name="ce1">
            <text:p>0.803470253418842</text:p>
          </table:table-cell>
          <table:table-cell office:value-type="float" office:value="0.85929246626292" table:style-name="ce1">
            <text:p>0.85929246626292</text:p>
          </table:table-cell>
          <table:table-cell office:value-type="float" office:value="1.22444692184862" table:style-name="ce1">
            <text:p>1.22444692184862</text:p>
          </table:table-cell>
          <table:table-cell office:value-type="float" office:value="0.595876303657652" table:style-name="ce1">
            <text:p>0.595876303657652</text:p>
          </table:table-cell>
          <table:table-cell office:value-type="float" office:value="0.760027309294569" table:style-name="ce1">
            <text:p>0.760027309294569</text:p>
          </table:table-cell>
          <table:table-cell office:value-type="float" office:value="0.596025778911129" table:style-name="ce1">
            <text:p>0.596025778911129</text:p>
          </table:table-cell>
          <table:table-cell office:value-type="float" office:value="0.85782489104696" table:style-name="ce1">
            <text:p>0.85782489104696</text:p>
          </table:table-cell>
          <table:table-cell office:value-type="float" office:value="0.512863183340109" table:style-name="ce1">
            <text:p>0.512863183340109</text:p>
          </table:table-cell>
          <table:table-cell office:value-type="float" office:value="0.559051036664602" table:style-name="ce1">
            <text:p>0.559051036664602</text:p>
          </table:table-cell>
          <table:table-cell office:value-type="float" office:value="0.488879199486702" table:style-name="ce1">
            <text:p>0.488879199486702</text:p>
          </table:table-cell>
          <table:table-cell office:value-type="float" office:value="0.659824534827133" table:style-name="ce1">
            <text:p>0.659824534827133</text:p>
          </table:table-cell>
          <table:table-cell office:value-type="float" office:value="0" table:style-name="ce1">
            <text:p>0</text:p>
          </table:table-cell>
          <table:table-cell office:value-type="float" office:value="0.737646787251191" table:style-name="ce1">
            <text:p>0.737646787251191</text:p>
          </table:table-cell>
          <table:table-cell office:value-type="float" office:value="1.26418016195477" table:style-name="ce1">
            <text:p>1.26418016195477</text:p>
          </table:table-cell>
          <table:table-cell office:value-type="float" office:value="0.207376531210678" table:style-name="ce1">
            <text:p>0.207376531210678</text:p>
          </table:table-cell>
          <table:table-cell office:value-type="float" office:value="1.64124716165097" table:style-name="ce1">
            <text:p>1.64124716165097</text:p>
          </table:table-cell>
          <table:table-cell office:value-type="float" office:value="0.934032325594271" table:style-name="ce1">
            <text:p>0.934032325594271</text:p>
          </table:table-cell>
          <table:table-cell office:value-type="float" office:value="1.69935065725222" table:style-name="ce1">
            <text:p>1.69935065725222</text:p>
          </table:table-cell>
          <table:table-cell office:value-type="float" office:value="0.537473361008001" table:style-name="ce1">
            <text:p>0.537473361008001</text:p>
          </table:table-cell>
          <table:table-cell office:value-type="float" office:value="0.708950150620847" table:style-name="ce1">
            <text:p>0.708950150620847</text:p>
          </table:table-cell>
          <table:table-cell office:value-type="float" office:value="1.10039640700607" table:style-name="ce1">
            <text:p>1.10039640700607</text:p>
          </table:table-cell>
          <table:table-cell office:value-type="float" office:value="0.811004313286643" table:style-name="ce1">
            <text:p>0.811004313286643</text:p>
          </table:table-cell>
          <table:table-cell office:value-type="float" office:value="0.553937578913079" table:style-name="ce1">
            <text:p>0.553937578913079</text:p>
          </table:table-cell>
          <table:table-cell office:value-type="float" office:value="0.725944948191777" table:style-name="ce1">
            <text:p>0.725944948191777</text:p>
          </table:table-cell>
          <table:table-cell office:value-type="float" office:value="1.04069724328169" table:style-name="ce1">
            <text:p>1.04069724328169</text:p>
          </table:table-cell>
          <table:table-cell office:value-type="float" office:value="0.700644835854724" table:style-name="ce1">
            <text:p>0.700644835854724</text:p>
          </table:table-cell>
          <table:table-cell office:value-type="float" office:value="0.982902405606321" table:style-name="ce1">
            <text:p>0.982902405606321</text:p>
          </table:table-cell>
          <table:table-cell office:value-type="float" office:value="0.968433444942439" table:style-name="ce1">
            <text:p>0.968433444942439</text:p>
          </table:table-cell>
          <table:table-cell office:value-type="float" office:value="0.384216044915295" table:style-name="ce1">
            <text:p>0.384216044915295</text:p>
          </table:table-cell>
          <table:table-cell office:value-type="float" office:value="0.995280007934742" table:style-name="ce1">
            <text:p>0.995280007934742</text:p>
          </table:table-cell>
          <table:table-cell office:value-type="float" office:value="0.919326760668484" table:style-name="ce1">
            <text:p>0.919326760668484</text:p>
          </table:table-cell>
          <table:table-cell office:value-type="float" office:value="1.01008069905897" table:style-name="ce1">
            <text:p>1.01008069905897</text:p>
          </table:table-cell>
          <table:table-cell office:value-type="float" office:value="0.39805291857859" table:style-name="ce1">
            <text:p>0.39805291857859</text:p>
          </table:table-cell>
          <table:table-cell office:value-type="float" office:value="0.705893904262172" table:style-name="ce1">
            <text:p>0.705893904262172</text:p>
          </table:table-cell>
          <table:table-cell office:value-type="float" office:value="0.705893904262172" table:style-name="ce1">
            <text:p>0.705893904262172</text:p>
          </table:table-cell>
          <table:table-cell office:value-type="float" office:value="0.705893904262172" table:style-name="ce1">
            <text:p>0.705893904262172</text:p>
          </table:table-cell>
          <table:table-cell office:value-type="float" office:value="0.705893904262172" table:style-name="ce1">
            <text:p>0.705893904262172</text:p>
          </table:table-cell>
          <table:table-cell office:value-type="float" office:value="0.705893904262172" table:style-name="ce1">
            <text:p>0.705893904262172</text:p>
          </table:table-cell>
          <table:table-cell office:value-type="float" office:value="0.705893904262172" table:style-name="ce1">
            <text:p>0.705893904262172</text:p>
          </table:table-cell>
          <table:table-cell office:value-type="float" office:value="0.705893904262172" table:style-name="ce1">
            <text:p>0.705893904262172</text:p>
          </table:table-cell>
          <table:table-cell office:value-type="float" office:value="0.705893904262172" table:style-name="ce1">
            <text:p>0.705893904262172</text:p>
          </table:table-cell>
          <table:table-cell office:value-type="float" office:value="0.705893904262172" table:style-name="ce1">
            <text:p>0.70589390426217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.389253943044065" table:style-name="ce1">
            <text:p>0.389253943044065</text:p>
          </table:table-cell>
          <table:table-cell office:value-type="float" office:value="0.067577900011743" table:style-name="ce1">
            <text:p>0.067577900011743</text:p>
          </table:table-cell>
          <table:table-cell office:value-type="float" office:value="0.336922234752852" table:style-name="ce1">
            <text:p>0.336922234752852</text:p>
          </table:table-cell>
          <table:table-cell office:value-type="float" office:value="0.290385405072156" table:style-name="ce1">
            <text:p>0.290385405072156</text:p>
          </table:table-cell>
          <table:table-cell office:value-type="float" office:value="0.955405054248839" table:style-name="ce1">
            <text:p>0.955405054248839</text:p>
          </table:table-cell>
          <table:table-cell office:value-type="float" office:value="0.165488619863031" table:style-name="ce1">
            <text:p>0.165488619863031</text:p>
          </table:table-cell>
          <table:table-cell office:value-type="float" office:value="0.802532635919757" table:style-name="ce1">
            <text:p>0.802532635919757</text:p>
          </table:table-cell>
          <table:table-cell office:value-type="float" office:value="0.277208651903402" table:style-name="ce1">
            <text:p>0.277208651903402</text:p>
          </table:table-cell>
          <table:table-cell office:value-type="float" office:value="0.0420679730154832" table:style-name="ce1">
            <text:p>0.0420679730154832</text:p>
          </table:table-cell>
          <table:table-cell office:value-type="float" office:value="0.0680103148950738" table:style-name="ce1">
            <text:p>0.0680103148950738</text:p>
          </table:table-cell>
          <table:table-cell office:value-type="float" office:value="0.262886204888393" table:style-name="ce1">
            <text:p>0.262886204888393</text:p>
          </table:table-cell>
          <table:table-cell office:value-type="float" office:value="0.466036663023485" table:style-name="ce1">
            <text:p>0.466036663023485</text:p>
          </table:table-cell>
          <table:table-cell office:value-type="float" office:value="0.607304366218964" table:style-name="ce1">
            <text:p>0.607304366218964</text:p>
          </table:table-cell>
          <table:table-cell office:value-type="float" office:value="0.206765041537361" table:style-name="ce1">
            <text:p>0.206765041537361</text:p>
          </table:table-cell>
          <table:table-cell office:value-type="float" office:value="0.38170544274346" table:style-name="ce1">
            <text:p>0.38170544274346</text:p>
          </table:table-cell>
          <table:table-cell office:value-type="float" office:value="0.300608323402307" table:style-name="ce1">
            <text:p>0.300608323402307</text:p>
          </table:table-cell>
          <table:table-cell office:value-type="float" office:value="0.568169027126719" table:style-name="ce1">
            <text:p>0.568169027126719</text:p>
          </table:table-cell>
          <table:table-cell office:value-type="float" office:value="0.508514812329859" table:style-name="ce1">
            <text:p>0.508514812329859</text:p>
          </table:table-cell>
          <table:table-cell office:value-type="float" office:value="0.595862714998245" table:style-name="ce1">
            <text:p>0.595862714998245</text:p>
          </table:table-cell>
          <table:table-cell office:value-type="float" office:value="0.808620355334106" table:style-name="ce1">
            <text:p>0.808620355334106</text:p>
          </table:table-cell>
          <table:table-cell office:value-type="float" office:value="0.389253943044065" table:style-name="ce1">
            <text:p>0.389253943044065</text:p>
          </table:table-cell>
          <table:table-cell office:value-type="float" office:value="0.479000244097791" table:style-name="ce1">
            <text:p>0.479000244097791</text:p>
          </table:table-cell>
          <table:table-cell office:value-type="float" office:value="1.13805022533872" table:style-name="ce1">
            <text:p>1.13805022533872</text:p>
          </table:table-cell>
          <table:table-cell office:value-type="float" office:value="0.99886158703252" table:style-name="ce1">
            <text:p>0.99886158703252</text:p>
          </table:table-cell>
          <table:table-cell office:value-type="float" office:value="0.801364011210753" table:style-name="ce1">
            <text:p>0.801364011210753</text:p>
          </table:table-cell>
          <table:table-cell office:value-type="float" office:value="0.580779303056442" table:style-name="ce1">
            <text:p>0.580779303056442</text:p>
          </table:table-cell>
          <table:table-cell office:value-type="float" office:value="0.793727184624002" table:style-name="ce1">
            <text:p>0.793727184624002</text:p>
          </table:table-cell>
          <table:table-cell office:value-type="float" office:value="0.81724915405757" table:style-name="ce1">
            <text:p>0.81724915405757</text:p>
          </table:table-cell>
          <table:table-cell office:value-type="float" office:value="0.98312591943918" table:style-name="ce1">
            <text:p>0.98312591943918</text:p>
          </table:table-cell>
          <table:table-cell office:value-type="float" office:value="0.564799039593776" table:style-name="ce1">
            <text:p>0.564799039593776</text:p>
          </table:table-cell>
          <table:table-cell office:value-type="float" office:value="0.906186929876578" table:style-name="ce1">
            <text:p>0.906186929876578</text:p>
          </table:table-cell>
          <table:table-cell office:value-type="float" office:value="1.08923976074867" table:style-name="ce1">
            <text:p>1.08923976074867</text:p>
          </table:table-cell>
          <table:table-cell office:value-type="float" office:value="0.717589925966416" table:style-name="ce1">
            <text:p>0.717589925966416</text:p>
          </table:table-cell>
          <table:table-cell office:value-type="float" office:value="0.680886956908029" table:style-name="ce1">
            <text:p>0.680886956908029</text:p>
          </table:table-cell>
          <table:table-cell office:value-type="float" office:value="0.49131156952056" table:style-name="ce1">
            <text:p>0.49131156952056</text:p>
          </table:table-cell>
          <table:table-cell office:value-type="float" office:value="0.651318034038333" table:style-name="ce1">
            <text:p>0.651318034038333</text:p>
          </table:table-cell>
          <table:table-cell office:value-type="float" office:value="0.397658528887312" table:style-name="ce1">
            <text:p>0.397658528887312</text:p>
          </table:table-cell>
          <table:table-cell office:value-type="float" office:value="0.414195927385667" table:style-name="ce1">
            <text:p>0.414195927385667</text:p>
          </table:table-cell>
          <table:table-cell office:value-type="float" office:value="0.220163459712693" table:style-name="ce1">
            <text:p>0.220163459712693</text:p>
          </table:table-cell>
          <table:table-cell office:value-type="float" office:value="0.432363965012866" table:style-name="ce1">
            <text:p>0.432363965012866</text:p>
          </table:table-cell>
          <table:table-cell office:value-type="float" office:value="0" table:style-name="ce1">
            <text:p>0</text:p>
          </table:table-cell>
          <table:table-cell office:value-type="float" office:value="0.46624049291459" table:style-name="ce1">
            <text:p>0.46624049291459</text:p>
          </table:table-cell>
          <table:table-cell office:value-type="float" office:value="0.815754401522797" table:style-name="ce1">
            <text:p>0.815754401522797</text:p>
          </table:table-cell>
          <table:table-cell office:value-type="float" office:value="0.077292294707184" table:style-name="ce1">
            <text:p>0.077292294707184</text:p>
          </table:table-cell>
          <table:table-cell office:value-type="float" office:value="1.23518030398801" table:style-name="ce1">
            <text:p>1.23518030398801</text:p>
          </table:table-cell>
          <table:table-cell office:value-type="float" office:value="0.760120068962898" table:style-name="ce1">
            <text:p>0.760120068962898</text:p>
          </table:table-cell>
          <table:table-cell office:value-type="float" office:value="1.46337830509491" table:style-name="ce1">
            <text:p>1.46337830509491</text:p>
          </table:table-cell>
          <table:table-cell office:value-type="float" office:value="0.365653289896424" table:style-name="ce1">
            <text:p>0.365653289896424</text:p>
          </table:table-cell>
          <table:table-cell office:value-type="float" office:value="0.693079142052644" table:style-name="ce1">
            <text:p>0.693079142052644</text:p>
          </table:table-cell>
          <table:table-cell office:value-type="float" office:value="0.897950751728699" table:style-name="ce1">
            <text:p>0.897950751728699</text:p>
          </table:table-cell>
          <table:table-cell office:value-type="float" office:value="0.674409000781804" table:style-name="ce1">
            <text:p>0.674409000781804</text:p>
          </table:table-cell>
          <table:table-cell office:value-type="float" office:value="0.347300432902379" table:style-name="ce1">
            <text:p>0.347300432902379</text:p>
          </table:table-cell>
          <table:table-cell office:value-type="float" office:value="0.48519442481205" table:style-name="ce1">
            <text:p>0.48519442481205</text:p>
          </table:table-cell>
          <table:table-cell office:value-type="float" office:value="0.575869780690781" table:style-name="ce1">
            <text:p>0.575869780690781</text:p>
          </table:table-cell>
          <table:table-cell office:value-type="float" office:value="0.608334993273737" table:style-name="ce1">
            <text:p>0.608334993273737</text:p>
          </table:table-cell>
          <table:table-cell office:value-type="float" office:value="0.691835056813874" table:style-name="ce1">
            <text:p>0.691835056813874</text:p>
          </table:table-cell>
          <table:table-cell office:value-type="float" office:value="0.740551546420426" table:style-name="ce1">
            <text:p>0.740551546420426</text:p>
          </table:table-cell>
          <table:table-cell office:value-type="float" office:value="0.156546481657664" table:style-name="ce1">
            <text:p>0.156546481657664</text:p>
          </table:table-cell>
          <table:table-cell office:value-type="float" office:value="0.754510282061541" table:style-name="ce1">
            <text:p>0.754510282061541</text:p>
          </table:table-cell>
          <table:table-cell office:value-type="float" office:value="0.74316603976273" table:style-name="ce1">
            <text:p>0.74316603976273</text:p>
          </table:table-cell>
          <table:table-cell office:value-type="float" office:value="0.78860209355328" table:style-name="ce1">
            <text:p>0.78860209355328</text:p>
          </table:table-cell>
          <table:table-cell office:value-type="float" office:value="0.196131314119286" table:style-name="ce1">
            <text:p>0.196131314119286</text:p>
          </table:table-cell>
          <table:table-cell office:value-type="float" office:value="0.567508900832241" table:style-name="ce1">
            <text:p>0.567508900832241</text:p>
          </table:table-cell>
          <table:table-cell office:value-type="float" office:value="0.567508900832241" table:style-name="ce1">
            <text:p>0.567508900832241</text:p>
          </table:table-cell>
          <table:table-cell office:value-type="float" office:value="0.567508900832241" table:style-name="ce1">
            <text:p>0.567508900832241</text:p>
          </table:table-cell>
          <table:table-cell office:value-type="float" office:value="0.567508900832241" table:style-name="ce1">
            <text:p>0.567508900832241</text:p>
          </table:table-cell>
          <table:table-cell office:value-type="float" office:value="0.567508900832241" table:style-name="ce1">
            <text:p>0.567508900832241</text:p>
          </table:table-cell>
          <table:table-cell office:value-type="float" office:value="0.567508900832241" table:style-name="ce1">
            <text:p>0.567508900832241</text:p>
          </table:table-cell>
          <table:table-cell office:value-type="float" office:value="0.567508900832241" table:style-name="ce1">
            <text:p>0.567508900832241</text:p>
          </table:table-cell>
          <table:table-cell office:value-type="float" office:value="0.567508900832241" table:style-name="ce1">
            <text:p>0.567508900832241</text:p>
          </table:table-cell>
          <table:table-cell office:value-type="float" office:value="0.567508900832241" table:style-name="ce1">
            <text:p>0.56750890083224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.22994050015605" table:style-name="ce1">
            <text:p>0.22994050015605</text:p>
          </table:table-cell>
          <table:table-cell office:value-type="float" office:value="0.0555378879652559" table:style-name="ce1">
            <text:p>0.0555378879652559</text:p>
          </table:table-cell>
          <table:table-cell office:value-type="float" office:value="0.300415988097915" table:style-name="ce1">
            <text:p>0.300415988097915</text:p>
          </table:table-cell>
          <table:table-cell office:value-type="float" office:value="0.174949743409441" table:style-name="ce1">
            <text:p>0.174949743409441</text:p>
          </table:table-cell>
          <table:table-cell office:value-type="float" office:value="0.967335897208212" table:style-name="ce1">
            <text:p>0.967335897208212</text:p>
          </table:table-cell>
          <table:table-cell office:value-type="float" office:value="0.104853593627009" table:style-name="ce1">
            <text:p>0.104853593627009</text:p>
          </table:table-cell>
          <table:table-cell office:value-type="float" office:value="0.603187002418634" table:style-name="ce1">
            <text:p>0.603187002418634</text:p>
          </table:table-cell>
          <table:table-cell office:value-type="float" office:value="0.155182490428277" table:style-name="ce1">
            <text:p>0.155182490428277</text:p>
          </table:table-cell>
          <table:table-cell office:value-type="float" office:value="0.0346633464734917" table:style-name="ce1">
            <text:p>0.0346633464734917</text:p>
          </table:table-cell>
          <table:table-cell office:value-type="float" office:value="0.054993223790677" table:style-name="ce1">
            <text:p>0.054993223790677</text:p>
          </table:table-cell>
          <table:table-cell office:value-type="float" office:value="0.237026986036816" table:style-name="ce1">
            <text:p>0.237026986036816</text:p>
          </table:table-cell>
          <table:table-cell office:value-type="float" office:value="0.304562623289753" table:style-name="ce1">
            <text:p>0.304562623289753</text:p>
          </table:table-cell>
          <table:table-cell office:value-type="float" office:value="0.313938798280603" table:style-name="ce1">
            <text:p>0.313938798280603</text:p>
          </table:table-cell>
          <table:table-cell office:value-type="float" office:value="0.166026240635087" table:style-name="ce1">
            <text:p>0.166026240635087</text:p>
          </table:table-cell>
          <table:table-cell office:value-type="float" office:value="0.193774283144241" table:style-name="ce1">
            <text:p>0.193774283144241</text:p>
          </table:table-cell>
          <table:table-cell office:value-type="float" office:value="0.252232695913282" table:style-name="ce1">
            <text:p>0.252232695913282</text:p>
          </table:table-cell>
          <table:table-cell office:value-type="float" office:value="0.338439151191478" table:style-name="ce1">
            <text:p>0.338439151191478</text:p>
          </table:table-cell>
          <table:table-cell office:value-type="float" office:value="0.330449019460144" table:style-name="ce1">
            <text:p>0.330449019460144</text:p>
          </table:table-cell>
          <table:table-cell office:value-type="float" office:value="0.126238645891304" table:style-name="ce1">
            <text:p>0.126238645891304</text:p>
          </table:table-cell>
          <table:table-cell office:value-type="float" office:value="0.490971853035384" table:style-name="ce1">
            <text:p>0.490971853035384</text:p>
          </table:table-cell>
          <table:table-cell office:value-type="float" office:value="0.22994050015605" table:style-name="ce1">
            <text:p>0.22994050015605</text:p>
          </table:table-cell>
          <table:table-cell office:value-type="float" office:value="0.227406215176639" table:style-name="ce1">
            <text:p>0.227406215176639</text:p>
          </table:table-cell>
          <table:table-cell office:value-type="float" office:value="0.496026834334799" table:style-name="ce1">
            <text:p>0.496026834334799</text:p>
          </table:table-cell>
          <table:table-cell office:value-type="float" office:value="0.702832641850382" table:style-name="ce1">
            <text:p>0.702832641850382</text:p>
          </table:table-cell>
          <table:table-cell office:value-type="float" office:value="0.425420160055874" table:style-name="ce1">
            <text:p>0.425420160055874</text:p>
          </table:table-cell>
          <table:table-cell office:value-type="float" office:value="0.295213625617717" table:style-name="ce1">
            <text:p>0.295213625617717</text:p>
          </table:table-cell>
          <table:table-cell office:value-type="float" office:value="0.396680145410006" table:style-name="ce1">
            <text:p>0.396680145410006</text:p>
          </table:table-cell>
          <table:table-cell office:value-type="float" office:value="0.447528908911111" table:style-name="ce1">
            <text:p>0.447528908911111</text:p>
          </table:table-cell>
          <table:table-cell office:value-type="float" office:value="0.406885228624685" table:style-name="ce1">
            <text:p>0.406885228624685</text:p>
          </table:table-cell>
          <table:table-cell office:value-type="float" office:value="0.339580598581668" table:style-name="ce1">
            <text:p>0.339580598581668</text:p>
          </table:table-cell>
          <table:table-cell office:value-type="float" office:value="0.440313330765978" table:style-name="ce1">
            <text:p>0.440313330765978</text:p>
          </table:table-cell>
          <table:table-cell office:value-type="float" office:value="0.479041010076012" table:style-name="ce1">
            <text:p>0.479041010076012</text:p>
          </table:table-cell>
          <table:table-cell office:value-type="float" office:value="0.270645329409807" table:style-name="ce1">
            <text:p>0.270645329409807</text:p>
          </table:table-cell>
          <table:table-cell office:value-type="float" office:value="0.372913580107112" table:style-name="ce1">
            <text:p>0.372913580107112</text:p>
          </table:table-cell>
          <table:table-cell office:value-type="float" office:value="0.292604603011567" table:style-name="ce1">
            <text:p>0.292604603011567</text:p>
          </table:table-cell>
          <table:table-cell office:value-type="float" office:value="0.405648660618646" table:style-name="ce1">
            <text:p>0.405648660618646</text:p>
          </table:table-cell>
          <table:table-cell office:value-type="float" office:value="0.358346537222776" table:style-name="ce1">
            <text:p>0.358346537222776</text:p>
          </table:table-cell>
          <table:table-cell office:value-type="float" office:value="0.182930532937432" table:style-name="ce1">
            <text:p>0.182930532937432</text:p>
          </table:table-cell>
          <table:table-cell office:value-type="float" office:value="0.24277498896599" table:style-name="ce1">
            <text:p>0.24277498896599</text:p>
          </table:table-cell>
          <table:table-cell office:value-type="float" office:value="0.3185725311384" table:style-name="ce1">
            <text:p>0.3185725311384</text:p>
          </table:table-cell>
          <table:table-cell office:value-type="float" office:value="0" table:style-name="ce1">
            <text:p>0</text:p>
          </table:table-cell>
          <table:table-cell office:value-type="float" office:value="0.262492133765589" table:style-name="ce1">
            <text:p>0.262492133765589</text:p>
          </table:table-cell>
          <table:table-cell office:value-type="float" office:value="0.613229021720429" table:style-name="ce1">
            <text:p>0.613229021720429</text:p>
          </table:table-cell>
          <table:table-cell office:value-type="float" office:value="0.0931638488945945" table:style-name="ce1">
            <text:p>0.0931638488945945</text:p>
          </table:table-cell>
          <table:table-cell office:value-type="float" office:value="0.76311412174545" table:style-name="ce1">
            <text:p>0.76311412174545</text:p>
          </table:table-cell>
          <table:table-cell office:value-type="float" office:value="0.577327102234011" table:style-name="ce1">
            <text:p>0.577327102234011</text:p>
          </table:table-cell>
          <table:table-cell office:value-type="float" office:value="1.12528552689818" table:style-name="ce1">
            <text:p>1.12528552689818</text:p>
          </table:table-cell>
          <table:table-cell office:value-type="float" office:value="0.367362311815659" table:style-name="ce1">
            <text:p>0.367362311815659</text:p>
          </table:table-cell>
          <table:table-cell office:value-type="float" office:value="0.459470173707591" table:style-name="ce1">
            <text:p>0.459470173707591</text:p>
          </table:table-cell>
          <table:table-cell office:value-type="float" office:value="0.785976492307058" table:style-name="ce1">
            <text:p>0.785976492307058</text:p>
          </table:table-cell>
          <table:table-cell office:value-type="float" office:value="0.635373581200786" table:style-name="ce1">
            <text:p>0.635373581200786</text:p>
          </table:table-cell>
          <table:table-cell office:value-type="float" office:value="0.372328667474131" table:style-name="ce1">
            <text:p>0.372328667474131</text:p>
          </table:table-cell>
          <table:table-cell office:value-type="float" office:value="0.572994724283176" table:style-name="ce1">
            <text:p>0.572994724283176</text:p>
          </table:table-cell>
          <table:table-cell office:value-type="float" office:value="0.631023832378931" table:style-name="ce1">
            <text:p>0.631023832378931</text:p>
          </table:table-cell>
          <table:table-cell office:value-type="float" office:value="0.528255661921157" table:style-name="ce1">
            <text:p>0.528255661921157</text:p>
          </table:table-cell>
          <table:table-cell office:value-type="float" office:value="0.606921246619545" table:style-name="ce1">
            <text:p>0.606921246619545</text:p>
          </table:table-cell>
          <table:table-cell office:value-type="float" office:value="0.512854287258745" table:style-name="ce1">
            <text:p>0.512854287258745</text:p>
          </table:table-cell>
          <table:table-cell office:value-type="float" office:value="0.163396646239435" table:style-name="ce1">
            <text:p>0.163396646239435</text:p>
          </table:table-cell>
          <table:table-cell office:value-type="float" office:value="0.57341599744771" table:style-name="ce1">
            <text:p>0.57341599744771</text:p>
          </table:table-cell>
          <table:table-cell office:value-type="float" office:value="0.497078700311961" table:style-name="ce1">
            <text:p>0.497078700311961</text:p>
          </table:table-cell>
          <table:table-cell office:value-type="float" office:value="0.575631669771696" table:style-name="ce1">
            <text:p>0.575631669771696</text:p>
          </table:table-cell>
          <table:table-cell office:value-type="float" office:value="0.276604532926476" table:style-name="ce1">
            <text:p>0.276604532926476</text:p>
          </table:table-cell>
          <table:table-cell office:value-type="float" office:value="0.383214938941097" table:style-name="ce1">
            <text:p>0.383214938941097</text:p>
          </table:table-cell>
          <table:table-cell office:value-type="float" office:value="0.383214938941097" table:style-name="ce1">
            <text:p>0.383214938941097</text:p>
          </table:table-cell>
          <table:table-cell office:value-type="float" office:value="0.383214938941097" table:style-name="ce1">
            <text:p>0.383214938941097</text:p>
          </table:table-cell>
          <table:table-cell office:value-type="float" office:value="0.383214938941097" table:style-name="ce1">
            <text:p>0.383214938941097</text:p>
          </table:table-cell>
          <table:table-cell office:value-type="float" office:value="0.383214938941097" table:style-name="ce1">
            <text:p>0.383214938941097</text:p>
          </table:table-cell>
          <table:table-cell office:value-type="float" office:value="0.383214938941097" table:style-name="ce1">
            <text:p>0.383214938941097</text:p>
          </table:table-cell>
          <table:table-cell office:value-type="float" office:value="0.383214938941097" table:style-name="ce1">
            <text:p>0.383214938941097</text:p>
          </table:table-cell>
          <table:table-cell office:value-type="float" office:value="0.383214938941097" table:style-name="ce1">
            <text:p>0.383214938941097</text:p>
          </table:table-cell>
          <table:table-cell office:value-type="float" office:value="0.383214938941097" table:style-name="ce1">
            <text:p>0.38321493894109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.360350864485313" table:style-name="ce1">
            <text:p>0.360350864485313</text:p>
          </table:table-cell>
          <table:table-cell office:value-type="float" office:value="0.0540442070555794" table:style-name="ce1">
            <text:p>0.0540442070555794</text:p>
          </table:table-cell>
          <table:table-cell office:value-type="float" office:value="0.307260909345716" table:style-name="ce1">
            <text:p>0.307260909345716</text:p>
          </table:table-cell>
          <table:table-cell office:value-type="float" office:value="0.284053939079694" table:style-name="ce1">
            <text:p>0.284053939079694</text:p>
          </table:table-cell>
          <table:table-cell office:value-type="float" office:value="0.960324148954184" table:style-name="ce1">
            <text:p>0.960324148954184</text:p>
          </table:table-cell>
          <table:table-cell office:value-type="float" office:value="0.145907496340876" table:style-name="ce1">
            <text:p>0.145907496340876</text:p>
          </table:table-cell>
          <table:table-cell office:value-type="float" office:value="0.787489989956175" table:style-name="ce1">
            <text:p>0.787489989956175</text:p>
          </table:table-cell>
          <table:table-cell office:value-type="float" office:value="0.237325936543771" table:style-name="ce1">
            <text:p>0.237325936543771</text:p>
          </table:table-cell>
          <table:table-cell office:value-type="float" office:value="0.0451293173222497" table:style-name="ce1">
            <text:p>0.0451293173222497</text:p>
          </table:table-cell>
          <table:table-cell office:value-type="float" office:value="0.0730028572353588" table:style-name="ce1">
            <text:p>0.0730028572353588</text:p>
          </table:table-cell>
          <table:table-cell office:value-type="float" office:value="0.397359578380358" table:style-name="ce1">
            <text:p>0.397359578380358</text:p>
          </table:table-cell>
          <table:table-cell office:value-type="float" office:value="0.437174350442954" table:style-name="ce1">
            <text:p>0.437174350442954</text:p>
          </table:table-cell>
          <table:table-cell office:value-type="float" office:value="0.460682731217115" table:style-name="ce1">
            <text:p>0.460682731217115</text:p>
          </table:table-cell>
          <table:table-cell office:value-type="float" office:value="0.167996596249106" table:style-name="ce1">
            <text:p>0.167996596249106</text:p>
          </table:table-cell>
          <table:table-cell office:value-type="float" office:value="0.375930262495472" table:style-name="ce1">
            <text:p>0.375930262495472</text:p>
          </table:table-cell>
          <table:table-cell office:value-type="float" office:value="0.396965507257554" table:style-name="ce1">
            <text:p>0.396965507257554</text:p>
          </table:table-cell>
          <table:table-cell office:value-type="float" office:value="0.451143492313381" table:style-name="ce1">
            <text:p>0.451143492313381</text:p>
          </table:table-cell>
          <table:table-cell office:value-type="float" office:value="0.585480979211275" table:style-name="ce1">
            <text:p>0.585480979211275</text:p>
          </table:table-cell>
          <table:table-cell office:value-type="float" office:value="0.249623673307133" table:style-name="ce1">
            <text:p>0.249623673307133</text:p>
          </table:table-cell>
          <table:table-cell office:value-type="float" office:value="0.825130576513647" table:style-name="ce1">
            <text:p>0.825130576513647</text:p>
          </table:table-cell>
          <table:table-cell office:value-type="float" office:value="0.360350864485313" table:style-name="ce1">
            <text:p>0.360350864485313</text:p>
          </table:table-cell>
          <table:table-cell office:value-type="float" office:value="0.434565327836805" table:style-name="ce1">
            <text:p>0.434565327836805</text:p>
          </table:table-cell>
          <table:table-cell office:value-type="float" office:value="0.76331576487107" table:style-name="ce1">
            <text:p>0.76331576487107</text:p>
          </table:table-cell>
          <table:table-cell office:value-type="float" office:value="0.947007262735295" table:style-name="ce1">
            <text:p>0.947007262735295</text:p>
          </table:table-cell>
          <table:table-cell office:value-type="float" office:value="0.620159238018014" table:style-name="ce1">
            <text:p>0.620159238018014</text:p>
          </table:table-cell>
          <table:table-cell office:value-type="float" office:value="0.604083853939498" table:style-name="ce1">
            <text:p>0.604083853939498</text:p>
          </table:table-cell>
          <table:table-cell office:value-type="float" office:value="0.715592393033582" table:style-name="ce1">
            <text:p>0.715592393033582</text:p>
          </table:table-cell>
          <table:table-cell office:value-type="float" office:value="0.728719038020773" table:style-name="ce1">
            <text:p>0.728719038020773</text:p>
          </table:table-cell>
          <table:table-cell office:value-type="float" office:value="0.653628106137528" table:style-name="ce1">
            <text:p>0.653628106137528</text:p>
          </table:table-cell>
          <table:table-cell office:value-type="float" office:value="0.543383312368297" table:style-name="ce1">
            <text:p>0.543383312368297</text:p>
          </table:table-cell>
          <table:table-cell office:value-type="float" office:value="0.706705409781385" table:style-name="ce1">
            <text:p>0.706705409781385</text:p>
          </table:table-cell>
          <table:table-cell office:value-type="float" office:value="0.918077006857729" table:style-name="ce1">
            <text:p>0.918077006857729</text:p>
          </table:table-cell>
          <table:table-cell office:value-type="float" office:value="0.541603197985976" table:style-name="ce1">
            <text:p>0.541603197985976</text:p>
          </table:table-cell>
          <table:table-cell office:value-type="float" office:value="0.656345838018934" table:style-name="ce1">
            <text:p>0.656345838018934</text:p>
          </table:table-cell>
          <table:table-cell office:value-type="float" office:value="0.649891224800595" table:style-name="ce1">
            <text:p>0.649891224800595</text:p>
          </table:table-cell>
          <table:table-cell office:value-type="float" office:value="0.793401056798233" table:style-name="ce1">
            <text:p>0.793401056798233</text:p>
          </table:table-cell>
          <table:table-cell office:value-type="float" office:value="0.594259253188216" table:style-name="ce1">
            <text:p>0.594259253188216</text:p>
          </table:table-cell>
          <table:table-cell office:value-type="float" office:value="0.408855584238705" table:style-name="ce1">
            <text:p>0.408855584238705</text:p>
          </table:table-cell>
          <table:table-cell office:value-type="float" office:value="0.490428306659103" table:style-name="ce1">
            <text:p>0.490428306659103</text:p>
          </table:table-cell>
          <table:table-cell office:value-type="float" office:value="0.402740687505541" table:style-name="ce1">
            <text:p>0.402740687505541</text:p>
          </table:table-cell>
          <table:table-cell office:value-type="float" office:value="0" table:style-name="ce1">
            <text:p>0</text:p>
          </table:table-cell>
          <table:table-cell office:value-type="float" office:value="0.481486968769277" table:style-name="ce1">
            <text:p>0.481486968769277</text:p>
          </table:table-cell>
          <table:table-cell office:value-type="float" office:value="0.954739209937895" table:style-name="ce1">
            <text:p>0.954739209937895</text:p>
          </table:table-cell>
          <table:table-cell office:value-type="float" office:value="0.10846467938691" table:style-name="ce1">
            <text:p>0.10846467938691</text:p>
          </table:table-cell>
          <table:table-cell office:value-type="float" office:value="1.70619678931036" table:style-name="ce1">
            <text:p>1.70619678931036</text:p>
          </table:table-cell>
          <table:table-cell office:value-type="float" office:value="0.799952244311622" table:style-name="ce1">
            <text:p>0.799952244311622</text:p>
          </table:table-cell>
          <table:table-cell office:value-type="float" office:value="1.70903462242292" table:style-name="ce1">
            <text:p>1.70903462242292</text:p>
          </table:table-cell>
          <table:table-cell office:value-type="float" office:value="0.511923704882671" table:style-name="ce1">
            <text:p>0.511923704882671</text:p>
          </table:table-cell>
          <table:table-cell office:value-type="float" office:value="0.745849366658566" table:style-name="ce1">
            <text:p>0.745849366658566</text:p>
          </table:table-cell>
          <table:table-cell office:value-type="float" office:value="1.17536574804899" table:style-name="ce1">
            <text:p>1.17536574804899</text:p>
          </table:table-cell>
          <table:table-cell office:value-type="float" office:value="0.784290690633779" table:style-name="ce1">
            <text:p>0.784290690633779</text:p>
          </table:table-cell>
          <table:table-cell office:value-type="float" office:value="0.590655405243207" table:style-name="ce1">
            <text:p>0.590655405243207</text:p>
          </table:table-cell>
          <table:table-cell office:value-type="float" office:value="0.676776520515728" table:style-name="ce1">
            <text:p>0.676776520515728</text:p>
          </table:table-cell>
          <table:table-cell office:value-type="float" office:value="0.955272321795661" table:style-name="ce1">
            <text:p>0.955272321795661</text:p>
          </table:table-cell>
          <table:table-cell office:value-type="float" office:value="0.765785572637629" table:style-name="ce1">
            <text:p>0.765785572637629</text:p>
          </table:table-cell>
          <table:table-cell office:value-type="float" office:value="0.844922327441288" table:style-name="ce1">
            <text:p>0.844922327441288</text:p>
          </table:table-cell>
          <table:table-cell office:value-type="float" office:value="1.01008808463339" table:style-name="ce1">
            <text:p>1.01008808463339</text:p>
          </table:table-cell>
          <table:table-cell office:value-type="float" office:value="0.235378286093798" table:style-name="ce1">
            <text:p>0.235378286093798</text:p>
          </table:table-cell>
          <table:table-cell office:value-type="float" office:value="1.17814683040776" table:style-name="ce1">
            <text:p>1.17814683040776</text:p>
          </table:table-cell>
          <table:table-cell office:value-type="float" office:value="1.00464491629079" table:style-name="ce1">
            <text:p>1.00464491629079</text:p>
          </table:table-cell>
          <table:table-cell office:value-type="float" office:value="1.1284271434575" table:style-name="ce1">
            <text:p>1.1284271434575</text:p>
          </table:table-cell>
          <table:table-cell office:value-type="float" office:value="0.429692719365118" table:style-name="ce1">
            <text:p>0.429692719365118</text:p>
          </table:table-cell>
          <table:table-cell office:value-type="float" office:value="0.611815875697296" table:style-name="ce1">
            <text:p>0.611815875697296</text:p>
          </table:table-cell>
          <table:table-cell office:value-type="float" office:value="0.611815875697296" table:style-name="ce1">
            <text:p>0.611815875697296</text:p>
          </table:table-cell>
          <table:table-cell office:value-type="float" office:value="0.611815875697296" table:style-name="ce1">
            <text:p>0.611815875697296</text:p>
          </table:table-cell>
          <table:table-cell office:value-type="float" office:value="0.611815875697296" table:style-name="ce1">
            <text:p>0.611815875697296</text:p>
          </table:table-cell>
          <table:table-cell office:value-type="float" office:value="0.611815875697296" table:style-name="ce1">
            <text:p>0.611815875697296</text:p>
          </table:table-cell>
          <table:table-cell office:value-type="float" office:value="0.611815875697296" table:style-name="ce1">
            <text:p>0.611815875697296</text:p>
          </table:table-cell>
          <table:table-cell office:value-type="float" office:value="0.611815875697296" table:style-name="ce1">
            <text:p>0.611815875697296</text:p>
          </table:table-cell>
          <table:table-cell office:value-type="float" office:value="0.611815875697296" table:style-name="ce1">
            <text:p>0.611815875697296</text:p>
          </table:table-cell>
          <table:table-cell office:value-type="float" office:value="0.611815875697296" table:style-name="ce1">
            <text:p>0.61181587569729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.359345303689193" table:style-name="ce1">
            <text:p>0.359345303689193</text:p>
          </table:table-cell>
          <table:table-cell office:value-type="float" office:value="0.048015909891505" table:style-name="ce1">
            <text:p>0.048015909891505</text:p>
          </table:table-cell>
          <table:table-cell office:value-type="float" office:value="0.295092160460737" table:style-name="ce1">
            <text:p>0.295092160460737</text:p>
          </table:table-cell>
          <table:table-cell office:value-type="float" office:value="0.275314732498548" table:style-name="ce1">
            <text:p>0.275314732498548</text:p>
          </table:table-cell>
          <table:table-cell office:value-type="float" office:value="0.970311813618351" table:style-name="ce1">
            <text:p>0.970311813618351</text:p>
          </table:table-cell>
          <table:table-cell office:value-type="float" office:value="0.156414285113724" table:style-name="ce1">
            <text:p>0.156414285113724</text:p>
          </table:table-cell>
          <table:table-cell office:value-type="float" office:value="0.747811104487649" table:style-name="ce1">
            <text:p>0.747811104487649</text:p>
          </table:table-cell>
          <table:table-cell office:value-type="float" office:value="0.233249338721662" table:style-name="ce1">
            <text:p>0.233249338721662</text:p>
          </table:table-cell>
          <table:table-cell office:value-type="float" office:value="0.0392553629336415" table:style-name="ce1">
            <text:p>0.0392553629336415</text:p>
          </table:table-cell>
          <table:table-cell office:value-type="float" office:value="0.0618353283163001" table:style-name="ce1">
            <text:p>0.0618353283163001</text:p>
          </table:table-cell>
          <table:table-cell office:value-type="float" office:value="0.372723338875413" table:style-name="ce1">
            <text:p>0.372723338875413</text:p>
          </table:table-cell>
          <table:table-cell office:value-type="float" office:value="0.473999617436004" table:style-name="ce1">
            <text:p>0.473999617436004</text:p>
          </table:table-cell>
          <table:table-cell office:value-type="float" office:value="0.461294220890432" table:style-name="ce1">
            <text:p>0.461294220890432</text:p>
          </table:table-cell>
          <table:table-cell office:value-type="float" office:value="0.156704420281865" table:style-name="ce1">
            <text:p>0.156704420281865</text:p>
          </table:table-cell>
          <table:table-cell office:value-type="float" office:value="0.343181593324531" table:style-name="ce1">
            <text:p>0.343181593324531</text:p>
          </table:table-cell>
          <table:table-cell office:value-type="float" office:value="0.379408959303672" table:style-name="ce1">
            <text:p>0.379408959303672</text:p>
          </table:table-cell>
          <table:table-cell office:value-type="float" office:value="0.452801308761038" table:style-name="ce1">
            <text:p>0.452801308761038</text:p>
          </table:table-cell>
          <table:table-cell office:value-type="float" office:value="0.538871877445163" table:style-name="ce1">
            <text:p>0.538871877445163</text:p>
          </table:table-cell>
          <table:table-cell office:value-type="float" office:value="0.258116585436526" table:style-name="ce1">
            <text:p>0.258116585436526</text:p>
          </table:table-cell>
          <table:table-cell office:value-type="float" office:value="0.746601713800424" table:style-name="ce1">
            <text:p>0.746601713800424</text:p>
          </table:table-cell>
          <table:table-cell office:value-type="float" office:value="0.359345303689193" table:style-name="ce1">
            <text:p>0.359345303689193</text:p>
          </table:table-cell>
          <table:table-cell office:value-type="float" office:value="0.416084751043244" table:style-name="ce1">
            <text:p>0.416084751043244</text:p>
          </table:table-cell>
          <table:table-cell office:value-type="float" office:value="0.724302723713488" table:style-name="ce1">
            <text:p>0.724302723713488</text:p>
          </table:table-cell>
          <table:table-cell office:value-type="float" office:value="0.909774335960034" table:style-name="ce1">
            <text:p>0.909774335960034</text:p>
          </table:table-cell>
          <table:table-cell office:value-type="float" office:value="0.593579820217864" table:style-name="ce1">
            <text:p>0.593579820217864</text:p>
          </table:table-cell>
          <table:table-cell office:value-type="float" office:value="0.525745232457973" table:style-name="ce1">
            <text:p>0.525745232457973</text:p>
          </table:table-cell>
          <table:table-cell office:value-type="float" office:value="0.671171065432003" table:style-name="ce1">
            <text:p>0.671171065432003</text:p>
          </table:table-cell>
          <table:table-cell office:value-type="float" office:value="0.708798063330067" table:style-name="ce1">
            <text:p>0.708798063330067</text:p>
          </table:table-cell>
          <table:table-cell office:value-type="float" office:value="0.628706504785035" table:style-name="ce1">
            <text:p>0.628706504785035</text:p>
          </table:table-cell>
          <table:table-cell office:value-type="float" office:value="0.53888546610457" table:style-name="ce1">
            <text:p>0.53888546610457</text:p>
          </table:table-cell>
          <table:table-cell office:value-type="float" office:value="0.701949378988925" table:style-name="ce1">
            <text:p>0.701949378988925</text:p>
          </table:table-cell>
          <table:table-cell office:value-type="float" office:value="0.931393893076618" table:style-name="ce1">
            <text:p>0.931393893076618</text:p>
          </table:table-cell>
          <table:table-cell office:value-type="float" office:value="0.531398114771297" table:style-name="ce1">
            <text:p>0.531398114771297</text:p>
          </table:table-cell>
          <table:table-cell office:value-type="float" office:value="0.692233487512899" table:style-name="ce1">
            <text:p>0.692233487512899</text:p>
          </table:table-cell>
          <table:table-cell office:value-type="float" office:value="0.648817720707439" table:style-name="ce1">
            <text:p>0.648817720707439</text:p>
          </table:table-cell>
          <table:table-cell office:value-type="float" office:value="0.685493512447012" table:style-name="ce1">
            <text:p>0.685493512447012</text:p>
          </table:table-cell>
          <table:table-cell office:value-type="float" office:value="0.615308086609704" table:style-name="ce1">
            <text:p>0.615308086609704</text:p>
          </table:table-cell>
          <table:table-cell office:value-type="float" office:value="0.426357777554959" table:style-name="ce1">
            <text:p>0.426357777554959</text:p>
          </table:table-cell>
          <table:table-cell office:value-type="float" office:value="0.52113867691899" table:style-name="ce1">
            <text:p>0.52113867691899</text:p>
          </table:table-cell>
          <table:table-cell office:value-type="float" office:value="0.465846421791787" table:style-name="ce1">
            <text:p>0.465846421791787</text:p>
          </table:table-cell>
          <table:table-cell office:value-type="float" office:value="0" table:style-name="ce1">
            <text:p>0</text:p>
          </table:table-cell>
          <table:table-cell office:value-type="float" office:value="0.423993350818136" table:style-name="ce1">
            <text:p>0.423993350818136</text:p>
          </table:table-cell>
          <table:table-cell office:value-type="float" office:value="0.904298106219001" table:style-name="ce1">
            <text:p>0.904298106219001</text:p>
          </table:table-cell>
          <table:table-cell office:value-type="float" office:value="0.118860003833287" table:style-name="ce1">
            <text:p>0.118860003833287</text:p>
          </table:table-cell>
          <table:table-cell office:value-type="float" office:value="1.45666127287752" table:style-name="ce1">
            <text:p>1.45666127287752</text:p>
          </table:table-cell>
          <table:table-cell office:value-type="float" office:value="0.821300690287696" table:style-name="ce1">
            <text:p>0.821300690287696</text:p>
          </table:table-cell>
          <table:table-cell office:value-type="float" office:value="1.5740150960749" table:style-name="ce1">
            <text:p>1.5740150960749</text:p>
          </table:table-cell>
          <table:table-cell office:value-type="float" office:value="0.552548795500405" table:style-name="ce1">
            <text:p>0.552548795500405</text:p>
          </table:table-cell>
          <table:table-cell office:value-type="float" office:value="0.818446313488449" table:style-name="ce1">
            <text:p>0.818446313488449</text:p>
          </table:table-cell>
          <table:table-cell office:value-type="float" office:value="1.22838725943875" table:style-name="ce1">
            <text:p>1.22838725943875</text:p>
          </table:table-cell>
          <table:table-cell office:value-type="float" office:value="0.854890578142309" table:style-name="ce1">
            <text:p>0.854890578142309</text:p>
          </table:table-cell>
          <table:table-cell office:value-type="float" office:value="0.614407117133366" table:style-name="ce1">
            <text:p>0.614407117133366</text:p>
          </table:table-cell>
          <table:table-cell office:value-type="float" office:value="0.722028821214875" table:style-name="ce1">
            <text:p>0.722028821214875</text:p>
          </table:table-cell>
          <table:table-cell office:value-type="float" office:value="0.957945811106379" table:style-name="ce1">
            <text:p>0.957945811106379</text:p>
          </table:table-cell>
          <table:table-cell office:value-type="float" office:value="0.723668123311649" table:style-name="ce1">
            <text:p>0.723668123311649</text:p>
          </table:table-cell>
          <table:table-cell office:value-type="float" office:value="0.961151298113234" table:style-name="ce1">
            <text:p>0.961151298113234</text:p>
          </table:table-cell>
          <table:table-cell office:value-type="float" office:value="0.935659958483471" table:style-name="ce1">
            <text:p>0.935659958483471</text:p>
          </table:table-cell>
          <table:table-cell office:value-type="float" office:value="0.227069485336551" table:style-name="ce1">
            <text:p>0.227069485336551</text:p>
          </table:table-cell>
          <table:table-cell office:value-type="float" office:value="1.06352271551353" table:style-name="ce1">
            <text:p>1.06352271551353</text:p>
          </table:table-cell>
          <table:table-cell office:value-type="float" office:value="0.975811633781314" table:style-name="ce1">
            <text:p>0.975811633781314</text:p>
          </table:table-cell>
          <table:table-cell office:value-type="float" office:value="1.02198624501319" table:style-name="ce1">
            <text:p>1.02198624501319</text:p>
          </table:table-cell>
          <table:table-cell office:value-type="float" office:value="0.43758051283851" table:style-name="ce1">
            <text:p>0.43758051283851</text:p>
          </table:table-cell>
          <table:table-cell office:value-type="float" office:value="0.597756653240742" table:style-name="ce1">
            <text:p>0.597756653240742</text:p>
          </table:table-cell>
          <table:table-cell office:value-type="float" office:value="0.597756653240742" table:style-name="ce1">
            <text:p>0.597756653240742</text:p>
          </table:table-cell>
          <table:table-cell office:value-type="float" office:value="0.597756653240742" table:style-name="ce1">
            <text:p>0.597756653240742</text:p>
          </table:table-cell>
          <table:table-cell office:value-type="float" office:value="0.597756653240742" table:style-name="ce1">
            <text:p>0.597756653240742</text:p>
          </table:table-cell>
          <table:table-cell office:value-type="float" office:value="0.597756653240742" table:style-name="ce1">
            <text:p>0.597756653240742</text:p>
          </table:table-cell>
          <table:table-cell office:value-type="float" office:value="0.597756653240742" table:style-name="ce1">
            <text:p>0.597756653240742</text:p>
          </table:table-cell>
          <table:table-cell office:value-type="float" office:value="0.597756653240742" table:style-name="ce1">
            <text:p>0.597756653240742</text:p>
          </table:table-cell>
          <table:table-cell office:value-type="float" office:value="0.597756653240742" table:style-name="ce1">
            <text:p>0.597756653240742</text:p>
          </table:table-cell>
          <table:table-cell office:value-type="float" office:value="0.597756653240742" table:style-name="ce1">
            <text:p>0.59775665324074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.160285032035617" table:style-name="ce1">
            <text:p>0.160285032035617</text:p>
          </table:table-cell>
          <table:table-cell office:value-type="float" office:value="0.0460387916933849" table:style-name="ce1">
            <text:p>0.0460387916933849</text:p>
          </table:table-cell>
          <table:table-cell office:value-type="float" office:value="0.2585859138058" table:style-name="ce1">
            <text:p>0.2585859138058</text:p>
          </table:table-cell>
          <table:table-cell office:value-type="float" office:value="0.127053965455726" table:style-name="ce1">
            <text:p>0.127053965455726</text:p>
          </table:table-cell>
          <table:table-cell office:value-type="float" office:value="0.989893071823881" table:style-name="ce1">
            <text:p>0.989893071823881</text:p>
          </table:table-cell>
          <table:table-cell office:value-type="float" office:value="0.0721035873452462" table:style-name="ce1">
            <text:p>0.0721035873452462</text:p>
          </table:table-cell>
          <table:table-cell office:value-type="float" office:value="0.554661899676132" table:style-name="ce1">
            <text:p>0.554661899676132</text:p>
          </table:table-cell>
          <table:table-cell office:value-type="float" office:value="0.147844614348481" table:style-name="ce1">
            <text:p>0.147844614348481</text:p>
          </table:table-cell>
          <table:table-cell office:value-type="float" office:value="0.0327563840824017" table:style-name="ce1">
            <text:p>0.0327563840824017</text:p>
          </table:table-cell>
          <table:table-cell office:value-type="float" office:value="0.0513310906637075" table:style-name="ce1">
            <text:p>0.0513310906637075</text:p>
          </table:table-cell>
          <table:table-cell office:value-type="float" office:value="0.0792626503212033" table:style-name="ce1">
            <text:p>0.0792626503212033</text:p>
          </table:table-cell>
          <table:table-cell office:value-type="float" office:value="0.309169178828736" table:style-name="ce1">
            <text:p>0.309169178828736</text:p>
          </table:table-cell>
          <table:table-cell office:value-type="float" office:value="0.185444434927732" table:style-name="ce1">
            <text:p>0.185444434927732</text:p>
          </table:table-cell>
          <table:table-cell office:value-type="float" office:value="0.151676616301264" table:style-name="ce1">
            <text:p>0.151676616301264</text:p>
          </table:table-cell>
          <table:table-cell office:value-type="float" office:value="0.0263619992496373" table:style-name="ce1">
            <text:p>0.0263619992496373</text:p>
          </table:table-cell>
          <table:table-cell office:value-type="float" office:value="0.15915037897513" table:style-name="ce1">
            <text:p>0.15915037897513</text:p>
          </table:table-cell>
          <table:table-cell office:value-type="float" office:value="0.158593243939442" table:style-name="ce1">
            <text:p>0.158593243939442</text:p>
          </table:table-cell>
          <table:table-cell office:value-type="float" office:value="0.297632406992168" table:style-name="ce1">
            <text:p>0.297632406992168</text:p>
          </table:table-cell>
          <table:table-cell office:value-type="float" office:value="0.0597221580938948" table:style-name="ce1">
            <text:p>0.0597221580938948</text:p>
          </table:table-cell>
          <table:table-cell office:value-type="float" office:value="0.443234892538489" table:style-name="ce1">
            <text:p>0.443234892538489</text:p>
          </table:table-cell>
          <table:table-cell office:value-type="float" office:value="0.160285032035617" table:style-name="ce1">
            <text:p>0.160285032035617</text:p>
          </table:table-cell>
          <table:table-cell office:value-type="float" office:value="0.21619557116584" table:style-name="ce1">
            <text:p>0.21619557116584</text:p>
          </table:table-cell>
          <table:table-cell office:value-type="float" office:value="0.336482384236865" table:style-name="ce1">
            <text:p>0.336482384236865</text:p>
          </table:table-cell>
          <table:table-cell office:value-type="float" office:value="0.602466803470061" table:style-name="ce1">
            <text:p>0.602466803470061</text:p>
          </table:table-cell>
          <table:table-cell office:value-type="float" office:value="0.309495306654505" table:style-name="ce1">
            <text:p>0.309495306654505</text:p>
          </table:table-cell>
          <table:table-cell office:value-type="float" office:value="0.266677440862955" table:style-name="ce1">
            <text:p>0.266677440862955</text:p>
          </table:table-cell>
          <table:table-cell office:value-type="float" office:value="0.229077620283704" table:style-name="ce1">
            <text:p>0.229077620283704</text:p>
          </table:table-cell>
          <table:table-cell office:value-type="float" office:value="0.299521230649745" table:style-name="ce1">
            <text:p>0.299521230649745</text:p>
          </table:table-cell>
          <table:table-cell office:value-type="float" office:value="0.289125906203367" table:style-name="ce1">
            <text:p>0.289125906203367</text:p>
          </table:table-cell>
          <table:table-cell office:value-type="float" office:value="0.312851705528041" table:style-name="ce1">
            <text:p>0.312851705528041</text:p>
          </table:table-cell>
          <table:table-cell office:value-type="float" office:value="0.299928890431956" table:style-name="ce1">
            <text:p>0.299928890431956</text:p>
          </table:table-cell>
          <table:table-cell office:value-type="float" office:value="0.497779771398306" table:style-name="ce1">
            <text:p>0.497779771398306</text:p>
          </table:table-cell>
          <table:table-cell office:value-type="float" office:value="0.171719888926632" table:style-name="ce1">
            <text:p>0.171719888926632</text:p>
          </table:table-cell>
          <table:table-cell office:value-type="float" office:value="0.367179165837345" table:style-name="ce1">
            <text:p>0.367179165837345</text:p>
          </table:table-cell>
          <table:table-cell office:value-type="float" office:value="0.165047857157781" table:style-name="ce1">
            <text:p>0.165047857157781</text:p>
          </table:table-cell>
          <table:table-cell office:value-type="float" office:value="0.333356992573249" table:style-name="ce1">
            <text:p>0.333356992573249</text:p>
          </table:table-cell>
          <table:table-cell office:value-type="float" office:value="0.19959022937045" table:style-name="ce1">
            <text:p>0.19959022937045</text:p>
          </table:table-cell>
          <table:table-cell office:value-type="float" office:value="0.136525261062426" table:style-name="ce1">
            <text:p>0.136525261062426</text:p>
          </table:table-cell>
          <table:table-cell office:value-type="float" office:value="0.145004584532412" table:style-name="ce1">
            <text:p>0.145004584532412</text:p>
          </table:table-cell>
          <table:table-cell office:value-type="float" office:value="0.184275810218728" table:style-name="ce1">
            <text:p>0.184275810218728</text:p>
          </table:table-cell>
          <table:table-cell office:value-type="float" office:value="0" table:style-name="ce1">
            <text:p>0</text:p>
          </table:table-cell>
          <table:table-cell office:value-type="float" office:value="0.14991009057835" table:style-name="ce1">
            <text:p>0.14991009057835</text:p>
          </table:table-cell>
          <table:table-cell office:value-type="float" office:value="0.314890004439095" table:style-name="ce1">
            <text:p>0.314890004439095</text:p>
          </table:table-cell>
          <table:table-cell office:value-type="float" office:value="0.0358332948563369" table:style-name="ce1">
            <text:p>0.0358332948563369</text:p>
          </table:table-cell>
          <table:table-cell office:value-type="float" office:value="0.365263686074974" table:style-name="ce1">
            <text:p>0.365263686074974</text:p>
          </table:table-cell>
          <table:table-cell office:value-type="float" office:value="0.456265720681153" table:style-name="ce1">
            <text:p>0.456265720681153</text:p>
          </table:table-cell>
          <table:table-cell office:value-type="float" office:value="0.614212285680344" table:style-name="ce1">
            <text:p>0.614212285680344</text:p>
          </table:table-cell>
          <table:table-cell office:value-type="float" office:value="0.208026815692305" table:style-name="ce1">
            <text:p>0.208026815692305</text:p>
          </table:table-cell>
          <table:table-cell office:value-type="float" office:value="0.276041752156184" table:style-name="ce1">
            <text:p>0.276041752156184</text:p>
          </table:table-cell>
          <table:table-cell office:value-type="float" office:value="0.401229956352806" table:style-name="ce1">
            <text:p>0.401229956352806</text:p>
          </table:table-cell>
          <table:table-cell office:value-type="float" office:value="0.303601466213834" table:style-name="ce1">
            <text:p>0.303601466213834</text:p>
          </table:table-cell>
          <table:table-cell office:value-type="float" office:value="0.26982605272996" table:style-name="ce1">
            <text:p>0.26982605272996</text:p>
          </table:table-cell>
          <table:table-cell office:value-type="float" office:value="0.184056786222489" table:style-name="ce1">
            <text:p>0.184056786222489</text:p>
          </table:table-cell>
          <table:table-cell office:value-type="float" office:value="0.39759799673703" table:style-name="ce1">
            <text:p>0.39759799673703</text:p>
          </table:table-cell>
          <table:table-cell office:value-type="float" office:value="0.204255454836593" table:style-name="ce1">
            <text:p>0.204255454836593</text:p>
          </table:table-cell>
          <table:table-cell office:value-type="float" office:value="0.475640800258593" table:style-name="ce1">
            <text:p>0.475640800258593</text:p>
          </table:table-cell>
          <table:table-cell office:value-type="float" office:value="0.280651827704958" table:style-name="ce1">
            <text:p>0.280651827704958</text:p>
          </table:table-cell>
          <table:table-cell office:value-type="float" office:value="0.0683904190670504" table:style-name="ce1">
            <text:p>0.0683904190670504</text:p>
          </table:table-cell>
          <table:table-cell office:value-type="float" office:value="0.30989870238158" table:style-name="ce1">
            <text:p>0.30989870238158</text:p>
          </table:table-cell>
          <table:table-cell office:value-type="float" office:value="0.457078429289591" table:style-name="ce1">
            <text:p>0.457078429289591</text:p>
          </table:table-cell>
          <table:table-cell office:value-type="float" office:value="0.237431446238395" table:style-name="ce1">
            <text:p>0.237431446238395</text:p>
          </table:table-cell>
          <table:table-cell office:value-type="float" office:value="0.0965442287305057" table:style-name="ce1">
            <text:p>0.0965442287305057</text:p>
          </table:table-cell>
          <table:table-cell office:value-type="float" office:value="0.257097370655164" table:style-name="ce1">
            <text:p>0.257097370655164</text:p>
          </table:table-cell>
          <table:table-cell office:value-type="float" office:value="0.257097370655164" table:style-name="ce1">
            <text:p>0.257097370655164</text:p>
          </table:table-cell>
          <table:table-cell office:value-type="float" office:value="0.257097370655164" table:style-name="ce1">
            <text:p>0.257097370655164</text:p>
          </table:table-cell>
          <table:table-cell office:value-type="float" office:value="0.257097370655164" table:style-name="ce1">
            <text:p>0.257097370655164</text:p>
          </table:table-cell>
          <table:table-cell office:value-type="float" office:value="0.257097370655164" table:style-name="ce1">
            <text:p>0.257097370655164</text:p>
          </table:table-cell>
          <table:table-cell office:value-type="float" office:value="0.257097370655164" table:style-name="ce1">
            <text:p>0.257097370655164</text:p>
          </table:table-cell>
          <table:table-cell office:value-type="float" office:value="0.257097370655164" table:style-name="ce1">
            <text:p>0.257097370655164</text:p>
          </table:table-cell>
          <table:table-cell office:value-type="float" office:value="0.257097370655164" table:style-name="ce1">
            <text:p>0.257097370655164</text:p>
          </table:table-cell>
          <table:table-cell office:value-type="float" office:value="0.257097370655164" table:style-name="ce1">
            <text:p>0.257097370655164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.506048470647483" table:style-name="ce1">
            <text:p>0.506048470647483</text:p>
          </table:table-cell>
          <table:table-cell office:value-type="float" office:value="0.0654770524812245" table:style-name="ce1">
            <text:p>0.0654770524812245</text:p>
          </table:table-cell>
          <table:table-cell office:value-type="float" office:value="0.472299566098241" table:style-name="ce1">
            <text:p>0.472299566098241</text:p>
          </table:table-cell>
          <table:table-cell office:value-type="float" office:value="0.378325263715961" table:style-name="ce1">
            <text:p>0.378325263715961</text:p>
          </table:table-cell>
          <table:table-cell office:value-type="float" office:value="1.12924477404297" table:style-name="ce1">
            <text:p>1.12924477404297</text:p>
          </table:table-cell>
          <table:table-cell office:value-type="float" office:value="0.146947077845048" table:style-name="ce1">
            <text:p>0.146947077845048</text:p>
          </table:table-cell>
          <table:table-cell office:value-type="float" office:value="1.16415404005963" table:style-name="ce1">
            <text:p>1.16415404005963</text:p>
          </table:table-cell>
          <table:table-cell office:value-type="float" office:value="0.488104645900501" table:style-name="ce1">
            <text:p>0.488104645900501</text:p>
          </table:table-cell>
          <table:table-cell office:value-type="float" office:value="0.0631019595232248" table:style-name="ce1">
            <text:p>0.0631019595232248</text:p>
          </table:table-cell>
          <table:table-cell office:value-type="float" office:value="0.109223662624918" table:style-name="ce1">
            <text:p>0.109223662624918</text:p>
          </table:table-cell>
          <table:table-cell office:value-type="float" office:value="0.401884601962898" table:style-name="ce1">
            <text:p>0.401884601962898</text:p>
          </table:table-cell>
          <table:table-cell office:value-type="float" office:value="0.794610447485459" table:style-name="ce1">
            <text:p>0.794610447485459</text:p>
          </table:table-cell>
          <table:table-cell office:value-type="float" office:value="0.623896119354947" table:style-name="ce1">
            <text:p>0.623896119354947</text:p>
          </table:table-cell>
          <table:table-cell office:value-type="float" office:value="0.327051854608387" table:style-name="ce1">
            <text:p>0.327051854608387</text:p>
          </table:table-cell>
          <table:table-cell office:value-type="float" office:value="0.39556587533863" table:style-name="ce1">
            <text:p>0.39556587533863</text:p>
          </table:table-cell>
          <table:table-cell office:value-type="float" office:value="0.414005686153969" table:style-name="ce1">
            <text:p>0.414005686153969</text:p>
          </table:table-cell>
          <table:table-cell office:value-type="float" office:value="0.639645375607694" table:style-name="ce1">
            <text:p>0.639645375607694</text:p>
          </table:table-cell>
          <table:table-cell office:value-type="float" office:value="0.620077706061572" table:style-name="ce1">
            <text:p>0.620077706061572</text:p>
          </table:table-cell>
          <table:table-cell office:value-type="float" office:value="0.485522800613165" table:style-name="ce1">
            <text:p>0.485522800613165</text:p>
          </table:table-cell>
          <table:table-cell office:value-type="float" office:value="1.05776842556199" table:style-name="ce1">
            <text:p>1.05776842556199</text:p>
          </table:table-cell>
          <table:table-cell office:value-type="float" office:value="0.506048470647483" table:style-name="ce1">
            <text:p>0.506048470647483</text:p>
          </table:table-cell>
          <table:table-cell office:value-type="float" office:value="0.707765325215133" table:style-name="ce1">
            <text:p>0.707765325215133</text:p>
          </table:table-cell>
          <table:table-cell office:value-type="float" office:value="1.1944567505373" table:style-name="ce1">
            <text:p>1.1944567505373</text:p>
          </table:table-cell>
          <table:table-cell office:value-type="float" office:value="1.1782183025459" table:style-name="ce1">
            <text:p>1.1782183025459</text:p>
          </table:table-cell>
          <table:table-cell office:value-type="float" office:value="0.85467232206453" table:style-name="ce1">
            <text:p>0.85467232206453</text:p>
          </table:table-cell>
          <table:table-cell office:value-type="float" office:value="0.688197655669011" table:style-name="ce1">
            <text:p>0.688197655669011</text:p>
          </table:table-cell>
          <table:table-cell office:value-type="float" office:value="0.884214067615412" table:style-name="ce1">
            <text:p>0.884214067615412</text:p>
          </table:table-cell>
          <table:table-cell office:value-type="float" office:value="1.05578448128857" table:style-name="ce1">
            <text:p>1.05578448128857</text:p>
          </table:table-cell>
          <table:table-cell office:value-type="float" office:value="1.06150530689893" table:style-name="ce1">
            <text:p>1.06150530689893</text:p>
          </table:table-cell>
          <table:table-cell office:value-type="float" office:value="0.836898355560135" table:style-name="ce1">
            <text:p>0.836898355560135</text:p>
          </table:table-cell>
          <table:table-cell office:value-type="float" office:value="0.944017757665749" table:style-name="ce1">
            <text:p>0.944017757665749</text:p>
          </table:table-cell>
          <table:table-cell office:value-type="float" office:value="1.22431103525455" table:style-name="ce1">
            <text:p>1.22431103525455</text:p>
          </table:table-cell>
          <table:table-cell office:value-type="float" office:value="0.744210109744787" table:style-name="ce1">
            <text:p>0.744210109744787</text:p>
          </table:table-cell>
          <table:table-cell office:value-type="float" office:value="0.922085661382803" table:style-name="ce1">
            <text:p>0.922085661382803</text:p>
          </table:table-cell>
          <table:table-cell office:value-type="float" office:value="0.806106453343806" table:style-name="ce1">
            <text:p>0.806106453343806</text:p>
          </table:table-cell>
          <table:table-cell office:value-type="float" office:value="0.950431604905867" table:style-name="ce1">
            <text:p>0.950431604905867</text:p>
          </table:table-cell>
          <table:table-cell office:value-type="float" office:value="0.691132806100929" table:style-name="ce1">
            <text:p>0.691132806100929</text:p>
          </table:table-cell>
          <table:table-cell office:value-type="float" office:value="0.485210261446804" table:style-name="ce1">
            <text:p>0.485210261446804</text:p>
          </table:table-cell>
          <table:table-cell office:value-type="float" office:value="0.64460523629126" table:style-name="ce1">
            <text:p>0.64460523629126</text:p>
          </table:table-cell>
          <table:table-cell office:value-type="float" office:value="0.688781968023513" table:style-name="ce1">
            <text:p>0.688781968023513</text:p>
          </table:table-cell>
          <table:table-cell office:value-type="float" office:value="0" table:style-name="ce1">
            <text:p>0</text:p>
          </table:table-cell>
          <table:table-cell office:value-type="float" office:value="0.749251502384795" table:style-name="ce1">
            <text:p>0.749251502384795</text:p>
          </table:table-cell>
          <table:table-cell office:value-type="float" office:value="1.70926311217262" table:style-name="ce1">
            <text:p>1.70926311217262</text:p>
          </table:table-cell>
          <table:table-cell office:value-type="float" office:value="0.411192833656714" table:style-name="ce1">
            <text:p>0.411192833656714</text:p>
          </table:table-cell>
          <table:table-cell office:value-type="float" office:value="1.53251171294794" table:style-name="ce1">
            <text:p>1.53251171294794</text:p>
          </table:table-cell>
          <table:table-cell office:value-type="float" office:value="1.27016547456078" table:style-name="ce1">
            <text:p>1.27016547456078</text:p>
          </table:table-cell>
          <table:table-cell office:value-type="float" office:value="1.87926508158238" table:style-name="ce1">
            <text:p>1.87926508158238</text:p>
          </table:table-cell>
          <table:table-cell office:value-type="float" office:value="0.941145224600221" table:style-name="ce1">
            <text:p>0.941145224600221</text:p>
          </table:table-cell>
          <table:table-cell office:value-type="float" office:value="0.829286859612273" table:style-name="ce1">
            <text:p>0.829286859612273</text:p>
          </table:table-cell>
          <table:table-cell office:value-type="float" office:value="1.48555925301885" table:style-name="ce1">
            <text:p>1.48555925301885</text:p>
          </table:table-cell>
          <table:table-cell office:value-type="float" office:value="0.932651223178986" table:style-name="ce1">
            <text:p>0.932651223178986</text:p>
          </table:table-cell>
          <table:table-cell office:value-type="float" office:value="0.725352920546808" table:style-name="ce1">
            <text:p>0.725352920546808</text:p>
          </table:table-cell>
          <table:table-cell office:value-type="float" office:value="0.863081180166645" table:style-name="ce1">
            <text:p>0.863081180166645</text:p>
          </table:table-cell>
          <table:table-cell office:value-type="float" office:value="1.46117149546022" table:style-name="ce1">
            <text:p>1.46117149546022</text:p>
          </table:table-cell>
          <table:table-cell office:value-type="float" office:value="0.96504837030815" table:style-name="ce1">
            <text:p>0.96504837030815</text:p>
          </table:table-cell>
          <table:table-cell office:value-type="float" office:value="1.08641270812344" table:style-name="ce1">
            <text:p>1.08641270812344</text:p>
          </table:table-cell>
          <table:table-cell office:value-type="float" office:value="0.939389673562182" table:style-name="ce1">
            <text:p>0.939389673562182</text:p>
          </table:table-cell>
          <table:table-cell office:value-type="float" office:value="0.447510447179474" table:style-name="ce1">
            <text:p>0.447510447179474</text:p>
          </table:table-cell>
          <table:table-cell office:value-type="float" office:value="1.32851712546231" table:style-name="ce1">
            <text:p>1.32851712546231</text:p>
          </table:table-cell>
          <table:table-cell office:value-type="float" office:value="0.958322593570647" table:style-name="ce1">
            <text:p>0.958322593570647</text:p>
          </table:table-cell>
          <table:table-cell office:value-type="float" office:value="1.02641758966117" table:style-name="ce1">
            <text:p>1.02641758966117</text:p>
          </table:table-cell>
          <table:table-cell office:value-type="float" office:value="0.63477534967331" table:style-name="ce1">
            <text:p>0.63477534967331</text:p>
          </table:table-cell>
          <table:table-cell office:value-type="float" office:value="0.798837114021295" table:style-name="ce1">
            <text:p>0.798837114021295</text:p>
          </table:table-cell>
          <table:table-cell office:value-type="float" office:value="0.798837114021295" table:style-name="ce1">
            <text:p>0.798837114021295</text:p>
          </table:table-cell>
          <table:table-cell office:value-type="float" office:value="0.798837114021295" table:style-name="ce1">
            <text:p>0.798837114021295</text:p>
          </table:table-cell>
          <table:table-cell office:value-type="float" office:value="0.798837114021295" table:style-name="ce1">
            <text:p>0.798837114021295</text:p>
          </table:table-cell>
          <table:table-cell office:value-type="float" office:value="0.798837114021295" table:style-name="ce1">
            <text:p>0.798837114021295</text:p>
          </table:table-cell>
          <table:table-cell office:value-type="float" office:value="0.798837114021295" table:style-name="ce1">
            <text:p>0.798837114021295</text:p>
          </table:table-cell>
          <table:table-cell office:value-type="float" office:value="0.798837114021295" table:style-name="ce1">
            <text:p>0.798837114021295</text:p>
          </table:table-cell>
          <table:table-cell office:value-type="float" office:value="0.798837114021295" table:style-name="ce1">
            <text:p>0.798837114021295</text:p>
          </table:table-cell>
          <table:table-cell office:value-type="float" office:value="0.798837114021295" table:style-name="ce1">
            <text:p>0.79883711402129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.447522114581407" table:style-name="ce1">
            <text:p>0.447522114581407</text:p>
          </table:table-cell>
          <table:table-cell office:value-type="float" office:value="0.069195310253818" table:style-name="ce1">
            <text:p>0.069195310253818</text:p>
          </table:table-cell>
          <table:table-cell office:value-type="float" office:value="0.502721438310688" table:style-name="ce1">
            <text:p>0.502721438310688</text:p>
          </table:table-cell>
          <table:table-cell office:value-type="float" office:value="0.307167399439838" table:style-name="ce1">
            <text:p>0.307167399439838</text:p>
          </table:table-cell>
          <table:table-cell office:value-type="float" office:value="1.09046274009531" table:style-name="ce1">
            <text:p>1.09046274009531</text:p>
          </table:table-cell>
          <table:table-cell office:value-type="float" office:value="0.131270443874148" table:style-name="ce1">
            <text:p>0.131270443874148</text:p>
          </table:table-cell>
          <table:table-cell office:value-type="float" office:value="1.12129540828986" table:style-name="ce1">
            <text:p>1.12129540828986</text:p>
          </table:table-cell>
          <table:table-cell office:value-type="float" office:value="0.474448043196436" table:style-name="ce1">
            <text:p>0.474448043196436</text:p>
          </table:table-cell>
          <table:table-cell office:value-type="float" office:value="0.0581017638221728" table:style-name="ce1">
            <text:p>0.0581017638221728</text:p>
          </table:table-cell>
          <table:table-cell office:value-type="float" office:value="0.0965318393531151" table:style-name="ce1">
            <text:p>0.0965318393531151</text:p>
          </table:table-cell>
          <table:table-cell office:value-type="float" office:value="0.191287558472755" table:style-name="ce1">
            <text:p>0.191287558472755</text:p>
          </table:table-cell>
          <table:table-cell office:value-type="float" office:value="0.868084328899268" table:style-name="ce1">
            <text:p>0.868084328899268</text:p>
          </table:table-cell>
          <table:table-cell office:value-type="float" office:value="0.520010818188206" table:style-name="ce1">
            <text:p>0.520010818188206</text:p>
          </table:table-cell>
          <table:table-cell office:value-type="float" office:value="0.237896660238866" table:style-name="ce1">
            <text:p>0.237896660238866</text:p>
          </table:table-cell>
          <table:table-cell office:value-type="float" office:value="0.22319373076046" table:style-name="ce1">
            <text:p>0.22319373076046</text:p>
          </table:table-cell>
          <table:table-cell office:value-type="float" office:value="0.310650342704102" table:style-name="ce1">
            <text:p>0.310650342704102</text:p>
          </table:table-cell>
          <table:table-cell office:value-type="float" office:value="0.551536508012515" table:style-name="ce1">
            <text:p>0.551536508012515</text:p>
          </table:table-cell>
          <table:table-cell office:value-type="float" office:value="0.566185082853292" table:style-name="ce1">
            <text:p>0.566185082853292</text:p>
          </table:table-cell>
          <table:table-cell office:value-type="float" office:value="0.397264457764508" table:style-name="ce1">
            <text:p>0.397264457764508</text:p>
          </table:table-cell>
          <table:table-cell office:value-type="float" office:value="0.991768306822051" table:style-name="ce1">
            <text:p>0.991768306822051</text:p>
          </table:table-cell>
          <table:table-cell office:value-type="float" office:value="0.447522114581407" table:style-name="ce1">
            <text:p>0.447522114581407</text:p>
          </table:table-cell>
          <table:table-cell office:value-type="float" office:value="0.684868434114289" table:style-name="ce1">
            <text:p>0.684868434114289</text:p>
          </table:table-cell>
          <table:table-cell office:value-type="float" office:value="1.07959181256968" table:style-name="ce1">
            <text:p>1.07959181256968</text:p>
          </table:table-cell>
          <table:table-cell office:value-type="float" office:value="1.17353021505048" table:style-name="ce1">
            <text:p>1.17353021505048</text:p>
          </table:table-cell>
          <table:table-cell office:value-type="float" office:value="0.794922986651821" table:style-name="ce1">
            <text:p>0.794922986651821</text:p>
          </table:table-cell>
          <table:table-cell office:value-type="float" office:value="0.746968607604414" table:style-name="ce1">
            <text:p>0.746968607604414</text:p>
          </table:table-cell>
          <table:table-cell office:value-type="float" office:value="0.73435833167469" table:style-name="ce1">
            <text:p>0.73435833167469</text:p>
          </table:table-cell>
          <table:table-cell office:value-type="float" office:value="1.06539166348934" table:style-name="ce1">
            <text:p>1.06539166348934</text:p>
          </table:table-cell>
          <table:table-cell office:value-type="float" office:value="0.874403055523536" table:style-name="ce1">
            <text:p>0.874403055523536</text:p>
          </table:table-cell>
          <table:table-cell office:value-type="float" office:value="0.743802449962576" table:style-name="ce1">
            <text:p>0.743802449962576</text:p>
          </table:table-cell>
          <table:table-cell office:value-type="float" office:value="0.805956978090329" table:style-name="ce1">
            <text:p>0.805956978090329</text:p>
          </table:table-cell>
          <table:table-cell office:value-type="float" office:value="1.12516817622086" table:style-name="ce1">
            <text:p>1.12516817622086</text:p>
          </table:table-cell>
          <table:table-cell office:value-type="float" office:value="0.568304913720789" table:style-name="ce1">
            <text:p>0.568304913720789</text:p>
          </table:table-cell>
          <table:table-cell office:value-type="float" office:value="0.808280638848931" table:style-name="ce1">
            <text:p>0.808280638848931</text:p>
          </table:table-cell>
          <table:table-cell office:value-type="float" office:value="0.510009564864633" table:style-name="ce1">
            <text:p>0.510009564864633</text:p>
          </table:table-cell>
          <table:table-cell office:value-type="float" office:value="0.852375838624742" table:style-name="ce1">
            <text:p>0.852375838624742</text:p>
          </table:table-cell>
          <table:table-cell office:value-type="float" office:value="0.568658218865372" table:style-name="ce1">
            <text:p>0.568658218865372</text:p>
          </table:table-cell>
          <table:table-cell office:value-type="float" office:value="0.393228625920621" table:style-name="ce1">
            <text:p>0.393228625920621</text:p>
          </table:table-cell>
          <table:table-cell office:value-type="float" office:value="0.463821711540139" table:style-name="ce1">
            <text:p>0.463821711540139</text:p>
          </table:table-cell>
          <table:table-cell office:value-type="float" office:value="0.651318034038333" table:style-name="ce1">
            <text:p>0.651318034038333</text:p>
          </table:table-cell>
          <table:table-cell office:value-type="float" office:value="0" table:style-name="ce1">
            <text:p>0</text:p>
          </table:table-cell>
          <table:table-cell office:value-type="float" office:value="0.614900426827494" table:style-name="ce1">
            <text:p>0.614900426827494</text:p>
          </table:table-cell>
          <table:table-cell office:value-type="float" office:value="1.03953244463776" table:style-name="ce1">
            <text:p>1.03953244463776</text:p>
          </table:table-cell>
          <table:table-cell office:value-type="float" office:value="0.236456262341721" table:style-name="ce1">
            <text:p>0.236456262341721</text:p>
          </table:table-cell>
          <table:table-cell office:value-type="float" office:value="1.45010376906744" table:style-name="ce1">
            <text:p>1.45010376906744</text:p>
          </table:table-cell>
          <table:table-cell office:value-type="float" office:value="1.06178681010343" table:style-name="ce1">
            <text:p>1.06178681010343</text:p>
          </table:table-cell>
          <table:table-cell office:value-type="float" office:value="1.37707934519052" table:style-name="ce1">
            <text:p>1.37707934519052</text:p>
          </table:table-cell>
          <table:table-cell office:value-type="float" office:value="0.473268494672449" table:style-name="ce1">
            <text:p>0.473268494672449</text:p>
          </table:table-cell>
          <table:table-cell office:value-type="float" office:value="0.815007590041622" table:style-name="ce1">
            <text:p>0.815007590041622</text:p>
          </table:table-cell>
          <table:table-cell office:value-type="float" office:value="1.16011409375109" table:style-name="ce1">
            <text:p>1.16011409375109</text:p>
          </table:table-cell>
          <table:table-cell office:value-type="float" office:value="0.678375940510669" table:style-name="ce1">
            <text:p>0.678375940510669</text:p>
          </table:table-cell>
          <table:table-cell office:value-type="float" office:value="0.505713913915978" table:style-name="ce1">
            <text:p>0.505713913915978</text:p>
          </table:table-cell>
          <table:table-cell office:value-type="float" office:value="0.590336053005577" table:style-name="ce1">
            <text:p>0.590336053005577</text:p>
          </table:table-cell>
          <table:table-cell office:value-type="float" office:value="0.853171334588086" table:style-name="ce1">
            <text:p>0.853171334588086</text:p>
          </table:table-cell>
          <table:table-cell office:value-type="float" office:value="0.576202811012225" table:style-name="ce1">
            <text:p>0.576202811012225</text:p>
          </table:table-cell>
          <table:table-cell office:value-type="float" office:value="1.01757537317749" table:style-name="ce1">
            <text:p>1.01757537317749</text:p>
          </table:table-cell>
          <table:table-cell office:value-type="float" office:value="0.9089149619105" table:style-name="ce1">
            <text:p>0.9089149619105</text:p>
          </table:table-cell>
          <table:table-cell office:value-type="float" office:value="0.493901071691793" table:style-name="ce1">
            <text:p>0.493901071691793</text:p>
          </table:table-cell>
          <table:table-cell office:value-type="float" office:value="0.861157976589425" table:style-name="ce1">
            <text:p>0.861157976589425</text:p>
          </table:table-cell>
          <table:table-cell office:value-type="float" office:value="1.09926889567384" table:style-name="ce1">
            <text:p>1.09926889567384</text:p>
          </table:table-cell>
          <table:table-cell office:value-type="float" office:value="1.12730453614668" table:style-name="ce1">
            <text:p>1.12730453614668</text:p>
          </table:table-cell>
          <table:table-cell office:value-type="float" office:value="0.503725717283921" table:style-name="ce1">
            <text:p>0.503725717283921</text:p>
          </table:table-cell>
          <table:table-cell office:value-type="float" office:value="0.672467330484347" table:style-name="ce1">
            <text:p>0.672467330484347</text:p>
          </table:table-cell>
          <table:table-cell office:value-type="float" office:value="0.672467330484347" table:style-name="ce1">
            <text:p>0.672467330484347</text:p>
          </table:table-cell>
          <table:table-cell office:value-type="float" office:value="0.672467330484347" table:style-name="ce1">
            <text:p>0.672467330484347</text:p>
          </table:table-cell>
          <table:table-cell office:value-type="float" office:value="0.672467330484347" table:style-name="ce1">
            <text:p>0.672467330484347</text:p>
          </table:table-cell>
          <table:table-cell office:value-type="float" office:value="0.672467330484347" table:style-name="ce1">
            <text:p>0.672467330484347</text:p>
          </table:table-cell>
          <table:table-cell office:value-type="float" office:value="0.672467330484347" table:style-name="ce1">
            <text:p>0.672467330484347</text:p>
          </table:table-cell>
          <table:table-cell office:value-type="float" office:value="0.672467330484347" table:style-name="ce1">
            <text:p>0.672467330484347</text:p>
          </table:table-cell>
          <table:table-cell office:value-type="float" office:value="0.672467330484347" table:style-name="ce1">
            <text:p>0.672467330484347</text:p>
          </table:table-cell>
          <table:table-cell office:value-type="float" office:value="0.672467330484347" table:style-name="ce1">
            <text:p>0.67246733048434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.559838830483046" table:style-name="ce1">
            <text:p>0.559838830483046</text:p>
          </table:table-cell>
          <table:table-cell office:value-type="float" office:value="0.0687373841679308" table:style-name="ce1">
            <text:p>0.0687373841679308</text:p>
          </table:table-cell>
          <table:table-cell office:value-type="float" office:value="0.442638240691105" table:style-name="ce1">
            <text:p>0.442638240691105</text:p>
          </table:table-cell>
          <table:table-cell office:value-type="float" office:value="0.410080262167763" table:style-name="ce1">
            <text:p>0.410080262167763</text:p>
          </table:table-cell>
          <table:table-cell office:value-type="float" office:value="1.03610810246719" table:style-name="ce1">
            <text:p>1.03610810246719</text:p>
          </table:table-cell>
          <table:table-cell office:value-type="float" office:value="0.172265670822135" table:style-name="ce1">
            <text:p>0.172265670822135</text:p>
          </table:table-cell>
          <table:table-cell office:value-type="float" office:value="1.00375350441905" table:style-name="ce1">
            <text:p>1.00375350441905</text:p>
          </table:table-cell>
          <table:table-cell office:value-type="float" office:value="0.498160253861703" table:style-name="ce1">
            <text:p>0.498160253861703</text:p>
          </table:table-cell>
          <table:table-cell office:value-type="float" office:value="0.0548937301007071" table:style-name="ce1">
            <text:p>0.0548937301007071</text:p>
          </table:table-cell>
          <table:table-cell office:value-type="float" office:value="0.0905277778314693" table:style-name="ce1">
            <text:p>0.0905277778314693</text:p>
          </table:table-cell>
          <table:table-cell office:value-type="float" office:value="0.384531883900122" table:style-name="ce1">
            <text:p>0.384531883900122</text:p>
          </table:table-cell>
          <table:table-cell office:value-type="float" office:value="0.797409711323307" table:style-name="ce1">
            <text:p>0.797409711323307</text:p>
          </table:table-cell>
          <table:table-cell office:value-type="float" office:value="0.659362520407294" table:style-name="ce1">
            <text:p>0.659362520407294</text:p>
          </table:table-cell>
          <table:table-cell office:value-type="float" office:value="0.248577346532791" table:style-name="ce1">
            <text:p>0.248577346532791</text:p>
          </table:table-cell>
          <table:table-cell office:value-type="float" office:value="0.476010739028245" table:style-name="ce1">
            <text:p>0.476010739028245</text:p>
          </table:table-cell>
          <table:table-cell office:value-type="float" office:value="0.404208262721501" table:style-name="ce1">
            <text:p>0.404208262721501</text:p>
          </table:table-cell>
          <table:table-cell office:value-type="float" office:value="0.633938138656742" table:style-name="ce1">
            <text:p>0.633938138656742</text:p>
          </table:table-cell>
          <table:table-cell office:value-type="float" office:value="0.650366827879841" table:style-name="ce1">
            <text:p>0.650366827879841</text:p>
          </table:table-cell>
          <table:table-cell office:value-type="float" office:value="0.635949260248982" table:style-name="ce1">
            <text:p>0.635949260248982</text:p>
          </table:table-cell>
          <table:table-cell office:value-type="float" office:value="1.00234028384072" table:style-name="ce1">
            <text:p>1.00234028384072</text:p>
          </table:table-cell>
          <table:table-cell office:value-type="float" office:value="0.559838830483046" table:style-name="ce1">
            <text:p>0.559838830483046</text:p>
          </table:table-cell>
          <table:table-cell office:value-type="float" office:value="0.764294148348376" table:style-name="ce1">
            <text:p>0.764294148348376</text:p>
          </table:table-cell>
          <table:table-cell office:value-type="float" office:value="1.2742901245536" table:style-name="ce1">
            <text:p>1.2742901245536</text:p>
          </table:table-cell>
          <table:table-cell office:value-type="float" office:value="1.29917095992787" table:style-name="ce1">
            <text:p>1.29917095992787</text:p>
          </table:table-cell>
          <table:table-cell office:value-type="float" office:value="1.04492714242235" table:style-name="ce1">
            <text:p>1.04492714242235</text:p>
          </table:table-cell>
          <table:table-cell office:value-type="float" office:value="0.848000290295678" table:style-name="ce1">
            <text:p>0.848000290295678</text:p>
          </table:table-cell>
          <table:table-cell office:value-type="float" office:value="1.0282130913517" table:style-name="ce1">
            <text:p>1.0282130913517</text:p>
          </table:table-cell>
          <table:table-cell office:value-type="float" office:value="1.23882372350125" table:style-name="ce1">
            <text:p>1.23882372350125</text:p>
          </table:table-cell>
          <table:table-cell office:value-type="float" office:value="1.32050515519691" table:style-name="ce1">
            <text:p>1.32050515519691</text:p>
          </table:table-cell>
          <table:table-cell office:value-type="float" office:value="0.744536237570555" table:style-name="ce1">
            <text:p>0.744536237570555</text:p>
          </table:table-cell>
          <table:table-cell office:value-type="float" office:value="0.962933171560334" table:style-name="ce1">
            <text:p>0.962933171560334</text:p>
          </table:table-cell>
          <table:table-cell office:value-type="float" office:value="1.25123016953987" table:style-name="ce1">
            <text:p>1.25123016953987</text:p>
          </table:table-cell>
          <table:table-cell office:value-type="float" office:value="0.773697500658041" table:style-name="ce1">
            <text:p>0.773697500658041</text:p>
          </table:table-cell>
          <table:table-cell office:value-type="float" office:value="0.908809541142135" table:style-name="ce1">
            <text:p>0.908809541142135</text:p>
          </table:table-cell>
          <table:table-cell office:value-type="float" office:value="0.88513809645509" table:style-name="ce1">
            <text:p>0.88513809645509</text:p>
          </table:table-cell>
          <table:table-cell office:value-type="float" office:value="0.869280130927086" table:style-name="ce1">
            <text:p>0.869280130927086</text:p>
          </table:table-cell>
          <table:table-cell office:value-type="float" office:value="0.831530835094358" table:style-name="ce1">
            <text:p>0.831530835094358</text:p>
          </table:table-cell>
          <table:table-cell office:value-type="float" office:value="0.696513915226113" table:style-name="ce1">
            <text:p>0.696513915226113</text:p>
          </table:table-cell>
          <table:table-cell office:value-type="float" office:value="0.852416604602963" table:style-name="ce1">
            <text:p>0.852416604602963</text:p>
          </table:table-cell>
          <table:table-cell office:value-type="float" office:value="0.806514113126017" table:style-name="ce1">
            <text:p>0.806514113126017</text:p>
          </table:table-cell>
          <table:table-cell office:value-type="float" office:value="0" table:style-name="ce1">
            <text:p>0</text:p>
          </table:table-cell>
          <table:table-cell office:value-type="float" office:value="0.881170207908237" table:style-name="ce1">
            <text:p>0.881170207908237</text:p>
          </table:table-cell>
          <table:table-cell office:value-type="float" office:value="1.84005395896528" table:style-name="ce1">
            <text:p>1.84005395896528</text:p>
          </table:table-cell>
          <table:table-cell office:value-type="float" office:value="0.510335692690401" table:style-name="ce1">
            <text:p>0.510335692690401</text:p>
          </table:table-cell>
          <table:table-cell office:value-type="float" office:value="1.60005042757365" table:style-name="ce1">
            <text:p>1.60005042757365</text:p>
          </table:table-cell>
          <table:table-cell office:value-type="float" office:value="1.49051881394886" table:style-name="ce1">
            <text:p>1.49051881394886</text:p>
          </table:table-cell>
          <table:table-cell office:value-type="float" office:value="1.79786919773488" table:style-name="ce1">
            <text:p>1.79786919773488</text:p>
          </table:table-cell>
          <table:table-cell office:value-type="float" office:value="0.821406156290318" table:style-name="ce1">
            <text:p>0.821406156290318</text:p>
          </table:table-cell>
          <table:table-cell office:value-type="float" office:value="0.712829054302707" table:style-name="ce1">
            <text:p>0.712829054302707</text:p>
          </table:table-cell>
          <table:table-cell office:value-type="float" office:value="1.29269177194429" table:style-name="ce1">
            <text:p>1.29269177194429</text:p>
          </table:table-cell>
          <table:table-cell office:value-type="float" office:value="1.0178458919971" table:style-name="ce1">
            <text:p>1.0178458919971</text:p>
          </table:table-cell>
          <table:table-cell office:value-type="float" office:value="0.843871005694706" table:style-name="ce1">
            <text:p>0.843871005694706</text:p>
          </table:table-cell>
          <table:table-cell office:value-type="float" office:value="0.766762359167233" table:style-name="ce1">
            <text:p>0.766762359167233</text:p>
          </table:table-cell>
          <table:table-cell office:value-type="float" office:value="1.14297433212557" table:style-name="ce1">
            <text:p>1.14297433212557</text:p>
          </table:table-cell>
          <table:table-cell office:value-type="float" office:value="0.765500016788514" table:style-name="ce1">
            <text:p>0.765500016788514</text:p>
          </table:table-cell>
          <table:table-cell office:value-type="float" office:value="1.2058414050542" table:style-name="ce1">
            <text:p>1.2058414050542</text:p>
          </table:table-cell>
          <table:table-cell office:value-type="float" office:value="0.681799301962717" table:style-name="ce1">
            <text:p>0.681799301962717</text:p>
          </table:table-cell>
          <table:table-cell office:value-type="float" office:value="0.523858793134545" table:style-name="ce1">
            <text:p>0.523858793134545</text:p>
          </table:table-cell>
          <table:table-cell office:value-type="float" office:value="0.953329945267264" table:style-name="ce1">
            <text:p>0.953329945267264</text:p>
          </table:table-cell>
          <table:table-cell office:value-type="float" office:value="0.82316658180747" table:style-name="ce1">
            <text:p>0.82316658180747</text:p>
          </table:table-cell>
          <table:table-cell office:value-type="float" office:value="0.837199173192718" table:style-name="ce1">
            <text:p>0.837199173192718</text:p>
          </table:table-cell>
          <table:table-cell office:value-type="float" office:value="0.392233085940919" table:style-name="ce1">
            <text:p>0.392233085940919</text:p>
          </table:table-cell>
          <table:table-cell office:value-type="float" office:value="0.807930156242364" table:style-name="ce1">
            <text:p>0.807930156242364</text:p>
          </table:table-cell>
          <table:table-cell office:value-type="float" office:value="0.807930156242364" table:style-name="ce1">
            <text:p>0.807930156242364</text:p>
          </table:table-cell>
          <table:table-cell office:value-type="float" office:value="0.807930156242364" table:style-name="ce1">
            <text:p>0.807930156242364</text:p>
          </table:table-cell>
          <table:table-cell office:value-type="float" office:value="0.807930156242364" table:style-name="ce1">
            <text:p>0.807930156242364</text:p>
          </table:table-cell>
          <table:table-cell office:value-type="float" office:value="0.807930156242364" table:style-name="ce1">
            <text:p>0.807930156242364</text:p>
          </table:table-cell>
          <table:table-cell office:value-type="float" office:value="0.807930156242364" table:style-name="ce1">
            <text:p>0.807930156242364</text:p>
          </table:table-cell>
          <table:table-cell office:value-type="float" office:value="0.807930156242364" table:style-name="ce1">
            <text:p>0.807930156242364</text:p>
          </table:table-cell>
          <table:table-cell office:value-type="float" office:value="0.807930156242364" table:style-name="ce1">
            <text:p>0.807930156242364</text:p>
          </table:table-cell>
          <table:table-cell office:value-type="float" office:value="0.807930156242364" table:style-name="ce1">
            <text:p>0.807930156242364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winter_oil_seeds" table:style-name="ce1">
            <text:p>winter_oil_seed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NA" table:style-name="ce1">
            <text:p>NA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.0508907094685389" table:style-name="ce1">
            <text:p>0.0508907094685389</text:p>
          </table:table-cell>
          <table:table-cell office:value-type="float" office:value="0.136110198445756" table:style-name="ce1">
            <text:p>0.136110198445756</text:p>
          </table:table-cell>
          <table:table-cell office:value-type="float" office:value="0.0664501724533056" table:style-name="ce1">
            <text:p>0.0664501724533056</text:p>
          </table:table-cell>
          <table:table-cell office:value-type="float" office:value="0.0388955961824731" table:style-name="ce1">
            <text:p>0.0388955961824731</text:p>
          </table:table-cell>
          <table:table-cell office:value-type="float" office:value="0.219406387591278" table:style-name="ce1">
            <text:p>0.219406387591278</text:p>
          </table:table-cell>
          <table:table-cell office:value-type="float" office:value="0.2569613474628" table:style-name="ce1">
            <text:p>0.2569613474628</text:p>
          </table:table-cell>
          <table:table-cell office:value-type="float" office:value="0.145801800993246" table:style-name="ce1">
            <text:p>0.145801800993246</text:p>
          </table:table-cell>
          <table:table-cell office:value-type="float" office:value="0.0413395176048574" table:style-name="ce1">
            <text:p>0.0413395176048574</text:p>
          </table:table-cell>
          <table:table-cell office:value-type="float" office:value="0.0857321512413532" table:style-name="ce1">
            <text:p>0.0857321512413532</text:p>
          </table:table-cell>
          <table:table-cell office:value-type="float" office:value="0.154343995152354" table:style-name="ce1">
            <text:p>0.154343995152354</text:p>
          </table:table-cell>
          <table:table-cell office:value-type="float" office:value="0.0433346554608264" table:style-name="ce1">
            <text:p>0.0433346554608264</text:p>
          </table:table-cell>
          <table:table-cell office:value-type="float" office:value="0.0892130300538949" table:style-name="ce1">
            <text:p>0.0892130300538949</text:p>
          </table:table-cell>
          <table:table-cell office:value-type="float" office:value="0.078522225896051" table:style-name="ce1">
            <text:p>0.078522225896051</text:p>
          </table:table-cell>
          <table:table-cell office:value-type="float" office:value="0.0451012177850151" table:style-name="ce1">
            <text:p>0.0451012177850151</text:p>
          </table:table-cell>
          <table:table-cell office:value-type="float" office:value="0.0331271252844612" table:style-name="ce1">
            <text:p>0.0331271252844612</text:p>
          </table:table-cell>
          <table:table-cell office:value-type="float" office:value="0.0553381362440378" table:style-name="ce1">
            <text:p>0.0553381362440378</text:p>
          </table:table-cell>
          <table:table-cell office:value-type="float" office:value="0.0785385527197496" table:style-name="ce1">
            <text:p>0.0785385527197496</text:p>
          </table:table-cell>
          <table:table-cell office:value-type="float" office:value="0.084906013962204" table:style-name="ce1">
            <text:p>0.084906013962204</text:p>
          </table:table-cell>
          <table:table-cell office:value-type="float" office:value="0.0469722717808747" table:style-name="ce1">
            <text:p>0.0469722717808747</text:p>
          </table:table-cell>
          <table:table-cell office:value-type="float" office:value="0.127499431627114" table:style-name="ce1">
            <text:p>0.127499431627114</text:p>
          </table:table-cell>
          <table:table-cell office:value-type="float" office:value="0.0508907094685389" table:style-name="ce1">
            <text:p>0.0508907094685389</text:p>
          </table:table-cell>
          <table:table-cell office:value-type="float" office:value="0.0584663556646897" table:style-name="ce1">
            <text:p>0.0584663556646897</text:p>
          </table:table-cell>
          <table:table-cell office:value-type="float" office:value="0.111179138657993" table:style-name="ce1">
            <text:p>0.111179138657993</text:p>
          </table:table-cell>
          <table:table-cell office:value-type="float" office:value="0.153661533921752" table:style-name="ce1">
            <text:p>0.153661533921752</text:p>
          </table:table-cell>
          <table:table-cell office:value-type="float" office:value="0.0993193339233288" table:style-name="ce1">
            <text:p>0.0993193339233288</text:p>
          </table:table-cell>
          <table:table-cell office:value-type="float" office:value="0.0751360426609612" table:style-name="ce1">
            <text:p>0.0751360426609612</text:p>
          </table:table-cell>
          <table:table-cell office:value-type="float" office:value="0.0909175504480288" table:style-name="ce1">
            <text:p>0.0909175504480288</text:p>
          </table:table-cell>
          <table:table-cell office:value-type="float" office:value="0.0961029496547045" table:style-name="ce1">
            <text:p>0.0961029496547045</text:p>
          </table:table-cell>
          <table:table-cell office:value-type="float" office:value="0.0937224987594484" table:style-name="ce1">
            <text:p>0.0937224987594484</text:p>
          </table:table-cell>
          <table:table-cell office:value-type="float" office:value="0.0831753706501523" table:style-name="ce1">
            <text:p>0.0831753706501523</text:p>
          </table:table-cell>
          <table:table-cell office:value-type="float" office:value="0.115401255266451" table:style-name="ce1">
            <text:p>0.115401255266451</text:p>
          </table:table-cell>
          <table:table-cell office:value-type="float" office:value="0.146229563774149" table:style-name="ce1">
            <text:p>0.146229563774149</text:p>
          </table:table-cell>
          <table:table-cell office:value-type="float" office:value="0.0601839375177825" table:style-name="ce1">
            <text:p>0.0601839375177825</text:p>
          </table:table-cell>
          <table:table-cell office:value-type="float" office:value="0.0974254223742911" table:style-name="ce1">
            <text:p>0.0974254223742911</text:p>
          </table:table-cell>
          <table:table-cell office:value-type="float" office:value="0.0541821971261769" table:style-name="ce1">
            <text:p>0.0541821971261769</text:p>
          </table:table-cell>
          <table:table-cell office:value-type="float" office:value="0.0937224987594484" table:style-name="ce1">
            <text:p>0.0937224987594484</text:p>
          </table:table-cell>
          <table:table-cell office:value-type="float" office:value="0.0507372373257721" table:style-name="ce1">
            <text:p>0.0507372373257721</text:p>
          </table:table-cell>
          <table:table-cell office:value-type="float" office:value="0.057202659510418" table:style-name="ce1">
            <text:p>0.057202659510418</text:p>
          </table:table-cell>
          <table:table-cell office:value-type="float" office:value="0.0180150172690362" table:style-name="ce1">
            <text:p>0.0180150172690362</text:p>
          </table:table-cell>
          <table:table-cell office:value-type="float" office:value="0.0546817979313541" table:style-name="ce1">
            <text:p>0.0546817979313541</text:p>
          </table:table-cell>
          <table:table-cell office:value-type="float" office:value="0" table:style-name="ce1">
            <text:p>0</text:p>
          </table:table-cell>
          <table:table-cell office:value-type="float" office:value="0.0548483315330798" table:style-name="ce1">
            <text:p>0.0548483315330798</text:p>
          </table:table-cell>
          <table:table-cell office:value-type="float" office:value="0.117020876177352" table:style-name="ce1">
            <text:p>0.117020876177352</text:p>
          </table:table-cell>
          <table:table-cell office:value-type="float" office:value="0.00807524700132799" table:style-name="ce1">
            <text:p>0.00807524700132799</text:p>
          </table:table-cell>
          <table:table-cell office:value-type="float" office:value="0.135800054102777" table:style-name="ce1">
            <text:p>0.135800054102777</text:p>
          </table:table-cell>
          <table:table-cell office:value-type="float" office:value="0.082027790866025" table:style-name="ce1">
            <text:p>0.082027790866025</text:p>
          </table:table-cell>
          <table:table-cell office:value-type="float" office:value="0.195637471114381" table:style-name="ce1">
            <text:p>0.195637471114381</text:p>
          </table:table-cell>
          <table:table-cell office:value-type="float" office:value="0.0251580679444689" table:style-name="ce1">
            <text:p>0.0251580679444689</text:p>
          </table:table-cell>
          <table:table-cell office:value-type="float" office:value="0.07993449614598" table:style-name="ce1">
            <text:p>0.07993449614598</text:p>
          </table:table-cell>
          <table:table-cell office:value-type="float" office:value="0.0994258044060322" table:style-name="ce1">
            <text:p>0.0994258044060322</text:p>
          </table:table-cell>
          <table:table-cell office:value-type="float" office:value="0.0686023090459603" table:style-name="ce1">
            <text:p>0.0686023090459603</text:p>
          </table:table-cell>
          <table:table-cell office:value-type="float" office:value="0.033184987547649" table:style-name="ce1">
            <text:p>0.033184987547649</text:p>
          </table:table-cell>
          <table:table-cell office:value-type="float" office:value="0.0542878643291542" table:style-name="ce1">
            <text:p>0.0542878643291542</text:p>
          </table:table-cell>
          <table:table-cell office:value-type="float" office:value="0.0654751345420251" table:style-name="ce1">
            <text:p>0.0654751345420251</text:p>
          </table:table-cell>
          <table:table-cell office:value-type="float" office:value="0.0436513893098498" table:style-name="ce1">
            <text:p>0.0436513893098498</text:p>
          </table:table-cell>
          <table:table-cell office:value-type="float" office:value="0.0769475168117799" table:style-name="ce1">
            <text:p>0.0769475168117799</text:p>
          </table:table-cell>
          <table:table-cell office:value-type="float" office:value="0.0726339569291506" table:style-name="ce1">
            <text:p>0.0726339569291506</text:p>
          </table:table-cell>
          <table:table-cell office:value-type="float" office:value="0.0115789833670477" table:style-name="ce1">
            <text:p>0.0115789833670477</text:p>
          </table:table-cell>
          <table:table-cell office:value-type="float" office:value="0.044670189639372" table:style-name="ce1">
            <text:p>0.044670189639372</text:p>
          </table:table-cell>
          <table:table-cell office:value-type="float" office:value="0.0613366112709038" table:style-name="ce1">
            <text:p>0.0613366112709038</text:p>
          </table:table-cell>
          <table:table-cell office:value-type="float" office:value="0.093448208121312" table:style-name="ce1">
            <text:p>0.093448208121312</text:p>
          </table:table-cell>
          <table:table-cell office:value-type="float" office:value="0.0143284204778921" table:style-name="ce1">
            <text:p>0.0143284204778921</text:p>
          </table:table-cell>
          <table:table-cell office:value-type="float" office:value="0.0802727632057772" table:style-name="ce1">
            <text:p>0.0802727632057772</text:p>
          </table:table-cell>
          <table:table-cell office:value-type="float" office:value="0.0802727632057772" table:style-name="ce1">
            <text:p>0.0802727632057772</text:p>
          </table:table-cell>
          <table:table-cell office:value-type="float" office:value="0.0802727632057772" table:style-name="ce1">
            <text:p>0.0802727632057772</text:p>
          </table:table-cell>
          <table:table-cell office:value-type="float" office:value="0.0802727632057772" table:style-name="ce1">
            <text:p>0.0802727632057772</text:p>
          </table:table-cell>
          <table:table-cell office:value-type="float" office:value="0.0802727632057772" table:style-name="ce1">
            <text:p>0.0802727632057772</text:p>
          </table:table-cell>
          <table:table-cell office:value-type="float" office:value="0.0802727632057772" table:style-name="ce1">
            <text:p>0.0802727632057772</text:p>
          </table:table-cell>
          <table:table-cell office:value-type="float" office:value="0.0802727632057772" table:style-name="ce1">
            <text:p>0.0802727632057772</text:p>
          </table:table-cell>
          <table:table-cell office:value-type="float" office:value="0.0802727632057772" table:style-name="ce1">
            <text:p>0.0802727632057772</text:p>
          </table:table-cell>
          <table:table-cell office:value-type="float" office:value="0.0802727632057772" table:style-name="ce1">
            <text:p>0.080272763205777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.102738170805816" table:style-name="ce1">
            <text:p>0.102738170805816</text:p>
          </table:table-cell>
          <table:table-cell office:value-type="float" office:value="0.16581848684773" table:style-name="ce1">
            <text:p>0.16581848684773</text:p>
          </table:table-cell>
          <table:table-cell office:value-type="float" office:value="0.10630394910159" table:style-name="ce1">
            <text:p>0.10630394910159</text:p>
          </table:table-cell>
          <table:table-cell office:value-type="float" office:value="0.0735615246005274" table:style-name="ce1">
            <text:p>0.0735615246005274</text:p>
          </table:table-cell>
          <table:table-cell office:value-type="float" office:value="0.243387226239783" table:style-name="ce1">
            <text:p>0.243387226239783</text:p>
          </table:table-cell>
          <table:table-cell office:value-type="float" office:value="0.363781224193266" table:style-name="ce1">
            <text:p>0.363781224193266</text:p>
          </table:table-cell>
          <table:table-cell office:value-type="float" office:value="0.248288538714103" table:style-name="ce1">
            <text:p>0.248288538714103</text:p>
          </table:table-cell>
          <table:table-cell office:value-type="float" office:value="0.108916240893366" table:style-name="ce1">
            <text:p>0.108916240893366</text:p>
          </table:table-cell>
          <table:table-cell office:value-type="float" office:value="0.163594773459981" table:style-name="ce1">
            <text:p>0.163594773459981</text:p>
          </table:table-cell>
          <table:table-cell office:value-type="float" office:value="0.256154802372089" table:style-name="ce1">
            <text:p>0.256154802372089</text:p>
          </table:table-cell>
          <table:table-cell office:value-type="float" office:value="0.0540679093602867" table:style-name="ce1">
            <text:p>0.0540679093602867</text:p>
          </table:table-cell>
          <table:table-cell office:value-type="float" office:value="0.216007142897229" table:style-name="ce1">
            <text:p>0.216007142897229</text:p>
          </table:table-cell>
          <table:table-cell office:value-type="float" office:value="0.144423817073084" table:style-name="ce1">
            <text:p>0.144423817073084</text:p>
          </table:table-cell>
          <table:table-cell office:value-type="float" office:value="0.071602918012584" table:style-name="ce1">
            <text:p>0.071602918012584</text:p>
          </table:table-cell>
          <table:table-cell office:value-type="float" office:value="0.0604745549796176" table:style-name="ce1">
            <text:p>0.0604745549796176</text:p>
          </table:table-cell>
          <table:table-cell office:value-type="float" office:value="0.0685530673456854" table:style-name="ce1">
            <text:p>0.0685530673456854</text:p>
          </table:table-cell>
          <table:table-cell office:value-type="float" office:value="0.13921229494849" table:style-name="ce1">
            <text:p>0.13921229494849</text:p>
          </table:table-cell>
          <table:table-cell office:value-type="float" office:value="0.127120649317306" table:style-name="ce1">
            <text:p>0.127120649317306</text:p>
          </table:table-cell>
          <table:table-cell office:value-type="float" office:value="0.115920448260066" table:style-name="ce1">
            <text:p>0.115920448260066</text:p>
          </table:table-cell>
          <table:table-cell office:value-type="float" office:value="0.241875362365293" table:style-name="ce1">
            <text:p>0.241875362365293</text:p>
          </table:table-cell>
          <table:table-cell office:value-type="float" office:value="0.102738170805816" table:style-name="ce1">
            <text:p>0.102738170805816</text:p>
          </table:table-cell>
          <table:table-cell office:value-type="float" office:value="0.159545721182728" table:style-name="ce1">
            <text:p>0.159545721182728</text:p>
          </table:table-cell>
          <table:table-cell office:value-type="float" office:value="0.245578285980135" table:style-name="ce1">
            <text:p>0.245578285980135</text:p>
          </table:table-cell>
          <table:table-cell office:value-type="float" office:value="0.264399848339882" table:style-name="ce1">
            <text:p>0.264399848339882</text:p>
          </table:table-cell>
          <table:table-cell office:value-type="float" office:value="0.205806143450343" table:style-name="ce1">
            <text:p>0.205806143450343</text:p>
          </table:table-cell>
          <table:table-cell office:value-type="float" office:value="0.170713268592571" table:style-name="ce1">
            <text:p>0.170713268592571</text:p>
          </table:table-cell>
          <table:table-cell office:value-type="float" office:value="0.188855635086456" table:style-name="ce1">
            <text:p>0.188855635086456</text:p>
          </table:table-cell>
          <table:table-cell office:value-type="float" office:value="0.25135798156944" table:style-name="ce1">
            <text:p>0.25135798156944</text:p>
          </table:table-cell>
          <table:table-cell office:value-type="float" office:value="0.217950034917363" table:style-name="ce1">
            <text:p>0.217950034917363</text:p>
          </table:table-cell>
          <table:table-cell office:value-type="float" office:value="0.173096984852566" table:style-name="ce1">
            <text:p>0.173096984852566</text:p>
          </table:table-cell>
          <table:table-cell office:value-type="float" office:value="0.203291812600759" table:style-name="ce1">
            <text:p>0.203291812600759</text:p>
          </table:table-cell>
          <table:table-cell office:value-type="float" office:value="0.286725147065349" table:style-name="ce1">
            <text:p>0.286725147065349</text:p>
          </table:table-cell>
          <table:table-cell office:value-type="float" office:value="0.134686499419238" table:style-name="ce1">
            <text:p>0.134686499419238</text:p>
          </table:table-cell>
          <table:table-cell office:value-type="float" office:value="0.156068107734926" table:style-name="ce1">
            <text:p>0.156068107734926</text:p>
          </table:table-cell>
          <table:table-cell office:value-type="float" office:value="0.11996296980784" table:style-name="ce1">
            <text:p>0.11996296980784</text:p>
          </table:table-cell>
          <table:table-cell office:value-type="float" office:value="0.212333607565044" table:style-name="ce1">
            <text:p>0.212333607565044</text:p>
          </table:table-cell>
          <table:table-cell office:value-type="float" office:value="0.107564379891122" table:style-name="ce1">
            <text:p>0.107564379891122</text:p>
          </table:table-cell>
          <table:table-cell office:value-type="float" office:value="0.126637375335828" table:style-name="ce1">
            <text:p>0.126637375335828</text:p>
          </table:table-cell>
          <table:table-cell office:value-type="float" office:value="0.0795508157890629" table:style-name="ce1">
            <text:p>0.0795508157890629</text:p>
          </table:table-cell>
          <table:table-cell office:value-type="float" office:value="0.154539917036737" table:style-name="ce1">
            <text:p>0.154539917036737</text:p>
          </table:table-cell>
          <table:table-cell office:value-type="float" office:value="0" table:style-name="ce1">
            <text:p>0</text:p>
          </table:table-cell>
          <table:table-cell office:value-type="float" office:value="0.164943369097485" table:style-name="ce1">
            <text:p>0.164943369097485</text:p>
          </table:table-cell>
          <table:table-cell office:value-type="float" office:value="0.286281057460747" table:style-name="ce1">
            <text:p>0.286281057460747</text:p>
          </table:table-cell>
          <table:table-cell office:value-type="float" office:value="0.0283531620349903" table:style-name="ce1">
            <text:p>0.0283531620349903</text:p>
          </table:table-cell>
          <table:table-cell office:value-type="float" office:value="0.281382265848006" table:style-name="ce1">
            <text:p>0.281382265848006</text:p>
          </table:table-cell>
          <table:table-cell office:value-type="float" office:value="0.18579847000254" table:style-name="ce1">
            <text:p>0.18579847000254</text:p>
          </table:table-cell>
          <table:table-cell office:value-type="float" office:value="0.295309150954584" table:style-name="ce1">
            <text:p>0.295309150954584</text:p>
          </table:table-cell>
          <table:table-cell office:value-type="float" office:value="0.0886054109831278" table:style-name="ce1">
            <text:p>0.0886054109831278</text:p>
          </table:table-cell>
          <table:table-cell office:value-type="float" office:value="0.15675278941355" table:style-name="ce1">
            <text:p>0.15675278941355</text:p>
          </table:table-cell>
          <table:table-cell office:value-type="float" office:value="0.279057437175727" table:style-name="ce1">
            <text:p>0.279057437175727</text:p>
          </table:table-cell>
          <table:table-cell office:value-type="float" office:value="0.132303893383254" table:style-name="ce1">
            <text:p>0.132303893383254</text:p>
          </table:table-cell>
          <table:table-cell office:value-type="float" office:value="0.0958871743527038" table:style-name="ce1">
            <text:p>0.0958871743527038</text:p>
          </table:table-cell>
          <table:table-cell office:value-type="float" office:value="0.142135514770783" table:style-name="ce1">
            <text:p>0.142135514770783</text:p>
          </table:table-cell>
          <table:table-cell office:value-type="float" office:value="0.217842415026271" table:style-name="ce1">
            <text:p>0.217842415026271</text:p>
          </table:table-cell>
          <table:table-cell office:value-type="float" office:value="0.107696078581805" table:style-name="ce1">
            <text:p>0.107696078581805</text:p>
          </table:table-cell>
          <table:table-cell office:value-type="float" office:value="0.201367631120584" table:style-name="ce1">
            <text:p>0.201367631120584</text:p>
          </table:table-cell>
          <table:table-cell office:value-type="float" office:value="0.179295058564513" table:style-name="ce1">
            <text:p>0.179295058564513</text:p>
          </table:table-cell>
          <table:table-cell office:value-type="float" office:value="0.0403027642999963" table:style-name="ce1">
            <text:p>0.0403027642999963</text:p>
          </table:table-cell>
          <table:table-cell office:value-type="float" office:value="0.164117231818336" table:style-name="ce1">
            <text:p>0.164117231818336</text:p>
          </table:table-cell>
          <table:table-cell office:value-type="float" office:value="0.202942418573609" table:style-name="ce1">
            <text:p>0.202942418573609</text:p>
          </table:table-cell>
          <table:table-cell office:value-type="float" office:value="0.241845974082635" table:style-name="ce1">
            <text:p>0.241845974082635</text:p>
          </table:table-cell>
          <table:table-cell office:value-type="float" office:value="0.0386684492477663" table:style-name="ce1">
            <text:p>0.0386684492477663</text:p>
          </table:table-cell>
          <table:table-cell office:value-type="float" office:value="0.163936992348453" table:style-name="ce1">
            <text:p>0.163936992348453</text:p>
          </table:table-cell>
          <table:table-cell office:value-type="float" office:value="0.163936992348453" table:style-name="ce1">
            <text:p>0.163936992348453</text:p>
          </table:table-cell>
          <table:table-cell office:value-type="float" office:value="0.163936992348453" table:style-name="ce1">
            <text:p>0.163936992348453</text:p>
          </table:table-cell>
          <table:table-cell office:value-type="float" office:value="0.163936992348453" table:style-name="ce1">
            <text:p>0.163936992348453</text:p>
          </table:table-cell>
          <table:table-cell office:value-type="float" office:value="0.163936992348453" table:style-name="ce1">
            <text:p>0.163936992348453</text:p>
          </table:table-cell>
          <table:table-cell office:value-type="float" office:value="0.163936992348453" table:style-name="ce1">
            <text:p>0.163936992348453</text:p>
          </table:table-cell>
          <table:table-cell office:value-type="float" office:value="0.163936992348453" table:style-name="ce1">
            <text:p>0.163936992348453</text:p>
          </table:table-cell>
          <table:table-cell office:value-type="float" office:value="0.163936992348453" table:style-name="ce1">
            <text:p>0.163936992348453</text:p>
          </table:table-cell>
          <table:table-cell office:value-type="float" office:value="0.163936992348453" table:style-name="ce1">
            <text:p>0.163936992348453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.0999854683302318" table:style-name="ce1">
            <text:p>0.0999854683302318</text:p>
          </table:table-cell>
          <table:table-cell office:value-type="float" office:value="0.164433972198089" table:style-name="ce1">
            <text:p>0.164433972198089</text:p>
          </table:table-cell>
          <table:table-cell office:value-type="float" office:value="0.104001866960088" table:style-name="ce1">
            <text:p>0.104001866960088</text:p>
          </table:table-cell>
          <table:table-cell office:value-type="float" office:value="0.0519825658033829" table:style-name="ce1">
            <text:p>0.0519825658033829</text:p>
          </table:table-cell>
          <table:table-cell office:value-type="float" office:value="0.24576114640556" table:style-name="ce1">
            <text:p>0.24576114640556</text:p>
          </table:table-cell>
          <table:table-cell office:value-type="float" office:value="0.336567674452438" table:style-name="ce1">
            <text:p>0.336567674452438</text:p>
          </table:table-cell>
          <table:table-cell office:value-type="float" office:value="0.257970345167373" table:style-name="ce1">
            <text:p>0.257970345167373</text:p>
          </table:table-cell>
          <table:table-cell office:value-type="float" office:value="0.0960017233477731" table:style-name="ce1">
            <text:p>0.0960017233477731</text:p>
          </table:table-cell>
          <table:table-cell office:value-type="float" office:value="0.155855859026844" table:style-name="ce1">
            <text:p>0.155855859026844</text:p>
          </table:table-cell>
          <table:table-cell office:value-type="float" office:value="0.253353119425409" table:style-name="ce1">
            <text:p>0.253353119425409</text:p>
          </table:table-cell>
          <table:table-cell office:value-type="float" office:value="0.0582932913334846" table:style-name="ce1">
            <text:p>0.0582932913334846</text:p>
          </table:table-cell>
          <table:table-cell office:value-type="float" office:value="0.203784882676457" table:style-name="ce1">
            <text:p>0.203784882676457</text:p>
          </table:table-cell>
          <table:table-cell office:value-type="float" office:value="0.1309345953333" table:style-name="ce1">
            <text:p>0.1309345953333</text:p>
          </table:table-cell>
          <table:table-cell office:value-type="float" office:value="0.0607423148882747" table:style-name="ce1">
            <text:p>0.0607423148882747</text:p>
          </table:table-cell>
          <table:table-cell office:value-type="float" office:value="0.0662379237452237" table:style-name="ce1">
            <text:p>0.0662379237452237</text:p>
          </table:table-cell>
          <table:table-cell office:value-type="float" office:value="0.0483567864305161" table:style-name="ce1">
            <text:p>0.0483567864305161</text:p>
          </table:table-cell>
          <table:table-cell office:value-type="float" office:value="0.136707760193125" table:style-name="ce1">
            <text:p>0.136707760193125</text:p>
          </table:table-cell>
          <table:table-cell office:value-type="float" office:value="0.103747168510389" table:style-name="ce1">
            <text:p>0.103747168510389</text:p>
          </table:table-cell>
          <table:table-cell office:value-type="float" office:value="0.111218323034869" table:style-name="ce1">
            <text:p>0.111218323034869</text:p>
          </table:table-cell>
          <table:table-cell office:value-type="float" office:value="0.19615699064447" table:style-name="ce1">
            <text:p>0.19615699064447</text:p>
          </table:table-cell>
          <table:table-cell office:value-type="float" office:value="0.0999854683302318" table:style-name="ce1">
            <text:p>0.0999854683302318</text:p>
          </table:table-cell>
          <table:table-cell office:value-type="float" office:value="0.160541657428342" table:style-name="ce1">
            <text:p>0.160541657428342</text:p>
          </table:table-cell>
          <table:table-cell office:value-type="float" office:value="0.211491143462196" table:style-name="ce1">
            <text:p>0.211491143462196</text:p>
          </table:table-cell>
          <table:table-cell office:value-type="float" office:value="0.263279828234158" table:style-name="ce1">
            <text:p>0.263279828234158</text:p>
          </table:table-cell>
          <table:table-cell office:value-type="float" office:value="0.151911298421262" table:style-name="ce1">
            <text:p>0.151911298421262</text:p>
          </table:table-cell>
          <table:table-cell office:value-type="float" office:value="0.133096266790994" table:style-name="ce1">
            <text:p>0.133096266790994</text:p>
          </table:table-cell>
          <table:table-cell office:value-type="float" office:value="0.117220063426475" table:style-name="ce1">
            <text:p>0.117220063426475</text:p>
          </table:table-cell>
          <table:table-cell office:value-type="float" office:value="0.251090221660783" table:style-name="ce1">
            <text:p>0.251090221660783</text:p>
          </table:table-cell>
          <table:table-cell office:value-type="float" office:value="0.187800922275526" table:style-name="ce1">
            <text:p>0.187800922275526</text:p>
          </table:table-cell>
          <table:table-cell office:value-type="float" office:value="0.123081393134273" table:style-name="ce1">
            <text:p>0.123081393134273</text:p>
          </table:table-cell>
          <table:table-cell office:value-type="float" office:value="0.192741419126723" table:style-name="ce1">
            <text:p>0.192741419126723</text:p>
          </table:table-cell>
          <table:table-cell office:value-type="float" office:value="0.250280411205332" table:style-name="ce1">
            <text:p>0.250280411205332</text:p>
          </table:table-cell>
          <table:table-cell office:value-type="float" office:value="0.0825125016079891" table:style-name="ce1">
            <text:p>0.0825125016079891</text:p>
          </table:table-cell>
          <table:table-cell office:value-type="float" office:value="0.137752676909835" table:style-name="ce1">
            <text:p>0.137752676909835</text:p>
          </table:table-cell>
          <table:table-cell office:value-type="float" office:value="0.0170811229534762" table:style-name="ce1">
            <text:p>0.0170811229534762</text:p>
          </table:table-cell>
          <table:table-cell office:value-type="float" office:value="0.146768348956203" table:style-name="ce1">
            <text:p>0.146768348956203</text:p>
          </table:table-cell>
          <table:table-cell office:value-type="float" office:value="0.0674526394283996" table:style-name="ce1">
            <text:p>0.0674526394283996</text:p>
          </table:table-cell>
          <table:table-cell office:value-type="float" office:value="0.122033211052822" table:style-name="ce1">
            <text:p>0.122033211052822</text:p>
          </table:table-cell>
          <table:table-cell office:value-type="float" office:value="0.034296125861281" table:style-name="ce1">
            <text:p>0.034296125861281</text:p>
          </table:table-cell>
          <table:table-cell office:value-type="float" office:value="0.109801154737831" table:style-name="ce1">
            <text:p>0.109801154737831</text:p>
          </table:table-cell>
          <table:table-cell office:value-type="float" office:value="0" table:style-name="ce1">
            <text:p>0</text:p>
          </table:table-cell>
          <table:table-cell office:value-type="float" office:value="0.0812357439947585" table:style-name="ce1">
            <text:p>0.0812357439947585</text:p>
          </table:table-cell>
          <table:table-cell office:value-type="float" office:value="0.33070634474464" table:style-name="ce1">
            <text:p>0.33070634474464</text:p>
          </table:table-cell>
          <table:table-cell office:value-type="float" office:value="0.00797402069439667" table:style-name="ce1">
            <text:p>0.00797402069439667</text:p>
          </table:table-cell>
          <table:table-cell office:value-type="float" office:value="0.201621238938459" table:style-name="ce1">
            <text:p>0.201621238938459</text:p>
          </table:table-cell>
          <table:table-cell office:value-type="float" office:value="0.11839213344615" table:style-name="ce1">
            <text:p>0.11839213344615</text:p>
          </table:table-cell>
          <table:table-cell office:value-type="float" office:value="0.154099889545871" table:style-name="ce1">
            <text:p>0.154099889545871</text:p>
          </table:table-cell>
          <table:table-cell office:value-type="float" office:value="0.029276345954204" table:style-name="ce1">
            <text:p>0.029276345954204</text:p>
          </table:table-cell>
          <table:table-cell office:value-type="float" office:value="0.0335714761182423" table:style-name="ce1">
            <text:p>0.0335714761182423</text:p>
          </table:table-cell>
          <table:table-cell office:value-type="float" office:value="0.0875296888154628" table:style-name="ce1">
            <text:p>0.0875296888154628</text:p>
          </table:table-cell>
          <table:table-cell office:value-type="float" office:value="0.0523940180874113" table:style-name="ce1">
            <text:p>0.0523940180874113</text:p>
          </table:table-cell>
          <table:table-cell office:value-type="float" office:value="0.0310822885771536" table:style-name="ce1">
            <text:p>0.0310822885771536</text:p>
          </table:table-cell>
          <table:table-cell office:value-type="float" office:value="0.0428063194459397" table:style-name="ce1">
            <text:p>0.0428063194459397</text:p>
          </table:table-cell>
          <table:table-cell office:value-type="float" office:value="0.0454217152934374" table:style-name="ce1">
            <text:p>0.0454217152934374</text:p>
          </table:table-cell>
          <table:table-cell office:value-type="float" office:value="0.0142783539464839" table:style-name="ce1">
            <text:p>0.0142783539464839</text:p>
          </table:table-cell>
          <table:table-cell office:value-type="float" office:value="0.0401660088654779" table:style-name="ce1">
            <text:p>0.0401660088654779</text:p>
          </table:table-cell>
          <table:table-cell office:value-type="float" office:value="0.0127981889267408" table:style-name="ce1">
            <text:p>0.0127981889267408</text:p>
          </table:table-cell>
          <table:table-cell office:value-type="float" office:value="0.00256004595594062" table:style-name="ce1">
            <text:p>0.00256004595594062</text:p>
          </table:table-cell>
          <table:table-cell office:value-type="float" office:value="0.0173717404153113" table:style-name="ce1">
            <text:p>0.0173717404153113</text:p>
          </table:table-cell>
          <table:table-cell office:value-type="float" office:value="0.0133422803264966" table:style-name="ce1">
            <text:p>0.0133422803264966</text:p>
          </table:table-cell>
          <table:table-cell office:value-type="float" office:value="0.0108148880179532" table:style-name="ce1">
            <text:p>0.0108148880179532</text:p>
          </table:table-cell>
          <table:table-cell office:value-type="float" office:value="0.00423191270267735" table:style-name="ce1">
            <text:p>0.00423191270267735</text:p>
          </table:table-cell>
          <table:table-cell office:value-type="float" office:value="0.114096553156849" table:style-name="ce1">
            <text:p>0.114096553156849</text:p>
          </table:table-cell>
          <table:table-cell office:value-type="float" office:value="0.114096553156849" table:style-name="ce1">
            <text:p>0.114096553156849</text:p>
          </table:table-cell>
          <table:table-cell office:value-type="float" office:value="0.114096553156849" table:style-name="ce1">
            <text:p>0.114096553156849</text:p>
          </table:table-cell>
          <table:table-cell office:value-type="float" office:value="0.114096553156849" table:style-name="ce1">
            <text:p>0.114096553156849</text:p>
          </table:table-cell>
          <table:table-cell office:value-type="float" office:value="0.114096553156849" table:style-name="ce1">
            <text:p>0.114096553156849</text:p>
          </table:table-cell>
          <table:table-cell office:value-type="float" office:value="0.114096553156849" table:style-name="ce1">
            <text:p>0.114096553156849</text:p>
          </table:table-cell>
          <table:table-cell office:value-type="float" office:value="0.114096553156849" table:style-name="ce1">
            <text:p>0.114096553156849</text:p>
          </table:table-cell>
          <table:table-cell office:value-type="float" office:value="0.114096553156849" table:style-name="ce1">
            <text:p>0.114096553156849</text:p>
          </table:table-cell>
          <table:table-cell office:value-type="float" office:value="0.114096553156849" table:style-name="ce1">
            <text:p>0.114096553156849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.101554476087667" table:style-name="ce1">
            <text:p>0.101554476087667</text:p>
          </table:table-cell>
          <table:table-cell office:value-type="float" office:value="0.166719727515893" table:style-name="ce1">
            <text:p>0.166719727515893</text:p>
          </table:table-cell>
          <table:table-cell office:value-type="float" office:value="0.105797817566934" table:style-name="ce1">
            <text:p>0.105797817566934</text:p>
          </table:table-cell>
          <table:table-cell office:value-type="float" office:value="0.074067656135184" table:style-name="ce1">
            <text:p>0.074067656135184</text:p>
          </table:table-cell>
          <table:table-cell office:value-type="float" office:value="0.258541783996824" table:style-name="ce1">
            <text:p>0.258541783996824</text:p>
          </table:table-cell>
          <table:table-cell office:value-type="float" office:value="0.386570204711773" table:style-name="ce1">
            <text:p>0.386570204711773</text:p>
          </table:table-cell>
          <table:table-cell office:value-type="float" office:value="0.2697942308899" table:style-name="ce1">
            <text:p>0.2697942308899</text:p>
          </table:table-cell>
          <table:table-cell office:value-type="float" office:value="0.093389431555997" table:style-name="ce1">
            <text:p>0.093389431555997</text:p>
          </table:table-cell>
          <table:table-cell office:value-type="float" office:value="0.148802671189048" table:style-name="ce1">
            <text:p>0.148802671189048</text:p>
          </table:table-cell>
          <table:table-cell office:value-type="float" office:value="0.240899018308116" table:style-name="ce1">
            <text:p>0.240899018308116</text:p>
          </table:table-cell>
          <table:table-cell office:value-type="float" office:value="0.0590900403299763" table:style-name="ce1">
            <text:p>0.0590900403299763</text:p>
          </table:table-cell>
          <table:table-cell office:value-type="float" office:value="0.199797872329258" table:style-name="ce1">
            <text:p>0.199797872329258</text:p>
          </table:table-cell>
          <table:table-cell office:value-type="float" office:value="0.140322518959995" table:style-name="ce1">
            <text:p>0.140322518959995</text:p>
          </table:table-cell>
          <table:table-cell office:value-type="float" office:value="0.0762723895903838" table:style-name="ce1">
            <text:p>0.0762723895903838</text:p>
          </table:table-cell>
          <table:table-cell office:value-type="float" office:value="0.0788585584642422" table:style-name="ce1">
            <text:p>0.0788585584642422</text:p>
          </table:table-cell>
          <table:table-cell office:value-type="float" office:value="0.0859313384904761" table:style-name="ce1">
            <text:p>0.0859313384904761</text:p>
          </table:table-cell>
          <table:table-cell office:value-type="float" office:value="0.133984446000198" table:style-name="ce1">
            <text:p>0.133984446000198</text:p>
          </table:table-cell>
          <table:table-cell office:value-type="float" office:value="0.121628305825097" table:style-name="ce1">
            <text:p>0.121628305825097</text:p>
          </table:table-cell>
          <table:table-cell office:value-type="float" office:value="0.108557050771997" table:style-name="ce1">
            <text:p>0.108557050771997</text:p>
          </table:table-cell>
          <table:table-cell office:value-type="float" office:value="0.233182961428157" table:style-name="ce1">
            <text:p>0.233182961428157</text:p>
          </table:table-cell>
          <table:table-cell office:value-type="float" office:value="0.101554476087667" table:style-name="ce1">
            <text:p>0.101554476087667</text:p>
          </table:table-cell>
          <table:table-cell office:value-type="float" office:value="0.133275861851679" table:style-name="ce1">
            <text:p>0.133275861851679</text:p>
          </table:table-cell>
          <table:table-cell office:value-type="float" office:value="0.237457323872451" table:style-name="ce1">
            <text:p>0.237457323872451</text:p>
          </table:table-cell>
          <table:table-cell office:value-type="float" office:value="0.273366539915154" table:style-name="ce1">
            <text:p>0.273366539915154</text:p>
          </table:table-cell>
          <table:table-cell office:value-type="float" office:value="0.182850629330111" table:style-name="ce1">
            <text:p>0.182850629330111</text:p>
          </table:table-cell>
          <table:table-cell office:value-type="float" office:value="0.153553776885341" table:style-name="ce1">
            <text:p>0.153553776885341</text:p>
          </table:table-cell>
          <table:table-cell office:value-type="float" office:value="0.178119115822256" table:style-name="ce1">
            <text:p>0.178119115822256</text:p>
          </table:table-cell>
          <table:table-cell office:value-type="float" office:value="0.229166562798302" table:style-name="ce1">
            <text:p>0.229166562798302</text:p>
          </table:table-cell>
          <table:table-cell office:value-type="float" office:value="0.219128831588402" table:style-name="ce1">
            <text:p>0.219128831588402</text:p>
          </table:table-cell>
          <table:table-cell office:value-type="float" office:value="0.140704566634542" table:style-name="ce1">
            <text:p>0.140704566634542</text:p>
          </table:table-cell>
          <table:table-cell office:value-type="float" office:value="0.199161126205013" table:style-name="ce1">
            <text:p>0.199161126205013</text:p>
          </table:table-cell>
          <table:table-cell office:value-type="float" office:value="0.248895896555691" table:style-name="ce1">
            <text:p>0.248895896555691</text:p>
          </table:table-cell>
          <table:table-cell office:value-type="float" office:value="0.139486585586627" table:style-name="ce1">
            <text:p>0.139486585586627</text:p>
          </table:table-cell>
          <table:table-cell office:value-type="float" office:value="0.172727998636978" table:style-name="ce1">
            <text:p>0.172727998636978</text:p>
          </table:table-cell>
          <table:table-cell office:value-type="float" office:value="0.114206131771713" table:style-name="ce1">
            <text:p>0.114206131771713</text:p>
          </table:table-cell>
          <table:table-cell office:value-type="float" office:value="0.208173532886641" table:style-name="ce1">
            <text:p>0.208173532886641</text:p>
          </table:table-cell>
          <table:table-cell office:value-type="float" office:value="0.121197277679454" table:style-name="ce1">
            <text:p>0.121197277679454</text:p>
          </table:table-cell>
          <table:table-cell office:value-type="float" office:value="0.13186848964886" table:style-name="ce1">
            <text:p>0.13186848964886</text:p>
          </table:table-cell>
          <table:table-cell office:value-type="float" office:value="0.118013547058227" table:style-name="ce1">
            <text:p>0.118013547058227</text:p>
          </table:table-cell>
          <table:table-cell office:value-type="float" office:value="0.130079069771493" table:style-name="ce1">
            <text:p>0.130079069771493</text:p>
          </table:table-cell>
          <table:table-cell office:value-type="float" office:value="0" table:style-name="ce1">
            <text:p>0</text:p>
          </table:table-cell>
          <table:table-cell office:value-type="float" office:value="0.152613351840302" table:style-name="ce1">
            <text:p>0.152613351840302</text:p>
          </table:table-cell>
          <table:table-cell office:value-type="float" office:value="0.207670666716724" table:style-name="ce1">
            <text:p>0.207670666716724</text:p>
          </table:table-cell>
          <table:table-cell office:value-type="float" office:value="0.045953477982082" table:style-name="ce1">
            <text:p>0.045953477982082</text:p>
          </table:table-cell>
          <table:table-cell office:value-type="float" office:value="0.246934352772164" table:style-name="ce1">
            <text:p>0.246934352772164</text:p>
          </table:table-cell>
          <table:table-cell office:value-type="float" office:value="0.195609062441145" table:style-name="ce1">
            <text:p>0.195609062441145</text:p>
          </table:table-cell>
          <table:table-cell office:value-type="float" office:value="0.347171339086838" table:style-name="ce1">
            <text:p>0.347171339086838</text:p>
          </table:table-cell>
          <table:table-cell office:value-type="float" office:value="0.0952579385673597" table:style-name="ce1">
            <text:p>0.0952579385673597</text:p>
          </table:table-cell>
          <table:table-cell office:value-type="float" office:value="0.146658763315538" table:style-name="ce1">
            <text:p>0.146658763315538</text:p>
          </table:table-cell>
          <table:table-cell office:value-type="float" office:value="0.255605639860892" table:style-name="ce1">
            <text:p>0.255605639860892</text:p>
          </table:table-cell>
          <table:table-cell office:value-type="float" office:value="0.162813632906945" table:style-name="ce1">
            <text:p>0.162813632906945</text:p>
          </table:table-cell>
          <table:table-cell office:value-type="float" office:value="0.108220261052742" table:style-name="ce1">
            <text:p>0.108220261052742</text:p>
          </table:table-cell>
          <table:table-cell office:value-type="float" office:value="0.143506249581222" table:style-name="ce1">
            <text:p>0.143506249581222</text:p>
          </table:table-cell>
          <table:table-cell office:value-type="float" office:value="0.231149553497439" table:style-name="ce1">
            <text:p>0.231149553497439</text:p>
          </table:table-cell>
          <table:table-cell office:value-type="float" office:value="0.118689477559349" table:style-name="ce1">
            <text:p>0.118689477559349</text:p>
          </table:table-cell>
          <table:table-cell office:value-type="float" office:value="0.173418668994535" table:style-name="ce1">
            <text:p>0.173418668994535</text:p>
          </table:table-cell>
          <table:table-cell office:value-type="float" office:value="0.137018786184583" table:style-name="ce1">
            <text:p>0.137018786184583</text:p>
          </table:table-cell>
          <table:table-cell office:value-type="float" office:value="0.0543601595044916" table:style-name="ce1">
            <text:p>0.0543601595044916</text:p>
          </table:table-cell>
          <table:table-cell office:value-type="float" office:value="0.206566973434698" table:style-name="ce1">
            <text:p>0.206566973434698</text:p>
          </table:table-cell>
          <table:table-cell office:value-type="float" office:value="0.183173900439343" table:style-name="ce1">
            <text:p>0.183173900439343</text:p>
          </table:table-cell>
          <table:table-cell office:value-type="float" office:value="0.241225554782088" table:style-name="ce1">
            <text:p>0.241225554782088</text:p>
          </table:table-cell>
          <table:table-cell office:value-type="float" office:value="0.0609055831252607" table:style-name="ce1">
            <text:p>0.0609055831252607</text:p>
          </table:table-cell>
          <table:table-cell office:value-type="float" office:value="0.161794729586765" table:style-name="ce1">
            <text:p>0.161794729586765</text:p>
          </table:table-cell>
          <table:table-cell office:value-type="float" office:value="0.161794729586765" table:style-name="ce1">
            <text:p>0.161794729586765</text:p>
          </table:table-cell>
          <table:table-cell office:value-type="float" office:value="0.161794729586765" table:style-name="ce1">
            <text:p>0.161794729586765</text:p>
          </table:table-cell>
          <table:table-cell office:value-type="float" office:value="0.161794729586765" table:style-name="ce1">
            <text:p>0.161794729586765</text:p>
          </table:table-cell>
          <table:table-cell office:value-type="float" office:value="0.161794729586765" table:style-name="ce1">
            <text:p>0.161794729586765</text:p>
          </table:table-cell>
          <table:table-cell office:value-type="float" office:value="0.161794729586765" table:style-name="ce1">
            <text:p>0.161794729586765</text:p>
          </table:table-cell>
          <table:table-cell office:value-type="float" office:value="0.161794729586765" table:style-name="ce1">
            <text:p>0.161794729586765</text:p>
          </table:table-cell>
          <table:table-cell office:value-type="float" office:value="0.161794729586765" table:style-name="ce1">
            <text:p>0.161794729586765</text:p>
          </table:table-cell>
          <table:table-cell office:value-type="float" office:value="0.161794729586765" table:style-name="ce1">
            <text:p>0.16179472958676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.0527127829933028" table:style-name="ce1">
            <text:p>0.0527127829933028</text:p>
          </table:table-cell>
          <table:table-cell office:value-type="float" office:value="0.133217085286364" table:style-name="ce1">
            <text:p>0.133217085286364</text:p>
          </table:table-cell>
          <table:table-cell office:value-type="float" office:value="0.0806545090710883" table:style-name="ce1">
            <text:p>0.0806545090710883</text:p>
          </table:table-cell>
          <table:table-cell office:value-type="float" office:value="0.0384629353544602" table:style-name="ce1">
            <text:p>0.0384629353544602</text:p>
          </table:table-cell>
          <table:table-cell office:value-type="float" office:value="0.240536562822007" table:style-name="ce1">
            <text:p>0.240536562822007</text:p>
          </table:table-cell>
          <table:table-cell office:value-type="float" office:value="0.191536499537766" table:style-name="ce1">
            <text:p>0.191536499537766</text:p>
          </table:table-cell>
          <table:table-cell office:value-type="float" office:value="0.159741643067111" table:style-name="ce1">
            <text:p>0.159741643067111</text:p>
          </table:table-cell>
          <table:table-cell office:value-type="float" office:value="0.0502376365205949" table:style-name="ce1">
            <text:p>0.0502376365205949</text:p>
          </table:table-cell>
          <table:table-cell office:value-type="float" office:value="0.090156720463674" table:style-name="ce1">
            <text:p>0.090156720463674</text:p>
          </table:table-cell>
          <table:table-cell office:value-type="float" office:value="0.139209029583751" table:style-name="ce1">
            <text:p>0.139209029583751</text:p>
          </table:table-cell>
          <table:table-cell office:value-type="float" office:value="0.0403337852650236" table:style-name="ce1">
            <text:p>0.0403337852650236</text:p>
          </table:table-cell>
          <table:table-cell office:value-type="float" office:value="0.108220718203806" table:style-name="ce1">
            <text:p>0.108220718203806</text:p>
          </table:table-cell>
          <table:table-cell office:value-type="float" office:value="0.0512890839667848" table:style-name="ce1">
            <text:p>0.0512890839667848</text:p>
          </table:table-cell>
          <table:table-cell office:value-type="float" office:value="0.0397035698702576" table:style-name="ce1">
            <text:p>0.0397035698702576</text:p>
          </table:table-cell>
          <table:table-cell office:value-type="float" office:value="0.0320985353914493" table:style-name="ce1">
            <text:p>0.0320985353914493</text:p>
          </table:table-cell>
          <table:table-cell office:value-type="float" office:value="0.0676648881364815" table:style-name="ce1">
            <text:p>0.0676648881364815</text:p>
          </table:table-cell>
          <table:table-cell office:value-type="float" office:value="0.0687359277711097" table:style-name="ce1">
            <text:p>0.0687359277711097</text:p>
          </table:table-cell>
          <table:table-cell office:value-type="float" office:value="0.103551246626006" table:style-name="ce1">
            <text:p>0.103551246626006</text:p>
          </table:table-cell>
          <table:table-cell office:value-type="float" office:value="0.0179758328921596" table:style-name="ce1">
            <text:p>0.0179758328921596</text:p>
          </table:table-cell>
          <table:table-cell office:value-type="float" office:value="0.122265051949342" table:style-name="ce1">
            <text:p>0.122265051949342</text:p>
          </table:table-cell>
          <table:table-cell office:value-type="float" office:value="0.0527127829933028" table:style-name="ce1">
            <text:p>0.0527127829933028</text:p>
          </table:table-cell>
          <table:table-cell office:value-type="float" office:value="0.0693236934242593" table:style-name="ce1">
            <text:p>0.0693236934242593</text:p>
          </table:table-cell>
          <table:table-cell office:value-type="float" office:value="0.101902237432448" table:style-name="ce1">
            <text:p>0.101902237432448</text:p>
          </table:table-cell>
          <table:table-cell office:value-type="float" office:value="0.161668208263546" table:style-name="ce1">
            <text:p>0.161668208263546</text:p>
          </table:table-cell>
          <table:table-cell office:value-type="float" office:value="0.0880407641123354" table:style-name="ce1">
            <text:p>0.0880407641123354</text:p>
          </table:table-cell>
          <table:table-cell office:value-type="float" office:value="0.0872668726690217" table:style-name="ce1">
            <text:p>0.0872668726690217</text:p>
          </table:table-cell>
          <table:table-cell office:value-type="float" office:value="0.0620353993252039" table:style-name="ce1">
            <text:p>0.0620353993252039</text:p>
          </table:table-cell>
          <table:table-cell office:value-type="float" office:value="0.110784029524486" table:style-name="ce1">
            <text:p>0.110784029524486</text:p>
          </table:table-cell>
          <table:table-cell office:value-type="float" office:value="0.0832896584160425" table:style-name="ce1">
            <text:p>0.0832896584160425</text:p>
          </table:table-cell>
          <table:table-cell office:value-type="float" office:value="0.0905028491260844" table:style-name="ce1">
            <text:p>0.0905028491260844</text:p>
          </table:table-cell>
          <table:table-cell office:value-type="float" office:value="0.116779239186613" table:style-name="ce1">
            <text:p>0.116779239186613</text:p>
          </table:table-cell>
          <table:table-cell office:value-type="float" office:value="0.18321308481622" table:style-name="ce1">
            <text:p>0.18321308481622</text:p>
          </table:table-cell>
          <table:table-cell office:value-type="float" office:value="0.0590573866825791" table:style-name="ce1">
            <text:p>0.0590573866825791</text:p>
          </table:table-cell>
          <table:table-cell office:value-type="float" office:value="0.103208383328336" table:style-name="ce1">
            <text:p>0.103208383328336</text:p>
          </table:table-cell>
          <table:table-cell office:value-type="float" office:value="0.0620288685957244" table:style-name="ce1">
            <text:p>0.0620288685957244</text:p>
          </table:table-cell>
          <table:table-cell office:value-type="float" office:value="0.115620034704012" table:style-name="ce1">
            <text:p>0.115620034704012</text:p>
          </table:table-cell>
          <table:table-cell office:value-type="float" office:value="0.0677106032428375" table:style-name="ce1">
            <text:p>0.0677106032428375</text:p>
          </table:table-cell>
          <table:table-cell office:value-type="float" office:value="0.0573104165468288" table:style-name="ce1">
            <text:p>0.0573104165468288</text:p>
          </table:table-cell>
          <table:table-cell office:value-type="float" office:value="0.053620554390945" table:style-name="ce1">
            <text:p>0.053620554390945</text:p>
          </table:table-cell>
          <table:table-cell office:value-type="float" office:value="0.0844325360749446" table:style-name="ce1">
            <text:p>0.0844325360749446</text:p>
          </table:table-cell>
          <table:table-cell office:value-type="float" office:value="0" table:style-name="ce1">
            <text:p>0</text:p>
          </table:table-cell>
          <table:table-cell office:value-type="float" office:value="0.0749793051534546" table:style-name="ce1">
            <text:p>0.0749793051534546</text:p>
          </table:table-cell>
          <table:table-cell office:value-type="float" office:value="0.0863264476239823" table:style-name="ce1">
            <text:p>0.0863264476239823</text:p>
          </table:table-cell>
          <table:table-cell office:value-type="float" office:value="0.013933311344386" table:style-name="ce1">
            <text:p>0.013933311344386</text:p>
          </table:table-cell>
          <table:table-cell office:value-type="float" office:value="0.123455114128734" table:style-name="ce1">
            <text:p>0.123455114128734</text:p>
          </table:table-cell>
          <table:table-cell office:value-type="float" office:value="0.118422174801755" table:style-name="ce1">
            <text:p>0.118422174801755</text:p>
          </table:table-cell>
          <table:table-cell office:value-type="float" office:value="0.196977086998851" table:style-name="ce1">
            <text:p>0.196977086998851</text:p>
          </table:table-cell>
          <table:table-cell office:value-type="float" office:value="0.0588719792726578" table:style-name="ce1">
            <text:p>0.0588719792726578</text:p>
          </table:table-cell>
          <table:table-cell office:value-type="float" office:value="0.0941844825628241" table:style-name="ce1">
            <text:p>0.0941844825628241</text:p>
          </table:table-cell>
          <table:table-cell office:value-type="float" office:value="0.140564142889275" table:style-name="ce1">
            <text:p>0.140564142889275</text:p>
          </table:table-cell>
          <table:table-cell office:value-type="float" office:value="0.091868228738351" table:style-name="ce1">
            <text:p>0.091868228738351</text:p>
          </table:table-cell>
          <table:table-cell office:value-type="float" office:value="0.0492594638591643" table:style-name="ce1">
            <text:p>0.0492594638591643</text:p>
          </table:table-cell>
          <table:table-cell office:value-type="float" office:value="0.0838944039658387" table:style-name="ce1">
            <text:p>0.0838944039658387</text:p>
          </table:table-cell>
          <table:table-cell office:value-type="float" office:value="0.107924281862005" table:style-name="ce1">
            <text:p>0.107924281862005</text:p>
          </table:table-cell>
          <table:table-cell office:value-type="float" office:value="0.0869893166661455" table:style-name="ce1">
            <text:p>0.0869893166661455</text:p>
          </table:table-cell>
          <table:table-cell office:value-type="float" office:value="0.128239709405797" table:style-name="ce1">
            <text:p>0.128239709405797</text:p>
          </table:table-cell>
          <table:table-cell office:value-type="float" office:value="0.115210642865134" table:style-name="ce1">
            <text:p>0.115210642865134</text:p>
          </table:table-cell>
          <table:table-cell office:value-type="float" office:value="0.0216126328710229" table:style-name="ce1">
            <text:p>0.0216126328710229</text:p>
          </table:table-cell>
          <table:table-cell office:value-type="float" office:value="0.0832668008628645" table:style-name="ce1">
            <text:p>0.0832668008628645</text:p>
          </table:table-cell>
          <table:table-cell office:value-type="float" office:value="0.09125388301622" table:style-name="ce1">
            <text:p>0.09125388301622</text:p>
          </table:table-cell>
          <table:table-cell office:value-type="float" office:value="0.101546312675818" table:style-name="ce1">
            <text:p>0.101546312675818</text:p>
          </table:table-cell>
          <table:table-cell office:value-type="float" office:value="0.0337181563023505" table:style-name="ce1">
            <text:p>0.0337181563023505</text:p>
          </table:table-cell>
          <table:table-cell office:value-type="float" office:value="0.0893759600886281" table:style-name="ce1">
            <text:p>0.0893759600886281</text:p>
          </table:table-cell>
          <table:table-cell office:value-type="float" office:value="0.0893759600886281" table:style-name="ce1">
            <text:p>0.0893759600886281</text:p>
          </table:table-cell>
          <table:table-cell office:value-type="float" office:value="0.0893759600886281" table:style-name="ce1">
            <text:p>0.0893759600886281</text:p>
          </table:table-cell>
          <table:table-cell office:value-type="float" office:value="0.0893759600886281" table:style-name="ce1">
            <text:p>0.0893759600886281</text:p>
          </table:table-cell>
          <table:table-cell office:value-type="float" office:value="0.0893759600886281" table:style-name="ce1">
            <text:p>0.0893759600886281</text:p>
          </table:table-cell>
          <table:table-cell office:value-type="float" office:value="0.0893759600886281" table:style-name="ce1">
            <text:p>0.0893759600886281</text:p>
          </table:table-cell>
          <table:table-cell office:value-type="float" office:value="0.0893759600886281" table:style-name="ce1">
            <text:p>0.0893759600886281</text:p>
          </table:table-cell>
          <table:table-cell office:value-type="float" office:value="0.0893759600886281" table:style-name="ce1">
            <text:p>0.0893759600886281</text:p>
          </table:table-cell>
          <table:table-cell office:value-type="float" office:value="0.0893759600886281" table:style-name="ce1">
            <text:p>0.089375960088628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.109499108499406" table:style-name="ce1">
            <text:p>0.109499108499406</text:p>
          </table:table-cell>
          <table:table-cell office:value-type="float" office:value="0.161491878567601" table:style-name="ce1">
            <text:p>0.161491878567601</text:p>
          </table:table-cell>
          <table:table-cell office:value-type="float" office:value="0.112981619994318" table:style-name="ce1">
            <text:p>0.112981619994318</text:p>
          </table:table-cell>
          <table:table-cell office:value-type="float" office:value="0.0773809809195189" table:style-name="ce1">
            <text:p>0.0773809809195189</text:p>
          </table:table-cell>
          <table:table-cell office:value-type="float" office:value="0.241222289417348" table:style-name="ce1">
            <text:p>0.241222289417348</text:p>
          </table:table-cell>
          <table:table-cell office:value-type="float" office:value="0.332038613558446" table:style-name="ce1">
            <text:p>0.332038613558446</text:p>
          </table:table-cell>
          <table:table-cell office:value-type="float" office:value="0.280958512935003" table:style-name="ce1">
            <text:p>0.280958512935003</text:p>
          </table:table-cell>
          <table:table-cell office:value-type="float" office:value="0.121732797496768" table:style-name="ce1">
            <text:p>0.121732797496768</text:p>
          </table:table-cell>
          <table:table-cell office:value-type="float" office:value="0.163904983110254" table:style-name="ce1">
            <text:p>0.163904983110254</text:p>
          </table:table-cell>
          <table:table-cell office:value-type="float" office:value="0.254753960898749" table:style-name="ce1">
            <text:p>0.254753960898749</text:p>
          </table:table-cell>
          <table:table-cell office:value-type="float" office:value="0.0460579696537531" table:style-name="ce1">
            <text:p>0.0460579696537531</text:p>
          </table:table-cell>
          <table:table-cell office:value-type="float" office:value="0.206495135410424" table:style-name="ce1">
            <text:p>0.206495135410424</text:p>
          </table:table-cell>
          <table:table-cell office:value-type="float" office:value="0.137034296667097" table:style-name="ce1">
            <text:p>0.137034296667097</text:p>
          </table:table-cell>
          <table:table-cell office:value-type="float" office:value="0.0584892132178678" table:style-name="ce1">
            <text:p>0.0584892132178678</text:p>
          </table:table-cell>
          <table:table-cell office:value-type="float" office:value="0.0800504165942401" table:style-name="ce1">
            <text:p>0.0800504165942401</text:p>
          </table:table-cell>
          <table:table-cell office:value-type="float" office:value="0.0794463241173919" table:style-name="ce1">
            <text:p>0.0794463241173919</text:p>
          </table:table-cell>
          <table:table-cell office:value-type="float" office:value="0.151483535640359" table:style-name="ce1">
            <text:p>0.151483535640359</text:p>
          </table:table-cell>
          <table:table-cell office:value-type="float" office:value="0.138180439690739" table:style-name="ce1">
            <text:p>0.138180439690739</text:p>
          </table:table-cell>
          <table:table-cell office:value-type="float" office:value="0.106859061107343" table:style-name="ce1">
            <text:p>0.106859061107343</text:p>
          </table:table-cell>
          <table:table-cell office:value-type="float" office:value="0.258806278540742" table:style-name="ce1">
            <text:p>0.258806278540742</text:p>
          </table:table-cell>
          <table:table-cell office:value-type="float" office:value="0.109499108499406" table:style-name="ce1">
            <text:p>0.109499108499406</text:p>
          </table:table-cell>
          <table:table-cell office:value-type="float" office:value="0.172247990020239" table:style-name="ce1">
            <text:p>0.172247990020239</text:p>
          </table:table-cell>
          <table:table-cell office:value-type="float" office:value="0.25847974206677" table:style-name="ce1">
            <text:p>0.25847974206677</text:p>
          </table:table-cell>
          <table:table-cell office:value-type="float" office:value="0.293118731225721" table:style-name="ce1">
            <text:p>0.293118731225721</text:p>
          </table:table-cell>
          <table:table-cell office:value-type="float" office:value="0.200271350216518" table:style-name="ce1">
            <text:p>0.200271350216518</text:p>
          </table:table-cell>
          <table:table-cell office:value-type="float" office:value="0.201750560443611" table:style-name="ce1">
            <text:p>0.201750560443611</text:p>
          </table:table-cell>
          <table:table-cell office:value-type="float" office:value="0.17504314223744" table:style-name="ce1">
            <text:p>0.17504314223744</text:p>
          </table:table-cell>
          <table:table-cell office:value-type="float" office:value="0.272484891435429" table:style-name="ce1">
            <text:p>0.272484891435429</text:p>
          </table:table-cell>
          <table:table-cell office:value-type="float" office:value="0.222981961981272" table:style-name="ce1">
            <text:p>0.222981961981272</text:p>
          </table:table-cell>
          <table:table-cell office:value-type="float" office:value="0.193074486330174" table:style-name="ce1">
            <text:p>0.193074486330174</text:p>
          </table:table-cell>
          <table:table-cell office:value-type="float" office:value="0.206488604680945" table:style-name="ce1">
            <text:p>0.206488604680945</text:p>
          </table:table-cell>
          <table:table-cell office:value-type="float" office:value="0.294235485966706" table:style-name="ce1">
            <text:p>0.294235485966706</text:p>
          </table:table-cell>
          <table:table-cell office:value-type="float" office:value="0.143189509201469" table:style-name="ce1">
            <text:p>0.143189509201469</text:p>
          </table:table-cell>
          <table:table-cell office:value-type="float" office:value="0.182635115257289" table:style-name="ce1">
            <text:p>0.182635115257289</text:p>
          </table:table-cell>
          <table:table-cell office:value-type="float" office:value="0.143225428213606" table:style-name="ce1">
            <text:p>0.143225428213606</text:p>
          </table:table-cell>
          <table:table-cell office:value-type="float" office:value="0.206135945289055" table:style-name="ce1">
            <text:p>0.206135945289055</text:p>
          </table:table-cell>
          <table:table-cell office:value-type="float" office:value="0.123241396006519" table:style-name="ce1">
            <text:p>0.123241396006519</text:p>
          </table:table-cell>
          <table:table-cell office:value-type="float" office:value="0.134340370756828" table:style-name="ce1">
            <text:p>0.134340370756828</text:p>
          </table:table-cell>
          <table:table-cell office:value-type="float" office:value="0.117478027240913" table:style-name="ce1">
            <text:p>0.117478027240913</text:p>
          </table:table-cell>
          <table:table-cell office:value-type="float" office:value="0.158556315666593" table:style-name="ce1">
            <text:p>0.158556315666593</text:p>
          </table:table-cell>
          <table:table-cell office:value-type="float" office:value="0" table:style-name="ce1">
            <text:p>0</text:p>
          </table:table-cell>
          <table:table-cell office:value-type="float" office:value="0.17725705953097" table:style-name="ce1">
            <text:p>0.17725705953097</text:p>
          </table:table-cell>
          <table:table-cell office:value-type="float" office:value="0.303783412465647" table:style-name="ce1">
            <text:p>0.303783412465647</text:p>
          </table:table-cell>
          <table:table-cell office:value-type="float" office:value="0.0498327312928696" table:style-name="ce1">
            <text:p>0.0498327312928696</text:p>
          </table:table-cell>
          <table:table-cell office:value-type="float" office:value="0.362820162043071" table:style-name="ce1">
            <text:p>0.362820162043071</text:p>
          </table:table-cell>
          <table:table-cell office:value-type="float" office:value="0.20648063719098" table:style-name="ce1">
            <text:p>0.20648063719098</text:p>
          </table:table-cell>
          <table:table-cell office:value-type="float" office:value="0.37566473547594" table:style-name="ce1">
            <text:p>0.37566473547594</text:p>
          </table:table-cell>
          <table:table-cell office:value-type="float" office:value="0.118815847174776" table:style-name="ce1">
            <text:p>0.118815847174776</text:p>
          </table:table-cell>
          <table:table-cell office:value-type="float" office:value="0.156723139901714" table:style-name="ce1">
            <text:p>0.156723139901714</text:p>
          </table:table-cell>
          <table:table-cell office:value-type="float" office:value="0.243257695751288" table:style-name="ce1">
            <text:p>0.243257695751288</text:p>
          </table:table-cell>
          <table:table-cell office:value-type="float" office:value="0.179283610195735" table:style-name="ce1">
            <text:p>0.179283610195735</text:p>
          </table:table-cell>
          <table:table-cell office:value-type="float" office:value="0.122455488020963" table:style-name="ce1">
            <text:p>0.122455488020963</text:p>
          </table:table-cell>
          <table:table-cell office:value-type="float" office:value="0.160480072649351" table:style-name="ce1">
            <text:p>0.160480072649351</text:p>
          </table:table-cell>
          <table:table-cell office:value-type="float" office:value="0.230060378027046" table:style-name="ce1">
            <text:p>0.230060378027046</text:p>
          </table:table-cell>
          <table:table-cell office:value-type="float" office:value="0.15488713633097" table:style-name="ce1">
            <text:p>0.15488713633097</text:p>
          </table:table-cell>
          <table:table-cell office:value-type="float" office:value="0.217284037655779" table:style-name="ce1">
            <text:p>0.217284037655779</text:p>
          </table:table-cell>
          <table:table-cell office:value-type="float" office:value="0.214085475747904" table:style-name="ce1">
            <text:p>0.214085475747904</text:p>
          </table:table-cell>
          <table:table-cell office:value-type="float" office:value="0.0849362185860464" table:style-name="ce1">
            <text:p>0.0849362185860464</text:p>
          </table:table-cell>
          <table:table-cell office:value-type="float" office:value="0.220020276162345" table:style-name="ce1">
            <text:p>0.220020276162345</text:p>
          </table:table-cell>
          <table:table-cell office:value-type="float" office:value="0.203229770670704" table:style-name="ce1">
            <text:p>0.203229770670704</text:p>
          </table:table-cell>
          <table:table-cell office:value-type="float" office:value="0.223292171631545" table:style-name="ce1">
            <text:p>0.223292171631545</text:p>
          </table:table-cell>
          <table:table-cell office:value-type="float" office:value="0.0879950490059793" table:style-name="ce1">
            <text:p>0.0879950490059793</text:p>
          </table:table-cell>
          <table:table-cell office:value-type="float" office:value="0.177741785230411" table:style-name="ce1">
            <text:p>0.177741785230411</text:p>
          </table:table-cell>
          <table:table-cell office:value-type="float" office:value="0.177741785230411" table:style-name="ce1">
            <text:p>0.177741785230411</text:p>
          </table:table-cell>
          <table:table-cell office:value-type="float" office:value="0.177741785230411" table:style-name="ce1">
            <text:p>0.177741785230411</text:p>
          </table:table-cell>
          <table:table-cell office:value-type="float" office:value="0.177741785230411" table:style-name="ce1">
            <text:p>0.177741785230411</text:p>
          </table:table-cell>
          <table:table-cell office:value-type="float" office:value="0.177741785230411" table:style-name="ce1">
            <text:p>0.177741785230411</text:p>
          </table:table-cell>
          <table:table-cell office:value-type="float" office:value="0.177741785230411" table:style-name="ce1">
            <text:p>0.177741785230411</text:p>
          </table:table-cell>
          <table:table-cell office:value-type="float" office:value="0.177741785230411" table:style-name="ce1">
            <text:p>0.177741785230411</text:p>
          </table:table-cell>
          <table:table-cell office:value-type="float" office:value="0.177741785230411" table:style-name="ce1">
            <text:p>0.177741785230411</text:p>
          </table:table-cell>
          <table:table-cell office:value-type="float" office:value="0.177741785230411" table:style-name="ce1">
            <text:p>0.17774178523041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.0935380056516543" table:style-name="ce1">
            <text:p>0.0935380056516543</text:p>
          </table:table-cell>
          <table:table-cell office:value-type="float" office:value="0.172995758545635" table:style-name="ce1">
            <text:p>0.172995758545635</text:p>
          </table:table-cell>
          <table:table-cell office:value-type="float" office:value="0.0723278289848019" table:style-name="ce1">
            <text:p>0.0723278289848019</text:p>
          </table:table-cell>
          <table:table-cell office:value-type="float" office:value="0.069779824061339" table:style-name="ce1">
            <text:p>0.069779824061339</text:p>
          </table:table-cell>
          <table:table-cell office:value-type="float" office:value="0.229584529484986" table:style-name="ce1">
            <text:p>0.229584529484986</text:p>
          </table:table-cell>
          <table:table-cell office:value-type="float" office:value="0.423641890601816" table:style-name="ce1">
            <text:p>0.423641890601816</text:p>
          </table:table-cell>
          <table:table-cell office:value-type="float" office:value="0.192849176163134" table:style-name="ce1">
            <text:p>0.192849176163134</text:p>
          </table:table-cell>
          <table:table-cell office:value-type="float" office:value="0.0666134406902916" table:style-name="ce1">
            <text:p>0.0666134406902916</text:p>
          </table:table-cell>
          <table:table-cell office:value-type="float" office:value="0.107691729115971" table:style-name="ce1">
            <text:p>0.107691729115971</text:p>
          </table:table-cell>
          <table:table-cell office:value-type="float" office:value="0.1741027171924" table:style-name="ce1">
            <text:p>0.1741027171924</text:p>
          </table:table-cell>
          <table:table-cell office:value-type="float" office:value="0.0631717462546265" table:style-name="ce1">
            <text:p>0.0631717462546265</text:p>
          </table:table-cell>
          <table:table-cell office:value-type="float" office:value="0.111988949113443" table:style-name="ce1">
            <text:p>0.111988949113443</text:p>
          </table:table-cell>
          <table:table-cell office:value-type="float" office:value="0.145935680947574" table:style-name="ce1">
            <text:p>0.145935680947574</text:p>
          </table:table-cell>
          <table:table-cell office:value-type="float" office:value="0.0496857898795822" table:style-name="ce1">
            <text:p>0.0496857898795822</text:p>
          </table:table-cell>
          <table:table-cell office:value-type="float" office:value="0.0917240955387397" table:style-name="ce1">
            <text:p>0.0917240955387397</text:p>
          </table:table-cell>
          <table:table-cell office:value-type="float" office:value="0.0722363987720897" table:style-name="ce1">
            <text:p>0.0722363987720897</text:p>
          </table:table-cell>
          <table:table-cell office:value-type="float" office:value="0.13653143049718" table:style-name="ce1">
            <text:p>0.13653143049718</text:p>
          </table:table-cell>
          <table:table-cell office:value-type="float" office:value="0.122196479289808" table:style-name="ce1">
            <text:p>0.122196479289808</text:p>
          </table:table-cell>
          <table:table-cell office:value-type="float" office:value="0.14318624383673" table:style-name="ce1">
            <text:p>0.14318624383673</text:p>
          </table:table-cell>
          <table:table-cell office:value-type="float" office:value="0.194312059566528" table:style-name="ce1">
            <text:p>0.194312059566528</text:p>
          </table:table-cell>
          <table:table-cell office:value-type="float" office:value="0.0935380056516543" table:style-name="ce1">
            <text:p>0.0935380056516543</text:p>
          </table:table-cell>
          <table:table-cell office:value-type="float" office:value="0.115104107075136" table:style-name="ce1">
            <text:p>0.115104107075136</text:p>
          </table:table-cell>
          <table:table-cell office:value-type="float" office:value="0.273474296951565" table:style-name="ce1">
            <text:p>0.273474296951565</text:p>
          </table:table-cell>
          <table:table-cell office:value-type="float" office:value="0.240027165922611" table:style-name="ce1">
            <text:p>0.240027165922611</text:p>
          </table:table-cell>
          <table:table-cell office:value-type="float" office:value="0.192568354795518" table:style-name="ce1">
            <text:p>0.192568354795518</text:p>
          </table:table-cell>
          <table:table-cell office:value-type="float" office:value="0.13956168897564" table:style-name="ce1">
            <text:p>0.13956168897564</text:p>
          </table:table-cell>
          <table:table-cell office:value-type="float" office:value="0.190733219811795" table:style-name="ce1">
            <text:p>0.190733219811795</text:p>
          </table:table-cell>
          <table:table-cell office:value-type="float" office:value="0.196385566176251" table:style-name="ce1">
            <text:p>0.196385566176251</text:p>
          </table:table-cell>
          <table:table-cell office:value-type="float" office:value="0.236245873554015" table:style-name="ce1">
            <text:p>0.236245873554015</text:p>
          </table:table-cell>
          <table:table-cell office:value-type="float" office:value="0.135721620041729" table:style-name="ce1">
            <text:p>0.135721620041729</text:p>
          </table:table-cell>
          <table:table-cell office:value-type="float" office:value="0.217757378397719" table:style-name="ce1">
            <text:p>0.217757378397719</text:p>
          </table:table-cell>
          <table:table-cell office:value-type="float" office:value="0.26174510680649" table:style-name="ce1">
            <text:p>0.26174510680649</text:p>
          </table:table-cell>
          <table:table-cell office:value-type="float" office:value="0.172437381175143" table:style-name="ce1">
            <text:p>0.172437381175143</text:p>
          </table:table-cell>
          <table:table-cell office:value-type="float" office:value="0.163617631013159" table:style-name="ce1">
            <text:p>0.163617631013159</text:p>
          </table:table-cell>
          <table:table-cell office:value-type="float" office:value="0.118062527529323" table:style-name="ce1">
            <text:p>0.118062527529323</text:p>
          </table:table-cell>
          <table:table-cell office:value-type="float" office:value="0.156512197339528" table:style-name="ce1">
            <text:p>0.156512197339528</text:p>
          </table:table-cell>
          <table:table-cell office:value-type="float" office:value="0.0955576337431712" table:style-name="ce1">
            <text:p>0.0955576337431712</text:p>
          </table:table-cell>
          <table:table-cell office:value-type="float" office:value="0.0995315826314107" table:style-name="ce1">
            <text:p>0.0995315826314107</text:p>
          </table:table-cell>
          <table:table-cell office:value-type="float" office:value="0.0529054395129463" table:style-name="ce1">
            <text:p>0.0529054395129463</text:p>
          </table:table-cell>
          <table:table-cell office:value-type="float" office:value="0.103897375288417" table:style-name="ce1">
            <text:p>0.103897375288417</text:p>
          </table:table-cell>
          <table:table-cell office:value-type="float" office:value="0" table:style-name="ce1">
            <text:p>0</text:p>
          </table:table-cell>
          <table:table-cell office:value-type="float" office:value="0.112037929584539" table:style-name="ce1">
            <text:p>0.112037929584539</text:p>
          </table:table-cell>
          <table:table-cell office:value-type="float" office:value="0.196026376054882" table:style-name="ce1">
            <text:p>0.196026376054882</text:p>
          </table:table-cell>
          <table:table-cell office:value-type="float" office:value="0.0185733946395284" table:style-name="ce1">
            <text:p>0.0185733946395284</text:p>
          </table:table-cell>
          <table:table-cell office:value-type="float" office:value="0.273053522051204" table:style-name="ce1">
            <text:p>0.273053522051204</text:p>
          </table:table-cell>
          <table:table-cell office:value-type="float" office:value="0.168034951125757" table:style-name="ce1">
            <text:p>0.168034951125757</text:p>
          </table:table-cell>
          <table:table-cell office:value-type="float" office:value="0.323499815378667" table:style-name="ce1">
            <text:p>0.323499815378667</text:p>
          </table:table-cell>
          <table:table-cell office:value-type="float" office:value="0.0808326673712875" table:style-name="ce1">
            <text:p>0.0808326673712875</text:p>
          </table:table-cell>
          <table:table-cell office:value-type="float" office:value="0.153214636103474" table:style-name="ce1">
            <text:p>0.153214636103474</text:p>
          </table:table-cell>
          <table:table-cell office:value-type="float" office:value="0.198504311149077" table:style-name="ce1">
            <text:p>0.198504311149077</text:p>
          </table:table-cell>
          <table:table-cell office:value-type="float" office:value="0.149087345687057" table:style-name="ce1">
            <text:p>0.149087345687057</text:p>
          </table:table-cell>
          <table:table-cell office:value-type="float" office:value="0.0767755169894799" table:style-name="ce1">
            <text:p>0.0767755169894799</text:p>
          </table:table-cell>
          <table:table-cell office:value-type="float" office:value="0.107258872366074" table:style-name="ce1">
            <text:p>0.107258872366074</text:p>
          </table:table-cell>
          <table:table-cell office:value-type="float" office:value="0.1273039015865" table:style-name="ce1">
            <text:p>0.1273039015865</text:p>
          </table:table-cell>
          <table:table-cell office:value-type="float" office:value="0.134480781440636" table:style-name="ce1">
            <text:p>0.134480781440636</text:p>
          </table:table-cell>
          <table:table-cell office:value-type="float" office:value="0.152939614023636" table:style-name="ce1">
            <text:p>0.152939614023636</text:p>
          </table:table-cell>
          <table:table-cell office:value-type="float" office:value="0.163709061225871" table:style-name="ce1">
            <text:p>0.163709061225871</text:p>
          </table:table-cell>
          <table:table-cell office:value-type="float" office:value="0.0346067436821469" table:style-name="ce1">
            <text:p>0.0346067436821469</text:p>
          </table:table-cell>
          <table:table-cell office:value-type="float" office:value="0.166794830904907" table:style-name="ce1">
            <text:p>0.166794830904907</text:p>
          </table:table-cell>
          <table:table-cell office:value-type="float" office:value="0.164287030784801" table:style-name="ce1">
            <text:p>0.164287030784801</text:p>
          </table:table-cell>
          <table:table-cell office:value-type="float" office:value="0.174331292724181" table:style-name="ce1">
            <text:p>0.174331292724181</text:p>
          </table:table-cell>
          <table:table-cell office:value-type="float" office:value="0.0433575130140045" table:style-name="ce1">
            <text:p>0.0433575130140045</text:p>
          </table:table-cell>
          <table:table-cell office:value-type="float" office:value="0.145293355394665" table:style-name="ce1">
            <text:p>0.145293355394665</text:p>
          </table:table-cell>
          <table:table-cell office:value-type="float" office:value="0.145293355394665" table:style-name="ce1">
            <text:p>0.145293355394665</text:p>
          </table:table-cell>
          <table:table-cell office:value-type="float" office:value="0.145293355394665" table:style-name="ce1">
            <text:p>0.145293355394665</text:p>
          </table:table-cell>
          <table:table-cell office:value-type="float" office:value="0.145293355394665" table:style-name="ce1">
            <text:p>0.145293355394665</text:p>
          </table:table-cell>
          <table:table-cell office:value-type="float" office:value="0.145293355394665" table:style-name="ce1">
            <text:p>0.145293355394665</text:p>
          </table:table-cell>
          <table:table-cell office:value-type="float" office:value="0.145293355394665" table:style-name="ce1">
            <text:p>0.145293355394665</text:p>
          </table:table-cell>
          <table:table-cell office:value-type="float" office:value="0.145293355394665" table:style-name="ce1">
            <text:p>0.145293355394665</text:p>
          </table:table-cell>
          <table:table-cell office:value-type="float" office:value="0.145293355394665" table:style-name="ce1">
            <text:p>0.145293355394665</text:p>
          </table:table-cell>
          <table:table-cell office:value-type="float" office:value="0.145293355394665" table:style-name="ce1">
            <text:p>0.14529335539466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0.0552548694431749" table:style-name="ce1">
            <text:p>0.0552548694431749</text:p>
          </table:table-cell>
          <table:table-cell office:value-type="float" office:value="0.142173980767416" table:style-name="ce1">
            <text:p>0.142173980767416</text:p>
          </table:table-cell>
          <table:table-cell office:value-type="float" office:value="0.0644909536094734" table:style-name="ce1">
            <text:p>0.0644909536094734</text:p>
          </table:table-cell>
          <table:table-cell office:value-type="float" office:value="0.0420405505974161" table:style-name="ce1">
            <text:p>0.0420405505974161</text:p>
          </table:table-cell>
          <table:table-cell office:value-type="float" office:value="0.23245151972646" table:style-name="ce1">
            <text:p>0.23245151972646</text:p>
          </table:table-cell>
          <table:table-cell office:value-type="float" office:value="0.268419512334478" table:style-name="ce1">
            <text:p>0.268419512334478</text:p>
          </table:table-cell>
          <table:table-cell office:value-type="float" office:value="0.144946275431439" table:style-name="ce1">
            <text:p>0.144946275431439</text:p>
          </table:table-cell>
          <table:table-cell office:value-type="float" office:value="0.0372904653276044" table:style-name="ce1">
            <text:p>0.0372904653276044</text:p>
          </table:table-cell>
          <table:table-cell office:value-type="float" office:value="0.0887362868018958" table:style-name="ce1">
            <text:p>0.0887362868018958</text:p>
          </table:table-cell>
          <table:table-cell office:value-type="float" office:value="0.140779670023556" table:style-name="ce1">
            <text:p>0.140779670023556</text:p>
          </table:table-cell>
          <table:table-cell office:value-type="float" office:value="0.056957757154939" table:style-name="ce1">
            <text:p>0.056957757154939</text:p>
          </table:table-cell>
          <table:table-cell office:value-type="float" office:value="0.0731866199113483" table:style-name="ce1">
            <text:p>0.0731866199113483</text:p>
          </table:table-cell>
          <table:table-cell office:value-type="float" office:value="0.0754397215817552" table:style-name="ce1">
            <text:p>0.0754397215817552</text:p>
          </table:table-cell>
          <table:table-cell office:value-type="float" office:value="0.0398962263899011" table:style-name="ce1">
            <text:p>0.0398962263899011</text:p>
          </table:table-cell>
          <table:table-cell office:value-type="float" office:value="0.0465641011884097" table:style-name="ce1">
            <text:p>0.0465641011884097</text:p>
          </table:table-cell>
          <table:table-cell office:value-type="float" office:value="0.0606117002986859" table:style-name="ce1">
            <text:p>0.0606117002986859</text:p>
          </table:table-cell>
          <table:table-cell office:value-type="float" office:value="0.0813271742074707" table:style-name="ce1">
            <text:p>0.0813271742074707</text:p>
          </table:table-cell>
          <table:table-cell office:value-type="float" office:value="0.0794071397405152" table:style-name="ce1">
            <text:p>0.0794071397405152</text:p>
          </table:table-cell>
          <table:table-cell office:value-type="float" office:value="0.0303352384320004" table:style-name="ce1">
            <text:p>0.0303352384320004</text:p>
          </table:table-cell>
          <table:table-cell office:value-type="float" office:value="0.11798089341083" table:style-name="ce1">
            <text:p>0.11798089341083</text:p>
          </table:table-cell>
          <table:table-cell office:value-type="float" office:value="0.0552548694431749" table:style-name="ce1">
            <text:p>0.0552548694431749</text:p>
          </table:table-cell>
          <table:table-cell office:value-type="float" office:value="0.0546458789192171" table:style-name="ce1">
            <text:p>0.0546458789192171</text:p>
          </table:table-cell>
          <table:table-cell office:value-type="float" office:value="0.119195609094006" table:style-name="ce1">
            <text:p>0.119195609094006</text:p>
          </table:table-cell>
          <table:table-cell office:value-type="float" office:value="0.168891195067807" table:style-name="ce1">
            <text:p>0.168891195067807</text:p>
          </table:table-cell>
          <table:table-cell office:value-type="float" office:value="0.10222877390642" table:style-name="ce1">
            <text:p>0.10222877390642</text:p>
          </table:table-cell>
          <table:table-cell office:value-type="float" office:value="0.0709400489704208" table:style-name="ce1">
            <text:p>0.0709400489704208</text:p>
          </table:table-cell>
          <table:table-cell office:value-type="float" office:value="0.0953225274819113" table:style-name="ce1">
            <text:p>0.0953225274819113</text:p>
          </table:table-cell>
          <table:table-cell office:value-type="float" office:value="0.107541522337944" table:style-name="ce1">
            <text:p>0.107541522337944</text:p>
          </table:table-cell>
          <table:table-cell office:value-type="float" office:value="0.0977748164014412" table:style-name="ce1">
            <text:p>0.0977748164014412</text:p>
          </table:table-cell>
          <table:table-cell office:value-type="float" office:value="0.0816014648456072" table:style-name="ce1">
            <text:p>0.0816014648456072</text:p>
          </table:table-cell>
          <table:table-cell office:value-type="float" office:value="0.105807613661153" table:style-name="ce1">
            <text:p>0.105807613661153</text:p>
          </table:table-cell>
          <table:table-cell office:value-type="float" office:value="0.115113903169355" table:style-name="ce1">
            <text:p>0.115113903169355</text:p>
          </table:table-cell>
          <table:table-cell office:value-type="float" office:value="0.0650362695210067" table:style-name="ce1">
            <text:p>0.0650362695210067</text:p>
          </table:table-cell>
          <table:table-cell office:value-type="float" office:value="0.0896114045521408" table:style-name="ce1">
            <text:p>0.0896114045521408</text:p>
          </table:table-cell>
          <table:table-cell office:value-type="float" office:value="0.0703130989403945" table:style-name="ce1">
            <text:p>0.0703130989403945</text:p>
          </table:table-cell>
          <table:table-cell office:value-type="float" office:value="0.0974776682101267" table:style-name="ce1">
            <text:p>0.0974776682101267</text:p>
          </table:table-cell>
          <table:table-cell office:value-type="float" office:value="0.0861109335511607" table:style-name="ce1">
            <text:p>0.0861109335511607</text:p>
          </table:table-cell>
          <table:table-cell office:value-type="float" office:value="0.043958340126113" table:style-name="ce1">
            <text:p>0.043958340126113</text:p>
          </table:table-cell>
          <table:table-cell office:value-type="float" office:value="0.0583390064398406" table:style-name="ce1">
            <text:p>0.0583390064398406</text:p>
          </table:table-cell>
          <table:table-cell office:value-type="float" office:value="0.0765532109579998" table:style-name="ce1">
            <text:p>0.0765532109579998</text:p>
          </table:table-cell>
          <table:table-cell office:value-type="float" office:value="0" table:style-name="ce1">
            <text:p>0</text:p>
          </table:table-cell>
          <table:table-cell office:value-type="float" office:value="0.0630770506771746" table:style-name="ce1">
            <text:p>0.0630770506771746</text:p>
          </table:table-cell>
          <table:table-cell office:value-type="float" office:value="0.147359379974092" table:style-name="ce1">
            <text:p>0.147359379974092</text:p>
          </table:table-cell>
          <table:table-cell office:value-type="float" office:value="0.0223873406555215" table:style-name="ce1">
            <text:p>0.0223873406555215</text:p>
          </table:table-cell>
          <table:table-cell office:value-type="float" office:value="0.16869682749704" table:style-name="ce1">
            <text:p>0.16869682749704</text:p>
          </table:table-cell>
          <table:table-cell office:value-type="float" office:value="0.12762606247172" table:style-name="ce1">
            <text:p>0.12762606247172</text:p>
          </table:table-cell>
          <table:table-cell office:value-type="float" office:value="0.248759776561151" table:style-name="ce1">
            <text:p>0.248759776561151</text:p>
          </table:table-cell>
          <table:table-cell office:value-type="float" office:value="0.0812104700716731" table:style-name="ce1">
            <text:p>0.0812104700716731</text:p>
          </table:table-cell>
          <table:table-cell office:value-type="float" office:value="0.101572174364557" table:style-name="ce1">
            <text:p>0.101572174364557</text:p>
          </table:table-cell>
          <table:table-cell office:value-type="float" office:value="0.173750867610966" table:style-name="ce1">
            <text:p>0.173750867610966</text:p>
          </table:table-cell>
          <table:table-cell office:value-type="float" office:value="0.140458031596693" table:style-name="ce1">
            <text:p>0.140458031596693</text:p>
          </table:table-cell>
          <table:table-cell office:value-type="float" office:value="0.0823083510044618" table:style-name="ce1">
            <text:p>0.0823083510044618</text:p>
          </table:table-cell>
          <table:table-cell office:value-type="float" office:value="0.12666833099356" table:style-name="ce1">
            <text:p>0.12666833099356</text:p>
          </table:table-cell>
          <table:table-cell office:value-type="float" office:value="0.1394964600496" table:style-name="ce1">
            <text:p>0.1394964600496</text:p>
          </table:table-cell>
          <table:table-cell office:value-type="float" office:value="0.11677814855479" table:style-name="ce1">
            <text:p>0.11677814855479</text:p>
          </table:table-cell>
          <table:table-cell office:value-type="float" office:value="0.134168253381397" table:style-name="ce1">
            <text:p>0.134168253381397</text:p>
          </table:table-cell>
          <table:table-cell office:value-type="float" office:value="0.113373463763084" table:style-name="ce1">
            <text:p>0.113373463763084</text:p>
          </table:table-cell>
          <table:table-cell office:value-type="float" office:value="0.0361210663762863" table:style-name="ce1">
            <text:p>0.0361210663762863</text:p>
          </table:table-cell>
          <table:table-cell office:value-type="float" office:value="0.126761459195937" table:style-name="ce1">
            <text:p>0.126761459195937</text:p>
          </table:table-cell>
          <table:table-cell office:value-type="float" office:value="0.109886054221063" table:style-name="ce1">
            <text:p>0.109886054221063</text:p>
          </table:table-cell>
          <table:table-cell office:value-type="float" office:value="0.127251263906895" table:style-name="ce1">
            <text:p>0.127251263906895</text:p>
          </table:table-cell>
          <table:table-cell office:value-type="float" office:value="0.061147220116" table:style-name="ce1">
            <text:p>0.061147220116</text:p>
          </table:table-cell>
          <table:table-cell office:value-type="float" office:value="0.0982075300809624" table:style-name="ce1">
            <text:p>0.0982075300809624</text:p>
          </table:table-cell>
          <table:table-cell office:value-type="float" office:value="0.0982075300809624" table:style-name="ce1">
            <text:p>0.0982075300809624</text:p>
          </table:table-cell>
          <table:table-cell office:value-type="float" office:value="0.0982075300809624" table:style-name="ce1">
            <text:p>0.0982075300809624</text:p>
          </table:table-cell>
          <table:table-cell office:value-type="float" office:value="0.0982075300809624" table:style-name="ce1">
            <text:p>0.0982075300809624</text:p>
          </table:table-cell>
          <table:table-cell office:value-type="float" office:value="0.0982075300809624" table:style-name="ce1">
            <text:p>0.0982075300809624</text:p>
          </table:table-cell>
          <table:table-cell office:value-type="float" office:value="0.0982075300809624" table:style-name="ce1">
            <text:p>0.0982075300809624</text:p>
          </table:table-cell>
          <table:table-cell office:value-type="float" office:value="0.0982075300809624" table:style-name="ce1">
            <text:p>0.0982075300809624</text:p>
          </table:table-cell>
          <table:table-cell office:value-type="float" office:value="0.0982075300809624" table:style-name="ce1">
            <text:p>0.0982075300809624</text:p>
          </table:table-cell>
          <table:table-cell office:value-type="float" office:value="0.0982075300809624" table:style-name="ce1">
            <text:p>0.0982075300809624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0.0865925748502695" table:style-name="ce1">
            <text:p>0.0865925748502695</text:p>
          </table:table-cell>
          <table:table-cell office:value-type="float" office:value="0.138350238657204" table:style-name="ce1">
            <text:p>0.138350238657204</text:p>
          </table:table-cell>
          <table:table-cell office:value-type="float" office:value="0.0659603677423475" table:style-name="ce1">
            <text:p>0.0659603677423475</text:p>
          </table:table-cell>
          <table:table-cell office:value-type="float" office:value="0.0682583681779256" table:style-name="ce1">
            <text:p>0.0682583681779256</text:p>
          </table:table-cell>
          <table:table-cell office:value-type="float" office:value="0.230766591520764" table:style-name="ce1">
            <text:p>0.230766591520764</text:p>
          </table:table-cell>
          <table:table-cell office:value-type="float" office:value="0.373515276482372" table:style-name="ce1">
            <text:p>0.373515276482372</text:p>
          </table:table-cell>
          <table:table-cell office:value-type="float" office:value="0.189234417396264" table:style-name="ce1">
            <text:p>0.189234417396264</text:p>
          </table:table-cell>
          <table:table-cell office:value-type="float" office:value="0.0570295951792128" table:style-name="ce1">
            <text:p>0.0570295951792128</text:p>
          </table:table-cell>
          <table:table-cell office:value-type="float" office:value="0.1155286044913" table:style-name="ce1">
            <text:p>0.1155286044913</text:p>
          </table:table-cell>
          <table:table-cell office:value-type="float" office:value="0.186883354783665" table:style-name="ce1">
            <text:p>0.186883354783665</text:p>
          </table:table-cell>
          <table:table-cell office:value-type="float" office:value="0.0954857957188974" table:style-name="ce1">
            <text:p>0.0954857957188974</text:p>
          </table:table-cell>
          <table:table-cell office:value-type="float" office:value="0.105053314406277" table:style-name="ce1">
            <text:p>0.105053314406277</text:p>
          </table:table-cell>
          <table:table-cell office:value-type="float" office:value="0.110702395405993" table:style-name="ce1">
            <text:p>0.110702395405993</text:p>
          </table:table-cell>
          <table:table-cell office:value-type="float" office:value="0.0403697042771605" table:style-name="ce1">
            <text:p>0.0403697042771605</text:p>
          </table:table-cell>
          <table:table-cell office:value-type="float" office:value="0.0903363155243586" table:style-name="ce1">
            <text:p>0.0903363155243586</text:p>
          </table:table-cell>
          <table:table-cell office:value-type="float" office:value="0.0953911001414455" table:style-name="ce1">
            <text:p>0.0953911001414455</text:p>
          </table:table-cell>
          <table:table-cell office:value-type="float" office:value="0.10841010935871" table:style-name="ce1">
            <text:p>0.10841010935871</text:p>
          </table:table-cell>
          <table:table-cell office:value-type="float" office:value="0.140691505175583" table:style-name="ce1">
            <text:p>0.140691505175583</text:p>
          </table:table-cell>
          <table:table-cell office:value-type="float" office:value="0.0599847502686596" table:style-name="ce1">
            <text:p>0.0599847502686596</text:p>
          </table:table-cell>
          <table:table-cell office:value-type="float" office:value="0.198279477725288" table:style-name="ce1">
            <text:p>0.198279477725288</text:p>
          </table:table-cell>
          <table:table-cell office:value-type="float" office:value="0.0865925748502695" table:style-name="ce1">
            <text:p>0.0865925748502695</text:p>
          </table:table-cell>
          <table:table-cell office:value-type="float" office:value="0.104426364376251" table:style-name="ce1">
            <text:p>0.104426364376251</text:p>
          </table:table-cell>
          <table:table-cell office:value-type="float" office:value="0.183425333524301" table:style-name="ce1">
            <text:p>0.183425333524301</text:p>
          </table:table-cell>
          <table:table-cell office:value-type="float" office:value="0.227566534075839" table:style-name="ce1">
            <text:p>0.227566534075839</text:p>
          </table:table-cell>
          <table:table-cell office:value-type="float" office:value="0.149024715991349" table:style-name="ce1">
            <text:p>0.149024715991349</text:p>
          </table:table-cell>
          <table:table-cell office:value-type="float" office:value="0.14516178950426" table:style-name="ce1">
            <text:p>0.14516178950426</text:p>
          </table:table-cell>
          <table:table-cell office:value-type="float" office:value="0.171957372558404" table:style-name="ce1">
            <text:p>0.171957372558404</text:p>
          </table:table-cell>
          <table:table-cell office:value-type="float" office:value="0.175111714896974" table:style-name="ce1">
            <text:p>0.175111714896974</text:p>
          </table:table-cell>
          <table:table-cell office:value-type="float" office:value="0.15706730934528" table:style-name="ce1">
            <text:p>0.15706730934528</text:p>
          </table:table-cell>
          <table:table-cell office:value-type="float" office:value="0.13057540521193" table:style-name="ce1">
            <text:p>0.13057540521193</text:p>
          </table:table-cell>
          <table:table-cell office:value-type="float" office:value="0.169821824018627" table:style-name="ce1">
            <text:p>0.169821824018627</text:p>
          </table:table-cell>
          <table:table-cell office:value-type="float" office:value="0.220614572544974" table:style-name="ce1">
            <text:p>0.220614572544974</text:p>
          </table:table-cell>
          <table:table-cell office:value-type="float" office:value="0.130147642431027" table:style-name="ce1">
            <text:p>0.130147642431027</text:p>
          </table:table-cell>
          <table:table-cell office:value-type="float" office:value="0.157720382293224" table:style-name="ce1">
            <text:p>0.157720382293224</text:p>
          </table:table-cell>
          <table:table-cell office:value-type="float" office:value="0.156169334041857" table:style-name="ce1">
            <text:p>0.156169334041857</text:p>
          </table:table-cell>
          <table:table-cell office:value-type="float" office:value="0.190654851058042" table:style-name="ce1">
            <text:p>0.190654851058042</text:p>
          </table:table-cell>
          <table:table-cell office:value-type="float" office:value="0.142800930797443" table:style-name="ce1">
            <text:p>0.142800930797443</text:p>
          </table:table-cell>
          <table:table-cell office:value-type="float" office:value="0.0982482942887006" table:style-name="ce1">
            <text:p>0.0982482942887006</text:p>
          </table:table-cell>
          <table:table-cell office:value-type="float" office:value="0.117850278821241" table:style-name="ce1">
            <text:p>0.117850278821241</text:p>
          </table:table-cell>
          <table:table-cell office:value-type="float" office:value="0.0967788801558265" table:style-name="ce1">
            <text:p>0.0967788801558265</text:p>
          </table:table-cell>
          <table:table-cell office:value-type="float" office:value="0" table:style-name="ce1">
            <text:p>0</text:p>
          </table:table-cell>
          <table:table-cell office:value-type="float" office:value="0.115701668822505" table:style-name="ce1">
            <text:p>0.115701668822505</text:p>
          </table:table-cell>
          <table:table-cell office:value-type="float" office:value="0.229424526612739" table:style-name="ce1">
            <text:p>0.229424526612739</text:p>
          </table:table-cell>
          <table:table-cell office:value-type="float" office:value="0.0260641413524464" table:style-name="ce1">
            <text:p>0.0260641413524464</text:p>
          </table:table-cell>
          <table:table-cell office:value-type="float" office:value="0.377178166725505" table:style-name="ce1">
            <text:p>0.377178166725505</text:p>
          </table:table-cell>
          <table:table-cell office:value-type="float" office:value="0.176840398990182" table:style-name="ce1">
            <text:p>0.176840398990182</text:p>
          </table:table-cell>
          <table:table-cell office:value-type="float" office:value="0.3778055085993" table:style-name="ce1">
            <text:p>0.3778055085993</text:p>
          </table:table-cell>
          <table:table-cell office:value-type="float" office:value="0.113167745784482" table:style-name="ce1">
            <text:p>0.113167745784482</text:p>
          </table:table-cell>
          <table:table-cell office:value-type="float" office:value="0.164880216943419" table:style-name="ce1">
            <text:p>0.164880216943419</text:p>
          </table:table-cell>
          <table:table-cell office:value-type="float" office:value="0.259830695297616" table:style-name="ce1">
            <text:p>0.259830695297616</text:p>
          </table:table-cell>
          <table:table-cell office:value-type="float" office:value="0.173378198063951" table:style-name="ce1">
            <text:p>0.173378198063951</text:p>
          </table:table-cell>
          <table:table-cell office:value-type="float" office:value="0.130572466383665" table:style-name="ce1">
            <text:p>0.130572466383665</text:p>
          </table:table-cell>
          <table:table-cell office:value-type="float" office:value="0.14961071834754" table:style-name="ce1">
            <text:p>0.14961071834754</text:p>
          </table:table-cell>
          <table:table-cell office:value-type="float" office:value="0.211176029234084" table:style-name="ce1">
            <text:p>0.211176029234084</text:p>
          </table:table-cell>
          <table:table-cell office:value-type="float" office:value="0.169287388302407" table:style-name="ce1">
            <text:p>0.169287388302407</text:p>
          </table:table-cell>
          <table:table-cell office:value-type="float" office:value="0.186781651733482" table:style-name="ce1">
            <text:p>0.186781651733482</text:p>
          </table:table-cell>
          <table:table-cell office:value-type="float" office:value="0.223293804313915" table:style-name="ce1">
            <text:p>0.223293804313915</text:p>
          </table:table-cell>
          <table:table-cell office:value-type="float" office:value="0.0520335936581705" table:style-name="ce1">
            <text:p>0.0520335936581705</text:p>
          </table:table-cell>
          <table:table-cell office:value-type="float" office:value="0.260445491640081" table:style-name="ce1">
            <text:p>0.260445491640081</text:p>
          </table:table-cell>
          <table:table-cell office:value-type="float" office:value="0.222090517407328" table:style-name="ce1">
            <text:p>0.222090517407328</text:p>
          </table:table-cell>
          <table:table-cell office:value-type="float" office:value="0.249454273926183" table:style-name="ce1">
            <text:p>0.249454273926183</text:p>
          </table:table-cell>
          <table:table-cell office:value-type="float" office:value="0.0949894602784599" table:style-name="ce1">
            <text:p>0.0949894602784599</text:p>
          </table:table-cell>
          <table:table-cell office:value-type="float" office:value="0.153750752007855" table:style-name="ce1">
            <text:p>0.153750752007855</text:p>
          </table:table-cell>
          <table:table-cell office:value-type="float" office:value="0.153750752007855" table:style-name="ce1">
            <text:p>0.153750752007855</text:p>
          </table:table-cell>
          <table:table-cell office:value-type="float" office:value="0.153750752007855" table:style-name="ce1">
            <text:p>0.153750752007855</text:p>
          </table:table-cell>
          <table:table-cell office:value-type="float" office:value="0.153750752007855" table:style-name="ce1">
            <text:p>0.153750752007855</text:p>
          </table:table-cell>
          <table:table-cell office:value-type="float" office:value="0.153750752007855" table:style-name="ce1">
            <text:p>0.153750752007855</text:p>
          </table:table-cell>
          <table:table-cell office:value-type="float" office:value="0.153750752007855" table:style-name="ce1">
            <text:p>0.153750752007855</text:p>
          </table:table-cell>
          <table:table-cell office:value-type="float" office:value="0.153750752007855" table:style-name="ce1">
            <text:p>0.153750752007855</text:p>
          </table:table-cell>
          <table:table-cell office:value-type="float" office:value="0.153750752007855" table:style-name="ce1">
            <text:p>0.153750752007855</text:p>
          </table:table-cell>
          <table:table-cell office:value-type="float" office:value="0.153750752007855" table:style-name="ce1">
            <text:p>0.15375075200785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0.0863509378595302" table:style-name="ce1">
            <text:p>0.0863509378595302</text:p>
          </table:table-cell>
          <table:table-cell office:value-type="float" office:value="0.122918124897287" table:style-name="ce1">
            <text:p>0.122918124897287</text:p>
          </table:table-cell>
          <table:table-cell office:value-type="float" office:value="0.0633480759505714" table:style-name="ce1">
            <text:p>0.0633480759505714</text:p>
          </table:table-cell>
          <table:table-cell office:value-type="float" office:value="0.0661583304796931" table:style-name="ce1">
            <text:p>0.0661583304796931</text:p>
          </table:table-cell>
          <table:table-cell office:value-type="float" office:value="0.233166634604459" table:style-name="ce1">
            <text:p>0.233166634604459</text:p>
          </table:table-cell>
          <table:table-cell office:value-type="float" office:value="0.400412085843447" table:style-name="ce1">
            <text:p>0.400412085843447</text:p>
          </table:table-cell>
          <table:table-cell office:value-type="float" office:value="0.179699552356281" table:style-name="ce1">
            <text:p>0.179699552356281</text:p>
          </table:table-cell>
          <table:table-cell office:value-type="float" office:value="0.0560499857572968" table:style-name="ce1">
            <text:p>0.0560499857572968</text:p>
          </table:table-cell>
          <table:table-cell office:value-type="float" office:value="0.100491599864888" table:style-name="ce1">
            <text:p>0.100491599864888</text:p>
          </table:table-cell>
          <table:table-cell office:value-type="float" office:value="0.158295086487415" table:style-name="ce1">
            <text:p>0.158295086487415</text:p>
          </table:table-cell>
          <table:table-cell office:value-type="float" office:value="0.0895656894457847" table:style-name="ce1">
            <text:p>0.0895656894457847</text:p>
          </table:table-cell>
          <table:table-cell office:value-type="float" office:value="0.113902452850919" table:style-name="ce1">
            <text:p>0.113902452850919</text:p>
          </table:table-cell>
          <table:table-cell office:value-type="float" office:value="0.110849336819281" table:style-name="ce1">
            <text:p>0.110849336819281</text:p>
          </table:table-cell>
          <table:table-cell office:value-type="float" office:value="0.0376561861784531" table:style-name="ce1">
            <text:p>0.0376561861784531</text:p>
          </table:table-cell>
          <table:table-cell office:value-type="float" office:value="0.082466786501633" table:style-name="ce1">
            <text:p>0.082466786501633</text:p>
          </table:table-cell>
          <table:table-cell office:value-type="float" office:value="0.091172248897727" table:style-name="ce1">
            <text:p>0.091172248897727</text:p>
          </table:table-cell>
          <table:table-cell office:value-type="float" office:value="0.108808483856956" table:style-name="ce1">
            <text:p>0.108808483856956</text:p>
          </table:table-cell>
          <table:table-cell office:value-type="float" office:value="0.129491304118343" table:style-name="ce1">
            <text:p>0.129491304118343</text:p>
          </table:table-cell>
          <table:table-cell office:value-type="float" office:value="0.0620256032309847" table:style-name="ce1">
            <text:p>0.0620256032309847</text:p>
          </table:table-cell>
          <table:table-cell office:value-type="float" office:value="0.179408934894446" table:style-name="ce1">
            <text:p>0.179408934894446</text:p>
          </table:table-cell>
          <table:table-cell office:value-type="float" office:value="0.0863509378595302" table:style-name="ce1">
            <text:p>0.0863509378595302</text:p>
          </table:table-cell>
          <table:table-cell office:value-type="float" office:value="0.0999854683302318" table:style-name="ce1">
            <text:p>0.0999854683302318</text:p>
          </table:table-cell>
          <table:table-cell office:value-type="float" office:value="0.174050471356565" table:style-name="ce1">
            <text:p>0.174050471356565</text:p>
          </table:table-cell>
          <table:table-cell office:value-type="float" office:value="0.218619434689005" table:style-name="ce1">
            <text:p>0.218619434689005</text:p>
          </table:table-cell>
          <table:table-cell office:value-type="float" office:value="0.142637662560457" table:style-name="ce1">
            <text:p>0.142637662560457</text:p>
          </table:table-cell>
          <table:table-cell office:value-type="float" office:value="0.126336961779774" table:style-name="ce1">
            <text:p>0.126336961779774</text:p>
          </table:table-cell>
          <table:table-cell office:value-type="float" office:value="0.161282895224259" table:style-name="ce1">
            <text:p>0.161282895224259</text:p>
          </table:table-cell>
          <table:table-cell office:value-type="float" office:value="0.170324690188544" table:style-name="ce1">
            <text:p>0.170324690188544</text:p>
          </table:table-cell>
          <table:table-cell office:value-type="float" office:value="0.151078630412633" table:style-name="ce1">
            <text:p>0.151078630412633</text:p>
          </table:table-cell>
          <table:table-cell office:value-type="float" office:value="0.129494569483083" table:style-name="ce1">
            <text:p>0.129494569483083</text:p>
          </table:table-cell>
          <table:table-cell office:value-type="float" office:value="0.168678946359725" table:style-name="ce1">
            <text:p>0.168678946359725</text:p>
          </table:table-cell>
          <table:table-cell office:value-type="float" office:value="0.2238146299899" table:style-name="ce1">
            <text:p>0.2238146299899</text:p>
          </table:table-cell>
          <table:table-cell office:value-type="float" office:value="0.127695353511497" table:style-name="ce1">
            <text:p>0.127695353511497</text:p>
          </table:table-cell>
          <table:table-cell office:value-type="float" office:value="0.166344210570825" table:style-name="ce1">
            <text:p>0.166344210570825</text:p>
          </table:table-cell>
          <table:table-cell office:value-type="float" office:value="0.155911370227419" table:style-name="ce1">
            <text:p>0.155911370227419</text:p>
          </table:table-cell>
          <table:table-cell office:value-type="float" office:value="0.164724589659924" table:style-name="ce1">
            <text:p>0.164724589659924</text:p>
          </table:table-cell>
          <table:table-cell office:value-type="float" office:value="0.147858980779269" table:style-name="ce1">
            <text:p>0.147858980779269</text:p>
          </table:table-cell>
          <table:table-cell office:value-type="float" office:value="0.10245408407346" table:style-name="ce1">
            <text:p>0.10245408407346</text:p>
          </table:table-cell>
          <table:table-cell office:value-type="float" office:value="0.125230003133008" table:style-name="ce1">
            <text:p>0.125230003133008</text:p>
          </table:table-cell>
          <table:table-cell office:value-type="float" office:value="0.111943234007087" table:style-name="ce1">
            <text:p>0.111943234007087</text:p>
          </table:table-cell>
          <table:table-cell office:value-type="float" office:value="0" table:style-name="ce1">
            <text:p>0</text:p>
          </table:table-cell>
          <table:table-cell office:value-type="float" office:value="0.101885910608749" table:style-name="ce1">
            <text:p>0.101885910608749</text:p>
          </table:table-cell>
          <table:table-cell office:value-type="float" office:value="0.217303492698898" table:style-name="ce1">
            <text:p>0.217303492698898</text:p>
          </table:table-cell>
          <table:table-cell office:value-type="float" office:value="0.0285621453783324" table:style-name="ce1">
            <text:p>0.0285621453783324</text:p>
          </table:table-cell>
          <table:table-cell office:value-type="float" office:value="0.322014923416927" table:style-name="ce1">
            <text:p>0.322014923416927</text:p>
          </table:table-cell>
          <table:table-cell office:value-type="float" office:value="0.181559765341204" table:style-name="ce1">
            <text:p>0.181559765341204</text:p>
          </table:table-cell>
          <table:table-cell office:value-type="float" office:value="0.347957593201056" table:style-name="ce1">
            <text:p>0.347957593201056</text:p>
          </table:table-cell>
          <table:table-cell office:value-type="float" office:value="0.122148478428134" table:style-name="ce1">
            <text:p>0.122148478428134</text:p>
          </table:table-cell>
          <table:table-cell office:value-type="float" office:value="0.180928766258901" table:style-name="ce1">
            <text:p>0.180928766258901</text:p>
          </table:table-cell>
          <table:table-cell office:value-type="float" office:value="0.271551826522513" table:style-name="ce1">
            <text:p>0.271551826522513</text:p>
          </table:table-cell>
          <table:table-cell office:value-type="float" office:value="0.188985270066623" table:style-name="ce1">
            <text:p>0.188985270066623</text:p>
          </table:table-cell>
          <table:table-cell office:value-type="float" office:value="0.13582310757784" table:style-name="ce1">
            <text:p>0.13582310757784</text:p>
          </table:table-cell>
          <table:table-cell office:value-type="float" office:value="0.159614359149557" table:style-name="ce1">
            <text:p>0.159614359149557</text:p>
          </table:table-cell>
          <table:table-cell office:value-type="float" office:value="0.211767040659785" table:style-name="ce1">
            <text:p>0.211767040659785</text:p>
          </table:table-cell>
          <table:table-cell office:value-type="float" office:value="0.159976749328371" table:style-name="ce1">
            <text:p>0.159976749328371</text:p>
          </table:table-cell>
          <table:table-cell office:value-type="float" office:value="0.212475657461951" table:style-name="ce1">
            <text:p>0.212475657461951</text:p>
          </table:table-cell>
          <table:table-cell office:value-type="float" office:value="0.20684044773165" table:style-name="ce1">
            <text:p>0.20684044773165</text:p>
          </table:table-cell>
          <table:table-cell office:value-type="float" office:value="0.0501968194613484" table:style-name="ce1">
            <text:p>0.0501968194613484</text:p>
          </table:table-cell>
          <table:table-cell office:value-type="float" office:value="0.235106261259853" table:style-name="ce1">
            <text:p>0.235106261259853</text:p>
          </table:table-cell>
          <table:table-cell office:value-type="float" office:value="0.215716525435394" table:style-name="ce1">
            <text:p>0.215716525435394</text:p>
          </table:table-cell>
          <table:table-cell office:value-type="float" office:value="0.225924055611759" table:style-name="ce1">
            <text:p>0.225924055611759</text:p>
          </table:table-cell>
          <table:table-cell office:value-type="float" office:value="0.0967331650494705" table:style-name="ce1">
            <text:p>0.0967331650494705</text:p>
          </table:table-cell>
          <table:table-cell office:value-type="float" office:value="0.150002047189353" table:style-name="ce1">
            <text:p>0.150002047189353</text:p>
          </table:table-cell>
          <table:table-cell office:value-type="float" office:value="0.150002047189353" table:style-name="ce1">
            <text:p>0.150002047189353</text:p>
          </table:table-cell>
          <table:table-cell office:value-type="float" office:value="0.150002047189353" table:style-name="ce1">
            <text:p>0.150002047189353</text:p>
          </table:table-cell>
          <table:table-cell office:value-type="float" office:value="0.150002047189353" table:style-name="ce1">
            <text:p>0.150002047189353</text:p>
          </table:table-cell>
          <table:table-cell office:value-type="float" office:value="0.150002047189353" table:style-name="ce1">
            <text:p>0.150002047189353</text:p>
          </table:table-cell>
          <table:table-cell office:value-type="float" office:value="0.150002047189353" table:style-name="ce1">
            <text:p>0.150002047189353</text:p>
          </table:table-cell>
          <table:table-cell office:value-type="float" office:value="0.150002047189353" table:style-name="ce1">
            <text:p>0.150002047189353</text:p>
          </table:table-cell>
          <table:table-cell office:value-type="float" office:value="0.150002047189353" table:style-name="ce1">
            <text:p>0.150002047189353</text:p>
          </table:table-cell>
          <table:table-cell office:value-type="float" office:value="0.150002047189353" table:style-name="ce1">
            <text:p>0.150002047189353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0.0385166097873693" table:style-name="ce1">
            <text:p>0.0385166097873693</text:p>
          </table:table-cell>
          <table:table-cell office:value-type="float" office:value="0.11785680955072" table:style-name="ce1">
            <text:p>0.11785680955072</text:p>
          </table:table-cell>
          <table:table-cell office:value-type="float" office:value="0.055511200575243" table:style-name="ce1">
            <text:p>0.055511200575243</text:p>
          </table:table-cell>
          <table:table-cell office:value-type="float" office:value="0.0305311603163836" table:style-name="ce1">
            <text:p>0.0305311603163836</text:p>
          </table:table-cell>
          <table:table-cell office:value-type="float" office:value="0.237872025194396" table:style-name="ce1">
            <text:p>0.237872025194396</text:p>
          </table:table-cell>
          <table:table-cell office:value-type="float" office:value="0.184581272642162" table:style-name="ce1">
            <text:p>0.184581272642162</text:p>
          </table:table-cell>
          <table:table-cell office:value-type="float" office:value="0.133285657945898" table:style-name="ce1">
            <text:p>0.133285657945898</text:p>
          </table:table-cell>
          <table:table-cell office:value-type="float" office:value="0.0355271683681555" table:style-name="ce1">
            <text:p>0.0355271683681555</text:p>
          </table:table-cell>
          <table:table-cell office:value-type="float" office:value="0.0838545665160141" table:style-name="ce1">
            <text:p>0.0838545665160141</text:p>
          </table:table-cell>
          <table:table-cell office:value-type="float" office:value="0.131404807855819" table:style-name="ce1">
            <text:p>0.131404807855819</text:p>
          </table:table-cell>
          <table:table-cell office:value-type="float" office:value="0.0190468725267878" table:style-name="ce1">
            <text:p>0.0190468725267878</text:p>
          </table:table-cell>
          <table:table-cell office:value-type="float" office:value="0.0742935785581134" table:style-name="ce1">
            <text:p>0.0742935785581134</text:p>
          </table:table-cell>
          <table:table-cell office:value-type="float" office:value="0.0445624326029612" table:style-name="ce1">
            <text:p>0.0445624326029612</text:p>
          </table:table-cell>
          <table:table-cell office:value-type="float" office:value="0.0364480012247566" table:style-name="ce1">
            <text:p>0.0364480012247566</text:p>
          </table:table-cell>
          <table:table-cell office:value-type="float" office:value="0.00633480759505714" table:style-name="ce1">
            <text:p>0.00633480759505714</text:p>
          </table:table-cell>
          <table:table-cell office:value-type="float" office:value="0.0382439518316027" table:style-name="ce1">
            <text:p>0.0382439518316027</text:p>
          </table:table-cell>
          <table:table-cell office:value-type="float" office:value="0.0381100718772742" table:style-name="ce1">
            <text:p>0.0381100718772742</text:p>
          </table:table-cell>
          <table:table-cell office:value-type="float" office:value="0.071521283894091" table:style-name="ce1">
            <text:p>0.071521283894091</text:p>
          </table:table-cell>
          <table:table-cell office:value-type="float" office:value="0.0143512780310702" table:style-name="ce1">
            <text:p>0.0143512780310702</text:p>
          </table:table-cell>
          <table:table-cell office:value-type="float" office:value="0.106509667080193" table:style-name="ce1">
            <text:p>0.106509667080193</text:p>
          </table:table-cell>
          <table:table-cell office:value-type="float" office:value="0.0385166097873693" table:style-name="ce1">
            <text:p>0.0385166097873693</text:p>
          </table:table-cell>
          <table:table-cell office:value-type="float" office:value="0.051951953008948" table:style-name="ce1">
            <text:p>0.051951953008948</text:p>
          </table:table-cell>
          <table:table-cell office:value-type="float" office:value="0.080856961684951" table:style-name="ce1">
            <text:p>0.080856961684951</text:p>
          </table:table-cell>
          <table:table-cell office:value-type="float" office:value="0.144773211100234" table:style-name="ce1">
            <text:p>0.144773211100234</text:p>
          </table:table-cell>
          <table:table-cell office:value-type="float" office:value="0.0743719473118667" table:style-name="ce1">
            <text:p>0.0743719473118667</text:p>
          </table:table-cell>
          <table:table-cell office:value-type="float" office:value="0.0640827830170084" table:style-name="ce1">
            <text:p>0.0640827830170084</text:p>
          </table:table-cell>
          <table:table-cell office:value-type="float" office:value="0.0550475187822027" table:style-name="ce1">
            <text:p>0.0550475187822027</text:p>
          </table:table-cell>
          <table:table-cell office:value-type="float" office:value="0.0719751695929121" table:style-name="ce1">
            <text:p>0.0719751695929121</text:p>
          </table:table-cell>
          <table:table-cell office:value-type="float" office:value="0.0694771655670262" table:style-name="ce1">
            <text:p>0.0694771655670262</text:p>
          </table:table-cell>
          <table:table-cell office:value-type="float" office:value="0.0751784924025776" table:style-name="ce1">
            <text:p>0.0751784924025776</text:p>
          </table:table-cell>
          <table:table-cell office:value-type="float" office:value="0.0720731305351037" table:style-name="ce1">
            <text:p>0.0720731305351037</text:p>
          </table:table-cell>
          <table:table-cell office:value-type="float" office:value="0.119616841145429" table:style-name="ce1">
            <text:p>0.119616841145429</text:p>
          </table:table-cell>
          <table:table-cell office:value-type="float" office:value="0.0412644142158438" table:style-name="ce1">
            <text:p>0.0412644142158438</text:p>
          </table:table-cell>
          <table:table-cell office:value-type="float" office:value="0.0882334206319788" table:style-name="ce1">
            <text:p>0.0882334206319788</text:p>
          </table:table-cell>
          <table:table-cell office:value-type="float" office:value="0.0396611201286412" table:style-name="ce1">
            <text:p>0.0396611201286412</text:p>
          </table:table-cell>
          <table:table-cell office:value-type="float" office:value="0.0801059277948153" table:style-name="ce1">
            <text:p>0.0801059277948153</text:p>
          </table:table-cell>
          <table:table-cell office:value-type="float" office:value="0.0479616772970099" table:style-name="ce1">
            <text:p>0.0479616772970099</text:p>
          </table:table-cell>
          <table:table-cell office:value-type="float" office:value="0.0328071195399686" table:style-name="ce1">
            <text:p>0.0328071195399686</text:p>
          </table:table-cell>
          <table:table-cell office:value-type="float" office:value="0.034844707137554" table:style-name="ce1">
            <text:p>0.034844707137554</text:p>
          </table:table-cell>
          <table:table-cell office:value-type="float" office:value="0.0442816112353453" table:style-name="ce1">
            <text:p>0.0442816112353453</text:p>
          </table:table-cell>
          <table:table-cell office:value-type="float" office:value="0" table:style-name="ce1">
            <text:p>0</text:p>
          </table:table-cell>
          <table:table-cell office:value-type="float" office:value="0.036023503808593" table:style-name="ce1">
            <text:p>0.036023503808593</text:p>
          </table:table-cell>
          <table:table-cell office:value-type="float" office:value="0.0756682971135356" table:style-name="ce1">
            <text:p>0.0756682971135356</text:p>
          </table:table-cell>
          <table:table-cell office:value-type="float" office:value="0.0086107668186421" table:style-name="ce1">
            <text:p>0.0086107668186421</text:p>
          </table:table-cell>
          <table:table-cell office:value-type="float" office:value="0.0807465401109126" table:style-name="ce1">
            <text:p>0.0807465401109126</text:p>
          </table:table-cell>
          <table:table-cell office:value-type="float" office:value="0.100863786137922" table:style-name="ce1">
            <text:p>0.100863786137922</text:p>
          </table:table-cell>
          <table:table-cell office:value-type="float" office:value="0.135780037416923" table:style-name="ce1">
            <text:p>0.135780037416923</text:p>
          </table:table-cell>
          <table:table-cell office:value-type="float" office:value="0.0459871765461959" table:style-name="ce1">
            <text:p>0.0459871765461959</text:p>
          </table:table-cell>
          <table:table-cell office:value-type="float" office:value="0.0610228097194166" table:style-name="ce1">
            <text:p>0.0610228097194166</text:p>
          </table:table-cell>
          <table:table-cell office:value-type="float" office:value="0.0886973767156573" table:style-name="ce1">
            <text:p>0.0886973767156573</text:p>
          </table:table-cell>
          <table:table-cell office:value-type="float" office:value="0.0671152619434918" table:style-name="ce1">
            <text:p>0.0671152619434918</text:p>
          </table:table-cell>
          <table:table-cell office:value-type="float" office:value="0.0596487442369424" table:style-name="ce1">
            <text:p>0.0596487442369424</text:p>
          </table:table-cell>
          <table:table-cell office:value-type="float" office:value="0.0406882732611676" table:style-name="ce1">
            <text:p>0.0406882732611676</text:p>
          </table:table-cell>
          <table:table-cell office:value-type="float" office:value="0.0878944823027254" table:style-name="ce1">
            <text:p>0.0878944823027254</text:p>
          </table:table-cell>
          <table:table-cell office:value-type="float" office:value="0.0451534655800694" table:style-name="ce1">
            <text:p>0.0451534655800694</text:p>
          </table:table-cell>
          <table:table-cell office:value-type="float" office:value="0.105146912821177" table:style-name="ce1">
            <text:p>0.105146912821177</text:p>
          </table:table-cell>
          <table:table-cell office:value-type="float" office:value="0.0620419300546833" table:style-name="ce1">
            <text:p>0.0620419300546833</text:p>
          </table:table-cell>
          <table:table-cell office:value-type="float" office:value="0.0151186387449044" table:style-name="ce1">
            <text:p>0.0151186387449044</text:p>
          </table:table-cell>
          <table:table-cell office:value-type="float" office:value="0.0685073522393293" table:style-name="ce1">
            <text:p>0.0685073522393293</text:p>
          </table:table-cell>
          <table:table-cell office:value-type="float" office:value="0.101043446505901" table:style-name="ce1">
            <text:p>0.101043446505901</text:p>
          </table:table-cell>
          <table:table-cell office:value-type="float" office:value="0.0524874728262621" table:style-name="ce1">
            <text:p>0.0524874728262621</text:p>
          </table:table-cell>
          <table:table-cell office:value-type="float" office:value="0.0213424239388111" table:style-name="ce1">
            <text:p>0.0213424239388111</text:p>
          </table:table-cell>
          <table:table-cell office:value-type="float" office:value="0.0675005436247438" table:style-name="ce1">
            <text:p>0.0675005436247438</text:p>
          </table:table-cell>
          <table:table-cell office:value-type="float" office:value="0.0675005436247438" table:style-name="ce1">
            <text:p>0.0675005436247438</text:p>
          </table:table-cell>
          <table:table-cell office:value-type="float" office:value="0.0675005436247438" table:style-name="ce1">
            <text:p>0.0675005436247438</text:p>
          </table:table-cell>
          <table:table-cell office:value-type="float" office:value="0.0675005436247438" table:style-name="ce1">
            <text:p>0.0675005436247438</text:p>
          </table:table-cell>
          <table:table-cell office:value-type="float" office:value="0.0675005436247438" table:style-name="ce1">
            <text:p>0.0675005436247438</text:p>
          </table:table-cell>
          <table:table-cell office:value-type="float" office:value="0.0675005436247438" table:style-name="ce1">
            <text:p>0.0675005436247438</text:p>
          </table:table-cell>
          <table:table-cell office:value-type="float" office:value="0.0675005436247438" table:style-name="ce1">
            <text:p>0.0675005436247438</text:p>
          </table:table-cell>
          <table:table-cell office:value-type="float" office:value="0.0675005436247438" table:style-name="ce1">
            <text:p>0.0675005436247438</text:p>
          </table:table-cell>
          <table:table-cell office:value-type="float" office:value="0.0675005436247438" table:style-name="ce1">
            <text:p>0.0675005436247438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0.121603815589549" table:style-name="ce1">
            <text:p>0.121603815589549</text:p>
          </table:table-cell>
          <table:table-cell office:value-type="float" office:value="0.167617702819316" table:style-name="ce1">
            <text:p>0.167617702819316</text:p>
          </table:table-cell>
          <table:table-cell office:value-type="float" office:value="0.101389575168311" table:style-name="ce1">
            <text:p>0.101389575168311</text:p>
          </table:table-cell>
          <table:table-cell office:value-type="float" office:value="0.0909118360597343" table:style-name="ce1">
            <text:p>0.0909118360597343</text:p>
          </table:table-cell>
          <table:table-cell office:value-type="float" office:value="0.271358340600226" table:style-name="ce1">
            <text:p>0.271358340600226</text:p>
          </table:table-cell>
          <table:table-cell office:value-type="float" office:value="0.376176548745244" table:style-name="ce1">
            <text:p>0.376176548745244</text:p>
          </table:table-cell>
          <table:table-cell office:value-type="float" office:value="0.279747062616567" table:style-name="ce1">
            <text:p>0.279747062616567</text:p>
          </table:table-cell>
          <table:table-cell office:value-type="float" office:value="0.117291901450749" table:style-name="ce1">
            <text:p>0.117291901450749</text:p>
          </table:table-cell>
          <table:table-cell office:value-type="float" office:value="0.161537593673957" table:style-name="ce1">
            <text:p>0.161537593673957</text:p>
          </table:table-cell>
          <table:table-cell office:value-type="float" office:value="0.279606651932759" table:style-name="ce1">
            <text:p>0.279606651932759</text:p>
          </table:table-cell>
          <table:table-cell office:value-type="float" office:value="0.0965731621772242" table:style-name="ce1">
            <text:p>0.0965731621772242</text:p>
          </table:table-cell>
          <table:table-cell office:value-type="float" office:value="0.190945468519877" table:style-name="ce1">
            <text:p>0.190945468519877</text:p>
          </table:table-cell>
          <table:table-cell office:value-type="float" office:value="0.149922691294772" table:style-name="ce1">
            <text:p>0.149922691294772</text:p>
          </table:table-cell>
          <table:table-cell office:value-type="float" office:value="0.0785907985555852" table:style-name="ce1">
            <text:p>0.0785907985555852</text:p>
          </table:table-cell>
          <table:table-cell office:value-type="float" office:value="0.0950547675732543" table:style-name="ce1">
            <text:p>0.0950547675732543</text:p>
          </table:table-cell>
          <table:table-cell office:value-type="float" office:value="0.0994858675250546" table:style-name="ce1">
            <text:p>0.0994858675250546</text:p>
          </table:table-cell>
          <table:table-cell office:value-type="float" office:value="0.153707249028108" table:style-name="ce1">
            <text:p>0.153707249028108</text:p>
          </table:table-cell>
          <table:table-cell office:value-type="float" office:value="0.149005123802911" table:style-name="ce1">
            <text:p>0.149005123802911</text:p>
          </table:table-cell>
          <table:table-cell office:value-type="float" office:value="0.116671482150202" table:style-name="ce1">
            <text:p>0.116671482150202</text:p>
          </table:table-cell>
          <table:table-cell office:value-type="float" office:value="0.254182522069298" table:style-name="ce1">
            <text:p>0.254182522069298</text:p>
          </table:table-cell>
          <table:table-cell office:value-type="float" office:value="0.121603815589549" table:style-name="ce1">
            <text:p>0.121603815589549</text:p>
          </table:table-cell>
          <table:table-cell office:value-type="float" office:value="0.170076522468325" table:style-name="ce1">
            <text:p>0.170076522468325</text:p>
          </table:table-cell>
          <table:table-cell office:value-type="float" office:value="0.287028825986143" table:style-name="ce1">
            <text:p>0.287028825986143</text:p>
          </table:table-cell>
          <table:table-cell office:value-type="float" office:value="0.283126715122177" table:style-name="ce1">
            <text:p>0.283126715122177</text:p>
          </table:table-cell>
          <table:table-cell office:value-type="float" office:value="0.20537838066944" table:style-name="ce1">
            <text:p>0.20537838066944</text:p>
          </table:table-cell>
          <table:table-cell office:value-type="float" office:value="0.165374397243128" table:style-name="ce1">
            <text:p>0.165374397243128</text:p>
          </table:table-cell>
          <table:table-cell office:value-type="float" office:value="0.212477283613592" table:style-name="ce1">
            <text:p>0.212477283613592</text:p>
          </table:table-cell>
          <table:table-cell office:value-type="float" office:value="0.253705778817299" table:style-name="ce1">
            <text:p>0.253705778817299</text:p>
          </table:table-cell>
          <table:table-cell office:value-type="float" office:value="0.255080497372721" table:style-name="ce1">
            <text:p>0.255080497372721</text:p>
          </table:table-cell>
          <table:table-cell office:value-type="float" office:value="0.201107283589886" table:style-name="ce1">
            <text:p>0.201107283589886</text:p>
          </table:table-cell>
          <table:table-cell office:value-type="float" office:value="0.2268481538331" table:style-name="ce1">
            <text:p>0.2268481538331</text:p>
          </table:table-cell>
          <table:table-cell office:value-type="float" office:value="0.294202832319308" table:style-name="ce1">
            <text:p>0.294202832319308</text:p>
          </table:table-cell>
          <table:table-cell office:value-type="float" office:value="0.178834230700255" table:style-name="ce1">
            <text:p>0.178834230700255</text:p>
          </table:table-cell>
          <table:table-cell office:value-type="float" office:value="0.221577855143192" table:style-name="ce1">
            <text:p>0.221577855143192</text:p>
          </table:table-cell>
          <table:table-cell office:value-type="float" office:value="0.19370796708968" table:style-name="ce1">
            <text:p>0.19370796708968</text:p>
          </table:table-cell>
          <table:table-cell office:value-type="float" office:value="0.228389405990248" table:style-name="ce1">
            <text:p>0.228389405990248</text:p>
          </table:table-cell>
          <table:table-cell office:value-type="float" office:value="0.166079716026908" table:style-name="ce1">
            <text:p>0.166079716026908</text:p>
          </table:table-cell>
          <table:table-cell office:value-type="float" office:value="0.116596378761188" table:style-name="ce1">
            <text:p>0.116596378761188</text:p>
          </table:table-cell>
          <table:table-cell office:value-type="float" office:value="0.154899107158106" table:style-name="ce1">
            <text:p>0.154899107158106</text:p>
          </table:table-cell>
          <table:table-cell office:value-type="float" office:value="0.165514807926936" table:style-name="ce1">
            <text:p>0.165514807926936</text:p>
          </table:table-cell>
          <table:table-cell office:value-type="float" office:value="0" table:style-name="ce1">
            <text:p>0</text:p>
          </table:table-cell>
          <table:table-cell office:value-type="float" office:value="0.180045681018691" table:style-name="ce1">
            <text:p>0.180045681018691</text:p>
          </table:table-cell>
          <table:table-cell office:value-type="float" office:value="0.410737169150442" table:style-name="ce1">
            <text:p>0.410737169150442</text:p>
          </table:table-cell>
          <table:table-cell office:value-type="float" office:value="0.0988099370239325" table:style-name="ce1">
            <text:p>0.0988099370239325</text:p>
          </table:table-cell>
          <table:table-cell office:value-type="float" office:value="0.33878270196998" table:style-name="ce1">
            <text:p>0.33878270196998</text:p>
          </table:table-cell>
          <table:table-cell office:value-type="float" office:value="0.280787473129937" table:style-name="ce1">
            <text:p>0.280787473129937</text:p>
          </table:table-cell>
          <table:table-cell office:value-type="float" office:value="0.415437282910959" table:style-name="ce1">
            <text:p>0.415437282910959</text:p>
          </table:table-cell>
          <table:table-cell office:value-type="float" office:value="0.208053040927745" table:style-name="ce1">
            <text:p>0.208053040927745</text:p>
          </table:table-cell>
          <table:table-cell office:value-type="float" office:value="0.183325217441382" table:style-name="ce1">
            <text:p>0.183325217441382</text:p>
          </table:table-cell>
          <table:table-cell office:value-type="float" office:value="0.328403217686421" table:style-name="ce1">
            <text:p>0.328403217686421</text:p>
          </table:table-cell>
          <table:table-cell office:value-type="float" office:value="0.206175325587816" table:style-name="ce1">
            <text:p>0.206175325587816</text:p>
          </table:table-cell>
          <table:table-cell office:value-type="float" office:value="0.160349196830583" table:style-name="ce1">
            <text:p>0.160349196830583</text:p>
          </table:table-cell>
          <table:table-cell office:value-type="float" office:value="0.190795914814798" table:style-name="ce1">
            <text:p>0.190795914814798</text:p>
          </table:table-cell>
          <table:table-cell office:value-type="float" office:value="0.323011969886553" table:style-name="ce1">
            <text:p>0.323011969886553</text:p>
          </table:table-cell>
          <table:table-cell office:value-type="float" office:value="0.213337158641232" table:style-name="ce1">
            <text:p>0.213337158641232</text:p>
          </table:table-cell>
          <table:table-cell office:value-type="float" office:value="0.240166407605842" table:style-name="ce1">
            <text:p>0.240166407605842</text:p>
          </table:table-cell>
          <table:table-cell office:value-type="float" office:value="0.207664952328429" table:style-name="ce1">
            <text:p>0.207664952328429</text:p>
          </table:table-cell>
          <table:table-cell office:value-type="float" office:value="0.0989283130264768" table:style-name="ce1">
            <text:p>0.0989283130264768</text:p>
          </table:table-cell>
          <table:table-cell office:value-type="float" office:value="0.293686904690433" table:style-name="ce1">
            <text:p>0.293686904690433</text:p>
          </table:table-cell>
          <table:table-cell office:value-type="float" office:value="0.211850333583566" table:style-name="ce1">
            <text:p>0.211850333583566</text:p>
          </table:table-cell>
          <table:table-cell office:value-type="float" office:value="0.226903665033676" table:style-name="ce1">
            <text:p>0.226903665033676</text:p>
          </table:table-cell>
          <table:table-cell office:value-type="float" office:value="0.140325784324735" table:style-name="ce1">
            <text:p>0.140325784324735</text:p>
          </table:table-cell>
          <table:table-cell office:value-type="float" office:value="0.200170447812702" table:style-name="ce1">
            <text:p>0.200170447812702</text:p>
          </table:table-cell>
          <table:table-cell office:value-type="float" office:value="0.200170447812702" table:style-name="ce1">
            <text:p>0.200170447812702</text:p>
          </table:table-cell>
          <table:table-cell office:value-type="float" office:value="0.200170447812702" table:style-name="ce1">
            <text:p>0.200170447812702</text:p>
          </table:table-cell>
          <table:table-cell office:value-type="float" office:value="0.200170447812702" table:style-name="ce1">
            <text:p>0.200170447812702</text:p>
          </table:table-cell>
          <table:table-cell office:value-type="float" office:value="0.200170447812702" table:style-name="ce1">
            <text:p>0.200170447812702</text:p>
          </table:table-cell>
          <table:table-cell office:value-type="float" office:value="0.200170447812702" table:style-name="ce1">
            <text:p>0.200170447812702</text:p>
          </table:table-cell>
          <table:table-cell office:value-type="float" office:value="0.200170447812702" table:style-name="ce1">
            <text:p>0.200170447812702</text:p>
          </table:table-cell>
          <table:table-cell office:value-type="float" office:value="0.200170447812702" table:style-name="ce1">
            <text:p>0.200170447812702</text:p>
          </table:table-cell>
          <table:table-cell office:value-type="float" office:value="0.200170447812702" table:style-name="ce1">
            <text:p>0.20017044781270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0.107539889655574" table:style-name="ce1">
            <text:p>0.107539889655574</text:p>
          </table:table-cell>
          <table:table-cell office:value-type="float" office:value="0.1771362410356" table:style-name="ce1">
            <text:p>0.1771362410356</text:p>
          </table:table-cell>
          <table:table-cell office:value-type="float" office:value="0.107920304647752" table:style-name="ce1">
            <text:p>0.107920304647752</text:p>
          </table:table-cell>
          <table:table-cell office:value-type="float" office:value="0.0738125495148934" table:style-name="ce1">
            <text:p>0.0738125495148934</text:p>
          </table:table-cell>
          <table:table-cell office:value-type="float" office:value="0.262038989633065" table:style-name="ce1">
            <text:p>0.262038989633065</text:p>
          </table:table-cell>
          <table:table-cell office:value-type="float" office:value="0.336045216094083" table:style-name="ce1">
            <text:p>0.336045216094083</text:p>
          </table:table-cell>
          <table:table-cell office:value-type="float" office:value="0.26944810222749" table:style-name="ce1">
            <text:p>0.26944810222749</text:p>
          </table:table-cell>
          <table:table-cell office:value-type="float" office:value="0.11401020988733" table:style-name="ce1">
            <text:p>0.11401020988733</text:p>
          </table:table-cell>
          <table:table-cell office:value-type="float" office:value="0.148737363894254" table:style-name="ce1">
            <text:p>0.148737363894254</text:p>
          </table:table-cell>
          <table:table-cell office:value-type="float" office:value="0.247116272772543" table:style-name="ce1">
            <text:p>0.247116272772543</text:p>
          </table:table-cell>
          <table:table-cell office:value-type="float" office:value="0.0459665394410409" table:style-name="ce1">
            <text:p>0.0459665394410409</text:p>
          </table:table-cell>
          <table:table-cell office:value-type="float" office:value="0.208601295667544" table:style-name="ce1">
            <text:p>0.208601295667544</text:p>
          </table:table-cell>
          <table:table-cell office:value-type="float" office:value="0.124958977859612" table:style-name="ce1">
            <text:p>0.124958977859612</text:p>
          </table:table-cell>
          <table:table-cell office:value-type="float" office:value="0.0571667404982811" table:style-name="ce1">
            <text:p>0.0571667404982811</text:p>
          </table:table-cell>
          <table:table-cell office:value-type="float" office:value="0.0536336158499039" table:style-name="ce1">
            <text:p>0.0536336158499039</text:p>
          </table:table-cell>
          <table:table-cell office:value-type="float" office:value="0.0746495033147429" table:style-name="ce1">
            <text:p>0.0746495033147429</text:p>
          </table:table-cell>
          <table:table-cell office:value-type="float" office:value="0.132534624055762" table:style-name="ce1">
            <text:p>0.132534624055762</text:p>
          </table:table-cell>
          <table:table-cell office:value-type="float" office:value="0.136054687245181" table:style-name="ce1">
            <text:p>0.136054687245181</text:p>
          </table:table-cell>
          <table:table-cell office:value-type="float" office:value="0.0954629381657193" table:style-name="ce1">
            <text:p>0.0954629381657193</text:p>
          </table:table-cell>
          <table:table-cell office:value-type="float" office:value="0.238322645528477" table:style-name="ce1">
            <text:p>0.238322645528477</text:p>
          </table:table-cell>
          <table:table-cell office:value-type="float" office:value="0.107539889655574" table:style-name="ce1">
            <text:p>0.107539889655574</text:p>
          </table:table-cell>
          <table:table-cell office:value-type="float" office:value="0.164574382881897" table:style-name="ce1">
            <text:p>0.164574382881897</text:p>
          </table:table-cell>
          <table:table-cell office:value-type="float" office:value="0.259426697841288" table:style-name="ce1">
            <text:p>0.259426697841288</text:p>
          </table:table-cell>
          <table:table-cell office:value-type="float" office:value="0.282000164286974" table:style-name="ce1">
            <text:p>0.282000164286974</text:p>
          </table:table-cell>
          <table:table-cell office:value-type="float" office:value="0.191020571908891" table:style-name="ce1">
            <text:p>0.191020571908891</text:p>
          </table:table-cell>
          <table:table-cell office:value-type="float" office:value="0.179497099742418" table:style-name="ce1">
            <text:p>0.179497099742418</text:p>
          </table:table-cell>
          <table:table-cell office:value-type="float" office:value="0.176466841263958" table:style-name="ce1">
            <text:p>0.176466841263958</text:p>
          </table:table-cell>
          <table:table-cell office:value-type="float" office:value="0.256014391688281" table:style-name="ce1">
            <text:p>0.256014391688281</text:p>
          </table:table-cell>
          <table:table-cell office:value-type="float" office:value="0.210119690271514" table:style-name="ce1">
            <text:p>0.210119690271514</text:p>
          </table:table-cell>
          <table:table-cell office:value-type="float" office:value="0.178736269758063" table:style-name="ce1">
            <text:p>0.178736269758063</text:p>
          </table:table-cell>
          <table:table-cell office:value-type="float" office:value="0.193672048077543" table:style-name="ce1">
            <text:p>0.193672048077543</text:p>
          </table:table-cell>
          <table:table-cell office:value-type="float" office:value="0.27037873117831" table:style-name="ce1">
            <text:p>0.27037873117831</text:p>
          </table:table-cell>
          <table:table-cell office:value-type="float" office:value="0.136564084144577" table:style-name="ce1">
            <text:p>0.136564084144577</text:p>
          </table:table-cell>
          <table:table-cell office:value-type="float" office:value="0.194230425448035" table:style-name="ce1">
            <text:p>0.194230425448035</text:p>
          </table:table-cell>
          <table:table-cell office:value-type="float" office:value="0.122555669411178" table:style-name="ce1">
            <text:p>0.122555669411178</text:p>
          </table:table-cell>
          <table:table-cell office:value-type="float" office:value="0.204826534028427" table:style-name="ce1">
            <text:p>0.204826534028427</text:p>
          </table:table-cell>
          <table:table-cell office:value-type="float" office:value="0.13664898362781" table:style-name="ce1">
            <text:p>0.13664898362781</text:p>
          </table:table-cell>
          <table:table-cell office:value-type="float" office:value="0.0944931248380224" table:style-name="ce1">
            <text:p>0.0944931248380224</text:p>
          </table:table-cell>
          <table:table-cell office:value-type="float" office:value="0.111456694660869" table:style-name="ce1">
            <text:p>0.111456694660869</text:p>
          </table:table-cell>
          <table:table-cell office:value-type="float" office:value="0.156512197339528" table:style-name="ce1">
            <text:p>0.156512197339528</text:p>
          </table:table-cell>
          <table:table-cell office:value-type="float" office:value="0" table:style-name="ce1">
            <text:p>0</text:p>
          </table:table-cell>
          <table:table-cell office:value-type="float" office:value="0.147761019837078" table:style-name="ce1">
            <text:p>0.147761019837078</text:p>
          </table:table-cell>
          <table:table-cell office:value-type="float" office:value="0.249800402588593" table:style-name="ce1">
            <text:p>0.249800402588593</text:p>
          </table:table-cell>
          <table:table-cell office:value-type="float" office:value="0.0568206118358708" table:style-name="ce1">
            <text:p>0.0568206118358708</text:p>
          </table:table-cell>
          <table:table-cell office:value-type="float" office:value="0.320565297394376" table:style-name="ce1">
            <text:p>0.320565297394376</text:p>
          </table:table-cell>
          <table:table-cell office:value-type="float" office:value="0.234722515595641" table:style-name="ce1">
            <text:p>0.234722515595641</text:p>
          </table:table-cell>
          <table:table-cell office:value-type="float" office:value="0.304422248423326" table:style-name="ce1">
            <text:p>0.304422248423326</text:p>
          </table:table-cell>
          <table:table-cell office:value-type="float" office:value="0.104622482182519" table:style-name="ce1">
            <text:p>0.104622482182519</text:p>
          </table:table-cell>
          <table:table-cell office:value-type="float" office:value="0.180168589347494" table:style-name="ce1">
            <text:p>0.180168589347494</text:p>
          </table:table-cell>
          <table:table-cell office:value-type="float" office:value="0.256459108242913" table:style-name="ce1">
            <text:p>0.256459108242913</text:p>
          </table:table-cell>
          <table:table-cell office:value-type="float" office:value="0.149964292041556" table:style-name="ce1">
            <text:p>0.149964292041556</text:p>
          </table:table-cell>
          <table:table-cell office:value-type="float" office:value="0.111794986447904" table:style-name="ce1">
            <text:p>0.111794986447904</text:p>
          </table:table-cell>
          <table:table-cell office:value-type="float" office:value="0.130501869197992" table:style-name="ce1">
            <text:p>0.130501869197992</text:p>
          </table:table-cell>
          <table:table-cell office:value-type="float" office:value="0.188605207733837" table:style-name="ce1">
            <text:p>0.188605207733837</text:p>
          </table:table-cell>
          <table:table-cell office:value-type="float" office:value="0.127377522499921" table:style-name="ce1">
            <text:p>0.127377522499921</text:p>
          </table:table-cell>
          <table:table-cell office:value-type="float" office:value="0.224948971985373" table:style-name="ce1">
            <text:p>0.224948971985373</text:p>
          </table:table-cell>
          <table:table-cell office:value-type="float" office:value="0.200928099965159" table:style-name="ce1">
            <text:p>0.200928099965159</text:p>
          </table:table-cell>
          <table:table-cell office:value-type="float" office:value="0.109183595896796" table:style-name="ce1">
            <text:p>0.109183595896796</text:p>
          </table:table-cell>
          <table:table-cell office:value-type="float" office:value="0.190370764325686" table:style-name="ce1">
            <text:p>0.190370764325686</text:p>
          </table:table-cell>
          <table:table-cell office:value-type="float" office:value="0.243008443929975" table:style-name="ce1">
            <text:p>0.243008443929975</text:p>
          </table:table-cell>
          <table:table-cell office:value-type="float" office:value="0.249206106205964" table:style-name="ce1">
            <text:p>0.249206106205964</text:p>
          </table:table-cell>
          <table:table-cell office:value-type="float" office:value="0.111355468353937" table:style-name="ce1">
            <text:p>0.111355468353937</text:p>
          </table:table-cell>
          <table:table-cell office:value-type="float" office:value="0.169846432307644" table:style-name="ce1">
            <text:p>0.169846432307644</text:p>
          </table:table-cell>
          <table:table-cell office:value-type="float" office:value="0.169846432307644" table:style-name="ce1">
            <text:p>0.169846432307644</text:p>
          </table:table-cell>
          <table:table-cell office:value-type="float" office:value="0.169846432307644" table:style-name="ce1">
            <text:p>0.169846432307644</text:p>
          </table:table-cell>
          <table:table-cell office:value-type="float" office:value="0.169846432307644" table:style-name="ce1">
            <text:p>0.169846432307644</text:p>
          </table:table-cell>
          <table:table-cell office:value-type="float" office:value="0.169846432307644" table:style-name="ce1">
            <text:p>0.169846432307644</text:p>
          </table:table-cell>
          <table:table-cell office:value-type="float" office:value="0.169846432307644" table:style-name="ce1">
            <text:p>0.169846432307644</text:p>
          </table:table-cell>
          <table:table-cell office:value-type="float" office:value="0.169846432307644" table:style-name="ce1">
            <text:p>0.169846432307644</text:p>
          </table:table-cell>
          <table:table-cell office:value-type="float" office:value="0.169846432307644" table:style-name="ce1">
            <text:p>0.169846432307644</text:p>
          </table:table-cell>
          <table:table-cell office:value-type="float" office:value="0.169846432307644" table:style-name="ce1">
            <text:p>0.169846432307644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0.134529678184431" table:style-name="ce1">
            <text:p>0.134529678184431</text:p>
          </table:table-cell>
          <table:table-cell office:value-type="float" office:value="0.175963975094041" table:style-name="ce1">
            <text:p>0.175963975094041</text:p>
          </table:table-cell>
          <table:table-cell office:value-type="float" office:value="0.0950221139258571" table:style-name="ce1">
            <text:p>0.0950221139258571</text:p>
          </table:table-cell>
          <table:table-cell office:value-type="float" office:value="0.0985425852858679" table:style-name="ce1">
            <text:p>0.0985425852858679</text:p>
          </table:table-cell>
          <table:table-cell office:value-type="float" office:value="0.248977530674184" table:style-name="ce1">
            <text:p>0.248977530674184</text:p>
          </table:table-cell>
          <table:table-cell office:value-type="float" office:value="0.440990773463949" table:style-name="ce1">
            <text:p>0.440990773463949</text:p>
          </table:table-cell>
          <table:table-cell office:value-type="float" office:value="0.24120269722891" table:style-name="ce1">
            <text:p>0.24120269722891</text:p>
          </table:table-cell>
          <table:table-cell office:value-type="float" office:value="0.119708271358142" table:style-name="ce1">
            <text:p>0.119708271358142</text:p>
          </table:table-cell>
          <table:table-cell office:value-type="float" office:value="0.140524971573858" table:style-name="ce1">
            <text:p>0.140524971573858</text:p>
          </table:table-cell>
          <table:table-cell office:value-type="float" office:value="0.231746200942681" table:style-name="ce1">
            <text:p>0.231746200942681</text:p>
          </table:table-cell>
          <table:table-cell office:value-type="float" office:value="0.0924032914046015" table:style-name="ce1">
            <text:p>0.0924032914046015</text:p>
          </table:table-cell>
          <table:table-cell office:value-type="float" office:value="0.191618133656259" table:style-name="ce1">
            <text:p>0.191618133656259</text:p>
          </table:table-cell>
          <table:table-cell office:value-type="float" office:value="0.158445293265442" table:style-name="ce1">
            <text:p>0.158445293265442</text:p>
          </table:table-cell>
          <table:table-cell office:value-type="float" office:value="0.0597333171837012" table:style-name="ce1">
            <text:p>0.0597333171837012</text:p>
          </table:table-cell>
          <table:table-cell office:value-type="float" office:value="0.114385726832398" table:style-name="ce1">
            <text:p>0.114385726832398</text:p>
          </table:table-cell>
          <table:table-cell office:value-type="float" office:value="0.0971315395477163" table:style-name="ce1">
            <text:p>0.0971315395477163</text:p>
          </table:table-cell>
          <table:table-cell office:value-type="float" office:value="0.152335795837426" table:style-name="ce1">
            <text:p>0.152335795837426</text:p>
          </table:table-cell>
          <table:table-cell office:value-type="float" office:value="0.156283621807747" table:style-name="ce1">
            <text:p>0.156283621807747</text:p>
          </table:table-cell>
          <table:table-cell office:value-type="float" office:value="0.152819069818904" table:style-name="ce1">
            <text:p>0.152819069818904</text:p>
          </table:table-cell>
          <table:table-cell office:value-type="float" office:value="0.240863099295979" table:style-name="ce1">
            <text:p>0.240863099295979</text:p>
          </table:table-cell>
          <table:table-cell office:value-type="float" office:value="0.134529678184431" table:style-name="ce1">
            <text:p>0.134529678184431</text:p>
          </table:table-cell>
          <table:table-cell office:value-type="float" office:value="0.183660439785561" table:style-name="ce1">
            <text:p>0.183660439785561</text:p>
          </table:table-cell>
          <table:table-cell office:value-type="float" office:value="0.306212843831999" table:style-name="ce1">
            <text:p>0.306212843831999</text:p>
          </table:table-cell>
          <table:table-cell office:value-type="float" office:value="0.312191726670427" table:style-name="ce1">
            <text:p>0.312191726670427</text:p>
          </table:table-cell>
          <table:table-cell office:value-type="float" office:value="0.251096752390262" table:style-name="ce1">
            <text:p>0.251096752390262</text:p>
          </table:table-cell>
          <table:table-cell office:value-type="float" office:value="0.203775086582238" table:style-name="ce1">
            <text:p>0.203775086582238</text:p>
          </table:table-cell>
          <table:table-cell office:value-type="float" office:value="0.247080353760406" table:style-name="ce1">
            <text:p>0.247080353760406</text:p>
          </table:table-cell>
          <table:table-cell office:value-type="float" office:value="0.297690241861329" table:style-name="ce1">
            <text:p>0.297690241861329</text:p>
          </table:table-cell>
          <table:table-cell office:value-type="float" office:value="0.317318349311787" table:style-name="ce1">
            <text:p>0.317318349311787</text:p>
          </table:table-cell>
          <table:table-cell office:value-type="float" office:value="0.178912599454008" table:style-name="ce1">
            <text:p>0.178912599454008</text:p>
          </table:table-cell>
          <table:table-cell office:value-type="float" office:value="0.231393541550791" table:style-name="ce1">
            <text:p>0.231393541550791</text:p>
          </table:table-cell>
          <table:table-cell office:value-type="float" office:value="0.300671519868694" table:style-name="ce1">
            <text:p>0.300671519868694</text:p>
          </table:table-cell>
          <table:table-cell office:value-type="float" office:value="0.185920072185448" table:style-name="ce1">
            <text:p>0.185920072185448</text:p>
          </table:table-cell>
          <table:table-cell office:value-type="float" office:value="0.218387593792485" table:style-name="ce1">
            <text:p>0.218387593792485</text:p>
          </table:table-cell>
          <table:table-cell office:value-type="float" office:value="0.212699328415893" table:style-name="ce1">
            <text:p>0.212699328415893</text:p>
          </table:table-cell>
          <table:table-cell office:value-type="float" office:value="0.208888647764639" table:style-name="ce1">
            <text:p>0.208888647764639</text:p>
          </table:table-cell>
          <table:table-cell office:value-type="float" office:value="0.199817464517697" table:style-name="ce1">
            <text:p>0.199817464517697</text:p>
          </table:table-cell>
          <table:table-cell office:value-type="float" office:value="0.167372800463837" table:style-name="ce1">
            <text:p>0.167372800463837</text:p>
          </table:table-cell>
          <table:table-cell office:value-type="float" office:value="0.204836330122647" table:style-name="ce1">
            <text:p>0.204836330122647</text:p>
          </table:table-cell>
          <table:table-cell office:value-type="float" office:value="0.193805928031872" table:style-name="ce1">
            <text:p>0.193805928031872</text:p>
          </table:table-cell>
          <table:table-cell office:value-type="float" office:value="0" table:style-name="ce1">
            <text:p>0</text:p>
          </table:table-cell>
          <table:table-cell office:value-type="float" office:value="0.211745841911894" table:style-name="ce1">
            <text:p>0.211745841911894</text:p>
          </table:table-cell>
          <table:table-cell office:value-type="float" office:value="0.442166304770249" table:style-name="ce1">
            <text:p>0.442166304770249</text:p>
          </table:table-cell>
          <table:table-cell office:value-type="float" office:value="0.122634038164931" table:style-name="ce1">
            <text:p>0.122634038164931</text:p>
          </table:table-cell>
          <table:table-cell office:value-type="float" office:value="0.353713059783992" table:style-name="ce1">
            <text:p>0.353713059783992</text:p>
          </table:table-cell>
          <table:table-cell office:value-type="float" office:value="0.329499596551429" table:style-name="ce1">
            <text:p>0.329499596551429</text:p>
          </table:table-cell>
          <table:table-cell office:value-type="float" office:value="0.397443608065862" table:style-name="ce1">
            <text:p>0.397443608065862</text:p>
          </table:table-cell>
          <table:table-cell office:value-type="float" office:value="0.181583080045446" table:style-name="ce1">
            <text:p>0.181583080045446</text:p>
          </table:table-cell>
          <table:table-cell office:value-type="float" office:value="0.157580624682364" table:style-name="ce1">
            <text:p>0.157580624682364</text:p>
          </table:table-cell>
          <table:table-cell office:value-type="float" office:value="0.285767219665305" table:style-name="ce1">
            <text:p>0.285767219665305</text:p>
          </table:table-cell>
          <table:table-cell office:value-type="float" office:value="0.225008773875216" table:style-name="ce1">
            <text:p>0.225008773875216</text:p>
          </table:table-cell>
          <table:table-cell office:value-type="float" office:value="0.186549242663497" table:style-name="ce1">
            <text:p>0.186549242663497</text:p>
          </table:table-cell>
          <table:table-cell office:value-type="float" office:value="0.169503320341915" table:style-name="ce1">
            <text:p>0.169503320341915</text:p>
          </table:table-cell>
          <table:table-cell office:value-type="float" office:value="0.25267012920572" table:style-name="ce1">
            <text:p>0.25267012920572</text:p>
          </table:table-cell>
          <table:table-cell office:value-type="float" office:value="0.169224262271258" table:style-name="ce1">
            <text:p>0.169224262271258</text:p>
          </table:table-cell>
          <table:table-cell office:value-type="float" office:value="0.26656775664423" table:style-name="ce1">
            <text:p>0.26656775664423</text:p>
          </table:table-cell>
          <table:table-cell office:value-type="float" office:value="0.150721072973634" table:style-name="ce1">
            <text:p>0.150721072973634</text:p>
          </table:table-cell>
          <table:table-cell office:value-type="float" office:value="0.115806160494176" table:style-name="ce1">
            <text:p>0.115806160494176</text:p>
          </table:table-cell>
          <table:table-cell office:value-type="float" office:value="0.21074664030154" table:style-name="ce1">
            <text:p>0.21074664030154</text:p>
          </table:table-cell>
          <table:table-cell office:value-type="float" office:value="0.181972246215126" table:style-name="ce1">
            <text:p>0.181972246215126</text:p>
          </table:table-cell>
          <table:table-cell office:value-type="float" office:value="0.18507434271786" table:style-name="ce1">
            <text:p>0.18507434271786</text:p>
          </table:table-cell>
          <table:table-cell office:value-type="float" office:value="0.0867084952985295" table:style-name="ce1">
            <text:p>0.0867084952985295</text:p>
          </table:table-cell>
          <table:table-cell office:value-type="float" office:value="0.202938303251173" table:style-name="ce1">
            <text:p>0.202938303251173</text:p>
          </table:table-cell>
          <table:table-cell office:value-type="float" office:value="0.202938303251173" table:style-name="ce1">
            <text:p>0.202938303251173</text:p>
          </table:table-cell>
          <table:table-cell office:value-type="float" office:value="0.202938303251173" table:style-name="ce1">
            <text:p>0.202938303251173</text:p>
          </table:table-cell>
          <table:table-cell office:value-type="float" office:value="0.202938303251173" table:style-name="ce1">
            <text:p>0.202938303251173</text:p>
          </table:table-cell>
          <table:table-cell office:value-type="float" office:value="0.202938303251173" table:style-name="ce1">
            <text:p>0.202938303251173</text:p>
          </table:table-cell>
          <table:table-cell office:value-type="float" office:value="0.202938303251173" table:style-name="ce1">
            <text:p>0.202938303251173</text:p>
          </table:table-cell>
          <table:table-cell office:value-type="float" office:value="0.202938303251173" table:style-name="ce1">
            <text:p>0.202938303251173</text:p>
          </table:table-cell>
          <table:table-cell office:value-type="float" office:value="0.202938303251173" table:style-name="ce1">
            <text:p>0.202938303251173</text:p>
          </table:table-cell>
          <table:table-cell office:value-type="float" office:value="0.202938303251173" table:style-name="ce1">
            <text:p>0.202938303251173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winter_oil_seeds" table:style-name="ce1">
            <text:p>winter_oil_seed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root_crop" table:style-name="ce1">
            <text:p>root_crop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winter_small_grains" table:style-name="ce1">
            <text:p>winter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fodder" table:style-name="ce1">
            <text:p>fodder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NA" table:style-name="ce1">
            <text:p>NA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spring_small_grains" table:style-name="ce1">
            <text:p>spring_small_grains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maize" table:style-name="ce1">
            <text:p>maize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41.6970139096521" table:style-name="ce1">
            <text:p>41.6970139096521</text:p>
          </table:table-cell>
          <table:table-cell office:value-type="float" office:value="41.0478464566672" table:style-name="ce1">
            <text:p>41.0478464566672</text:p>
          </table:table-cell>
          <table:table-cell office:value-type="float" office:value="40.4851306908926" table:style-name="ce1">
            <text:p>40.4851306908926</text:p>
          </table:table-cell>
          <table:table-cell office:value-type="float" office:value="40.0084519324708" table:style-name="ce1">
            <text:p>40.0084519324708</text:p>
          </table:table-cell>
          <table:table-cell office:value-type="float" office:value="39.7196781312839" table:style-name="ce1">
            <text:p>39.7196781312839</text:p>
          </table:table-cell>
          <table:table-cell office:value-type="float" office:value="39.3324173949529" table:style-name="ce1">
            <text:p>39.3324173949529</text:p>
          </table:table-cell>
          <table:table-cell office:value-type="float" office:value="38.8908920786229" table:style-name="ce1">
            <text:p>38.8908920786229</text:p>
          </table:table-cell>
          <table:table-cell office:value-type="float" office:value="38.573533319597" table:style-name="ce1">
            <text:p>38.573533319597</text:p>
          </table:table-cell>
          <table:table-cell office:value-type="float" office:value="38.2225283421336" table:style-name="ce1">
            <text:p>38.2225283421336</text:p>
          </table:table-cell>
          <table:table-cell office:value-type="float" office:value="37.9323563071575" table:style-name="ce1">
            <text:p>37.9323563071575</text:p>
          </table:table-cell>
          <table:table-cell office:value-type="float" office:value="37.6191417696044" table:style-name="ce1">
            <text:p>37.6191417696044</text:p>
          </table:table-cell>
          <table:table-cell office:value-type="float" office:value="37.3492541663508" table:style-name="ce1">
            <text:p>37.3492541663508</text:p>
          </table:table-cell>
          <table:table-cell office:value-type="float" office:value="37.021732217994" table:style-name="ce1">
            <text:p>37.021732217994</text:p>
          </table:table-cell>
          <table:table-cell office:value-type="float" office:value="36.7271862682506" table:style-name="ce1">
            <text:p>36.7271862682506</text:p>
          </table:table-cell>
          <table:table-cell office:value-type="float" office:value="36.4587408440645" table:style-name="ce1">
            <text:p>36.4587408440645</text:p>
          </table:table-cell>
          <table:table-cell office:value-type="float" office:value="36.1910442812983" table:style-name="ce1">
            <text:p>36.1910442812983</text:p>
          </table:table-cell>
          <table:table-cell office:value-type="float" office:value="35.9211473958754" table:style-name="ce1">
            <text:p>35.9211473958754</text:p>
          </table:table-cell>
          <table:table-cell office:value-type="float" office:value="35.6361867455236" table:style-name="ce1">
            <text:p>35.6361867455236</text:p>
          </table:table-cell>
          <table:table-cell office:value-type="float" office:value="35.3289961844637" table:style-name="ce1">
            <text:p>35.3289961844637</text:p>
          </table:table-cell>
          <table:table-cell office:value-type="float" office:value="35.028107059804" table:style-name="ce1">
            <text:p>35.028107059804</text:p>
          </table:table-cell>
          <table:table-cell office:value-type="float" office:value="34.6894306979744" table:style-name="ce1">
            <text:p>34.6894306979744</text:p>
          </table:table-cell>
          <table:table-cell office:value-type="float" office:value="34.4694984053248" table:style-name="ce1">
            <text:p>34.4694984053248</text:p>
          </table:table-cell>
          <table:table-cell office:value-type="float" office:value="34.2064696634873" table:style-name="ce1">
            <text:p>34.2064696634873</text:p>
          </table:table-cell>
          <table:table-cell office:value-type="float" office:value="33.9151655784154" table:style-name="ce1">
            <text:p>33.9151655784154</text:p>
          </table:table-cell>
          <table:table-cell office:value-type="float" office:value="33.5824112950951" table:style-name="ce1">
            <text:p>33.5824112950951</text:p>
          </table:table-cell>
          <table:table-cell office:value-type="float" office:value="33.2755025993302" table:style-name="ce1">
            <text:p>33.2755025993302</text:p>
          </table:table-cell>
          <table:table-cell office:value-type="float" office:value="32.9861819429031" table:style-name="ce1">
            <text:p>32.9861819429031</text:p>
          </table:table-cell>
          <table:table-cell office:value-type="float" office:value="32.7115015553648" table:style-name="ce1">
            <text:p>32.7115015553648</text:p>
          </table:table-cell>
          <table:table-cell office:value-type="float" office:value="32.4116369084354" table:style-name="ce1">
            <text:p>32.4116369084354</text:p>
          </table:table-cell>
          <table:table-cell office:value-type="float" office:value="32.1040572936945" table:style-name="ce1">
            <text:p>32.1040572936945</text:p>
          </table:table-cell>
          <table:table-cell office:value-type="float" office:value="31.844415059677" table:style-name="ce1">
            <text:p>31.844415059677</text:p>
          </table:table-cell>
          <table:table-cell office:value-type="float" office:value="31.5513268789927" table:style-name="ce1">
            <text:p>31.5513268789927</text:p>
          </table:table-cell>
          <table:table-cell office:value-type="float" office:value="31.2946204134695" table:style-name="ce1">
            <text:p>31.2946204134695</text:p>
          </table:table-cell>
          <table:table-cell office:value-type="float" office:value="30.9911894790738" table:style-name="ce1">
            <text:p>30.9911894790738</text:p>
          </table:table-cell>
          <table:table-cell office:value-type="float" office:value="30.7308664806803" table:style-name="ce1">
            <text:p>30.7308664806803</text:p>
          </table:table-cell>
          <table:table-cell office:value-type="float" office:value="30.4367237718438" table:style-name="ce1">
            <text:p>30.4367237718438</text:p>
          </table:table-cell>
          <table:table-cell office:value-type="float" office:value="30.1276586151577" table:style-name="ce1">
            <text:p>30.1276586151577</text:p>
          </table:table-cell>
          <table:table-cell office:value-type="float" office:value="29.8389503825204" table:style-name="ce1">
            <text:p>29.8389503825204</text:p>
          </table:table-cell>
          <table:table-cell office:value-type="float" office:value="29.5958235126016" table:style-name="ce1">
            <text:p>29.5958235126016</text:p>
          </table:table-cell>
          <table:table-cell office:value-type="float" office:value="29.3366953835313" table:style-name="ce1">
            <text:p>29.3366953835313</text:p>
          </table:table-cell>
          <table:table-cell office:value-type="float" office:value="29.0959553789583" table:style-name="ce1">
            <text:p>29.0959553789583</text:p>
          </table:table-cell>
          <table:table-cell office:value-type="float" office:value="28.8769581440758" table:style-name="ce1">
            <text:p>28.8769581440758</text:p>
          </table:table-cell>
          <table:table-cell office:value-type="float" office:value="28.5775857089407" table:style-name="ce1">
            <text:p>28.5775857089407</text:p>
          </table:table-cell>
          <table:table-cell office:value-type="float" office:value="28.2997385980194" table:style-name="ce1">
            <text:p>28.2997385980194</text:p>
          </table:table-cell>
          <table:table-cell office:value-type="float" office:value="28.0697736250478" table:style-name="ce1">
            <text:p>28.0697736250478</text:p>
          </table:table-cell>
          <table:table-cell office:value-type="float" office:value="27.798051580927" table:style-name="ce1">
            <text:p>27.798051580927</text:p>
          </table:table-cell>
          <table:table-cell office:value-type="float" office:value="27.5081685308384" table:style-name="ce1">
            <text:p>27.5081685308384</text:p>
          </table:table-cell>
          <table:table-cell office:value-type="float" office:value="27.2475530600877" table:style-name="ce1">
            <text:p>27.2475530600877</text:p>
          </table:table-cell>
          <table:table-cell office:value-type="float" office:value="26.9839499876012" table:style-name="ce1">
            <text:p>26.9839499876012</text:p>
          </table:table-cell>
          <table:table-cell office:value-type="float" office:value="26.6963266752391" table:style-name="ce1">
            <text:p>26.6963266752391</text:p>
          </table:table-cell>
          <table:table-cell office:value-type="float" office:value="26.4230857809119" table:style-name="ce1">
            <text:p>26.4230857809119</text:p>
          </table:table-cell>
          <table:table-cell office:value-type="float" office:value="26.1292126171128" table:style-name="ce1">
            <text:p>26.1292126171128</text:p>
          </table:table-cell>
          <table:table-cell office:value-type="float" office:value="25.8595572890034" table:style-name="ce1">
            <text:p>25.8595572890034</text:p>
          </table:table-cell>
          <table:table-cell office:value-type="float" office:value="25.602344719592" table:style-name="ce1">
            <text:p>25.602344719592</text:p>
          </table:table-cell>
          <table:table-cell office:value-type="float" office:value="25.3444876404813" table:style-name="ce1">
            <text:p>25.3444876404813</text:p>
          </table:table-cell>
          <table:table-cell office:value-type="float" office:value="25.0970052755825" table:style-name="ce1">
            <text:p>25.0970052755825</text:p>
          </table:table-cell>
          <table:table-cell office:value-type="float" office:value="24.8315127490668" table:style-name="ce1">
            <text:p>24.8315127490668</text:p>
          </table:table-cell>
          <table:table-cell office:value-type="float" office:value="24.5490558134885" table:style-name="ce1">
            <text:p>24.5490558134885</text:p>
          </table:table-cell>
          <table:table-cell office:value-type="float" office:value="24.3179499058341" table:style-name="ce1">
            <text:p>24.3179499058341</text:p>
          </table:table-cell>
          <table:table-cell office:value-type="float" office:value="24.0525440580155" table:style-name="ce1">
            <text:p>24.0525440580155</text:p>
          </table:table-cell>
          <table:table-cell office:value-type="float" office:value="23.801969931271" table:style-name="ce1">
            <text:p>23.801969931271</text:p>
          </table:table-cell>
          <table:table-cell office:value-type="float" office:value="23.5728670497167" table:style-name="ce1">
            <text:p>23.5728670497167</text:p>
          </table:table-cell>
          <table:table-cell office:value-type="float" office:value="23.3677523459736" table:style-name="ce1">
            <text:p>23.3677523459736</text:p>
          </table:table-cell>
          <table:table-cell office:value-type="float" office:value="23.1291715899095" table:style-name="ce1">
            <text:p>23.1291715899095</text:p>
          </table:table-cell>
          <table:table-cell office:value-type="float" office:value="22.919381825061" table:style-name="ce1">
            <text:p>22.919381825061</text:p>
          </table:table-cell>
          <table:table-cell office:value-type="float" office:value="22.7114949275619" table:style-name="ce1">
            <text:p>22.7114949275619</text:p>
          </table:table-cell>
          <table:table-cell office:value-type="float" office:value="22.5054936377324" table:style-name="ce1">
            <text:p>22.5054936377324</text:p>
          </table:table-cell>
          <table:table-cell office:value-type="float" office:value="22.3013608524441" table:style-name="ce1">
            <text:p>22.3013608524441</text:p>
          </table:table-cell>
          <table:table-cell office:value-type="float" office:value="22.0990796237003" table:style-name="ce1">
            <text:p>22.0990796237003</text:p>
          </table:table-cell>
          <table:table-cell office:value-type="float" office:value="21.8986331572282" table:style-name="ce1">
            <text:p>21.8986331572282</text:p>
          </table:table-cell>
          <table:table-cell office:value-type="float" office:value="21.7000048110854" table:style-name="ce1">
            <text:p>21.7000048110854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41.7334236328181" table:style-name="ce1">
            <text:p>41.7334236328181</text:p>
          </table:table-cell>
          <table:table-cell office:value-type="float" office:value="41.2612935400295" table:style-name="ce1">
            <text:p>41.2612935400295</text:p>
          </table:table-cell>
          <table:table-cell office:value-type="float" office:value="40.7618114197629" table:style-name="ce1">
            <text:p>40.7618114197629</text:p>
          </table:table-cell>
          <table:table-cell office:value-type="float" office:value="40.4772265197634" table:style-name="ce1">
            <text:p>40.4772265197634</text:p>
          </table:table-cell>
          <table:table-cell office:value-type="float" office:value="40.2592937303909" table:style-name="ce1">
            <text:p>40.2592937303909</text:p>
          </table:table-cell>
          <table:table-cell office:value-type="float" office:value="40.4674806065358" table:style-name="ce1">
            <text:p>40.4674806065358</text:p>
          </table:table-cell>
          <table:table-cell office:value-type="float" office:value="39.9484654060117" table:style-name="ce1">
            <text:p>39.9484654060117</text:p>
          </table:table-cell>
          <table:table-cell office:value-type="float" office:value="39.9621158913425" table:style-name="ce1">
            <text:p>39.9621158913425</text:p>
          </table:table-cell>
          <table:table-cell office:value-type="float" office:value="39.5047496982791" table:style-name="ce1">
            <text:p>39.5047496982791</text:p>
          </table:table-cell>
          <table:table-cell office:value-type="float" office:value="39.1998104506379" table:style-name="ce1">
            <text:p>39.1998104506379</text:p>
          </table:table-cell>
          <table:table-cell office:value-type="float" office:value="38.9377956701245" table:style-name="ce1">
            <text:p>38.9377956701245</text:p>
          </table:table-cell>
          <table:table-cell office:value-type="float" office:value="38.7272229881666" table:style-name="ce1">
            <text:p>38.7272229881666</text:p>
          </table:table-cell>
          <table:table-cell office:value-type="float" office:value="38.5913176448442" table:style-name="ce1">
            <text:p>38.5913176448442</text:p>
          </table:table-cell>
          <table:table-cell office:value-type="float" office:value="38.4247583183607" table:style-name="ce1">
            <text:p>38.4247583183607</text:p>
          </table:table-cell>
          <table:table-cell office:value-type="float" office:value="38.1742045830804" table:style-name="ce1">
            <text:p>38.1742045830804</text:p>
          </table:table-cell>
          <table:table-cell office:value-type="float" office:value="37.9089230786019" table:style-name="ce1">
            <text:p>37.9089230786019</text:p>
          </table:table-cell>
          <table:table-cell office:value-type="float" office:value="37.7295734516987" table:style-name="ce1">
            <text:p>37.7295734516987</text:p>
          </table:table-cell>
          <table:table-cell office:value-type="float" office:value="37.5928679094713" table:style-name="ce1">
            <text:p>37.5928679094713</text:p>
          </table:table-cell>
          <table:table-cell office:value-type="float" office:value="37.4175415556028" table:style-name="ce1">
            <text:p>37.4175415556028</text:p>
          </table:table-cell>
          <table:table-cell office:value-type="float" office:value="37.1192181170825" table:style-name="ce1">
            <text:p>37.1192181170825</text:p>
          </table:table-cell>
          <table:table-cell office:value-type="float" office:value="37.0375964895918" table:style-name="ce1">
            <text:p>37.0375964895918</text:p>
          </table:table-cell>
          <table:table-cell office:value-type="float" office:value="36.861246972172" table:style-name="ce1">
            <text:p>36.861246972172</text:p>
          </table:table-cell>
          <table:table-cell office:value-type="float" office:value="36.6544249114443" table:style-name="ce1">
            <text:p>36.6544249114443</text:p>
          </table:table-cell>
          <table:table-cell office:value-type="float" office:value="36.5725791015232" table:style-name="ce1">
            <text:p>36.5725791015232</text:p>
          </table:table-cell>
          <table:table-cell office:value-type="float" office:value="36.5037344876061" table:style-name="ce1">
            <text:p>36.5037344876061</text:p>
          </table:table-cell>
          <table:table-cell office:value-type="float" office:value="36.2786228382966" table:style-name="ce1">
            <text:p>36.2786228382966</text:p>
          </table:table-cell>
          <table:table-cell office:value-type="float" office:value="36.0471993271137" table:style-name="ce1">
            <text:p>36.0471993271137</text:p>
          </table:table-cell>
          <table:table-cell office:value-type="float" office:value="35.9028637052516" table:style-name="ce1">
            <text:p>35.9028637052516</text:p>
          </table:table-cell>
          <table:table-cell office:value-type="float" office:value="35.7191925132854" table:style-name="ce1">
            <text:p>35.7191925132854</text:p>
          </table:table-cell>
          <table:table-cell office:value-type="float" office:value="35.514788855547" table:style-name="ce1">
            <text:p>35.514788855547</text:p>
          </table:table-cell>
          <table:table-cell office:value-type="float" office:value="35.3671131816719" table:style-name="ce1">
            <text:p>35.3671131816719</text:p>
          </table:table-cell>
          <table:table-cell office:value-type="float" office:value="35.2519102896488" table:style-name="ce1">
            <text:p>35.2519102896488</text:p>
          </table:table-cell>
          <table:table-cell office:value-type="float" office:value="35.3014386794802" table:style-name="ce1">
            <text:p>35.3014386794802</text:p>
          </table:table-cell>
          <table:table-cell office:value-type="float" office:value="34.9134471168189" table:style-name="ce1">
            <text:p>34.9134471168189</text:p>
          </table:table-cell>
          <table:table-cell office:value-type="float" office:value="34.8004988274482" table:style-name="ce1">
            <text:p>34.8004988274482</text:p>
          </table:table-cell>
          <table:table-cell office:value-type="float" office:value="34.4696684115269" table:style-name="ce1">
            <text:p>34.4696684115269</text:p>
          </table:table-cell>
          <table:table-cell office:value-type="float" office:value="34.2912626194364" table:style-name="ce1">
            <text:p>34.2912626194364</text:p>
          </table:table-cell>
          <table:table-cell office:value-type="float" office:value="33.9916960244841" table:style-name="ce1">
            <text:p>33.9916960244841</text:p>
          </table:table-cell>
          <table:table-cell office:value-type="float" office:value="33.815986100428" table:style-name="ce1">
            <text:p>33.815986100428</text:p>
          </table:table-cell>
          <table:table-cell office:value-type="float" office:value="33.4807462488139" table:style-name="ce1">
            <text:p>33.4807462488139</text:p>
          </table:table-cell>
          <table:table-cell office:value-type="float" office:value="33.3233498518852" table:style-name="ce1">
            <text:p>33.3233498518852</text:p>
          </table:table-cell>
          <table:table-cell office:value-type="float" office:value="32.9972752381917" table:style-name="ce1">
            <text:p>32.9972752381917</text:p>
          </table:table-cell>
          <table:table-cell office:value-type="float" office:value="32.77856354468" table:style-name="ce1">
            <text:p>32.77856354468</text:p>
          </table:table-cell>
          <table:table-cell office:value-type="float" office:value="32.7745002112558" table:style-name="ce1">
            <text:p>32.7745002112558</text:p>
          </table:table-cell>
          <table:table-cell office:value-type="float" office:value="32.4147482611689" table:style-name="ce1">
            <text:p>32.4147482611689</text:p>
          </table:table-cell>
          <table:table-cell office:value-type="float" office:value="32.4892854765469" table:style-name="ce1">
            <text:p>32.4892854765469</text:p>
          </table:table-cell>
          <table:table-cell office:value-type="float" office:value="32.269182503982" table:style-name="ce1">
            <text:p>32.269182503982</text:p>
          </table:table-cell>
          <table:table-cell office:value-type="float" office:value="32.4946387130812" table:style-name="ce1">
            <text:p>32.4946387130812</text:p>
          </table:table-cell>
          <table:table-cell office:value-type="float" office:value="32.0218793807366" table:style-name="ce1">
            <text:p>32.0218793807366</text:p>
          </table:table-cell>
          <table:table-cell office:value-type="float" office:value="31.8094254766986" table:style-name="ce1">
            <text:p>31.8094254766986</text:p>
          </table:table-cell>
          <table:table-cell office:value-type="float" office:value="31.6978327244653" table:style-name="ce1">
            <text:p>31.6978327244653</text:p>
          </table:table-cell>
          <table:table-cell office:value-type="float" office:value="31.4124271926176" table:style-name="ce1">
            <text:p>31.4124271926176</text:p>
          </table:table-cell>
          <table:table-cell office:value-type="float" office:value="31.1018308291313" table:style-name="ce1">
            <text:p>31.1018308291313</text:p>
          </table:table-cell>
          <table:table-cell office:value-type="float" office:value="30.9055482423236" table:style-name="ce1">
            <text:p>30.9055482423236</text:p>
          </table:table-cell>
          <table:table-cell office:value-type="float" office:value="30.7185721673346" table:style-name="ce1">
            <text:p>30.7185721673346</text:p>
          </table:table-cell>
          <table:table-cell office:value-type="float" office:value="30.4751944552779" table:style-name="ce1">
            <text:p>30.4751944552779</text:p>
          </table:table-cell>
          <table:table-cell office:value-type="float" office:value="30.3208797219919" table:style-name="ce1">
            <text:p>30.3208797219919</text:p>
          </table:table-cell>
          <table:table-cell office:value-type="float" office:value="30.1024118024776" table:style-name="ce1">
            <text:p>30.1024118024776</text:p>
          </table:table-cell>
          <table:table-cell office:value-type="float" office:value="29.7650175588984" table:style-name="ce1">
            <text:p>29.7650175588984</text:p>
          </table:table-cell>
          <table:table-cell office:value-type="float" office:value="29.5175541980104" table:style-name="ce1">
            <text:p>29.5175541980104</text:p>
          </table:table-cell>
          <table:table-cell office:value-type="float" office:value="29.3581584779862" table:style-name="ce1">
            <text:p>29.3581584779862</text:p>
          </table:table-cell>
          <table:table-cell office:value-type="float" office:value="29.301304960157" table:style-name="ce1">
            <text:p>29.301304960157</text:p>
          </table:table-cell>
          <table:table-cell office:value-type="float" office:value="28.9814484098424" table:style-name="ce1">
            <text:p>28.9814484098424</text:p>
          </table:table-cell>
          <table:table-cell office:value-type="float" office:value="28.8326482421971" table:style-name="ce1">
            <text:p>28.8326482421971</text:p>
          </table:table-cell>
          <table:table-cell office:value-type="float" office:value="28.7235765653143" table:style-name="ce1">
            <text:p>28.7235765653143</text:p>
          </table:table-cell>
          <table:table-cell office:value-type="float" office:value="28.5964951770833" table:style-name="ce1">
            <text:p>28.5964951770833</text:p>
          </table:table-cell>
          <table:table-cell office:value-type="float" office:value="28.4625267773715" table:style-name="ce1">
            <text:p>28.4625267773715</text:p>
          </table:table-cell>
          <table:table-cell office:value-type="float" office:value="28.3263721717895" table:style-name="ce1">
            <text:p>28.3263721717895</text:p>
          </table:table-cell>
          <table:table-cell office:value-type="float" office:value="28.1900142729892" table:style-name="ce1">
            <text:p>28.1900142729892</text:p>
          </table:table-cell>
          <table:table-cell office:value-type="float" office:value="28.0542857534424" table:style-name="ce1">
            <text:p>28.0542857534424</text:p>
          </table:table-cell>
          <table:table-cell office:value-type="float" office:value="27.9195325263301" table:style-name="ce1">
            <text:p>27.919532526330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44.0636459154422" table:style-name="ce1">
            <text:p>44.0636459154422</text:p>
          </table:table-cell>
          <table:table-cell office:value-type="float" office:value="43.7330020928937" table:style-name="ce1">
            <text:p>43.7330020928937</text:p>
          </table:table-cell>
          <table:table-cell office:value-type="float" office:value="43.1708619278987" table:style-name="ce1">
            <text:p>43.1708619278987</text:p>
          </table:table-cell>
          <table:table-cell office:value-type="float" office:value="42.9827611209255" table:style-name="ce1">
            <text:p>42.9827611209255</text:p>
          </table:table-cell>
          <table:table-cell office:value-type="float" office:value="42.8392846491138" table:style-name="ce1">
            <text:p>42.8392846491138</text:p>
          </table:table-cell>
          <table:table-cell office:value-type="float" office:value="43.0309694356298" table:style-name="ce1">
            <text:p>43.0309694356298</text:p>
          </table:table-cell>
          <table:table-cell office:value-type="float" office:value="42.5198867392909" table:style-name="ce1">
            <text:p>42.5198867392909</text:p>
          </table:table-cell>
          <table:table-cell office:value-type="float" office:value="42.8121327984212" table:style-name="ce1">
            <text:p>42.8121327984212</text:p>
          </table:table-cell>
          <table:table-cell office:value-type="float" office:value="42.4201476370039" table:style-name="ce1">
            <text:p>42.4201476370039</text:p>
          </table:table-cell>
          <table:table-cell office:value-type="float" office:value="42.0771537225653" table:style-name="ce1">
            <text:p>42.0771537225653</text:p>
          </table:table-cell>
          <table:table-cell office:value-type="float" office:value="41.826455374931" table:style-name="ce1">
            <text:p>41.826455374931</text:p>
          </table:table-cell>
          <table:table-cell office:value-type="float" office:value="41.560307344746" table:style-name="ce1">
            <text:p>41.560307344746</text:p>
          </table:table-cell>
          <table:table-cell office:value-type="float" office:value="41.7592608050309" table:style-name="ce1">
            <text:p>41.7592608050309</text:p>
          </table:table-cell>
          <table:table-cell office:value-type="float" office:value="41.6509578862454" table:style-name="ce1">
            <text:p>41.6509578862454</text:p>
          </table:table-cell>
          <table:table-cell office:value-type="float" office:value="41.3497571354827" table:style-name="ce1">
            <text:p>41.3497571354827</text:p>
          </table:table-cell>
          <table:table-cell office:value-type="float" office:value="41.0884916042339" table:style-name="ce1">
            <text:p>41.0884916042339</text:p>
          </table:table-cell>
          <table:table-cell office:value-type="float" office:value="40.8644802876789" table:style-name="ce1">
            <text:p>40.8644802876789</text:p>
          </table:table-cell>
          <table:table-cell office:value-type="float" office:value="40.8598313163617" table:style-name="ce1">
            <text:p>40.8598313163617</text:p>
          </table:table-cell>
          <table:table-cell office:value-type="float" office:value="40.7197024311917" table:style-name="ce1">
            <text:p>40.7197024311917</text:p>
          </table:table-cell>
          <table:table-cell office:value-type="float" office:value="40.5649088129151" table:style-name="ce1">
            <text:p>40.5649088129151</text:p>
          </table:table-cell>
          <table:table-cell office:value-type="float" office:value="40.6995601146992" table:style-name="ce1">
            <text:p>40.6995601146992</text:p>
          </table:table-cell>
          <table:table-cell office:value-type="float" office:value="40.5786199793384" table:style-name="ce1">
            <text:p>40.5786199793384</text:p>
          </table:table-cell>
          <table:table-cell office:value-type="float" office:value="40.5860810255088" table:style-name="ce1">
            <text:p>40.5860810255088</text:p>
          </table:table-cell>
          <table:table-cell office:value-type="float" office:value="40.7447794474687" table:style-name="ce1">
            <text:p>40.7447794474687</text:p>
          </table:table-cell>
          <table:table-cell office:value-type="float" office:value="40.770618261794" table:style-name="ce1">
            <text:p>40.770618261794</text:p>
          </table:table-cell>
          <table:table-cell office:value-type="float" office:value="40.6913628631721" table:style-name="ce1">
            <text:p>40.6913628631721</text:p>
          </table:table-cell>
          <table:table-cell office:value-type="float" office:value="40.6038335443505" table:style-name="ce1">
            <text:p>40.6038335443505</text:p>
          </table:table-cell>
          <table:table-cell office:value-type="float" office:value="40.5862311368708" table:style-name="ce1">
            <text:p>40.5862311368708</text:p>
          </table:table-cell>
          <table:table-cell office:value-type="float" office:value="40.6851845019684" table:style-name="ce1">
            <text:p>40.6851845019684</text:p>
          </table:table-cell>
          <table:table-cell office:value-type="float" office:value="40.6187954203364" table:style-name="ce1">
            <text:p>40.6187954203364</text:p>
          </table:table-cell>
          <table:table-cell office:value-type="float" office:value="40.5530541273241" table:style-name="ce1">
            <text:p>40.5530541273241</text:p>
          </table:table-cell>
          <table:table-cell office:value-type="float" office:value="40.4945237464517" table:style-name="ce1">
            <text:p>40.4945237464517</text:p>
          </table:table-cell>
          <table:table-cell office:value-type="float" office:value="40.8300417722414" table:style-name="ce1">
            <text:p>40.8300417722414</text:p>
          </table:table-cell>
          <table:table-cell office:value-type="float" office:value="40.4213252028342" table:style-name="ce1">
            <text:p>40.4213252028342</text:p>
          </table:table-cell>
          <table:table-cell office:value-type="float" office:value="40.3137757112186" table:style-name="ce1">
            <text:p>40.3137757112186</text:p>
          </table:table-cell>
          <table:table-cell office:value-type="float" office:value="40.0069093694315" table:style-name="ce1">
            <text:p>40.0069093694315</text:p>
          </table:table-cell>
          <table:table-cell office:value-type="float" office:value="40.0191265609656" table:style-name="ce1">
            <text:p>40.0191265609656</text:p>
          </table:table-cell>
          <table:table-cell office:value-type="float" office:value="39.7045325821973" table:style-name="ce1">
            <text:p>39.7045325821973</text:p>
          </table:table-cell>
          <table:table-cell office:value-type="float" office:value="39.6205671826538" table:style-name="ce1">
            <text:p>39.6205671826538</text:p>
          </table:table-cell>
          <table:table-cell office:value-type="float" office:value="39.3259488152584" table:style-name="ce1">
            <text:p>39.3259488152584</text:p>
          </table:table-cell>
          <table:table-cell office:value-type="float" office:value="39.3417772265922" table:style-name="ce1">
            <text:p>39.3417772265922</text:p>
          </table:table-cell>
          <table:table-cell office:value-type="float" office:value="38.8407271715541" table:style-name="ce1">
            <text:p>38.8407271715541</text:p>
          </table:table-cell>
          <table:table-cell office:value-type="float" office:value="38.834543625778" table:style-name="ce1">
            <text:p>38.834543625778</text:p>
          </table:table-cell>
          <table:table-cell office:value-type="float" office:value="39.2081891853327" table:style-name="ce1">
            <text:p>39.2081891853327</text:p>
          </table:table-cell>
          <table:table-cell office:value-type="float" office:value="38.6904168700693" table:style-name="ce1">
            <text:p>38.6904168700693</text:p>
          </table:table-cell>
          <table:table-cell office:value-type="float" office:value="39.090633623049" table:style-name="ce1">
            <text:p>39.090633623049</text:p>
          </table:table-cell>
          <table:table-cell office:value-type="float" office:value="38.9950436877044" table:style-name="ce1">
            <text:p>38.9950436877044</text:p>
          </table:table-cell>
          <table:table-cell office:value-type="float" office:value="39.3893664623598" table:style-name="ce1">
            <text:p>39.3893664623598</text:p>
          </table:table-cell>
          <table:table-cell office:value-type="float" office:value="38.8945290111742" table:style-name="ce1">
            <text:p>38.8945290111742</text:p>
          </table:table-cell>
          <table:table-cell office:value-type="float" office:value="38.740946931067" table:style-name="ce1">
            <text:p>38.740946931067</text:p>
          </table:table-cell>
          <table:table-cell office:value-type="float" office:value="39.1040481349727" table:style-name="ce1">
            <text:p>39.1040481349727</text:p>
          </table:table-cell>
          <table:table-cell office:value-type="float" office:value="38.7012828767192" table:style-name="ce1">
            <text:p>38.7012828767192</text:p>
          </table:table-cell>
          <table:table-cell office:value-type="float" office:value="38.4092073555133" table:style-name="ce1">
            <text:p>38.4092073555133</text:p>
          </table:table-cell>
          <table:table-cell office:value-type="float" office:value="38.3443918149912" table:style-name="ce1">
            <text:p>38.3443918149912</text:p>
          </table:table-cell>
          <table:table-cell office:value-type="float" office:value="38.4726136877422" table:style-name="ce1">
            <text:p>38.4726136877422</text:p>
          </table:table-cell>
          <table:table-cell office:value-type="float" office:value="38.2016620533155" table:style-name="ce1">
            <text:p>38.2016620533155</text:p>
          </table:table-cell>
          <table:table-cell office:value-type="float" office:value="38.2650229931695" table:style-name="ce1">
            <text:p>38.2650229931695</text:p>
          </table:table-cell>
          <table:table-cell office:value-type="float" office:value="38.1387302789945" table:style-name="ce1">
            <text:p>38.1387302789945</text:p>
          </table:table-cell>
          <table:table-cell office:value-type="float" office:value="37.6661396890076" table:style-name="ce1">
            <text:p>37.6661396890076</text:p>
          </table:table-cell>
          <table:table-cell office:value-type="float" office:value="37.6142270938334" table:style-name="ce1">
            <text:p>37.6142270938334</text:p>
          </table:table-cell>
          <table:table-cell office:value-type="float" office:value="37.7444779619351" table:style-name="ce1">
            <text:p>37.7444779619351</text:p>
          </table:table-cell>
          <table:table-cell office:value-type="float" office:value="37.9537879753853" table:style-name="ce1">
            <text:p>37.9537879753853</text:p>
          </table:table-cell>
          <table:table-cell office:value-type="float" office:value="37.4261489088083" table:style-name="ce1">
            <text:p>37.4261489088083</text:p>
          </table:table-cell>
          <table:table-cell office:value-type="float" office:value="37.3173972488415" table:style-name="ce1">
            <text:p>37.3173972488415</text:p>
          </table:table-cell>
          <table:table-cell office:value-type="float" office:value="37.301263710842" table:style-name="ce1">
            <text:p>37.301263710842</text:p>
          </table:table-cell>
          <table:table-cell office:value-type="float" office:value="37.2530794946998" table:style-name="ce1">
            <text:p>37.2530794946998</text:p>
          </table:table-cell>
          <table:table-cell office:value-type="float" office:value="37.1911070864229" table:style-name="ce1">
            <text:p>37.1911070864229</text:p>
          </table:table-cell>
          <table:table-cell office:value-type="float" office:value="37.1234118409116" table:style-name="ce1">
            <text:p>37.1234118409116</text:p>
          </table:table-cell>
          <table:table-cell office:value-type="float" office:value="37.0535538461589" table:style-name="ce1">
            <text:p>37.0535538461589</text:p>
          </table:table-cell>
          <table:table-cell office:value-type="float" office:value="36.9831027030224" table:style-name="ce1">
            <text:p>36.9831027030224</text:p>
          </table:table-cell>
          <table:table-cell office:value-type="float" office:value="36.9127486052162" table:style-name="ce1">
            <text:p>36.912748605216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45.4836251189163" table:style-name="ce1">
            <text:p>45.4836251189163</text:p>
          </table:table-cell>
          <table:table-cell office:value-type="float" office:value="45.1215582405677" table:style-name="ce1">
            <text:p>45.1215582405677</text:p>
          </table:table-cell>
          <table:table-cell office:value-type="float" office:value="44.5423376078501" table:style-name="ce1">
            <text:p>44.5423376078501</text:p>
          </table:table-cell>
          <table:table-cell office:value-type="float" office:value="44.3306945290163" table:style-name="ce1">
            <text:p>44.3306945290163</text:p>
          </table:table-cell>
          <table:table-cell office:value-type="float" office:value="44.0969278954933" table:style-name="ce1">
            <text:p>44.0969278954933</text:p>
          </table:table-cell>
          <table:table-cell office:value-type="float" office:value="44.310992092406" table:style-name="ce1">
            <text:p>44.310992092406</text:p>
          </table:table-cell>
          <table:table-cell office:value-type="float" office:value="43.7777213318456" table:style-name="ce1">
            <text:p>43.7777213318456</text:p>
          </table:table-cell>
          <table:table-cell office:value-type="float" office:value="44.1028879320255" table:style-name="ce1">
            <text:p>44.1028879320255</text:p>
          </table:table-cell>
          <table:table-cell office:value-type="float" office:value="43.6526788215763" table:style-name="ce1">
            <text:p>43.6526788215763</text:p>
          </table:table-cell>
          <table:table-cell office:value-type="float" office:value="43.2997090869087" table:style-name="ce1">
            <text:p>43.2997090869087</text:p>
          </table:table-cell>
          <table:table-cell office:value-type="float" office:value="43.0402339328452" table:style-name="ce1">
            <text:p>43.0402339328452</text:p>
          </table:table-cell>
          <table:table-cell office:value-type="float" office:value="42.7876181547471" table:style-name="ce1">
            <text:p>42.7876181547471</text:p>
          </table:table-cell>
          <table:table-cell office:value-type="float" office:value="42.934646413436" table:style-name="ce1">
            <text:p>42.934646413436</text:p>
          </table:table-cell>
          <table:table-cell office:value-type="float" office:value="42.7824968569476" table:style-name="ce1">
            <text:p>42.7824968569476</text:p>
          </table:table-cell>
          <table:table-cell office:value-type="float" office:value="42.4473793996427" table:style-name="ce1">
            <text:p>42.4473793996427</text:p>
          </table:table-cell>
          <table:table-cell office:value-type="float" office:value="42.2137514226425" table:style-name="ce1">
            <text:p>42.2137514226425</text:p>
          </table:table-cell>
          <table:table-cell office:value-type="float" office:value="41.9153963157021" table:style-name="ce1">
            <text:p>41.9153963157021</text:p>
          </table:table-cell>
          <table:table-cell office:value-type="float" office:value="41.9146059836094" table:style-name="ce1">
            <text:p>41.9146059836094</text:p>
          </table:table-cell>
          <table:table-cell office:value-type="float" office:value="41.6993651827078" table:style-name="ce1">
            <text:p>41.6993651827078</text:p>
          </table:table-cell>
          <table:table-cell office:value-type="float" office:value="41.5477299907898" table:style-name="ce1">
            <text:p>41.5477299907898</text:p>
          </table:table-cell>
          <table:table-cell office:value-type="float" office:value="41.548208104355" table:style-name="ce1">
            <text:p>41.548208104355</text:p>
          </table:table-cell>
          <table:table-cell office:value-type="float" office:value="41.4480759360325" table:style-name="ce1">
            <text:p>41.4480759360325</text:p>
          </table:table-cell>
          <table:table-cell office:value-type="float" office:value="41.4693066095975" table:style-name="ce1">
            <text:p>41.4693066095975</text:p>
          </table:table-cell>
          <table:table-cell office:value-type="float" office:value="41.521562800725" table:style-name="ce1">
            <text:p>41.521562800725</text:p>
          </table:table-cell>
          <table:table-cell office:value-type="float" office:value="41.5694953995325" table:style-name="ce1">
            <text:p>41.5694953995325</text:p>
          </table:table-cell>
          <table:table-cell office:value-type="float" office:value="41.3277118407221" table:style-name="ce1">
            <text:p>41.3277118407221</text:p>
          </table:table-cell>
          <table:table-cell office:value-type="float" office:value="41.1558965313053" table:style-name="ce1">
            <text:p>41.1558965313053</text:p>
          </table:table-cell>
          <table:table-cell office:value-type="float" office:value="40.95315397359" table:style-name="ce1">
            <text:p>40.95315397359</text:p>
          </table:table-cell>
          <table:table-cell office:value-type="float" office:value="41.1380324438471" table:style-name="ce1">
            <text:p>41.1380324438471</text:p>
          </table:table-cell>
          <table:table-cell office:value-type="float" office:value="41.0064798541042" table:style-name="ce1">
            <text:p>41.0064798541042</text:p>
          </table:table-cell>
          <table:table-cell office:value-type="float" office:value="40.8073366894093" table:style-name="ce1">
            <text:p>40.8073366894093</text:p>
          </table:table-cell>
          <table:table-cell office:value-type="float" office:value="40.7775002256816" table:style-name="ce1">
            <text:p>40.7775002256816</text:p>
          </table:table-cell>
          <table:table-cell office:value-type="float" office:value="41.0219304498234" table:style-name="ce1">
            <text:p>41.0219304498234</text:p>
          </table:table-cell>
          <table:table-cell office:value-type="float" office:value="40.4959108673306" table:style-name="ce1">
            <text:p>40.4959108673306</text:p>
          </table:table-cell>
          <table:table-cell office:value-type="float" office:value="40.3865813261204" table:style-name="ce1">
            <text:p>40.3865813261204</text:p>
          </table:table-cell>
          <table:table-cell office:value-type="float" office:value="39.8137039353008" table:style-name="ce1">
            <text:p>39.8137039353008</text:p>
          </table:table-cell>
          <table:table-cell office:value-type="float" office:value="39.7416934350372" table:style-name="ce1">
            <text:p>39.7416934350372</text:p>
          </table:table-cell>
          <table:table-cell office:value-type="float" office:value="39.3996629036532" table:style-name="ce1">
            <text:p>39.3996629036532</text:p>
          </table:table-cell>
          <table:table-cell office:value-type="float" office:value="39.3648559714934" table:style-name="ce1">
            <text:p>39.3648559714934</text:p>
          </table:table-cell>
          <table:table-cell office:value-type="float" office:value="38.9691989969018" table:style-name="ce1">
            <text:p>38.9691989969018</text:p>
          </table:table-cell>
          <table:table-cell office:value-type="float" office:value="38.8978730280508" table:style-name="ce1">
            <text:p>38.8978730280508</text:p>
          </table:table-cell>
          <table:table-cell office:value-type="float" office:value="38.4623962555596" table:style-name="ce1">
            <text:p>38.4623962555596</text:p>
          </table:table-cell>
          <table:table-cell office:value-type="float" office:value="38.2338858169786" table:style-name="ce1">
            <text:p>38.2338858169786</text:p>
          </table:table-cell>
          <table:table-cell office:value-type="float" office:value="38.7937909655269" table:style-name="ce1">
            <text:p>38.7937909655269</text:p>
          </table:table-cell>
          <table:table-cell office:value-type="float" office:value="38.2039613250574" table:style-name="ce1">
            <text:p>38.2039613250574</text:p>
          </table:table-cell>
          <table:table-cell office:value-type="float" office:value="38.3299697001173" table:style-name="ce1">
            <text:p>38.3299697001173</text:p>
          </table:table-cell>
          <table:table-cell office:value-type="float" office:value="38.0688174739319" table:style-name="ce1">
            <text:p>38.0688174739319</text:p>
          </table:table-cell>
          <table:table-cell office:value-type="float" office:value="38.0309368281824" table:style-name="ce1">
            <text:p>38.0309368281824</text:p>
          </table:table-cell>
          <table:table-cell office:value-type="float" office:value="37.5309011363308" table:style-name="ce1">
            <text:p>37.5309011363308</text:p>
          </table:table-cell>
          <table:table-cell office:value-type="float" office:value="37.1140634301448" table:style-name="ce1">
            <text:p>37.1140634301448</text:p>
          </table:table-cell>
          <table:table-cell office:value-type="float" office:value="36.944935661475" table:style-name="ce1">
            <text:p>36.944935661475</text:p>
          </table:table-cell>
          <table:table-cell office:value-type="float" office:value="36.5723554070997" table:style-name="ce1">
            <text:p>36.5723554070997</text:p>
          </table:table-cell>
          <table:table-cell office:value-type="float" office:value="36.2171132344401" table:style-name="ce1">
            <text:p>36.2171132344401</text:p>
          </table:table-cell>
          <table:table-cell office:value-type="float" office:value="35.9302438229847" table:style-name="ce1">
            <text:p>35.9302438229847</text:p>
          </table:table-cell>
          <table:table-cell office:value-type="float" office:value="35.6423207512477" table:style-name="ce1">
            <text:p>35.6423207512477</text:p>
          </table:table-cell>
          <table:table-cell office:value-type="float" office:value="35.2738229734282" table:style-name="ce1">
            <text:p>35.2738229734282</text:p>
          </table:table-cell>
          <table:table-cell office:value-type="float" office:value="34.9801092334768" table:style-name="ce1">
            <text:p>34.9801092334768</text:p>
          </table:table-cell>
          <table:table-cell office:value-type="float" office:value="34.5616251080367" table:style-name="ce1">
            <text:p>34.5616251080367</text:p>
          </table:table-cell>
          <table:table-cell office:value-type="float" office:value="34.2126824242386" table:style-name="ce1">
            <text:p>34.2126824242386</text:p>
          </table:table-cell>
          <table:table-cell office:value-type="float" office:value="33.8691947672259" table:style-name="ce1">
            <text:p>33.8691947672259</text:p>
          </table:table-cell>
          <table:table-cell office:value-type="float" office:value="33.5324660116764" table:style-name="ce1">
            <text:p>33.5324660116764</text:p>
          </table:table-cell>
          <table:table-cell office:value-type="float" office:value="33.2198404187287" table:style-name="ce1">
            <text:p>33.2198404187287</text:p>
          </table:table-cell>
          <table:table-cell office:value-type="float" office:value="32.922030043681" table:style-name="ce1">
            <text:p>32.922030043681</text:p>
          </table:table-cell>
          <table:table-cell office:value-type="float" office:value="32.8738152386305" table:style-name="ce1">
            <text:p>32.8738152386305</text:p>
          </table:table-cell>
          <table:table-cell office:value-type="float" office:value="32.8185730985447" table:style-name="ce1">
            <text:p>32.8185730985447</text:p>
          </table:table-cell>
          <table:table-cell office:value-type="float" office:value="32.7208668297848" table:style-name="ce1">
            <text:p>32.7208668297848</text:p>
          </table:table-cell>
          <table:table-cell office:value-type="float" office:value="32.6058637026187" table:style-name="ce1">
            <text:p>32.6058637026187</text:p>
          </table:table-cell>
          <table:table-cell office:value-type="float" office:value="32.4842092063723" table:style-name="ce1">
            <text:p>32.4842092063723</text:p>
          </table:table-cell>
          <table:table-cell office:value-type="float" office:value="32.3604027852329" table:style-name="ce1">
            <text:p>32.3604027852329</text:p>
          </table:table-cell>
          <table:table-cell office:value-type="float" office:value="32.2363427278344" table:style-name="ce1">
            <text:p>32.2363427278344</text:p>
          </table:table-cell>
          <table:table-cell office:value-type="float" office:value="32.1128264819828" table:style-name="ce1">
            <text:p>32.1128264819828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44.8646598250943" table:style-name="ce1">
            <text:p>44.8646598250943</text:p>
          </table:table-cell>
          <table:table-cell office:value-type="float" office:value="44.5175544048012" table:style-name="ce1">
            <text:p>44.5175544048012</text:p>
          </table:table-cell>
          <table:table-cell office:value-type="float" office:value="43.946872189657" table:style-name="ce1">
            <text:p>43.946872189657</text:p>
          </table:table-cell>
          <table:table-cell office:value-type="float" office:value="43.7479405196616" table:style-name="ce1">
            <text:p>43.7479405196616</text:p>
          </table:table-cell>
          <table:table-cell office:value-type="float" office:value="43.6025610454697" table:style-name="ce1">
            <text:p>43.6025610454697</text:p>
          </table:table-cell>
          <table:table-cell office:value-type="float" office:value="43.8376834855529" table:style-name="ce1">
            <text:p>43.8376834855529</text:p>
          </table:table-cell>
          <table:table-cell office:value-type="float" office:value="43.3213870339424" table:style-name="ce1">
            <text:p>43.3213870339424</text:p>
          </table:table-cell>
          <table:table-cell office:value-type="float" office:value="43.6674621274788" table:style-name="ce1">
            <text:p>43.6674621274788</text:p>
          </table:table-cell>
          <table:table-cell office:value-type="float" office:value="43.1880735664668" table:style-name="ce1">
            <text:p>43.1880735664668</text:p>
          </table:table-cell>
          <table:table-cell office:value-type="float" office:value="42.8268210995866" table:style-name="ce1">
            <text:p>42.8268210995866</text:p>
          </table:table-cell>
          <table:table-cell office:value-type="float" office:value="42.5604323761158" table:style-name="ce1">
            <text:p>42.5604323761158</text:p>
          </table:table-cell>
          <table:table-cell office:value-type="float" office:value="42.3136940083607" table:style-name="ce1">
            <text:p>42.3136940083607</text:p>
          </table:table-cell>
          <table:table-cell office:value-type="float" office:value="42.4524994855028" table:style-name="ce1">
            <text:p>42.4524994855028</text:p>
          </table:table-cell>
          <table:table-cell office:value-type="float" office:value="42.3406974720004" table:style-name="ce1">
            <text:p>42.3406974720004</text:p>
          </table:table-cell>
          <table:table-cell office:value-type="float" office:value="42.0618130537278" table:style-name="ce1">
            <text:p>42.0618130537278</text:p>
          </table:table-cell>
          <table:table-cell office:value-type="float" office:value="41.8581346050157" table:style-name="ce1">
            <text:p>41.8581346050157</text:p>
          </table:table-cell>
          <table:table-cell office:value-type="float" office:value="41.6700732051136" table:style-name="ce1">
            <text:p>41.6700732051136</text:p>
          </table:table-cell>
          <table:table-cell office:value-type="float" office:value="41.6162812237368" table:style-name="ce1">
            <text:p>41.6162812237368</text:p>
          </table:table-cell>
          <table:table-cell office:value-type="float" office:value="41.4441483982145" table:style-name="ce1">
            <text:p>41.4441483982145</text:p>
          </table:table-cell>
          <table:table-cell office:value-type="float" office:value="41.2565222233771" table:style-name="ce1">
            <text:p>41.2565222233771</text:p>
          </table:table-cell>
          <table:table-cell office:value-type="float" office:value="41.3665560949816" table:style-name="ce1">
            <text:p>41.3665560949816</text:p>
          </table:table-cell>
          <table:table-cell office:value-type="float" office:value="41.2457912503242" table:style-name="ce1">
            <text:p>41.2457912503242</text:p>
          </table:table-cell>
          <table:table-cell office:value-type="float" office:value="41.1621091505196" table:style-name="ce1">
            <text:p>41.1621091505196</text:p>
          </table:table-cell>
          <table:table-cell office:value-type="float" office:value="41.3183465809479" table:style-name="ce1">
            <text:p>41.3183465809479</text:p>
          </table:table-cell>
          <table:table-cell office:value-type="float" office:value="41.3875546139688" table:style-name="ce1">
            <text:p>41.3875546139688</text:p>
          </table:table-cell>
          <table:table-cell office:value-type="float" office:value="41.2258392434154" table:style-name="ce1">
            <text:p>41.2258392434154</text:p>
          </table:table-cell>
          <table:table-cell office:value-type="float" office:value="41.0968149190541" table:style-name="ce1">
            <text:p>41.0968149190541</text:p>
          </table:table-cell>
          <table:table-cell office:value-type="float" office:value="41.060469640798" table:style-name="ce1">
            <text:p>41.060469640798</text:p>
          </table:table-cell>
          <table:table-cell office:value-type="float" office:value="41.1067177455553" table:style-name="ce1">
            <text:p>41.1067177455553</text:p>
          </table:table-cell>
          <table:table-cell office:value-type="float" office:value="41.0655914042836" table:style-name="ce1">
            <text:p>41.0655914042836</text:p>
          </table:table-cell>
          <table:table-cell office:value-type="float" office:value="40.9005552235545" table:style-name="ce1">
            <text:p>40.9005552235545</text:p>
          </table:table-cell>
          <table:table-cell office:value-type="float" office:value="40.8624472356589" table:style-name="ce1">
            <text:p>40.8624472356589</text:p>
          </table:table-cell>
          <table:table-cell office:value-type="float" office:value="41.0861061870765" table:style-name="ce1">
            <text:p>41.0861061870765</text:p>
          </table:table-cell>
          <table:table-cell office:value-type="float" office:value="40.7339993743804" table:style-name="ce1">
            <text:p>40.7339993743804</text:p>
          </table:table-cell>
          <table:table-cell office:value-type="float" office:value="40.6928871324317" table:style-name="ce1">
            <text:p>40.6928871324317</text:p>
          </table:table-cell>
          <table:table-cell office:value-type="float" office:value="40.3562825262044" table:style-name="ce1">
            <text:p>40.3562825262044</text:p>
          </table:table-cell>
          <table:table-cell office:value-type="float" office:value="40.3540279666838" table:style-name="ce1">
            <text:p>40.3540279666838</text:p>
          </table:table-cell>
          <table:table-cell office:value-type="float" office:value="40.0799653570038" table:style-name="ce1">
            <text:p>40.0799653570038</text:p>
          </table:table-cell>
          <table:table-cell office:value-type="float" office:value="40.0009238159782" table:style-name="ce1">
            <text:p>40.0009238159782</text:p>
          </table:table-cell>
          <table:table-cell office:value-type="float" office:value="39.8128882932039" table:style-name="ce1">
            <text:p>39.8128882932039</text:p>
          </table:table-cell>
          <table:table-cell office:value-type="float" office:value="39.7122798694658" table:style-name="ce1">
            <text:p>39.7122798694658</text:p>
          </table:table-cell>
          <table:table-cell office:value-type="float" office:value="39.21222551014" table:style-name="ce1">
            <text:p>39.21222551014</text:p>
          </table:table-cell>
          <table:table-cell office:value-type="float" office:value="39.1690547409559" table:style-name="ce1">
            <text:p>39.1690547409559</text:p>
          </table:table-cell>
          <table:table-cell office:value-type="float" office:value="39.3111837732634" table:style-name="ce1">
            <text:p>39.3111837732634</text:p>
          </table:table-cell>
          <table:table-cell office:value-type="float" office:value="38.9134147575711" table:style-name="ce1">
            <text:p>38.9134147575711</text:p>
          </table:table-cell>
          <table:table-cell office:value-type="float" office:value="39.2098701491116" table:style-name="ce1">
            <text:p>39.2098701491116</text:p>
          </table:table-cell>
          <table:table-cell office:value-type="float" office:value="39.1774850132159" table:style-name="ce1">
            <text:p>39.1774850132159</text:p>
          </table:table-cell>
          <table:table-cell office:value-type="float" office:value="39.7789849665118" table:style-name="ce1">
            <text:p>39.7789849665118</text:p>
          </table:table-cell>
          <table:table-cell office:value-type="float" office:value="39.2568431792225" table:style-name="ce1">
            <text:p>39.2568431792225</text:p>
          </table:table-cell>
          <table:table-cell office:value-type="float" office:value="39.0331772145672" table:style-name="ce1">
            <text:p>39.0331772145672</text:p>
          </table:table-cell>
          <table:table-cell office:value-type="float" office:value="39.3105658289339" table:style-name="ce1">
            <text:p>39.3105658289339</text:p>
          </table:table-cell>
          <table:table-cell office:value-type="float" office:value="39.0314376403901" table:style-name="ce1">
            <text:p>39.0314376403901</text:p>
          </table:table-cell>
          <table:table-cell office:value-type="float" office:value="38.7534406677776" table:style-name="ce1">
            <text:p>38.7534406677776</text:p>
          </table:table-cell>
          <table:table-cell office:value-type="float" office:value="38.6630418238138" table:style-name="ce1">
            <text:p>38.6630418238138</text:p>
          </table:table-cell>
          <table:table-cell office:value-type="float" office:value="38.8358860386497" table:style-name="ce1">
            <text:p>38.8358860386497</text:p>
          </table:table-cell>
          <table:table-cell office:value-type="float" office:value="38.5886768054886" table:style-name="ce1">
            <text:p>38.5886768054886</text:p>
          </table:table-cell>
          <table:table-cell office:value-type="float" office:value="38.5291377786757" table:style-name="ce1">
            <text:p>38.5291377786757</text:p>
          </table:table-cell>
          <table:table-cell office:value-type="float" office:value="38.2802901136903" table:style-name="ce1">
            <text:p>38.2802901136903</text:p>
          </table:table-cell>
          <table:table-cell office:value-type="float" office:value="37.9070018712938" table:style-name="ce1">
            <text:p>37.9070018712938</text:p>
          </table:table-cell>
          <table:table-cell office:value-type="float" office:value="37.9962559730029" table:style-name="ce1">
            <text:p>37.9962559730029</text:p>
          </table:table-cell>
          <table:table-cell office:value-type="float" office:value="38.0189264372583" table:style-name="ce1">
            <text:p>38.0189264372583</text:p>
          </table:table-cell>
          <table:table-cell office:value-type="float" office:value="38.2414531172392" table:style-name="ce1">
            <text:p>38.2414531172392</text:p>
          </table:table-cell>
          <table:table-cell office:value-type="float" office:value="37.7916489531812" table:style-name="ce1">
            <text:p>37.7916489531812</text:p>
          </table:table-cell>
          <table:table-cell office:value-type="float" office:value="37.6510818198059" table:style-name="ce1">
            <text:p>37.6510818198059</text:p>
          </table:table-cell>
          <table:table-cell office:value-type="float" office:value="37.6173854089831" table:style-name="ce1">
            <text:p>37.6173854089831</text:p>
          </table:table-cell>
          <table:table-cell office:value-type="float" office:value="37.5581993419873" table:style-name="ce1">
            <text:p>37.5581993419873</text:p>
          </table:table-cell>
          <table:table-cell office:value-type="float" office:value="37.4881463279289" table:style-name="ce1">
            <text:p>37.4881463279289</text:p>
          </table:table-cell>
          <table:table-cell office:value-type="float" office:value="37.4136871162309" table:style-name="ce1">
            <text:p>37.4136871162309</text:p>
          </table:table-cell>
          <table:table-cell office:value-type="float" office:value="37.3376742603856" table:style-name="ce1">
            <text:p>37.3376742603856</text:p>
          </table:table-cell>
          <table:table-cell office:value-type="float" office:value="37.2613652398385" table:style-name="ce1">
            <text:p>37.2613652398385</text:p>
          </table:table-cell>
          <table:table-cell office:value-type="float" office:value="37.1853124180936" table:style-name="ce1">
            <text:p>37.185312418093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43.6631389606162" table:style-name="ce1">
            <text:p>43.6631389606162</text:p>
          </table:table-cell>
          <table:table-cell office:value-type="float" office:value="43.1673590723899" table:style-name="ce1">
            <text:p>43.1673590723899</text:p>
          </table:table-cell>
          <table:table-cell office:value-type="float" office:value="44.596206062339" table:style-name="ce1">
            <text:p>44.596206062339</text:p>
          </table:table-cell>
          <table:table-cell office:value-type="float" office:value="43.6188681047288" table:style-name="ce1">
            <text:p>43.6188681047288</text:p>
          </table:table-cell>
          <table:table-cell office:value-type="float" office:value="45.4701791735031" table:style-name="ce1">
            <text:p>45.4701791735031</text:p>
          </table:table-cell>
          <table:table-cell office:value-type="float" office:value="44.6376745198812" table:style-name="ce1">
            <text:p>44.6376745198812</text:p>
          </table:table-cell>
          <table:table-cell office:value-type="float" office:value="45.3605257190455" table:style-name="ce1">
            <text:p>45.3605257190455</text:p>
          </table:table-cell>
          <table:table-cell office:value-type="float" office:value="44.6522059039294" table:style-name="ce1">
            <text:p>44.6522059039294</text:p>
          </table:table-cell>
          <table:table-cell office:value-type="float" office:value="45.7995673188735" table:style-name="ce1">
            <text:p>45.7995673188735</text:p>
          </table:table-cell>
          <table:table-cell office:value-type="float" office:value="44.751068823806" table:style-name="ce1">
            <text:p>44.751068823806</text:p>
          </table:table-cell>
          <table:table-cell office:value-type="float" office:value="46.1422127671663" table:style-name="ce1">
            <text:p>46.1422127671663</text:p>
          </table:table-cell>
          <table:table-cell office:value-type="float" office:value="45.0229263545558" table:style-name="ce1">
            <text:p>45.0229263545558</text:p>
          </table:table-cell>
          <table:table-cell office:value-type="float" office:value="46.4354056155909" table:style-name="ce1">
            <text:p>46.4354056155909</text:p>
          </table:table-cell>
          <table:table-cell office:value-type="float" office:value="45.2317188451074" table:style-name="ce1">
            <text:p>45.2317188451074</text:p>
          </table:table-cell>
          <table:table-cell office:value-type="float" office:value="46.7261513066876" table:style-name="ce1">
            <text:p>46.7261513066876</text:p>
          </table:table-cell>
          <table:table-cell office:value-type="float" office:value="45.5246952860369" table:style-name="ce1">
            <text:p>45.5246952860369</text:p>
          </table:table-cell>
          <table:table-cell office:value-type="float" office:value="47.043835133073" table:style-name="ce1">
            <text:p>47.043835133073</text:p>
          </table:table-cell>
          <table:table-cell office:value-type="float" office:value="45.8180923377622" table:style-name="ce1">
            <text:p>45.8180923377622</text:p>
          </table:table-cell>
          <table:table-cell office:value-type="float" office:value="47.1778680902608" table:style-name="ce1">
            <text:p>47.1778680902608</text:p>
          </table:table-cell>
          <table:table-cell office:value-type="float" office:value="45.7960242763282" table:style-name="ce1">
            <text:p>45.7960242763282</text:p>
          </table:table-cell>
          <table:table-cell office:value-type="float" office:value="47.0867755840094" table:style-name="ce1">
            <text:p>47.0867755840094</text:p>
          </table:table-cell>
          <table:table-cell office:value-type="float" office:value="46.2148862369795" table:style-name="ce1">
            <text:p>46.2148862369795</text:p>
          </table:table-cell>
          <table:table-cell office:value-type="float" office:value="47.736667583214" table:style-name="ce1">
            <text:p>47.736667583214</text:p>
          </table:table-cell>
          <table:table-cell office:value-type="float" office:value="46.5481357617789" table:style-name="ce1">
            <text:p>46.5481357617789</text:p>
          </table:table-cell>
          <table:table-cell office:value-type="float" office:value="47.8111825340578" table:style-name="ce1">
            <text:p>47.8111825340578</text:p>
          </table:table-cell>
          <table:table-cell office:value-type="float" office:value="46.6187108486201" table:style-name="ce1">
            <text:p>46.6187108486201</text:p>
          </table:table-cell>
          <table:table-cell office:value-type="float" office:value="48.0424133986957" table:style-name="ce1">
            <text:p>48.0424133986957</text:p>
          </table:table-cell>
          <table:table-cell office:value-type="float" office:value="46.8614108905427" table:style-name="ce1">
            <text:p>46.8614108905427</text:p>
          </table:table-cell>
          <table:table-cell office:value-type="float" office:value="48.1986706994666" table:style-name="ce1">
            <text:p>48.1986706994666</text:p>
          </table:table-cell>
          <table:table-cell office:value-type="float" office:value="46.9627082917068" table:style-name="ce1">
            <text:p>46.9627082917068</text:p>
          </table:table-cell>
          <table:table-cell office:value-type="float" office:value="48.5037019835085" table:style-name="ce1">
            <text:p>48.5037019835085</text:p>
          </table:table-cell>
          <table:table-cell office:value-type="float" office:value="47.344001029976" table:style-name="ce1">
            <text:p>47.344001029976</text:p>
          </table:table-cell>
          <table:table-cell office:value-type="float" office:value="49.153717391671" table:style-name="ce1">
            <text:p>49.153717391671</text:p>
          </table:table-cell>
          <table:table-cell office:value-type="float" office:value="47.6069351765628" table:style-name="ce1">
            <text:p>47.6069351765628</text:p>
          </table:table-cell>
          <table:table-cell office:value-type="float" office:value="49.0691339377176" table:style-name="ce1">
            <text:p>49.0691339377176</text:p>
          </table:table-cell>
          <table:table-cell office:value-type="float" office:value="47.6693439281093" table:style-name="ce1">
            <text:p>47.6693439281093</text:p>
          </table:table-cell>
          <table:table-cell office:value-type="float" office:value="48.8910520822381" table:style-name="ce1">
            <text:p>48.8910520822381</text:p>
          </table:table-cell>
          <table:table-cell office:value-type="float" office:value="47.6709773798234" table:style-name="ce1">
            <text:p>47.6709773798234</text:p>
          </table:table-cell>
          <table:table-cell office:value-type="float" office:value="49.1496504801104" table:style-name="ce1">
            <text:p>49.1496504801104</text:p>
          </table:table-cell>
          <table:table-cell office:value-type="float" office:value="47.9028746761762" table:style-name="ce1">
            <text:p>47.9028746761762</text:p>
          </table:table-cell>
          <table:table-cell office:value-type="float" office:value="49.3798203498617" table:style-name="ce1">
            <text:p>49.3798203498617</text:p>
          </table:table-cell>
          <table:table-cell office:value-type="float" office:value="48.0721442425942" table:style-name="ce1">
            <text:p>48.0721442425942</text:p>
          </table:table-cell>
          <table:table-cell office:value-type="float" office:value="49.1220212440148" table:style-name="ce1">
            <text:p>49.1220212440148</text:p>
          </table:table-cell>
          <table:table-cell office:value-type="float" office:value="48.0275111528512" table:style-name="ce1">
            <text:p>48.0275111528512</text:p>
          </table:table-cell>
          <table:table-cell office:value-type="float" office:value="49.3594649151187" table:style-name="ce1">
            <text:p>49.3594649151187</text:p>
          </table:table-cell>
          <table:table-cell office:value-type="float" office:value="48.3315014839141" table:style-name="ce1">
            <text:p>48.3315014839141</text:p>
          </table:table-cell>
          <table:table-cell office:value-type="float" office:value="49.6003862517713" table:style-name="ce1">
            <text:p>49.6003862517713</text:p>
          </table:table-cell>
          <table:table-cell office:value-type="float" office:value="48.8705089329119" table:style-name="ce1">
            <text:p>48.8705089329119</text:p>
          </table:table-cell>
          <table:table-cell office:value-type="float" office:value="49.9154144095319" table:style-name="ce1">
            <text:p>49.9154144095319</text:p>
          </table:table-cell>
          <table:table-cell office:value-type="float" office:value="48.6537374014453" table:style-name="ce1">
            <text:p>48.6537374014453</text:p>
          </table:table-cell>
          <table:table-cell office:value-type="float" office:value="50.0913250656977" table:style-name="ce1">
            <text:p>50.0913250656977</text:p>
          </table:table-cell>
          <table:table-cell office:value-type="float" office:value="48.7597416409175" table:style-name="ce1">
            <text:p>48.7597416409175</text:p>
          </table:table-cell>
          <table:table-cell office:value-type="float" office:value="49.9124542617199" table:style-name="ce1">
            <text:p>49.9124542617199</text:p>
          </table:table-cell>
          <table:table-cell office:value-type="float" office:value="48.8207989185256" table:style-name="ce1">
            <text:p>48.8207989185256</text:p>
          </table:table-cell>
          <table:table-cell office:value-type="float" office:value="50.090395194238" table:style-name="ce1">
            <text:p>50.090395194238</text:p>
          </table:table-cell>
          <table:table-cell office:value-type="float" office:value="48.9837865258323" table:style-name="ce1">
            <text:p>48.9837865258323</text:p>
          </table:table-cell>
          <table:table-cell office:value-type="float" office:value="50.2645234782026" table:style-name="ce1">
            <text:p>50.2645234782026</text:p>
          </table:table-cell>
          <table:table-cell office:value-type="float" office:value="49.0455884151975" table:style-name="ce1">
            <text:p>49.0455884151975</text:p>
          </table:table-cell>
          <table:table-cell office:value-type="float" office:value="50.1905368786937" table:style-name="ce1">
            <text:p>50.1905368786937</text:p>
          </table:table-cell>
          <table:table-cell office:value-type="float" office:value="48.9152400388127" table:style-name="ce1">
            <text:p>48.9152400388127</text:p>
          </table:table-cell>
          <table:table-cell office:value-type="float" office:value="50.1870358475759" table:style-name="ce1">
            <text:p>50.1870358475759</text:p>
          </table:table-cell>
          <table:table-cell office:value-type="float" office:value="49.1673267371317" table:style-name="ce1">
            <text:p>49.1673267371317</text:p>
          </table:table-cell>
          <table:table-cell office:value-type="float" office:value="50.4227089364742" table:style-name="ce1">
            <text:p>50.4227089364742</text:p>
          </table:table-cell>
          <table:table-cell office:value-type="float" office:value="50.0745473499286" table:style-name="ce1">
            <text:p>50.0745473499286</text:p>
          </table:table-cell>
          <table:table-cell office:value-type="float" office:value="50.1581080930976" table:style-name="ce1">
            <text:p>50.1581080930976</text:p>
          </table:table-cell>
          <table:table-cell office:value-type="float" office:value="50.2331533803808" table:style-name="ce1">
            <text:p>50.2331533803808</text:p>
          </table:table-cell>
          <table:table-cell office:value-type="float" office:value="50.304034965986" table:style-name="ce1">
            <text:p>50.304034965986</text:p>
          </table:table-cell>
          <table:table-cell office:value-type="float" office:value="50.3727124532192" table:style-name="ce1">
            <text:p>50.3727124532192</text:p>
          </table:table-cell>
          <table:table-cell office:value-type="float" office:value="50.4400698749571" table:style-name="ce1">
            <text:p>50.4400698749571</text:p>
          </table:table-cell>
          <table:table-cell office:value-type="float" office:value="50.5065076464118" table:style-name="ce1">
            <text:p>50.5065076464118</text:p>
          </table:table-cell>
          <table:table-cell office:value-type="float" office:value="50.5722087154001" table:style-name="ce1">
            <text:p>50.572208715400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2.0611111413121" table:style-name="ce1">
            <text:p>42.0611111413121</text:p>
          </table:table-cell>
          <table:table-cell office:value-type="float" office:value="41.7846423515607" table:style-name="ce1">
            <text:p>41.7846423515607</text:p>
          </table:table-cell>
          <table:table-cell office:value-type="float" office:value="43.1971420378237" table:style-name="ce1">
            <text:p>43.1971420378237</text:p>
          </table:table-cell>
          <table:table-cell office:value-type="float" office:value="42.331346710113" table:style-name="ce1">
            <text:p>42.331346710113</text:p>
          </table:table-cell>
          <table:table-cell office:value-type="float" office:value="44.3209213864822" table:style-name="ce1">
            <text:p>44.3209213864822</text:p>
          </table:table-cell>
          <table:table-cell office:value-type="float" office:value="43.4379413611718" table:style-name="ce1">
            <text:p>43.4379413611718</text:p>
          </table:table-cell>
          <table:table-cell office:value-type="float" office:value="44.2893364230129" table:style-name="ce1">
            <text:p>44.2893364230129</text:p>
          </table:table-cell>
          <table:table-cell office:value-type="float" office:value="43.936335015051" table:style-name="ce1">
            <text:p>43.936335015051</text:p>
          </table:table-cell>
          <table:table-cell office:value-type="float" office:value="45.1700094416084" table:style-name="ce1">
            <text:p>45.1700094416084</text:p>
          </table:table-cell>
          <table:table-cell office:value-type="float" office:value="44.1079359813798" table:style-name="ce1">
            <text:p>44.1079359813798</text:p>
          </table:table-cell>
          <table:table-cell office:value-type="float" office:value="45.577732538753" table:style-name="ce1">
            <text:p>45.577732538753</text:p>
          </table:table-cell>
          <table:table-cell office:value-type="float" office:value="44.3914262957671" table:style-name="ce1">
            <text:p>44.3914262957671</text:p>
          </table:table-cell>
          <table:table-cell office:value-type="float" office:value="46.0444827996711" table:style-name="ce1">
            <text:p>46.0444827996711</text:p>
          </table:table-cell>
          <table:table-cell office:value-type="float" office:value="45.0191264160911" table:style-name="ce1">
            <text:p>45.0191264160911</text:p>
          </table:table-cell>
          <table:table-cell office:value-type="float" office:value="46.4395390013231" table:style-name="ce1">
            <text:p>46.4395390013231</text:p>
          </table:table-cell>
          <table:table-cell office:value-type="float" office:value="45.3490236593897" table:style-name="ce1">
            <text:p>45.3490236593897</text:p>
          </table:table-cell>
          <table:table-cell office:value-type="float" office:value="46.8171437831758" table:style-name="ce1">
            <text:p>46.8171437831758</text:p>
          </table:table-cell>
          <table:table-cell office:value-type="float" office:value="45.8178185104446" table:style-name="ce1">
            <text:p>45.8178185104446</text:p>
          </table:table-cell>
          <table:table-cell office:value-type="float" office:value="47.2013551944994" table:style-name="ce1">
            <text:p>47.2013551944994</text:p>
          </table:table-cell>
          <table:table-cell office:value-type="float" office:value="46.0483877839612" table:style-name="ce1">
            <text:p>46.0483877839612</text:p>
          </table:table-cell>
          <table:table-cell office:value-type="float" office:value="47.6353177640754" table:style-name="ce1">
            <text:p>47.6353177640754</text:p>
          </table:table-cell>
          <table:table-cell office:value-type="float" office:value="46.8104684918214" table:style-name="ce1">
            <text:p>46.8104684918214</text:p>
          </table:table-cell>
          <table:table-cell office:value-type="float" office:value="48.5735098064877" table:style-name="ce1">
            <text:p>48.5735098064877</text:p>
          </table:table-cell>
          <table:table-cell office:value-type="float" office:value="47.7032347106995" table:style-name="ce1">
            <text:p>47.7032347106995</text:p>
          </table:table-cell>
          <table:table-cell office:value-type="float" office:value="49.1087926117227" table:style-name="ce1">
            <text:p>49.1087926117227</text:p>
          </table:table-cell>
          <table:table-cell office:value-type="float" office:value="48.0485977160877" table:style-name="ce1">
            <text:p>48.0485977160877</text:p>
          </table:table-cell>
          <table:table-cell office:value-type="float" office:value="49.7177932930529" table:style-name="ce1">
            <text:p>49.7177932930529</text:p>
          </table:table-cell>
          <table:table-cell office:value-type="float" office:value="48.6820588128136" table:style-name="ce1">
            <text:p>48.6820588128136</text:p>
          </table:table-cell>
          <table:table-cell office:value-type="float" office:value="50.2946878576132" table:style-name="ce1">
            <text:p>50.2946878576132</text:p>
          </table:table-cell>
          <table:table-cell office:value-type="float" office:value="49.2452290731447" table:style-name="ce1">
            <text:p>49.2452290731447</text:p>
          </table:table-cell>
          <table:table-cell office:value-type="float" office:value="50.8852397288026" table:style-name="ce1">
            <text:p>50.8852397288026</text:p>
          </table:table-cell>
          <table:table-cell office:value-type="float" office:value="49.8038627183522" table:style-name="ce1">
            <text:p>49.8038627183522</text:p>
          </table:table-cell>
          <table:table-cell office:value-type="float" office:value="51.7727863694151" table:style-name="ce1">
            <text:p>51.7727863694151</text:p>
          </table:table-cell>
          <table:table-cell office:value-type="float" office:value="50.3040819991471" table:style-name="ce1">
            <text:p>50.3040819991471</text:p>
          </table:table-cell>
          <table:table-cell office:value-type="float" office:value="51.8395256064358" table:style-name="ce1">
            <text:p>51.8395256064358</text:p>
          </table:table-cell>
          <table:table-cell office:value-type="float" office:value="50.5415834335429" table:style-name="ce1">
            <text:p>50.5415834335429</text:p>
          </table:table-cell>
          <table:table-cell office:value-type="float" office:value="51.8429783845715" table:style-name="ce1">
            <text:p>51.8429783845715</text:p>
          </table:table-cell>
          <table:table-cell office:value-type="float" office:value="50.6746575734712" table:style-name="ce1">
            <text:p>50.6746575734712</text:p>
          </table:table-cell>
          <table:table-cell office:value-type="float" office:value="52.2865874778191" table:style-name="ce1">
            <text:p>52.2865874778191</text:p>
          </table:table-cell>
          <table:table-cell office:value-type="float" office:value="51.1354226384343" table:style-name="ce1">
            <text:p>51.1354226384343</text:p>
          </table:table-cell>
          <table:table-cell office:value-type="float" office:value="52.6841705804105" table:style-name="ce1">
            <text:p>52.6841705804105</text:p>
          </table:table-cell>
          <table:table-cell office:value-type="float" office:value="51.252700007096" table:style-name="ce1">
            <text:p>51.252700007096</text:p>
          </table:table-cell>
          <table:table-cell office:value-type="float" office:value="52.5426723089136" table:style-name="ce1">
            <text:p>52.5426723089136</text:p>
          </table:table-cell>
          <table:table-cell office:value-type="float" office:value="52.0569075618467" table:style-name="ce1">
            <text:p>52.0569075618467</text:p>
          </table:table-cell>
          <table:table-cell office:value-type="float" office:value="53.2320730181117" table:style-name="ce1">
            <text:p>53.2320730181117</text:p>
          </table:table-cell>
          <table:table-cell office:value-type="float" office:value="52.816482266264" table:style-name="ce1">
            <text:p>52.816482266264</text:p>
          </table:table-cell>
          <table:table-cell office:value-type="float" office:value="54.0501293595177" table:style-name="ce1">
            <text:p>54.0501293595177</text:p>
          </table:table-cell>
          <table:table-cell office:value-type="float" office:value="53.7771894366532" table:style-name="ce1">
            <text:p>53.7771894366532</text:p>
          </table:table-cell>
          <table:table-cell office:value-type="float" office:value="54.7399609277925" table:style-name="ce1">
            <text:p>54.7399609277925</text:p>
          </table:table-cell>
          <table:table-cell office:value-type="float" office:value="53.4594550310571" table:style-name="ce1">
            <text:p>53.4594550310571</text:p>
          </table:table-cell>
          <table:table-cell office:value-type="float" office:value="55.1161883283173" table:style-name="ce1">
            <text:p>55.1161883283173</text:p>
          </table:table-cell>
          <table:table-cell office:value-type="float" office:value="53.8420779466196" table:style-name="ce1">
            <text:p>53.8420779466196</text:p>
          </table:table-cell>
          <table:table-cell office:value-type="float" office:value="55.0675323408092" table:style-name="ce1">
            <text:p>55.0675323408092</text:p>
          </table:table-cell>
          <table:table-cell office:value-type="float" office:value="54.0818673329604" table:style-name="ce1">
            <text:p>54.0818673329604</text:p>
          </table:table-cell>
          <table:table-cell office:value-type="float" office:value="55.6288016409979" table:style-name="ce1">
            <text:p>55.6288016409979</text:p>
          </table:table-cell>
          <table:table-cell office:value-type="float" office:value="54.552362573079" table:style-name="ce1">
            <text:p>54.552362573079</text:p>
          </table:table-cell>
          <table:table-cell office:value-type="float" office:value="55.9384285299201" table:style-name="ce1">
            <text:p>55.9384285299201</text:p>
          </table:table-cell>
          <table:table-cell office:value-type="float" office:value="54.8475455937705" table:style-name="ce1">
            <text:p>54.8475455937705</text:p>
          </table:table-cell>
          <table:table-cell office:value-type="float" office:value="56.0360706131171" table:style-name="ce1">
            <text:p>56.0360706131171</text:p>
          </table:table-cell>
          <table:table-cell office:value-type="float" office:value="54.9907038948772" table:style-name="ce1">
            <text:p>54.9907038948772</text:p>
          </table:table-cell>
          <table:table-cell office:value-type="float" office:value="56.4372504510385" table:style-name="ce1">
            <text:p>56.4372504510385</text:p>
          </table:table-cell>
          <table:table-cell office:value-type="float" office:value="55.6491573121918" table:style-name="ce1">
            <text:p>55.6491573121918</text:p>
          </table:table-cell>
          <table:table-cell office:value-type="float" office:value="56.8185088480641" table:style-name="ce1">
            <text:p>56.8185088480641</text:p>
          </table:table-cell>
          <table:table-cell office:value-type="float" office:value="56.5166745689098" table:style-name="ce1">
            <text:p>56.5166745689098</text:p>
          </table:table-cell>
          <table:table-cell office:value-type="float" office:value="56.7132537384832" table:style-name="ce1">
            <text:p>56.7132537384832</text:p>
          </table:table-cell>
          <table:table-cell office:value-type="float" office:value="56.8872468469064" table:style-name="ce1">
            <text:p>56.8872468469064</text:p>
          </table:table-cell>
          <table:table-cell office:value-type="float" office:value="57.0504416251087" table:style-name="ce1">
            <text:p>57.0504416251087</text:p>
          </table:table-cell>
          <table:table-cell office:value-type="float" office:value="57.2080714691893" table:style-name="ce1">
            <text:p>57.2080714691893</text:p>
          </table:table-cell>
          <table:table-cell office:value-type="float" office:value="57.3624637243405" table:style-name="ce1">
            <text:p>57.3624637243405</text:p>
          </table:table-cell>
          <table:table-cell office:value-type="float" office:value="57.5146572203231" table:style-name="ce1">
            <text:p>57.5146572203231</text:p>
          </table:table-cell>
          <table:table-cell office:value-type="float" office:value="57.665119436639" table:style-name="ce1">
            <text:p>57.665119436639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2.0848469938274" table:style-name="ce1">
            <text:p>32.0848469938274</text:p>
          </table:table-cell>
          <table:table-cell office:value-type="float" office:value="31.9082387747067" table:style-name="ce1">
            <text:p>31.9082387747067</text:p>
          </table:table-cell>
          <table:table-cell office:value-type="float" office:value="33.47168177214" table:style-name="ce1">
            <text:p>33.47168177214</text:p>
          </table:table-cell>
          <table:table-cell office:value-type="float" office:value="32.5674909563049" table:style-name="ce1">
            <text:p>32.5674909563049</text:p>
          </table:table-cell>
          <table:table-cell office:value-type="float" office:value="34.6077389930277" table:style-name="ce1">
            <text:p>34.6077389930277</text:p>
          </table:table-cell>
          <table:table-cell office:value-type="float" office:value="33.8432502153831" table:style-name="ce1">
            <text:p>33.8432502153831</text:p>
          </table:table-cell>
          <table:table-cell office:value-type="float" office:value="34.8526923830512" table:style-name="ce1">
            <text:p>34.8526923830512</text:p>
          </table:table-cell>
          <table:table-cell office:value-type="float" office:value="34.3004336639937" table:style-name="ce1">
            <text:p>34.3004336639937</text:p>
          </table:table-cell>
          <table:table-cell office:value-type="float" office:value="35.5074191049265" table:style-name="ce1">
            <text:p>35.5074191049265</text:p>
          </table:table-cell>
          <table:table-cell office:value-type="float" office:value="34.5277478408758" table:style-name="ce1">
            <text:p>34.5277478408758</text:p>
          </table:table-cell>
          <table:table-cell office:value-type="float" office:value="35.9916919452077" table:style-name="ce1">
            <text:p>35.9916919452077</text:p>
          </table:table-cell>
          <table:table-cell office:value-type="float" office:value="35.0164079624949" table:style-name="ce1">
            <text:p>35.0164079624949</text:p>
          </table:table-cell>
          <table:table-cell office:value-type="float" office:value="36.4811914463355" table:style-name="ce1">
            <text:p>36.4811914463355</text:p>
          </table:table-cell>
          <table:table-cell office:value-type="float" office:value="35.671726385237" table:style-name="ce1">
            <text:p>35.671726385237</text:p>
          </table:table-cell>
          <table:table-cell office:value-type="float" office:value="37.1560788349932" table:style-name="ce1">
            <text:p>37.1560788349932</text:p>
          </table:table-cell>
          <table:table-cell office:value-type="float" office:value="36.2037600861049" table:style-name="ce1">
            <text:p>36.2037600861049</text:p>
          </table:table-cell>
          <table:table-cell office:value-type="float" office:value="37.7027174579142" table:style-name="ce1">
            <text:p>37.7027174579142</text:p>
          </table:table-cell>
          <table:table-cell office:value-type="float" office:value="36.7550451338268" table:style-name="ce1">
            <text:p>36.7550451338268</text:p>
          </table:table-cell>
          <table:table-cell office:value-type="float" office:value="38.1558476867878" table:style-name="ce1">
            <text:p>38.1558476867878</text:p>
          </table:table-cell>
          <table:table-cell office:value-type="float" office:value="37.2152424095423" table:style-name="ce1">
            <text:p>37.2152424095423</text:p>
          </table:table-cell>
          <table:table-cell office:value-type="float" office:value="38.6683054327524" table:style-name="ce1">
            <text:p>38.6683054327524</text:p>
          </table:table-cell>
          <table:table-cell office:value-type="float" office:value="37.8877421679108" table:style-name="ce1">
            <text:p>37.8877421679108</text:p>
          </table:table-cell>
          <table:table-cell office:value-type="float" office:value="39.5434787464955" table:style-name="ce1">
            <text:p>39.5434787464955</text:p>
          </table:table-cell>
          <table:table-cell office:value-type="float" office:value="38.8849756438758" table:style-name="ce1">
            <text:p>38.8849756438758</text:p>
          </table:table-cell>
          <table:table-cell office:value-type="float" office:value="40.2403732534602" table:style-name="ce1">
            <text:p>40.2403732534602</text:p>
          </table:table-cell>
          <table:table-cell office:value-type="float" office:value="39.2840768739451" table:style-name="ce1">
            <text:p>39.2840768739451</text:p>
          </table:table-cell>
          <table:table-cell office:value-type="float" office:value="40.8411573830035" table:style-name="ce1">
            <text:p>40.8411573830035</text:p>
          </table:table-cell>
          <table:table-cell office:value-type="float" office:value="39.9953587102031" table:style-name="ce1">
            <text:p>39.9953587102031</text:p>
          </table:table-cell>
          <table:table-cell office:value-type="float" office:value="41.4649852472234" table:style-name="ce1">
            <text:p>41.4649852472234</text:p>
          </table:table-cell>
          <table:table-cell office:value-type="float" office:value="40.6028186480812" table:style-name="ce1">
            <text:p>40.6028186480812</text:p>
          </table:table-cell>
          <table:table-cell office:value-type="float" office:value="42.1499616667029" table:style-name="ce1">
            <text:p>42.1499616667029</text:p>
          </table:table-cell>
          <table:table-cell office:value-type="float" office:value="41.2377922115372" table:style-name="ce1">
            <text:p>41.2377922115372</text:p>
          </table:table-cell>
          <table:table-cell office:value-type="float" office:value="43.1930271178073" table:style-name="ce1">
            <text:p>43.1930271178073</text:p>
          </table:table-cell>
          <table:table-cell office:value-type="float" office:value="41.9168591394959" table:style-name="ce1">
            <text:p>41.9168591394959</text:p>
          </table:table-cell>
          <table:table-cell office:value-type="float" office:value="43.4434738262257" table:style-name="ce1">
            <text:p>43.4434738262257</text:p>
          </table:table-cell>
          <table:table-cell office:value-type="float" office:value="42.1727001235254" table:style-name="ce1">
            <text:p>42.1727001235254</text:p>
          </table:table-cell>
          <table:table-cell office:value-type="float" office:value="43.4328183970667" table:style-name="ce1">
            <text:p>43.4328183970667</text:p>
          </table:table-cell>
          <table:table-cell office:value-type="float" office:value="42.3130822193529" table:style-name="ce1">
            <text:p>42.3130822193529</text:p>
          </table:table-cell>
          <table:table-cell office:value-type="float" office:value="43.8954455164265" table:style-name="ce1">
            <text:p>43.8954455164265</text:p>
          </table:table-cell>
          <table:table-cell office:value-type="float" office:value="42.6638175755906" table:style-name="ce1">
            <text:p>42.6638175755906</text:p>
          </table:table-cell>
          <table:table-cell office:value-type="float" office:value="44.1762801216781" table:style-name="ce1">
            <text:p>44.1762801216781</text:p>
          </table:table-cell>
          <table:table-cell office:value-type="float" office:value="42.9025345595865" table:style-name="ce1">
            <text:p>42.9025345595865</text:p>
          </table:table-cell>
          <table:table-cell office:value-type="float" office:value="44.0967315110415" table:style-name="ce1">
            <text:p>44.0967315110415</text:p>
          </table:table-cell>
          <table:table-cell office:value-type="float" office:value="43.4152697713143" table:style-name="ce1">
            <text:p>43.4152697713143</text:p>
          </table:table-cell>
          <table:table-cell office:value-type="float" office:value="44.6513531401897" table:style-name="ce1">
            <text:p>44.6513531401897</text:p>
          </table:table-cell>
          <table:table-cell office:value-type="float" office:value="44.1237358554886" table:style-name="ce1">
            <text:p>44.1237358554886</text:p>
          </table:table-cell>
          <table:table-cell office:value-type="float" office:value="45.4081269335644" table:style-name="ce1">
            <text:p>45.4081269335644</text:p>
          </table:table-cell>
          <table:table-cell office:value-type="float" office:value="45.0771522544035" table:style-name="ce1">
            <text:p>45.0771522544035</text:p>
          </table:table-cell>
          <table:table-cell office:value-type="float" office:value="46.0346718115229" table:style-name="ce1">
            <text:p>46.0346718115229</text:p>
          </table:table-cell>
          <table:table-cell office:value-type="float" office:value="44.9151713619867" table:style-name="ce1">
            <text:p>44.9151713619867</text:p>
          </table:table-cell>
          <table:table-cell office:value-type="float" office:value="46.4729261567619" table:style-name="ce1">
            <text:p>46.4729261567619</text:p>
          </table:table-cell>
          <table:table-cell office:value-type="float" office:value="45.2972541140658" table:style-name="ce1">
            <text:p>45.2972541140658</text:p>
          </table:table-cell>
          <table:table-cell office:value-type="float" office:value="46.4611743066875" table:style-name="ce1">
            <text:p>46.4611743066875</text:p>
          </table:table-cell>
          <table:table-cell office:value-type="float" office:value="45.447413677925" table:style-name="ce1">
            <text:p>45.447413677925</text:p>
          </table:table-cell>
          <table:table-cell office:value-type="float" office:value="46.7431189204363" table:style-name="ce1">
            <text:p>46.7431189204363</text:p>
          </table:table-cell>
          <table:table-cell office:value-type="float" office:value="45.8340670489907" table:style-name="ce1">
            <text:p>45.8340670489907</text:p>
          </table:table-cell>
          <table:table-cell office:value-type="float" office:value="47.1638895100868" table:style-name="ce1">
            <text:p>47.1638895100868</text:p>
          </table:table-cell>
          <table:table-cell office:value-type="float" office:value="46.1090755614097" table:style-name="ce1">
            <text:p>46.1090755614097</text:p>
          </table:table-cell>
          <table:table-cell office:value-type="float" office:value="47.2208948036269" table:style-name="ce1">
            <text:p>47.2208948036269</text:p>
          </table:table-cell>
          <table:table-cell office:value-type="float" office:value="46.2271010625295" table:style-name="ce1">
            <text:p>46.2271010625295</text:p>
          </table:table-cell>
          <table:table-cell office:value-type="float" office:value="47.6841570092727" table:style-name="ce1">
            <text:p>47.6841570092727</text:p>
          </table:table-cell>
          <table:table-cell office:value-type="float" office:value="46.8498617719694" table:style-name="ce1">
            <text:p>46.8498617719694</text:p>
          </table:table-cell>
          <table:table-cell office:value-type="float" office:value="48.0203496046958" table:style-name="ce1">
            <text:p>48.0203496046958</text:p>
          </table:table-cell>
          <table:table-cell office:value-type="float" office:value="47.8009179277691" table:style-name="ce1">
            <text:p>47.8009179277691</text:p>
          </table:table-cell>
          <table:table-cell office:value-type="float" office:value="48.0100496882993" table:style-name="ce1">
            <text:p>48.0100496882993</text:p>
          </table:table-cell>
          <table:table-cell office:value-type="float" office:value="48.1987235007181" table:style-name="ce1">
            <text:p>48.1987235007181</text:p>
          </table:table-cell>
          <table:table-cell office:value-type="float" office:value="48.3775045834291" table:style-name="ce1">
            <text:p>48.3775045834291</text:p>
          </table:table-cell>
          <table:table-cell office:value-type="float" office:value="48.5510561826009" table:style-name="ce1">
            <text:p>48.5510561826009</text:p>
          </table:table-cell>
          <table:table-cell office:value-type="float" office:value="48.7214409426626" table:style-name="ce1">
            <text:p>48.7214409426626</text:p>
          </table:table-cell>
          <table:table-cell office:value-type="float" office:value="48.889575557928" table:style-name="ce1">
            <text:p>48.889575557928</text:p>
          </table:table-cell>
          <table:table-cell office:value-type="float" office:value="49.0558717223323" table:style-name="ce1">
            <text:p>49.0558717223323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31.3566525305074" table:style-name="ce1">
            <text:p>31.3566525305074</text:p>
          </table:table-cell>
          <table:table-cell office:value-type="float" office:value="31.0602018600686" table:style-name="ce1">
            <text:p>31.0602018600686</text:p>
          </table:table-cell>
          <table:table-cell office:value-type="float" office:value="34.0218444032064" table:style-name="ce1">
            <text:p>34.0218444032064</text:p>
          </table:table-cell>
          <table:table-cell office:value-type="float" office:value="33.5400383045989" table:style-name="ce1">
            <text:p>33.5400383045989</text:p>
          </table:table-cell>
          <table:table-cell office:value-type="float" office:value="36.7667713759841" table:style-name="ce1">
            <text:p>36.7667713759841</text:p>
          </table:table-cell>
          <table:table-cell office:value-type="float" office:value="36.6619436989322" table:style-name="ce1">
            <text:p>36.6619436989322</text:p>
          </table:table-cell>
          <table:table-cell office:value-type="float" office:value="39.3260257339129" table:style-name="ce1">
            <text:p>39.3260257339129</text:p>
          </table:table-cell>
          <table:table-cell office:value-type="float" office:value="39.0731977280081" table:style-name="ce1">
            <text:p>39.0731977280081</text:p>
          </table:table-cell>
          <table:table-cell office:value-type="float" office:value="41.8375850643712" table:style-name="ce1">
            <text:p>41.8375850643712</text:p>
          </table:table-cell>
          <table:table-cell office:value-type="float" office:value="41.2884080437376" table:style-name="ce1">
            <text:p>41.2884080437376</text:p>
          </table:table-cell>
          <table:table-cell office:value-type="float" office:value="44.2458483659861" table:style-name="ce1">
            <text:p>44.2458483659861</text:p>
          </table:table-cell>
          <table:table-cell office:value-type="float" office:value="43.7611954816768" table:style-name="ce1">
            <text:p>43.7611954816768</text:p>
          </table:table-cell>
          <table:table-cell office:value-type="float" office:value="46.7072786778551" table:style-name="ce1">
            <text:p>46.7072786778551</text:p>
          </table:table-cell>
          <table:table-cell office:value-type="float" office:value="46.1754626584255" table:style-name="ce1">
            <text:p>46.1754626584255</text:p>
          </table:table-cell>
          <table:table-cell office:value-type="float" office:value="49.1435262419138" table:style-name="ce1">
            <text:p>49.1435262419138</text:p>
          </table:table-cell>
          <table:table-cell office:value-type="float" office:value="48.5505720431452" table:style-name="ce1">
            <text:p>48.5505720431452</text:p>
          </table:table-cell>
          <table:table-cell office:value-type="float" office:value="51.5486686440949" table:style-name="ce1">
            <text:p>51.5486686440949</text:p>
          </table:table-cell>
          <table:table-cell office:value-type="float" office:value="50.9605946845742" table:style-name="ce1">
            <text:p>50.9605946845742</text:p>
          </table:table-cell>
          <table:table-cell office:value-type="float" office:value="53.8325431154861" table:style-name="ce1">
            <text:p>53.8325431154861</text:p>
          </table:table-cell>
          <table:table-cell office:value-type="float" office:value="53.0412857977124" table:style-name="ce1">
            <text:p>53.0412857977124</text:p>
          </table:table-cell>
          <table:table-cell office:value-type="float" office:value="55.9435697053835" table:style-name="ce1">
            <text:p>55.9435697053835</text:p>
          </table:table-cell>
          <table:table-cell office:value-type="float" office:value="55.4509627878905" table:style-name="ce1">
            <text:p>55.4509627878905</text:p>
          </table:table-cell>
          <table:table-cell office:value-type="float" office:value="58.3656887657458" table:style-name="ce1">
            <text:p>58.3656887657458</text:p>
          </table:table-cell>
          <table:table-cell office:value-type="float" office:value="57.7820639530674" table:style-name="ce1">
            <text:p>57.7820639530674</text:p>
          </table:table-cell>
          <table:table-cell office:value-type="float" office:value="60.6735047943176" table:style-name="ce1">
            <text:p>60.6735047943176</text:p>
          </table:table-cell>
          <table:table-cell office:value-type="float" office:value="59.9409194050404" table:style-name="ce1">
            <text:p>59.9409194050404</text:p>
          </table:table-cell>
          <table:table-cell office:value-type="float" office:value="62.7347624027916" table:style-name="ce1">
            <text:p>62.7347624027916</text:p>
          </table:table-cell>
          <table:table-cell office:value-type="float" office:value="62.0865234197419" table:style-name="ce1">
            <text:p>62.0865234197419</text:p>
          </table:table-cell>
          <table:table-cell office:value-type="float" office:value="64.8755877325132" table:style-name="ce1">
            <text:p>64.8755877325132</text:p>
          </table:table-cell>
          <table:table-cell office:value-type="float" office:value="64.0841976079653" table:style-name="ce1">
            <text:p>64.0841976079653</text:p>
          </table:table-cell>
          <table:table-cell office:value-type="float" office:value="66.9513183060781" table:style-name="ce1">
            <text:p>66.9513183060781</text:p>
          </table:table-cell>
          <table:table-cell office:value-type="float" office:value="66.184642979978" table:style-name="ce1">
            <text:p>66.184642979978</text:p>
          </table:table-cell>
          <table:table-cell office:value-type="float" office:value="69.1397475505952" table:style-name="ce1">
            <text:p>69.1397475505952</text:p>
          </table:table-cell>
          <table:table-cell office:value-type="float" office:value="68.1308415957285" table:style-name="ce1">
            <text:p>68.1308415957285</text:p>
          </table:table-cell>
          <table:table-cell office:value-type="float" office:value="70.9551271994522" table:style-name="ce1">
            <text:p>70.9551271994522</text:p>
          </table:table-cell>
          <table:table-cell office:value-type="float" office:value="70.0061256890831" table:style-name="ce1">
            <text:p>70.0061256890831</text:p>
          </table:table-cell>
          <table:table-cell office:value-type="float" office:value="72.6285615999539" table:style-name="ce1">
            <text:p>72.6285615999539</text:p>
          </table:table-cell>
          <table:table-cell office:value-type="float" office:value="71.7783190125833" table:style-name="ce1">
            <text:p>71.7783190125833</text:p>
          </table:table-cell>
          <table:table-cell office:value-type="float" office:value="74.49243493344" table:style-name="ce1">
            <text:p>74.49243493344</text:p>
          </table:table-cell>
          <table:table-cell office:value-type="float" office:value="73.6219128068056" table:style-name="ce1">
            <text:p>73.6219128068056</text:p>
          </table:table-cell>
          <table:table-cell office:value-type="float" office:value="76.4021322302178" table:style-name="ce1">
            <text:p>76.4021322302178</text:p>
          </table:table-cell>
          <table:table-cell office:value-type="float" office:value="75.4308422436335" table:style-name="ce1">
            <text:p>75.4308422436335</text:p>
          </table:table-cell>
          <table:table-cell office:value-type="float" office:value="77.9195566735899" table:style-name="ce1">
            <text:p>77.9195566735899</text:p>
          </table:table-cell>
          <table:table-cell office:value-type="float" office:value="77.2961045873665" table:style-name="ce1">
            <text:p>77.2961045873665</text:p>
          </table:table-cell>
          <table:table-cell office:value-type="float" office:value="79.8732146040434" table:style-name="ce1">
            <text:p>79.8732146040434</text:p>
          </table:table-cell>
          <table:table-cell office:value-type="float" office:value="79.2635118239087" table:style-name="ce1">
            <text:p>79.2635118239087</text:p>
          </table:table-cell>
          <table:table-cell office:value-type="float" office:value="81.8722959290062" table:style-name="ce1">
            <text:p>81.8722959290062</text:p>
          </table:table-cell>
          <table:table-cell office:value-type="float" office:value="81.5216013054477" table:style-name="ce1">
            <text:p>81.5216013054477</text:p>
          </table:table-cell>
          <table:table-cell office:value-type="float" office:value="83.9102231919121" table:style-name="ce1">
            <text:p>83.9102231919121</text:p>
          </table:table-cell>
          <table:table-cell office:value-type="float" office:value="82.8576141087854" table:style-name="ce1">
            <text:p>82.8576141087854</text:p>
          </table:table-cell>
          <table:table-cell office:value-type="float" office:value="85.6582849290894" table:style-name="ce1">
            <text:p>85.6582849290894</text:p>
          </table:table-cell>
          <table:table-cell office:value-type="float" office:value="84.6176456658879" table:style-name="ce1">
            <text:p>84.6176456658879</text:p>
          </table:table-cell>
          <table:table-cell office:value-type="float" office:value="87.0671854455185" table:style-name="ce1">
            <text:p>87.0671854455185</text:p>
          </table:table-cell>
          <table:table-cell office:value-type="float" office:value="86.2151018315725" table:style-name="ce1">
            <text:p>86.2151018315725</text:p>
          </table:table-cell>
          <table:table-cell office:value-type="float" office:value="88.7965506666156" table:style-name="ce1">
            <text:p>88.7965506666156</text:p>
          </table:table-cell>
          <table:table-cell office:value-type="float" office:value="87.8836533098377" table:style-name="ce1">
            <text:p>87.8836533098377</text:p>
          </table:table-cell>
          <table:table-cell office:value-type="float" office:value="90.3817987216423" table:style-name="ce1">
            <text:p>90.3817987216423</text:p>
          </table:table-cell>
          <table:table-cell office:value-type="float" office:value="89.2346722142176" table:style-name="ce1">
            <text:p>89.2346722142176</text:p>
          </table:table-cell>
          <table:table-cell office:value-type="float" office:value="91.6236524601199" table:style-name="ce1">
            <text:p>91.6236524601199</text:p>
          </table:table-cell>
          <table:table-cell office:value-type="float" office:value="90.5813614743303" table:style-name="ce1">
            <text:p>90.5813614743303</text:p>
          </table:table-cell>
          <table:table-cell office:value-type="float" office:value="93.0669323201928" table:style-name="ce1">
            <text:p>93.0669323201928</text:p>
          </table:table-cell>
          <table:table-cell office:value-type="float" office:value="92.196405044832" table:style-name="ce1">
            <text:p>92.196405044832</text:p>
          </table:table-cell>
          <table:table-cell office:value-type="float" office:value="94.6740018519218" table:style-name="ce1">
            <text:p>94.6740018519218</text:p>
          </table:table-cell>
          <table:table-cell office:value-type="float" office:value="95.1678847169866" table:style-name="ce1">
            <text:p>95.1678847169866</text:p>
          </table:table-cell>
          <table:table-cell office:value-type="float" office:value="95.928223995834" table:style-name="ce1">
            <text:p>95.928223995834</text:p>
          </table:table-cell>
          <table:table-cell office:value-type="float" office:value="96.6753644715319" table:style-name="ce1">
            <text:p>96.6753644715319</text:p>
          </table:table-cell>
          <table:table-cell office:value-type="float" office:value="97.4130911582283" table:style-name="ce1">
            <text:p>97.4130911582283</text:p>
          </table:table-cell>
          <table:table-cell office:value-type="float" office:value="98.1430136121613" table:style-name="ce1">
            <text:p>98.1430136121613</text:p>
          </table:table-cell>
          <table:table-cell office:value-type="float" office:value="98.8658365147933" table:style-name="ce1">
            <text:p>98.8658365147933</text:p>
          </table:table-cell>
          <table:table-cell office:value-type="float" office:value="99.5818879805466" table:style-name="ce1">
            <text:p>99.5818879805466</text:p>
          </table:table-cell>
          <table:table-cell office:value-type="float" office:value="100.291339228561" table:style-name="ce1">
            <text:p>100.29133922856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0.9925552988473" table:style-name="ce1">
            <text:p>30.9925552988473</text:p>
          </table:table-cell>
          <table:table-cell office:value-type="float" office:value="30.8090777408886" table:style-name="ce1">
            <text:p>30.8090777408886</text:p>
          </table:table-cell>
          <table:table-cell office:value-type="float" office:value="32.8710851233748" table:style-name="ce1">
            <text:p>32.8710851233748</text:p>
          </table:table-cell>
          <table:table-cell office:value-type="float" office:value="32.0701569829181" table:style-name="ce1">
            <text:p>32.0701569829181</text:p>
          </table:table-cell>
          <table:table-cell office:value-type="float" office:value="34.6106544314823" table:style-name="ce1">
            <text:p>34.6106544314823</text:p>
          </table:table-cell>
          <table:table-cell office:value-type="float" office:value="34.0116588030616" table:style-name="ce1">
            <text:p>34.0116588030616</text:p>
          </table:table-cell>
          <table:table-cell office:value-type="float" office:value="35.5767652860734" table:style-name="ce1">
            <text:p>35.5767652860734</text:p>
          </table:table-cell>
          <table:table-cell office:value-type="float" office:value="35.1050183604869" table:style-name="ce1">
            <text:p>35.1050183604869</text:p>
          </table:table-cell>
          <table:table-cell office:value-type="float" office:value="36.868678535946" table:style-name="ce1">
            <text:p>36.868678535946</text:p>
          </table:table-cell>
          <table:table-cell office:value-type="float" office:value="36.0094107094704" table:style-name="ce1">
            <text:p>36.0094107094704</text:p>
          </table:table-cell>
          <table:table-cell office:value-type="float" office:value="38.018708431606" table:style-name="ce1">
            <text:p>38.018708431606</text:p>
          </table:table-cell>
          <table:table-cell office:value-type="float" office:value="37.2692469871397" table:style-name="ce1">
            <text:p>37.2692469871397</text:p>
          </table:table-cell>
          <table:table-cell office:value-type="float" office:value="39.2259885995982" table:style-name="ce1">
            <text:p>39.2259885995982</text:p>
          </table:table-cell>
          <table:table-cell office:value-type="float" office:value="38.4226158412237" table:style-name="ce1">
            <text:p>38.4226158412237</text:p>
          </table:table-cell>
          <table:table-cell office:value-type="float" office:value="40.4235925577578" table:style-name="ce1">
            <text:p>40.4235925577578</text:p>
          </table:table-cell>
          <table:table-cell office:value-type="float" office:value="39.6106154913418" table:style-name="ce1">
            <text:p>39.6106154913418</text:p>
          </table:table-cell>
          <table:table-cell office:value-type="float" office:value="41.7281960045196" table:style-name="ce1">
            <text:p>41.7281960045196</text:p>
          </table:table-cell>
          <table:table-cell office:value-type="float" office:value="40.7955963897944" table:style-name="ce1">
            <text:p>40.7955963897944</text:p>
          </table:table-cell>
          <table:table-cell office:value-type="float" office:value="42.8183678485651" table:style-name="ce1">
            <text:p>42.8183678485651</text:p>
          </table:table-cell>
          <table:table-cell office:value-type="float" office:value="41.7229552869436" table:style-name="ce1">
            <text:p>41.7229552869436</text:p>
          </table:table-cell>
          <table:table-cell office:value-type="float" office:value="43.7915995268422" table:style-name="ce1">
            <text:p>43.7915995268422</text:p>
          </table:table-cell>
          <table:table-cell office:value-type="float" office:value="43.1092546899857" table:style-name="ce1">
            <text:p>43.1092546899857</text:p>
          </table:table-cell>
          <table:table-cell office:value-type="float" office:value="45.2337374467814" table:style-name="ce1">
            <text:p>45.2337374467814</text:p>
          </table:table-cell>
          <table:table-cell office:value-type="float" office:value="44.4308153095853" table:style-name="ce1">
            <text:p>44.4308153095853</text:p>
          </table:table-cell>
          <table:table-cell office:value-type="float" office:value="46.3910406150237" table:style-name="ce1">
            <text:p>46.3910406150237</text:p>
          </table:table-cell>
          <table:table-cell office:value-type="float" office:value="45.4626894214533" table:style-name="ce1">
            <text:p>45.4626894214533</text:p>
          </table:table-cell>
          <table:table-cell office:value-type="float" office:value="47.5549080718552" table:style-name="ce1">
            <text:p>47.5549080718552</text:p>
          </table:table-cell>
          <table:table-cell office:value-type="float" office:value="46.7885467852502" table:style-name="ce1">
            <text:p>46.7885467852502</text:p>
          </table:table-cell>
          <table:table-cell office:value-type="float" office:value="48.7285070516532" table:style-name="ce1">
            <text:p>48.7285070516532</text:p>
          </table:table-cell>
          <table:table-cell office:value-type="float" office:value="47.757810345622" table:style-name="ce1">
            <text:p>47.757810345622</text:p>
          </table:table-cell>
          <table:table-cell office:value-type="float" office:value="49.8469782883295" table:style-name="ce1">
            <text:p>49.8469782883295</text:p>
          </table:table-cell>
          <table:table-cell office:value-type="float" office:value="48.9220147747956" table:style-name="ce1">
            <text:p>48.9220147747956</text:p>
          </table:table-cell>
          <table:table-cell office:value-type="float" office:value="51.2847305776785" table:style-name="ce1">
            <text:p>51.2847305776785</text:p>
          </table:table-cell>
          <table:table-cell office:value-type="float" office:value="50.0460266184509" table:style-name="ce1">
            <text:p>50.0460266184509</text:p>
          </table:table-cell>
          <table:table-cell office:value-type="float" office:value="52.1196214339449" table:style-name="ce1">
            <text:p>52.1196214339449</text:p>
          </table:table-cell>
          <table:table-cell office:value-type="float" office:value="51.0563801493896" table:style-name="ce1">
            <text:p>51.0563801493896</text:p>
          </table:table-cell>
          <table:table-cell office:value-type="float" office:value="52.9070930212465" table:style-name="ce1">
            <text:p>52.9070930212465</text:p>
          </table:table-cell>
          <table:table-cell office:value-type="float" office:value="51.9267345751292" table:style-name="ce1">
            <text:p>51.9267345751292</text:p>
          </table:table-cell>
          <table:table-cell office:value-type="float" office:value="53.9269620534678" table:style-name="ce1">
            <text:p>53.9269620534678</text:p>
          </table:table-cell>
          <table:table-cell office:value-type="float" office:value="52.9324120690423" table:style-name="ce1">
            <text:p>52.9324120690423</text:p>
          </table:table-cell>
          <table:table-cell office:value-type="float" office:value="54.8369051355754" table:style-name="ce1">
            <text:p>54.8369051355754</text:p>
          </table:table-cell>
          <table:table-cell office:value-type="float" office:value="53.5838022348266" table:style-name="ce1">
            <text:p>53.5838022348266</text:p>
          </table:table-cell>
          <table:table-cell office:value-type="float" office:value="55.2870442324725" table:style-name="ce1">
            <text:p>55.2870442324725</text:p>
          </table:table-cell>
          <table:table-cell office:value-type="float" office:value="54.75096522209" table:style-name="ce1">
            <text:p>54.75096522209</text:p>
          </table:table-cell>
          <table:table-cell office:value-type="float" office:value="56.4496824768512" table:style-name="ce1">
            <text:p>56.4496824768512</text:p>
          </table:table-cell>
          <table:table-cell office:value-type="float" office:value="56.2982018257562" table:style-name="ce1">
            <text:p>56.2982018257562</text:p>
          </table:table-cell>
          <table:table-cell office:value-type="float" office:value="57.9844274178511" table:style-name="ce1">
            <text:p>57.9844274178511</text:p>
          </table:table-cell>
          <table:table-cell office:value-type="float" office:value="57.7973653443231" table:style-name="ce1">
            <text:p>57.7973653443231</text:p>
          </table:table-cell>
          <table:table-cell office:value-type="float" office:value="59.2909953873348" table:style-name="ce1">
            <text:p>59.2909953873348</text:p>
          </table:table-cell>
          <table:table-cell office:value-type="float" office:value="58.1458835589356" table:style-name="ce1">
            <text:p>58.1458835589356</text:p>
          </table:table-cell>
          <table:table-cell office:value-type="float" office:value="60.3410239458232" table:style-name="ce1">
            <text:p>60.3410239458232</text:p>
          </table:table-cell>
          <table:table-cell office:value-type="float" office:value="59.1313400480527" table:style-name="ce1">
            <text:p>59.1313400480527</text:p>
          </table:table-cell>
          <table:table-cell office:value-type="float" office:value="60.8736112165148" table:style-name="ce1">
            <text:p>60.8736112165148</text:p>
          </table:table-cell>
          <table:table-cell office:value-type="float" office:value="59.9284182779438" table:style-name="ce1">
            <text:p>59.9284182779438</text:p>
          </table:table-cell>
          <table:table-cell office:value-type="float" office:value="61.8687994926689" table:style-name="ce1">
            <text:p>61.8687994926689</text:p>
          </table:table-cell>
          <table:table-cell office:value-type="float" office:value="60.9574832719428" table:style-name="ce1">
            <text:p>60.9574832719428</text:p>
          </table:table-cell>
          <table:table-cell office:value-type="float" office:value="62.7462100551192" table:style-name="ce1">
            <text:p>62.7462100551192</text:p>
          </table:table-cell>
          <table:table-cell office:value-type="float" office:value="61.7754028410822" table:style-name="ce1">
            <text:p>61.7754028410822</text:p>
          </table:table-cell>
          <table:table-cell office:value-type="float" office:value="63.3492967397532" table:style-name="ce1">
            <text:p>63.3492967397532</text:p>
          </table:table-cell>
          <table:table-cell office:value-type="float" office:value="62.5222401862434" table:style-name="ce1">
            <text:p>62.5222401862434</text:p>
          </table:table-cell>
          <table:table-cell office:value-type="float" office:value="64.4888685816628" table:style-name="ce1">
            <text:p>64.4888685816628</text:p>
          </table:table-cell>
          <table:table-cell office:value-type="float" office:value="63.799194913429" table:style-name="ce1">
            <text:p>63.799194913429</text:p>
          </table:table-cell>
          <table:table-cell office:value-type="float" office:value="65.439666136163" table:style-name="ce1">
            <text:p>65.439666136163</text:p>
          </table:table-cell>
          <table:table-cell office:value-type="float" office:value="65.3755054360955" table:style-name="ce1">
            <text:p>65.3755054360955</text:p>
          </table:table-cell>
          <table:table-cell office:value-type="float" office:value="65.7743150943679" table:style-name="ce1">
            <text:p>65.7743150943679</text:p>
          </table:table-cell>
          <table:table-cell office:value-type="float" office:value="66.1649740681177" table:style-name="ce1">
            <text:p>66.1649740681177</text:p>
          </table:table-cell>
          <table:table-cell office:value-type="float" office:value="66.5501587708036" table:style-name="ce1">
            <text:p>66.5501587708036</text:p>
          </table:table-cell>
          <table:table-cell office:value-type="float" office:value="66.9310405047958" table:style-name="ce1">
            <text:p>66.9310405047958</text:p>
          </table:table-cell>
          <table:table-cell office:value-type="float" office:value="67.3081416036303" table:style-name="ce1">
            <text:p>67.3081416036303</text:p>
          </table:table-cell>
          <table:table-cell office:value-type="float" office:value="67.6817044924021" table:style-name="ce1">
            <text:p>67.6817044924021</text:p>
          </table:table-cell>
          <table:table-cell office:value-type="float" office:value="68.051850780778" table:style-name="ce1">
            <text:p>68.051850780778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43.2262222826242" table:style-name="ce1">
            <text:p>43.2262222826242</text:p>
          </table:table-cell>
          <table:table-cell office:value-type="float" office:value="42.852422618448" table:style-name="ce1">
            <text:p>42.852422618448</text:p>
          </table:table-cell>
          <table:table-cell office:value-type="float" office:value="44.7364491826313" table:style-name="ce1">
            <text:p>44.7364491826313</text:p>
          </table:table-cell>
          <table:table-cell office:value-type="float" office:value="43.7883333312667" table:style-name="ce1">
            <text:p>43.7883333312667</text:p>
          </table:table-cell>
          <table:table-cell office:value-type="float" office:value="46.245182557172" table:style-name="ce1">
            <text:p>46.245182557172</text:p>
          </table:table-cell>
          <table:table-cell office:value-type="float" office:value="45.5538374400339" table:style-name="ce1">
            <text:p>45.5538374400339</text:p>
          </table:table-cell>
          <table:table-cell office:value-type="float" office:value="47.002369580099" table:style-name="ce1">
            <text:p>47.002369580099</text:p>
          </table:table-cell>
          <table:table-cell office:value-type="float" office:value="46.4023326511967" table:style-name="ce1">
            <text:p>46.4023326511967</text:p>
          </table:table-cell>
          <table:table-cell office:value-type="float" office:value="48.0569805628162" table:style-name="ce1">
            <text:p>48.0569805628162</text:p>
          </table:table-cell>
          <table:table-cell office:value-type="float" office:value="47.1073880500751" table:style-name="ce1">
            <text:p>47.1073880500751</text:p>
          </table:table-cell>
          <table:table-cell office:value-type="float" office:value="49.0165412589405" table:style-name="ce1">
            <text:p>49.0165412589405</text:p>
          </table:table-cell>
          <table:table-cell office:value-type="float" office:value="48.1745760954872" table:style-name="ce1">
            <text:p>48.1745760954872</text:p>
          </table:table-cell>
          <table:table-cell office:value-type="float" office:value="50.0752324171945" table:style-name="ce1">
            <text:p>50.0752324171945</text:p>
          </table:table-cell>
          <table:table-cell office:value-type="float" office:value="49.180126751366" table:style-name="ce1">
            <text:p>49.180126751366</text:p>
          </table:table-cell>
          <table:table-cell office:value-type="float" office:value="51.0895477012442" table:style-name="ce1">
            <text:p>51.0895477012442</text:p>
          </table:table-cell>
          <table:table-cell office:value-type="float" office:value="50.1735141591878" table:style-name="ce1">
            <text:p>50.1735141591878</text:p>
          </table:table-cell>
          <table:table-cell office:value-type="float" office:value="52.2031816586862" table:style-name="ce1">
            <text:p>52.2031816586862</text:p>
          </table:table-cell>
          <table:table-cell office:value-type="float" office:value="51.1962767694748" table:style-name="ce1">
            <text:p>51.1962767694748</text:p>
          </table:table-cell>
          <table:table-cell office:value-type="float" office:value="53.0922245752709" table:style-name="ce1">
            <text:p>53.0922245752709</text:p>
          </table:table-cell>
          <table:table-cell office:value-type="float" office:value="51.9282321618461" table:style-name="ce1">
            <text:p>51.9282321618461</text:p>
          </table:table-cell>
          <table:table-cell office:value-type="float" office:value="53.842370260775" table:style-name="ce1">
            <text:p>53.842370260775</text:p>
          </table:table-cell>
          <table:table-cell office:value-type="float" office:value="53.1083148685819" table:style-name="ce1">
            <text:p>53.1083148685819</text:p>
          </table:table-cell>
          <table:table-cell office:value-type="float" office:value="55.1486025774059" table:style-name="ce1">
            <text:p>55.1486025774059</text:p>
          </table:table-cell>
          <table:table-cell office:value-type="float" office:value="54.2371788895625" table:style-name="ce1">
            <text:p>54.2371788895625</text:p>
          </table:table-cell>
          <table:table-cell office:value-type="float" office:value="56.0855422005939" table:style-name="ce1">
            <text:p>56.0855422005939</text:p>
          </table:table-cell>
          <table:table-cell office:value-type="float" office:value="55.0610400738804" table:style-name="ce1">
            <text:p>55.0610400738804</text:p>
          </table:table-cell>
          <table:table-cell office:value-type="float" office:value="57.0184268226963" table:style-name="ce1">
            <text:p>57.0184268226963</text:p>
          </table:table-cell>
          <table:table-cell office:value-type="float" office:value="56.1605335902233" table:style-name="ce1">
            <text:p>56.1605335902233</text:p>
          </table:table-cell>
          <table:table-cell office:value-type="float" office:value="58.0198866374641" table:style-name="ce1">
            <text:p>58.0198866374641</text:p>
          </table:table-cell>
          <table:table-cell office:value-type="float" office:value="56.9555813775187" table:style-name="ce1">
            <text:p>56.9555813775187</text:p>
          </table:table-cell>
          <table:table-cell office:value-type="float" office:value="58.974760975504" table:style-name="ce1">
            <text:p>58.974760975504</text:p>
          </table:table-cell>
          <table:table-cell office:value-type="float" office:value="57.9685029659879" table:style-name="ce1">
            <text:p>57.9685029659879</text:p>
          </table:table-cell>
          <table:table-cell office:value-type="float" office:value="60.2708684008242" table:style-name="ce1">
            <text:p>60.2708684008242</text:p>
          </table:table-cell>
          <table:table-cell office:value-type="float" office:value="58.9302137117361" table:style-name="ce1">
            <text:p>58.9302137117361</text:p>
          </table:table-cell>
          <table:table-cell office:value-type="float" office:value="60.9600062536132" table:style-name="ce1">
            <text:p>60.9600062536132</text:p>
          </table:table-cell>
          <table:table-cell office:value-type="float" office:value="59.8019108396334" table:style-name="ce1">
            <text:p>59.8019108396334</text:p>
          </table:table-cell>
          <table:table-cell office:value-type="float" office:value="61.483180885383" table:style-name="ce1">
            <text:p>61.483180885383</text:p>
          </table:table-cell>
          <table:table-cell office:value-type="float" office:value="60.4572624534336" table:style-name="ce1">
            <text:p>60.4572624534336</text:p>
          </table:table-cell>
          <table:table-cell office:value-type="float" office:value="62.4000020481469" table:style-name="ce1">
            <text:p>62.4000020481469</text:p>
          </table:table-cell>
          <table:table-cell office:value-type="float" office:value="61.3513835553653" table:style-name="ce1">
            <text:p>61.3513835553653</text:p>
          </table:table-cell>
          <table:table-cell office:value-type="float" office:value="63.2285851812177" table:style-name="ce1">
            <text:p>63.2285851812177</text:p>
          </table:table-cell>
          <table:table-cell office:value-type="float" office:value="61.8941070858851" table:style-name="ce1">
            <text:p>61.8941070858851</text:p>
          </table:table-cell>
          <table:table-cell office:value-type="float" office:value="63.4655363955557" table:style-name="ce1">
            <text:p>63.4655363955557</text:p>
          </table:table-cell>
          <table:table-cell office:value-type="float" office:value="62.8129582152581" table:style-name="ce1">
            <text:p>62.8129582152581</text:p>
          </table:table-cell>
          <table:table-cell office:value-type="float" office:value="64.4769116236466" table:style-name="ce1">
            <text:p>64.4769116236466</text:p>
          </table:table-cell>
          <table:table-cell office:value-type="float" office:value="64.0780243788337" table:style-name="ce1">
            <text:p>64.0780243788337</text:p>
          </table:table-cell>
          <table:table-cell office:value-type="float" office:value="65.7625694993653" table:style-name="ce1">
            <text:p>65.7625694993653</text:p>
          </table:table-cell>
          <table:table-cell office:value-type="float" office:value="65.4289396195111" table:style-name="ce1">
            <text:p>65.4289396195111</text:p>
          </table:table-cell>
          <table:table-cell office:value-type="float" office:value="66.9205348186371" table:style-name="ce1">
            <text:p>66.9205348186371</text:p>
          </table:table-cell>
          <table:table-cell office:value-type="float" office:value="65.7586079175503" table:style-name="ce1">
            <text:p>65.7586079175503</text:p>
          </table:table-cell>
          <table:table-cell office:value-type="float" office:value="67.9063921271162" table:style-name="ce1">
            <text:p>67.9063921271162</text:p>
          </table:table-cell>
          <table:table-cell office:value-type="float" office:value="66.6423198647335" table:style-name="ce1">
            <text:p>66.6423198647335</text:p>
          </table:table-cell>
          <table:table-cell office:value-type="float" office:value="68.3273019192074" table:style-name="ce1">
            <text:p>68.3273019192074</text:p>
          </table:table-cell>
          <table:table-cell office:value-type="float" office:value="67.3218106840297" table:style-name="ce1">
            <text:p>67.3218106840297</text:p>
          </table:table-cell>
          <table:table-cell office:value-type="float" office:value="69.1714344456867" table:style-name="ce1">
            <text:p>69.1714344456867</text:p>
          </table:table-cell>
          <table:table-cell office:value-type="float" office:value="68.1519464706902" table:style-name="ce1">
            <text:p>68.1519464706902</text:p>
          </table:table-cell>
          <table:table-cell office:value-type="float" office:value="69.957435726288" table:style-name="ce1">
            <text:p>69.957435726288</text:p>
          </table:table-cell>
          <table:table-cell office:value-type="float" office:value="68.8307924962724" table:style-name="ce1">
            <text:p>68.8307924962724</text:p>
          </table:table-cell>
          <table:table-cell office:value-type="float" office:value="70.3445671239607" table:style-name="ce1">
            <text:p>70.3445671239607</text:p>
          </table:table-cell>
          <table:table-cell office:value-type="float" office:value="69.3670231278597" table:style-name="ce1">
            <text:p>69.3670231278597</text:p>
          </table:table-cell>
          <table:table-cell office:value-type="float" office:value="71.2598862532404" table:style-name="ce1">
            <text:p>71.2598862532404</text:p>
          </table:table-cell>
          <table:table-cell office:value-type="float" office:value="70.4481411759212" table:style-name="ce1">
            <text:p>70.4481411759212</text:p>
          </table:table-cell>
          <table:table-cell office:value-type="float" office:value="72.0641250961529" table:style-name="ce1">
            <text:p>72.0641250961529</text:p>
          </table:table-cell>
          <table:table-cell office:value-type="float" office:value="71.9331367731004" table:style-name="ce1">
            <text:p>71.9331367731004</text:p>
          </table:table-cell>
          <table:table-cell office:value-type="float" office:value="72.2689999597769" table:style-name="ce1">
            <text:p>72.2689999597769</text:p>
          </table:table-cell>
          <table:table-cell office:value-type="float" office:value="72.5964623859997" table:style-name="ce1">
            <text:p>72.5964623859997</text:p>
          </table:table-cell>
          <table:table-cell office:value-type="float" office:value="72.9186660687699" table:style-name="ce1">
            <text:p>72.9186660687699</text:p>
          </table:table-cell>
          <table:table-cell office:value-type="float" office:value="73.2369798492767" table:style-name="ce1">
            <text:p>73.2369798492767</text:p>
          </table:table-cell>
          <table:table-cell office:value-type="float" office:value="73.5520082296788" table:style-name="ce1">
            <text:p>73.5520082296788</text:p>
          </table:table-cell>
          <table:table-cell office:value-type="float" office:value="73.8640261650559" table:style-name="ce1">
            <text:p>73.8640261650559</text:p>
          </table:table-cell>
          <table:table-cell office:value-type="float" office:value="74.1731664522017" table:style-name="ce1">
            <text:p>74.173166452201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43.6631389606162" table:style-name="ce1">
            <text:p>43.6631389606162</text:p>
          </table:table-cell>
          <table:table-cell office:value-type="float" office:value="43.1187363843079" table:style-name="ce1">
            <text:p>43.1187363843079</text:p>
          </table:table-cell>
          <table:table-cell office:value-type="float" office:value="44.7939557280357" table:style-name="ce1">
            <text:p>44.7939557280357</text:p>
          </table:table-cell>
          <table:table-cell office:value-type="float" office:value="43.7682411335421" table:style-name="ce1">
            <text:p>43.7682411335421</text:p>
          </table:table-cell>
          <table:table-cell office:value-type="float" office:value="45.8589901970597" table:style-name="ce1">
            <text:p>45.8589901970597</text:p>
          </table:table-cell>
          <table:table-cell office:value-type="float" office:value="45.1354536989755" table:style-name="ce1">
            <text:p>45.1354536989755</text:p>
          </table:table-cell>
          <table:table-cell office:value-type="float" office:value="46.1454656173096" table:style-name="ce1">
            <text:p>46.1454656173096</text:p>
          </table:table-cell>
          <table:table-cell office:value-type="float" office:value="45.4334592780359" table:style-name="ce1">
            <text:p>45.4334592780359</text:p>
          </table:table-cell>
          <table:table-cell office:value-type="float" office:value="46.8354764581927" table:style-name="ce1">
            <text:p>46.8354764581927</text:p>
          </table:table-cell>
          <table:table-cell office:value-type="float" office:value="45.841803639934" table:style-name="ce1">
            <text:p>45.841803639934</text:p>
          </table:table-cell>
          <table:table-cell office:value-type="float" office:value="47.4825096510969" table:style-name="ce1">
            <text:p>47.4825096510969</text:p>
          </table:table-cell>
          <table:table-cell office:value-type="float" office:value="46.3920272648555" table:style-name="ce1">
            <text:p>46.3920272648555</text:p>
          </table:table-cell>
          <table:table-cell office:value-type="float" office:value="48.0026047382125" table:style-name="ce1">
            <text:p>48.0026047382125</text:p>
          </table:table-cell>
          <table:table-cell office:value-type="float" office:value="46.8956166348685" table:style-name="ce1">
            <text:p>46.8956166348685</text:p>
          </table:table-cell>
          <table:table-cell office:value-type="float" office:value="48.6511514711505" table:style-name="ce1">
            <text:p>48.6511514711505</text:p>
          </table:table-cell>
          <table:table-cell office:value-type="float" office:value="47.4447205336881" table:style-name="ce1">
            <text:p>47.4447205336881</text:p>
          </table:table-cell>
          <table:table-cell office:value-type="float" office:value="49.1513770140505" table:style-name="ce1">
            <text:p>49.1513770140505</text:p>
          </table:table-cell>
          <table:table-cell office:value-type="float" office:value="47.9538486251588" table:style-name="ce1">
            <text:p>47.9538486251588</text:p>
          </table:table-cell>
          <table:table-cell office:value-type="float" office:value="49.5263974914865" table:style-name="ce1">
            <text:p>49.5263974914865</text:p>
          </table:table-cell>
          <table:table-cell office:value-type="float" office:value="48.2570693669343" table:style-name="ce1">
            <text:p>48.2570693669343</text:p>
          </table:table-cell>
          <table:table-cell office:value-type="float" office:value="49.7952634742872" table:style-name="ce1">
            <text:p>49.7952634742872</text:p>
          </table:table-cell>
          <table:table-cell office:value-type="float" office:value="48.9454880837291" table:style-name="ce1">
            <text:p>48.9454880837291</text:p>
          </table:table-cell>
          <table:table-cell office:value-type="float" office:value="50.6743420181346" table:style-name="ce1">
            <text:p>50.6743420181346</text:p>
          </table:table-cell>
          <table:table-cell office:value-type="float" office:value="49.5211100960232" table:style-name="ce1">
            <text:p>49.5211100960232</text:p>
          </table:table-cell>
          <table:table-cell office:value-type="float" office:value="51.0317392877537" table:style-name="ce1">
            <text:p>51.0317392877537</text:p>
          </table:table-cell>
          <table:table-cell office:value-type="float" office:value="49.8826203607855" table:style-name="ce1">
            <text:p>49.8826203607855</text:p>
          </table:table-cell>
          <table:table-cell office:value-type="float" office:value="51.4899851312558" table:style-name="ce1">
            <text:p>51.4899851312558</text:p>
          </table:table-cell>
          <table:table-cell office:value-type="float" office:value="50.3774727383005" table:style-name="ce1">
            <text:p>50.3774727383005</text:p>
          </table:table-cell>
          <table:table-cell office:value-type="float" office:value="51.8583459065925" table:style-name="ce1">
            <text:p>51.8583459065925</text:p>
          </table:table-cell>
          <table:table-cell office:value-type="float" office:value="50.6822345580316" table:style-name="ce1">
            <text:p>50.6822345580316</text:p>
          </table:table-cell>
          <table:table-cell office:value-type="float" office:value="52.4344885894371" table:style-name="ce1">
            <text:p>52.4344885894371</text:p>
          </table:table-cell>
          <table:table-cell office:value-type="float" office:value="51.223542090255" table:style-name="ce1">
            <text:p>51.223542090255</text:p>
          </table:table-cell>
          <table:table-cell office:value-type="float" office:value="53.1030639649342" table:style-name="ce1">
            <text:p>53.1030639649342</text:p>
          </table:table-cell>
          <table:table-cell office:value-type="float" office:value="51.6513943444459" table:style-name="ce1">
            <text:p>51.6513943444459</text:p>
          </table:table-cell>
          <table:table-cell office:value-type="float" office:value="53.3478589814017" table:style-name="ce1">
            <text:p>53.3478589814017</text:p>
          </table:table-cell>
          <table:table-cell office:value-type="float" office:value="51.9782060830566" table:style-name="ce1">
            <text:p>51.9782060830566</text:p>
          </table:table-cell>
          <table:table-cell office:value-type="float" office:value="53.3761663454269" table:style-name="ce1">
            <text:p>53.3761663454269</text:p>
          </table:table-cell>
          <table:table-cell office:value-type="float" office:value="52.1836659764692" table:style-name="ce1">
            <text:p>52.1836659764692</text:p>
          </table:table-cell>
          <table:table-cell office:value-type="float" office:value="53.8302190174107" table:style-name="ce1">
            <text:p>53.8302190174107</text:p>
          </table:table-cell>
          <table:table-cell office:value-type="float" office:value="52.6167135642896" table:style-name="ce1">
            <text:p>52.6167135642896</text:p>
          </table:table-cell>
          <table:table-cell office:value-type="float" office:value="54.2274918353639" table:style-name="ce1">
            <text:p>54.2274918353639</text:p>
          </table:table-cell>
          <table:table-cell office:value-type="float" office:value="53.0186762761547" table:style-name="ce1">
            <text:p>53.0186762761547</text:p>
          </table:table-cell>
          <table:table-cell office:value-type="float" office:value="54.2209354949835" table:style-name="ce1">
            <text:p>54.2209354949835</text:p>
          </table:table-cell>
          <table:table-cell office:value-type="float" office:value="53.1637161080138" table:style-name="ce1">
            <text:p>53.1637161080138</text:p>
          </table:table-cell>
          <table:table-cell office:value-type="float" office:value="54.726912173725" table:style-name="ce1">
            <text:p>54.726912173725</text:p>
          </table:table-cell>
          <table:table-cell office:value-type="float" office:value="53.5954418434535" table:style-name="ce1">
            <text:p>53.5954418434535</text:p>
          </table:table-cell>
          <table:table-cell office:value-type="float" office:value="55.0473163799739" table:style-name="ce1">
            <text:p>55.0473163799739</text:p>
          </table:table-cell>
          <table:table-cell office:value-type="float" office:value="54.1663324202665" table:style-name="ce1">
            <text:p>54.1663324202665</text:p>
          </table:table-cell>
          <table:table-cell office:value-type="float" office:value="55.5041409901139" table:style-name="ce1">
            <text:p>55.5041409901139</text:p>
          </table:table-cell>
          <table:table-cell office:value-type="float" office:value="54.1908120022308" table:style-name="ce1">
            <text:p>54.1908120022308</text:p>
          </table:table-cell>
          <table:table-cell office:value-type="float" office:value="55.7114939992912" table:style-name="ce1">
            <text:p>55.7114939992912</text:p>
          </table:table-cell>
          <table:table-cell office:value-type="float" office:value="54.3987830268252" table:style-name="ce1">
            <text:p>54.3987830268252</text:p>
          </table:table-cell>
          <table:table-cell office:value-type="float" office:value="55.8444575306741" table:style-name="ce1">
            <text:p>55.8444575306741</text:p>
          </table:table-cell>
          <table:table-cell office:value-type="float" office:value="54.6348434112607" table:style-name="ce1">
            <text:p>54.6348434112607</text:p>
          </table:table-cell>
          <table:table-cell office:value-type="float" office:value="56.1099966858185" table:style-name="ce1">
            <text:p>56.1099966858185</text:p>
          </table:table-cell>
          <table:table-cell office:value-type="float" office:value="54.9228780961079" table:style-name="ce1">
            <text:p>54.9228780961079</text:p>
          </table:table-cell>
          <table:table-cell office:value-type="float" office:value="56.4303298640989" table:style-name="ce1">
            <text:p>56.4303298640989</text:p>
          </table:table-cell>
          <table:table-cell office:value-type="float" office:value="55.0752045335139" table:style-name="ce1">
            <text:p>55.0752045335139</text:p>
          </table:table-cell>
          <table:table-cell office:value-type="float" office:value="56.4659701069301" table:style-name="ce1">
            <text:p>56.4659701069301</text:p>
          </table:table-cell>
          <table:table-cell office:value-type="float" office:value="55.2076258442574" table:style-name="ce1">
            <text:p>55.2076258442574</text:p>
          </table:table-cell>
          <table:table-cell office:value-type="float" office:value="56.7272133961703" table:style-name="ce1">
            <text:p>56.7272133961703</text:p>
          </table:table-cell>
          <table:table-cell office:value-type="float" office:value="55.5524206750248" table:style-name="ce1">
            <text:p>55.5524206750248</text:p>
          </table:table-cell>
          <table:table-cell office:value-type="float" office:value="57.0351645495793" table:style-name="ce1">
            <text:p>57.0351645495793</text:p>
          </table:table-cell>
          <table:table-cell office:value-type="float" office:value="56.7989426407884" table:style-name="ce1">
            <text:p>56.7989426407884</text:p>
          </table:table-cell>
          <table:table-cell office:value-type="float" office:value="56.9630105976216" table:style-name="ce1">
            <text:p>56.9630105976216</text:p>
          </table:table-cell>
          <table:table-cell office:value-type="float" office:value="57.1192139152449" table:style-name="ce1">
            <text:p>57.1192139152449</text:p>
          </table:table-cell>
          <table:table-cell office:value-type="float" office:value="57.2711779253428" table:style-name="ce1">
            <text:p>57.2711779253428</text:p>
          </table:table-cell>
          <table:table-cell office:value-type="float" office:value="57.4205149561412" table:style-name="ce1">
            <text:p>57.4205149561412</text:p>
          </table:table-cell>
          <table:table-cell office:value-type="float" office:value="57.5679458147418" table:style-name="ce1">
            <text:p>57.5679458147418</text:p>
          </table:table-cell>
          <table:table-cell office:value-type="float" office:value="57.7137964364299" table:style-name="ce1">
            <text:p>57.7137964364299</text:p>
          </table:table-cell>
          <table:table-cell office:value-type="float" office:value="57.8582178265066" table:style-name="ce1">
            <text:p>57.858217826506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3.4446806216202" table:style-name="ce1">
            <text:p>43.4446806216202</text:p>
          </table:table-cell>
          <table:table-cell office:value-type="float" office:value="43.1882402073906" table:style-name="ce1">
            <text:p>43.1882402073906</text:p>
          </table:table-cell>
          <table:table-cell office:value-type="float" office:value="45.933204694862" table:style-name="ce1">
            <text:p>45.933204694862</text:p>
          </table:table-cell>
          <table:table-cell office:value-type="float" office:value="45.4228860485539" table:style-name="ce1">
            <text:p>45.4228860485539</text:p>
          </table:table-cell>
          <table:table-cell office:value-type="float" office:value="48.7293737021878" table:style-name="ce1">
            <text:p>48.7293737021878</text:p>
          </table:table-cell>
          <table:table-cell office:value-type="float" office:value="48.5443523876452" table:style-name="ce1">
            <text:p>48.5443523876452</text:p>
          </table:table-cell>
          <table:table-cell office:value-type="float" office:value="51.0897613997713" table:style-name="ce1">
            <text:p>51.0897613997713</text:p>
          </table:table-cell>
          <table:table-cell office:value-type="float" office:value="51.1176441650145" table:style-name="ce1">
            <text:p>51.1176441650145</text:p>
          </table:table-cell>
          <table:table-cell office:value-type="float" office:value="53.8743861569117" table:style-name="ce1">
            <text:p>53.8743861569117</text:p>
          </table:table-cell>
          <table:table-cell office:value-type="float" office:value="53.2021374788681" table:style-name="ce1">
            <text:p>53.2021374788681</text:p>
          </table:table-cell>
          <table:table-cell office:value-type="float" office:value="56.1460228202342" table:style-name="ce1">
            <text:p>56.1460228202342</text:p>
          </table:table-cell>
          <table:table-cell office:value-type="float" office:value="55.6059271940237" table:style-name="ce1">
            <text:p>55.6059271940237</text:p>
          </table:table-cell>
          <table:table-cell office:value-type="float" office:value="58.7176289070533" table:style-name="ce1">
            <text:p>58.7176289070533</text:p>
          </table:table-cell>
          <table:table-cell office:value-type="float" office:value="58.1824037613507" table:style-name="ce1">
            <text:p>58.1824037613507</text:p>
          </table:table-cell>
          <table:table-cell office:value-type="float" office:value="61.0674859293103" table:style-name="ce1">
            <text:p>61.0674859293103</text:p>
          </table:table-cell>
          <table:table-cell office:value-type="float" office:value="60.4706161902671" table:style-name="ce1">
            <text:p>60.4706161902671</text:p>
          </table:table-cell>
          <table:table-cell office:value-type="float" office:value="63.4148900403326" table:style-name="ce1">
            <text:p>63.4148900403326</text:p>
          </table:table-cell>
          <table:table-cell office:value-type="float" office:value="62.8837450358011" table:style-name="ce1">
            <text:p>62.8837450358011</text:p>
          </table:table-cell>
          <table:table-cell office:value-type="float" office:value="65.7744057494015" table:style-name="ce1">
            <text:p>65.7744057494015</text:p>
          </table:table-cell>
          <table:table-cell office:value-type="float" office:value="65.0690855586887" table:style-name="ce1">
            <text:p>65.0690855586887</text:p>
          </table:table-cell>
          <table:table-cell office:value-type="float" office:value="68.1279221542154" table:style-name="ce1">
            <text:p>68.1279221542154</text:p>
          </table:table-cell>
          <table:table-cell office:value-type="float" office:value="67.6462035998949" table:style-name="ce1">
            <text:p>67.6462035998949</text:p>
          </table:table-cell>
          <table:table-cell office:value-type="float" office:value="70.7255352031314" table:style-name="ce1">
            <text:p>70.7255352031314</text:p>
          </table:table-cell>
          <table:table-cell office:value-type="float" office:value="70.3655611412085" table:style-name="ce1">
            <text:p>70.3655611412085</text:p>
          </table:table-cell>
          <table:table-cell office:value-type="float" office:value="73.2254022764715" table:style-name="ce1">
            <text:p>73.2254022764715</text:p>
          </table:table-cell>
          <table:table-cell office:value-type="float" office:value="72.5082054328528" table:style-name="ce1">
            <text:p>72.5082054328528</text:p>
          </table:table-cell>
          <table:table-cell office:value-type="float" office:value="75.3865927929107" table:style-name="ce1">
            <text:p>75.3865927929107</text:p>
          </table:table-cell>
          <table:table-cell office:value-type="float" office:value="74.8393469487368" table:style-name="ce1">
            <text:p>74.8393469487368</text:p>
          </table:table-cell>
          <table:table-cell office:value-type="float" office:value="77.7718271887284" table:style-name="ce1">
            <text:p>77.7718271887284</text:p>
          </table:table-cell>
          <table:table-cell office:value-type="float" office:value="77.1236408292262" table:style-name="ce1">
            <text:p>77.1236408292262</text:p>
          </table:table-cell>
          <table:table-cell office:value-type="float" office:value="80.0732902570899" table:style-name="ce1">
            <text:p>80.0732902570899</text:p>
          </table:table-cell>
          <table:table-cell office:value-type="float" office:value="79.3433278461242" table:style-name="ce1">
            <text:p>79.3433278461242</text:p>
          </table:table-cell>
          <table:table-cell office:value-type="float" office:value="82.583990134956" table:style-name="ce1">
            <text:p>82.583990134956</text:p>
          </table:table-cell>
          <table:table-cell office:value-type="float" office:value="81.5213220662183" table:style-name="ce1">
            <text:p>81.5213220662183</text:p>
          </table:table-cell>
          <table:table-cell office:value-type="float" office:value="84.4626644661997" table:style-name="ce1">
            <text:p>84.4626644661997</text:p>
          </table:table-cell>
          <table:table-cell office:value-type="float" office:value="83.524584534824" table:style-name="ce1">
            <text:p>83.524584534824</text:p>
          </table:table-cell>
          <table:table-cell office:value-type="float" office:value="86.1936891426351" table:style-name="ce1">
            <text:p>86.1936891426351</text:p>
          </table:table-cell>
          <table:table-cell office:value-type="float" office:value="85.2762757190072" table:style-name="ce1">
            <text:p>85.2762757190072</text:p>
          </table:table-cell>
          <table:table-cell office:value-type="float" office:value="88.0049097991656" table:style-name="ce1">
            <text:p>88.0049097991656</text:p>
          </table:table-cell>
          <table:table-cell office:value-type="float" office:value="87.2145040869922" table:style-name="ce1">
            <text:p>87.2145040869922</text:p>
          </table:table-cell>
          <table:table-cell office:value-type="float" office:value="90.0293755888007" table:style-name="ce1">
            <text:p>90.0293755888007</text:p>
          </table:table-cell>
          <table:table-cell office:value-type="float" office:value="88.8108126162983" table:style-name="ce1">
            <text:p>88.8108126162983</text:p>
          </table:table-cell>
          <table:table-cell office:value-type="float" office:value="91.5037666369927" table:style-name="ce1">
            <text:p>91.5037666369927</text:p>
          </table:table-cell>
          <table:table-cell office:value-type="float" office:value="91.4801913316359" table:style-name="ce1">
            <text:p>91.4801913316359</text:p>
          </table:table-cell>
          <table:table-cell office:value-type="float" office:value="93.9711840931332" table:style-name="ce1">
            <text:p>93.9711840931332</text:p>
          </table:table-cell>
          <table:table-cell office:value-type="float" office:value="93.5918158143779" table:style-name="ce1">
            <text:p>93.5918158143779</text:p>
          </table:table-cell>
          <table:table-cell office:value-type="float" office:value="96.3315916569806" table:style-name="ce1">
            <text:p>96.3315916569806</text:p>
          </table:table-cell>
          <table:table-cell office:value-type="float" office:value="96.1970112950744" table:style-name="ce1">
            <text:p>96.1970112950744</text:p>
          </table:table-cell>
          <table:table-cell office:value-type="float" office:value="98.6454383517846" table:style-name="ce1">
            <text:p>98.6454383517846</text:p>
          </table:table-cell>
          <table:table-cell office:value-type="float" office:value="97.4604934009079" table:style-name="ce1">
            <text:p>97.4604934009079</text:p>
          </table:table-cell>
          <table:table-cell office:value-type="float" office:value="100.526721065182" table:style-name="ce1">
            <text:p>100.526721065182</text:p>
          </table:table-cell>
          <table:table-cell office:value-type="float" office:value="99.3020952558609" table:style-name="ce1">
            <text:p>99.3020952558609</text:p>
          </table:table-cell>
          <table:table-cell office:value-type="float" office:value="101.76900197598" table:style-name="ce1">
            <text:p>101.76900197598</text:p>
          </table:table-cell>
          <table:table-cell office:value-type="float" office:value="100.876034754863" table:style-name="ce1">
            <text:p>100.876034754863</text:p>
          </table:table-cell>
          <table:table-cell office:value-type="float" office:value="103.840874176993" table:style-name="ce1">
            <text:p>103.840874176993</text:p>
          </table:table-cell>
          <table:table-cell office:value-type="float" office:value="102.907378016176" table:style-name="ce1">
            <text:p>102.907378016176</text:p>
          </table:table-cell>
          <table:table-cell office:value-type="float" office:value="105.423703571085" table:style-name="ce1">
            <text:p>105.423703571085</text:p>
          </table:table-cell>
          <table:table-cell office:value-type="float" office:value="104.232745212284" table:style-name="ce1">
            <text:p>104.232745212284</text:p>
          </table:table-cell>
          <table:table-cell office:value-type="float" office:value="106.616555750302" table:style-name="ce1">
            <text:p>106.616555750302</text:p>
          </table:table-cell>
          <table:table-cell office:value-type="float" office:value="105.757438316404" table:style-name="ce1">
            <text:p>105.757438316404</text:p>
          </table:table-cell>
          <table:table-cell office:value-type="float" office:value="108.266414152276" table:style-name="ce1">
            <text:p>108.266414152276</text:p>
          </table:table-cell>
          <table:table-cell office:value-type="float" office:value="107.474092778654" table:style-name="ce1">
            <text:p>107.474092778654</text:p>
          </table:table-cell>
          <table:table-cell office:value-type="float" office:value="109.910838500993" table:style-name="ce1">
            <text:p>109.910838500993</text:p>
          </table:table-cell>
          <table:table-cell office:value-type="float" office:value="110.374371537472" table:style-name="ce1">
            <text:p>110.374371537472</text:p>
          </table:table-cell>
          <table:table-cell office:value-type="float" office:value="111.201995923376" table:style-name="ce1">
            <text:p>111.201995923376</text:p>
          </table:table-cell>
          <table:table-cell office:value-type="float" office:value="111.998091747876" table:style-name="ce1">
            <text:p>111.998091747876</text:p>
          </table:table-cell>
          <table:table-cell office:value-type="float" office:value="112.776869215668" table:style-name="ce1">
            <text:p>112.776869215668</text:p>
          </table:table-cell>
          <table:table-cell office:value-type="float" office:value="113.544373109876" table:style-name="ce1">
            <text:p>113.544373109876</text:p>
          </table:table-cell>
          <table:table-cell office:value-type="float" office:value="114.303194923054" table:style-name="ce1">
            <text:p>114.303194923054</text:p>
          </table:table-cell>
          <table:table-cell office:value-type="float" office:value="115.054465513843" table:style-name="ce1">
            <text:p>115.054465513843</text:p>
          </table:table-cell>
          <table:table-cell office:value-type="float" office:value="115.798697759308" table:style-name="ce1">
            <text:p>115.798697759308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2.5708472656361" table:style-name="ce1">
            <text:p>42.5708472656361</text:p>
          </table:table-cell>
          <table:table-cell office:value-type="float" office:value="42.2797724380638" table:style-name="ce1">
            <text:p>42.2797724380638</text:p>
          </table:table-cell>
          <table:table-cell office:value-type="float" office:value="43.9555224641414" table:style-name="ce1">
            <text:p>43.9555224641414</text:p>
          </table:table-cell>
          <table:table-cell office:value-type="float" office:value="43.0912773539972" table:style-name="ce1">
            <text:p>43.0912773539972</text:p>
          </table:table-cell>
          <table:table-cell office:value-type="float" office:value="45.3126708523982" table:style-name="ce1">
            <text:p>45.3126708523982</text:p>
          </table:table-cell>
          <table:table-cell office:value-type="float" office:value="44.5840942787638" table:style-name="ce1">
            <text:p>44.5840942787638</text:p>
          </table:table-cell>
          <table:table-cell office:value-type="float" office:value="45.6910066921401" table:style-name="ce1">
            <text:p>45.6910066921401</text:p>
          </table:table-cell>
          <table:table-cell office:value-type="float" office:value="45.37283373725" table:style-name="ce1">
            <text:p>45.37283373725</text:p>
          </table:table-cell>
          <table:table-cell office:value-type="float" office:value="46.8661341172045" table:style-name="ce1">
            <text:p>46.8661341172045</text:p>
          </table:table-cell>
          <table:table-cell office:value-type="float" office:value="45.8191299825887" table:style-name="ce1">
            <text:p>45.8191299825887</text:p>
          </table:table-cell>
          <table:table-cell office:value-type="float" office:value="47.5393508493557" table:style-name="ce1">
            <text:p>47.5393508493557</text:p>
          </table:table-cell>
          <table:table-cell office:value-type="float" office:value="46.4145345053491" table:style-name="ce1">
            <text:p>46.4145345053491</text:p>
          </table:table-cell>
          <table:table-cell office:value-type="float" office:value="48.3803502137806" table:style-name="ce1">
            <text:p>48.3803502137806</text:p>
          </table:table-cell>
          <table:table-cell office:value-type="float" office:value="47.3627528759284" table:style-name="ce1">
            <text:p>47.3627528759284</text:p>
          </table:table-cell>
          <table:table-cell office:value-type="float" office:value="49.0474524392509" table:style-name="ce1">
            <text:p>49.0474524392509</text:p>
          </table:table-cell>
          <table:table-cell office:value-type="float" office:value="47.9139759605235" table:style-name="ce1">
            <text:p>47.9139759605235</text:p>
          </table:table-cell>
          <table:table-cell office:value-type="float" office:value="49.6600061119901" table:style-name="ce1">
            <text:p>49.6600061119901</text:p>
          </table:table-cell>
          <table:table-cell office:value-type="float" office:value="48.6780468386135" table:style-name="ce1">
            <text:p>48.6780468386135</text:p>
          </table:table-cell>
          <table:table-cell office:value-type="float" office:value="50.3525213211751" table:style-name="ce1">
            <text:p>50.3525213211751</text:p>
          </table:table-cell>
          <table:table-cell office:value-type="float" office:value="49.2263668800733" table:style-name="ce1">
            <text:p>49.2263668800733</text:p>
          </table:table-cell>
          <table:table-cell office:value-type="float" office:value="51.0458841807513" table:style-name="ce1">
            <text:p>51.0458841807513</text:p>
          </table:table-cell>
          <table:table-cell office:value-type="float" office:value="50.271563190907" table:style-name="ce1">
            <text:p>50.271563190907</text:p>
          </table:table-cell>
          <table:table-cell office:value-type="float" office:value="52.2717735417091" table:style-name="ce1">
            <text:p>52.2717735417091</text:p>
          </table:table-cell>
          <table:table-cell office:value-type="float" office:value="51.4661798225596" table:style-name="ce1">
            <text:p>51.4661798225596</text:p>
          </table:table-cell>
          <table:table-cell office:value-type="float" office:value="53.1211757634906" table:style-name="ce1">
            <text:p>53.1211757634906</text:p>
          </table:table-cell>
          <table:table-cell office:value-type="float" office:value="52.0765075714425" table:style-name="ce1">
            <text:p>52.0765075714425</text:p>
          </table:table-cell>
          <table:table-cell office:value-type="float" office:value="53.92437542999" table:style-name="ce1">
            <text:p>53.92437542999</text:p>
          </table:table-cell>
          <table:table-cell office:value-type="float" office:value="52.9530598174186" table:style-name="ce1">
            <text:p>52.9530598174186</text:p>
          </table:table-cell>
          <table:table-cell office:value-type="float" office:value="54.7867884184259" table:style-name="ce1">
            <text:p>54.7867884184259</text:p>
          </table:table-cell>
          <table:table-cell office:value-type="float" office:value="53.7281095810644" table:style-name="ce1">
            <text:p>53.7281095810644</text:p>
          </table:table-cell>
          <table:table-cell office:value-type="float" office:value="55.599722294269" table:style-name="ce1">
            <text:p>55.599722294269</text:p>
          </table:table-cell>
          <table:table-cell office:value-type="float" office:value="54.5262172461688" table:style-name="ce1">
            <text:p>54.5262172461688</text:p>
          </table:table-cell>
          <table:table-cell office:value-type="float" office:value="56.688548900126" table:style-name="ce1">
            <text:p>56.688548900126</text:p>
          </table:table-cell>
          <table:table-cell office:value-type="float" office:value="55.2737744691738" table:style-name="ce1">
            <text:p>55.2737744691738</text:p>
          </table:table-cell>
          <table:table-cell office:value-type="float" office:value="57.127912809024" table:style-name="ce1">
            <text:p>57.127912809024</text:p>
          </table:table-cell>
          <table:table-cell office:value-type="float" office:value="55.7852866101779" table:style-name="ce1">
            <text:p>55.7852866101779</text:p>
          </table:table-cell>
          <table:table-cell office:value-type="float" office:value="57.3654294339547" table:style-name="ce1">
            <text:p>57.3654294339547</text:p>
          </table:table-cell>
          <table:table-cell office:value-type="float" office:value="56.2464400909779" table:style-name="ce1">
            <text:p>56.2464400909779</text:p>
          </table:table-cell>
          <table:table-cell office:value-type="float" office:value="57.972268255388" table:style-name="ce1">
            <text:p>57.972268255388</text:p>
          </table:table-cell>
          <table:table-cell office:value-type="float" office:value="56.8383695306155" table:style-name="ce1">
            <text:p>56.8383695306155</text:p>
          </table:table-cell>
          <table:table-cell office:value-type="float" office:value="58.657588787988" table:style-name="ce1">
            <text:p>58.657588787988</text:p>
          </table:table-cell>
          <table:table-cell office:value-type="float" office:value="57.2707016244356" table:style-name="ce1">
            <text:p>57.2707016244356</text:p>
          </table:table-cell>
          <table:table-cell office:value-type="float" office:value="58.7508406032553" table:style-name="ce1">
            <text:p>58.7508406032553</text:p>
          </table:table-cell>
          <table:table-cell office:value-type="float" office:value="58.0507615779166" table:style-name="ce1">
            <text:p>58.0507615779166</text:p>
          </table:table-cell>
          <table:table-cell office:value-type="float" office:value="59.5779421225566" table:style-name="ce1">
            <text:p>59.5779421225566</text:p>
          </table:table-cell>
          <table:table-cell office:value-type="float" office:value="59.0349299377014" table:style-name="ce1">
            <text:p>59.0349299377014</text:p>
          </table:table-cell>
          <table:table-cell office:value-type="float" office:value="60.6688772371676" table:style-name="ce1">
            <text:p>60.6688772371676</text:p>
          </table:table-cell>
          <table:table-cell office:value-type="float" office:value="60.0786288174313" table:style-name="ce1">
            <text:p>60.0786288174313</text:p>
          </table:table-cell>
          <table:table-cell office:value-type="float" office:value="61.3340971929613" table:style-name="ce1">
            <text:p>61.3340971929613</text:p>
          </table:table-cell>
          <table:table-cell office:value-type="float" office:value="60.1634485052047" table:style-name="ce1">
            <text:p>60.1634485052047</text:p>
          </table:table-cell>
          <table:table-cell office:value-type="float" office:value="62.0492414860293" table:style-name="ce1">
            <text:p>62.0492414860293</text:p>
          </table:table-cell>
          <table:table-cell office:value-type="float" office:value="60.6799173363402" table:style-name="ce1">
            <text:p>60.6799173363402</text:p>
          </table:table-cell>
          <table:table-cell office:value-type="float" office:value="62.1548333184697" table:style-name="ce1">
            <text:p>62.1548333184697</text:p>
          </table:table-cell>
          <table:table-cell office:value-type="float" office:value="61.0636827704723" table:style-name="ce1">
            <text:p>61.0636827704723</text:p>
          </table:table-cell>
          <table:table-cell office:value-type="float" office:value="62.7537057987018" table:style-name="ce1">
            <text:p>62.7537057987018</text:p>
          </table:table-cell>
          <table:table-cell office:value-type="float" office:value="61.6102207372939" table:style-name="ce1">
            <text:p>61.6102207372939</text:p>
          </table:table-cell>
          <table:table-cell office:value-type="float" office:value="63.2966314605235" table:style-name="ce1">
            <text:p>63.2966314605235</text:p>
          </table:table-cell>
          <table:table-cell office:value-type="float" office:value="62.1494776470111" table:style-name="ce1">
            <text:p>62.1494776470111</text:p>
          </table:table-cell>
          <table:table-cell office:value-type="float" office:value="63.7080920697868" table:style-name="ce1">
            <text:p>63.7080920697868</text:p>
          </table:table-cell>
          <table:table-cell office:value-type="float" office:value="62.510594777964" table:style-name="ce1">
            <text:p>62.510594777964</text:p>
          </table:table-cell>
          <table:table-cell office:value-type="float" office:value="64.3238810093254" table:style-name="ce1">
            <text:p>64.3238810093254</text:p>
          </table:table-cell>
          <table:table-cell office:value-type="float" office:value="63.58025022505" table:style-name="ce1">
            <text:p>63.58025022505</text:p>
          </table:table-cell>
          <table:table-cell office:value-type="float" office:value="65.0315349262944" table:style-name="ce1">
            <text:p>65.0315349262944</text:p>
          </table:table-cell>
          <table:table-cell office:value-type="float" office:value="64.8081514314941" table:style-name="ce1">
            <text:p>64.8081514314941</text:p>
          </table:table-cell>
          <table:table-cell office:value-type="float" office:value="65.0567326272463" table:style-name="ce1">
            <text:p>65.0567326272463</text:p>
          </table:table-cell>
          <table:table-cell office:value-type="float" office:value="65.3044837644741" table:style-name="ce1">
            <text:p>65.3044837644741</text:p>
          </table:table-cell>
          <table:table-cell office:value-type="float" office:value="65.5506570726842" table:style-name="ce1">
            <text:p>65.5506570726842</text:p>
          </table:table-cell>
          <table:table-cell office:value-type="float" office:value="65.7949255045274" table:style-name="ce1">
            <text:p>65.7949255045274</text:p>
          </table:table-cell>
          <table:table-cell office:value-type="float" office:value="66.0371519361503" table:style-name="ce1">
            <text:p>66.0371519361503</text:p>
          </table:table-cell>
          <table:table-cell office:value-type="float" office:value="66.2772849280764" table:style-name="ce1">
            <text:p>66.2772849280764</text:p>
          </table:table-cell>
          <table:table-cell office:value-type="float" office:value="66.5153116467582" table:style-name="ce1">
            <text:p>66.515311646758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42.0611111413121" table:style-name="ce1">
            <text:p>42.0611111413121</text:p>
          </table:table-cell>
          <table:table-cell office:value-type="float" office:value="41.8703734542076" table:style-name="ce1">
            <text:p>41.8703734542076</text:p>
          </table:table-cell>
          <table:table-cell office:value-type="float" office:value="43.8848327008205" table:style-name="ce1">
            <text:p>43.8848327008205</text:p>
          </table:table-cell>
          <table:table-cell office:value-type="float" office:value="43.1308803608164" table:style-name="ce1">
            <text:p>43.1308803608164</text:p>
          </table:table-cell>
          <table:table-cell office:value-type="float" office:value="45.7910311121214" table:style-name="ce1">
            <text:p>45.7910311121214</text:p>
          </table:table-cell>
          <table:table-cell office:value-type="float" office:value="45.2415951233389" table:style-name="ce1">
            <text:p>45.2415951233389</text:p>
          </table:table-cell>
          <table:table-cell office:value-type="float" office:value="46.8984670955284" table:style-name="ce1">
            <text:p>46.8984670955284</text:p>
          </table:table-cell>
          <table:table-cell office:value-type="float" office:value="46.6041080525316" table:style-name="ce1">
            <text:p>46.6041080525316</text:p>
          </table:table-cell>
          <table:table-cell office:value-type="float" office:value="48.5473150740049" table:style-name="ce1">
            <text:p>48.5473150740049</text:p>
          </table:table-cell>
          <table:table-cell office:value-type="float" office:value="47.6586945522438" table:style-name="ce1">
            <text:p>47.6586945522438</text:p>
          </table:table-cell>
          <table:table-cell office:value-type="float" office:value="49.7659597341962" table:style-name="ce1">
            <text:p>49.7659597341962</text:p>
          </table:table-cell>
          <table:table-cell office:value-type="float" office:value="49.0010887572889" table:style-name="ce1">
            <text:p>49.0010887572889</text:p>
          </table:table-cell>
          <table:table-cell office:value-type="float" office:value="51.2954427144169" table:style-name="ce1">
            <text:p>51.2954427144169</text:p>
          </table:table-cell>
          <table:table-cell office:value-type="float" office:value="50.571501010252" table:style-name="ce1">
            <text:p>50.571501010252</text:p>
          </table:table-cell>
          <table:table-cell office:value-type="float" office:value="52.6338582205021" table:style-name="ce1">
            <text:p>52.6338582205021</text:p>
          </table:table-cell>
          <table:table-cell office:value-type="float" office:value="51.876741968723" table:style-name="ce1">
            <text:p>51.876741968723</text:p>
          </table:table-cell>
          <table:table-cell office:value-type="float" office:value="54.0256714299174" table:style-name="ce1">
            <text:p>54.0256714299174</text:p>
          </table:table-cell>
          <table:table-cell office:value-type="float" office:value="53.238231285785" table:style-name="ce1">
            <text:p>53.238231285785</text:p>
          </table:table-cell>
          <table:table-cell office:value-type="float" office:value="55.3426353814465" table:style-name="ce1">
            <text:p>55.3426353814465</text:p>
          </table:table-cell>
          <table:table-cell office:value-type="float" office:value="54.5319079294955" table:style-name="ce1">
            <text:p>54.5319079294955</text:p>
          </table:table-cell>
          <table:table-cell office:value-type="float" office:value="56.7060146878845" table:style-name="ce1">
            <text:p>56.7060146878845</text:p>
          </table:table-cell>
          <table:table-cell office:value-type="float" office:value="56.1115457583612" table:style-name="ce1">
            <text:p>56.1115457583612</text:p>
          </table:table-cell>
          <table:table-cell office:value-type="float" office:value="58.5104568992518" table:style-name="ce1">
            <text:p>58.5104568992518</text:p>
          </table:table-cell>
          <table:table-cell office:value-type="float" office:value="57.980169655753" table:style-name="ce1">
            <text:p>57.980169655753</text:p>
          </table:table-cell>
          <table:table-cell office:value-type="float" office:value="60.1074806265092" table:style-name="ce1">
            <text:p>60.1074806265092</text:p>
          </table:table-cell>
          <table:table-cell office:value-type="float" office:value="59.3466144295542" table:style-name="ce1">
            <text:p>59.3466144295542</text:p>
          </table:table-cell>
          <table:table-cell office:value-type="float" office:value="61.6039871352749" table:style-name="ce1">
            <text:p>61.6039871352749</text:p>
          </table:table-cell>
          <table:table-cell office:value-type="float" office:value="60.9321902919607" table:style-name="ce1">
            <text:p>60.9321902919607</text:p>
          </table:table-cell>
          <table:table-cell office:value-type="float" office:value="63.1870787774271" table:style-name="ce1">
            <text:p>63.1870787774271</text:p>
          </table:table-cell>
          <table:table-cell office:value-type="float" office:value="62.5205082521724" table:style-name="ce1">
            <text:p>62.5205082521724</text:p>
          </table:table-cell>
          <table:table-cell office:value-type="float" office:value="64.6255943087301" table:style-name="ce1">
            <text:p>64.6255943087301</text:p>
          </table:table-cell>
          <table:table-cell office:value-type="float" office:value="63.7349893963802" table:style-name="ce1">
            <text:p>63.7349893963802</text:p>
          </table:table-cell>
          <table:table-cell office:value-type="float" office:value="66.3008103026054" table:style-name="ce1">
            <text:p>66.3008103026054</text:p>
          </table:table-cell>
          <table:table-cell office:value-type="float" office:value="65.08094802213" table:style-name="ce1">
            <text:p>65.08094802213</text:p>
          </table:table-cell>
          <table:table-cell office:value-type="float" office:value="67.3078848229763" table:style-name="ce1">
            <text:p>67.3078848229763</text:p>
          </table:table-cell>
          <table:table-cell office:value-type="float" office:value="66.2856096677422" table:style-name="ce1">
            <text:p>66.2856096677422</text:p>
          </table:table-cell>
          <table:table-cell office:value-type="float" office:value="68.1502557129287" table:style-name="ce1">
            <text:p>68.1502557129287</text:p>
          </table:table-cell>
          <table:table-cell office:value-type="float" office:value="67.2518047430636" table:style-name="ce1">
            <text:p>67.2518047430636</text:p>
          </table:table-cell>
          <table:table-cell office:value-type="float" office:value="69.4638754360487" table:style-name="ce1">
            <text:p>69.4638754360487</text:p>
          </table:table-cell>
          <table:table-cell office:value-type="float" office:value="68.6688513803344" table:style-name="ce1">
            <text:p>68.6688513803344</text:p>
          </table:table-cell>
          <table:table-cell office:value-type="float" office:value="70.8189675570831" table:style-name="ce1">
            <text:p>70.8189675570831</text:p>
          </table:table-cell>
          <table:table-cell office:value-type="float" office:value="69.3989835913658" table:style-name="ce1">
            <text:p>69.3989835913658</text:p>
          </table:table-cell>
          <table:table-cell office:value-type="float" office:value="71.4454922855279" table:style-name="ce1">
            <text:p>71.4454922855279</text:p>
          </table:table-cell>
          <table:table-cell office:value-type="float" office:value="71.403431047057" table:style-name="ce1">
            <text:p>71.403431047057</text:p>
          </table:table-cell>
          <table:table-cell office:value-type="float" office:value="73.2655014855472" table:style-name="ce1">
            <text:p>73.2655014855472</text:p>
          </table:table-cell>
          <table:table-cell office:value-type="float" office:value="72.7660080837643" table:style-name="ce1">
            <text:p>72.7660080837643</text:p>
          </table:table-cell>
          <table:table-cell office:value-type="float" office:value="74.9356697371545" table:style-name="ce1">
            <text:p>74.9356697371545</text:p>
          </table:table-cell>
          <table:table-cell office:value-type="float" office:value="74.6388230925991" table:style-name="ce1">
            <text:p>74.6388230925991</text:p>
          </table:table-cell>
          <table:table-cell office:value-type="float" office:value="76.341253733948" table:style-name="ce1">
            <text:p>76.341253733948</text:p>
          </table:table-cell>
          <table:table-cell office:value-type="float" office:value="74.9901943547817" table:style-name="ce1">
            <text:p>74.9901943547817</text:p>
          </table:table-cell>
          <table:table-cell office:value-type="float" office:value="77.2675688220943" table:style-name="ce1">
            <text:p>77.2675688220943</text:p>
          </table:table-cell>
          <table:table-cell office:value-type="float" office:value="76.0996508497133" table:style-name="ce1">
            <text:p>76.0996508497133</text:p>
          </table:table-cell>
          <table:table-cell office:value-type="float" office:value="78.0273599985518" table:style-name="ce1">
            <text:p>78.0273599985518</text:p>
          </table:table-cell>
          <table:table-cell office:value-type="float" office:value="76.9657627847767" table:style-name="ce1">
            <text:p>76.9657627847767</text:p>
          </table:table-cell>
          <table:table-cell office:value-type="float" office:value="79.0958041485484" table:style-name="ce1">
            <text:p>79.0958041485484</text:p>
          </table:table-cell>
          <table:table-cell office:value-type="float" office:value="78.0296278348954" table:style-name="ce1">
            <text:p>78.0296278348954</text:p>
          </table:table-cell>
          <table:table-cell office:value-type="float" office:value="80.0504371308684" table:style-name="ce1">
            <text:p>80.0504371308684</text:p>
          </table:table-cell>
          <table:table-cell office:value-type="float" office:value="78.6703514028269" table:style-name="ce1">
            <text:p>78.6703514028269</text:p>
          </table:table-cell>
          <table:table-cell office:value-type="float" office:value="80.4996742730392" table:style-name="ce1">
            <text:p>80.4996742730392</text:p>
          </table:table-cell>
          <table:table-cell office:value-type="float" office:value="79.380805635659" table:style-name="ce1">
            <text:p>79.380805635659</text:p>
          </table:table-cell>
          <table:table-cell office:value-type="float" office:value="81.2418224102014" table:style-name="ce1">
            <text:p>81.2418224102014</text:p>
          </table:table-cell>
          <table:table-cell office:value-type="float" office:value="80.3277194129706" table:style-name="ce1">
            <text:p>80.3277194129706</text:p>
          </table:table-cell>
          <table:table-cell office:value-type="float" office:value="82.0293486163571" table:style-name="ce1">
            <text:p>82.0293486163571</text:p>
          </table:table-cell>
          <table:table-cell office:value-type="float" office:value="82.1619195328321" table:style-name="ce1">
            <text:p>82.1619195328321</text:p>
          </table:table-cell>
          <table:table-cell office:value-type="float" office:value="82.7082494660995" table:style-name="ce1">
            <text:p>82.7082494660995</text:p>
          </table:table-cell>
          <table:table-cell office:value-type="float" office:value="83.2054596807435" table:style-name="ce1">
            <text:p>83.2054596807435</text:p>
          </table:table-cell>
          <table:table-cell office:value-type="float" office:value="83.6783648530641" table:style-name="ce1">
            <text:p>83.6783648530641</text:p>
          </table:table-cell>
          <table:table-cell office:value-type="float" office:value="84.138114616143" table:style-name="ce1">
            <text:p>84.138114616143</text:p>
          </table:table-cell>
          <table:table-cell office:value-type="float" office:value="84.5897297998131" table:style-name="ce1">
            <text:p>84.5897297998131</text:p>
          </table:table-cell>
          <table:table-cell office:value-type="float" office:value="85.0354823510963" table:style-name="ce1">
            <text:p>85.0354823510963</text:p>
          </table:table-cell>
          <table:table-cell office:value-type="float" office:value="85.4764111921176" table:style-name="ce1">
            <text:p>85.476411192117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